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69mm"/>
    </style:style>
    <style:style style:name="co2" style:family="table-column">
      <style:table-column-properties fo:break-before="auto" style:column-width="21.3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sErrorL10" table:style-name="ta1">
        <table:shapes>
          <draw:frame draw:z-index="0" draw:style-name="gr1" draw:text-style-name="P1" svg:width="159.99mm" svg:height="89.99mm" svg:x="221.51mm" svg:y="0mm">
            <draw:object draw:notify-on-update-of-ranges="posErrorL10.A1:posErrorL10.A4668 posErrorL10.B1:posErrorL10.B466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53.19" calcext:value-type="float">
            <text:p>53.19</text:p>
          </table:table-cell>
          <table:table-cell office:value-type="float" office:value="0.0397876" calcext:value-type="float">
            <text:p>0.0397876</text:p>
          </table:table-cell>
          <table:table-cell table:formula="of:=[.A1]-[.A$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24" calcext:value-type="float">
            <text:p>53.24</text:p>
          </table:table-cell>
          <table:table-cell office:value-type="float" office:value="0.0397876" calcext:value-type="float">
            <text:p>0.0397876</text:p>
          </table:table-cell>
          <table:table-cell table:formula="of:=[.A2]-[.A$1]" office:value-type="float" office:value="0.0500000000000043" calcext:value-type="float">
            <text:p>0.050000000000004</text:p>
          </table:table-cell>
        </table:table-row>
        <table:table-row table:style-name="ro1">
          <table:table-cell office:value-type="float" office:value="53.24" calcext:value-type="float">
            <text:p>53.24</text:p>
          </table:table-cell>
          <table:table-cell office:value-type="float" office:value="0.0397876" calcext:value-type="float">
            <text:p>0.0397876</text:p>
          </table:table-cell>
          <table:table-cell table:formula="of:=[.A3]-[.A$1]" office:value-type="float" office:value="0.0500000000000043" calcext:value-type="float">
            <text:p>0.050000000000004</text:p>
          </table:table-cell>
        </table:table-row>
        <table:table-row table:style-name="ro1">
          <table:table-cell office:value-type="float" office:value="53.28" calcext:value-type="float">
            <text:p>53.28</text:p>
          </table:table-cell>
          <table:table-cell office:value-type="float" office:value="0.0397876" calcext:value-type="float">
            <text:p>0.0397876</text:p>
          </table:table-cell>
          <table:table-cell table:formula="of:=[.A4]-[.A$1]" office:value-type="float" office:value="0.0900000000000034" calcext:value-type="float">
            <text:p>0.090000000000003</text:p>
          </table:table-cell>
        </table:table-row>
        <table:table-row table:style-name="ro1">
          <table:table-cell office:value-type="float" office:value="53.28" calcext:value-type="float">
            <text:p>53.28</text:p>
          </table:table-cell>
          <table:table-cell office:value-type="float" office:value="0.0397876" calcext:value-type="float">
            <text:p>0.0397876</text:p>
          </table:table-cell>
          <table:table-cell table:formula="of:=[.A5]-[.A$1]" office:value-type="float" office:value="0.0900000000000034" calcext:value-type="float">
            <text:p>0.090000000000003</text:p>
          </table:table-cell>
        </table:table-row>
        <table:table-row table:style-name="ro1">
          <table:table-cell office:value-type="float" office:value="53.29" calcext:value-type="float">
            <text:p>53.29</text:p>
          </table:table-cell>
          <table:table-cell office:value-type="float" office:value="0.0397876" calcext:value-type="float">
            <text:p>0.0397876</text:p>
          </table:table-cell>
          <table:table-cell table:formula="of:=[.A6]-[.A$1]" office:value-type="float" office:value="0.100000000000001" calcext:value-type="float">
            <text:p>0.100000000000001</text:p>
          </table:table-cell>
        </table:table-row>
        <table:table-row table:style-name="ro1">
          <table:table-cell office:value-type="float" office:value="53.3" calcext:value-type="float">
            <text:p>53.3</text:p>
          </table:table-cell>
          <table:table-cell office:value-type="float" office:value="0.0397876" calcext:value-type="float">
            <text:p>0.0397876</text:p>
          </table:table-cell>
          <table:table-cell table:formula="of:=[.A7]-[.A$1]" office:value-type="float" office:value="0.109999999999999" calcext:value-type="float">
            <text:p>0.109999999999999</text:p>
          </table:table-cell>
        </table:table-row>
        <table:table-row table:style-name="ro1">
          <table:table-cell office:value-type="float" office:value="53.34" calcext:value-type="float">
            <text:p>53.34</text:p>
          </table:table-cell>
          <table:table-cell office:value-type="float" office:value="0.0397876" calcext:value-type="float">
            <text:p>0.0397876</text:p>
          </table:table-cell>
          <table:table-cell table:formula="of:=[.A8]-[.A$1]" office:value-type="float" office:value="0.150000000000006" calcext:value-type="float">
            <text:p>0.150000000000006</text:p>
          </table:table-cell>
        </table:table-row>
        <table:table-row table:style-name="ro1">
          <table:table-cell office:value-type="float" office:value="53.38" calcext:value-type="float">
            <text:p>53.38</text:p>
          </table:table-cell>
          <table:table-cell office:value-type="float" office:value="0.0397876" calcext:value-type="float">
            <text:p>0.0397876</text:p>
          </table:table-cell>
          <table:table-cell table:formula="of:=[.A9]-[.A$1]" office:value-type="float" office:value="0.190000000000005" calcext:value-type="float">
            <text:p>0.190000000000005</text:p>
          </table:table-cell>
        </table:table-row>
        <table:table-row table:style-name="ro1">
          <table:table-cell office:value-type="float" office:value="53.43" calcext:value-type="float">
            <text:p>53.43</text:p>
          </table:table-cell>
          <table:table-cell office:value-type="float" office:value="0.0397876" calcext:value-type="float">
            <text:p>0.0397876</text:p>
          </table:table-cell>
          <table:table-cell table:formula="of:=[.A10]-[.A$1]" office:value-type="float" office:value="0.240000000000002" calcext:value-type="float">
            <text:p>0.240000000000002</text:p>
          </table:table-cell>
        </table:table-row>
        <table:table-row table:style-name="ro1">
          <table:table-cell office:value-type="float" office:value="53.43" calcext:value-type="float">
            <text:p>53.43</text:p>
          </table:table-cell>
          <table:table-cell office:value-type="float" office:value="0.0397876" calcext:value-type="float">
            <text:p>0.0397876</text:p>
          </table:table-cell>
          <table:table-cell table:formula="of:=[.A11]-[.A$1]" office:value-type="float" office:value="0.240000000000002" calcext:value-type="float">
            <text:p>0.240000000000002</text:p>
          </table:table-cell>
        </table:table-row>
        <table:table-row table:style-name="ro1">
          <table:table-cell office:value-type="float" office:value="53.47" calcext:value-type="float">
            <text:p>53.47</text:p>
          </table:table-cell>
          <table:table-cell office:value-type="float" office:value="0.0397876" calcext:value-type="float">
            <text:p>0.0397876</text:p>
          </table:table-cell>
          <table:table-cell table:formula="of:=[.A12]-[.A$1]" office:value-type="float" office:value="0.280000000000001" calcext:value-type="float">
            <text:p>0.280000000000001</text:p>
          </table:table-cell>
        </table:table-row>
        <table:table-row table:style-name="ro1">
          <table:table-cell office:value-type="float" office:value="53.47" calcext:value-type="float">
            <text:p>53.47</text:p>
          </table:table-cell>
          <table:table-cell office:value-type="float" office:value="0.0397876" calcext:value-type="float">
            <text:p>0.0397876</text:p>
          </table:table-cell>
          <table:table-cell table:formula="of:=[.A13]-[.A$1]" office:value-type="float" office:value="0.280000000000001" calcext:value-type="float">
            <text:p>0.280000000000001</text:p>
          </table:table-cell>
        </table:table-row>
        <table:table-row table:style-name="ro1">
          <table:table-cell office:value-type="float" office:value="53.48" calcext:value-type="float">
            <text:p>53.48</text:p>
          </table:table-cell>
          <table:table-cell office:value-type="float" office:value="0.0397876" calcext:value-type="float">
            <text:p>0.0397876</text:p>
          </table:table-cell>
          <table:table-cell table:formula="of:=[.A14]-[.A$1]" office:value-type="float" office:value="0.289999999999999" calcext:value-type="float">
            <text:p>0.289999999999999</text:p>
          </table:table-cell>
        </table:table-row>
        <table:table-row table:style-name="ro1">
          <table:table-cell office:value-type="float" office:value="53.49" calcext:value-type="float">
            <text:p>53.49</text:p>
          </table:table-cell>
          <table:table-cell office:value-type="float" office:value="0.0397876" calcext:value-type="float">
            <text:p>0.0397876</text:p>
          </table:table-cell>
          <table:table-cell table:formula="of:=[.A15]-[.A$1]" office:value-type="float" office:value="0.300000000000004" calcext:value-type="float">
            <text:p>0.300000000000004</text:p>
          </table:table-cell>
        </table:table-row>
        <table:table-row table:style-name="ro1">
          <table:table-cell office:value-type="float" office:value="53.53" calcext:value-type="float">
            <text:p>53.53</text:p>
          </table:table-cell>
          <table:table-cell office:value-type="float" office:value="0.0397876" calcext:value-type="float">
            <text:p>0.0397876</text:p>
          </table:table-cell>
          <table:table-cell table:formula="of:=[.A16]-[.A$1]" office:value-type="float" office:value="0.340000000000003" calcext:value-type="float">
            <text:p>0.340000000000003</text:p>
          </table:table-cell>
        </table:table-row>
        <table:table-row table:style-name="ro1">
          <table:table-cell office:value-type="float" office:value="53.53" calcext:value-type="float">
            <text:p>53.53</text:p>
          </table:table-cell>
          <table:table-cell office:value-type="float" office:value="0.0397876" calcext:value-type="float">
            <text:p>0.0397876</text:p>
          </table:table-cell>
          <table:table-cell table:formula="of:=[.A17]-[.A$1]" office:value-type="float" office:value="0.340000000000003" calcext:value-type="float">
            <text:p>0.340000000000003</text:p>
          </table:table-cell>
        </table:table-row>
        <table:table-row table:style-name="ro1">
          <table:table-cell office:value-type="float" office:value="53.58" calcext:value-type="float">
            <text:p>53.58</text:p>
          </table:table-cell>
          <table:table-cell office:value-type="float" office:value="0.0397876" calcext:value-type="float">
            <text:p>0.0397876</text:p>
          </table:table-cell>
          <table:table-cell table:formula="of:=[.A18]-[.A$1]" office:value-type="float" office:value="0.390000000000001" calcext:value-type="float">
            <text:p>0.390000000000001</text:p>
          </table:table-cell>
        </table:table-row>
        <table:table-row table:style-name="ro1">
          <table:table-cell office:value-type="float" office:value="53.58" calcext:value-type="float">
            <text:p>53.58</text:p>
          </table:table-cell>
          <table:table-cell office:value-type="float" office:value="0.0397876" calcext:value-type="float">
            <text:p>0.0397876</text:p>
          </table:table-cell>
          <table:table-cell table:formula="of:=[.A19]-[.A$1]" office:value-type="float" office:value="0.390000000000001" calcext:value-type="float">
            <text:p>0.390000000000001</text:p>
          </table:table-cell>
        </table:table-row>
        <table:table-row table:style-name="ro1">
          <table:table-cell office:value-type="float" office:value="53.62" calcext:value-type="float">
            <text:p>53.62</text:p>
          </table:table-cell>
          <table:table-cell office:value-type="float" office:value="0.0397876" calcext:value-type="float">
            <text:p>0.0397876</text:p>
          </table:table-cell>
          <table:table-cell table:formula="of:=[.A20]-[.A$1]"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53.62" calcext:value-type="float">
            <text:p>53.62</text:p>
          </table:table-cell>
          <table:table-cell office:value-type="float" office:value="0.0397876" calcext:value-type="float">
            <text:p>0.0397876</text:p>
          </table:table-cell>
          <table:table-cell table:formula="of:=[.A21]-[.A$1]"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53.63" calcext:value-type="float">
            <text:p>53.63</text:p>
          </table:table-cell>
          <table:table-cell office:value-type="float" office:value="0.0397876" calcext:value-type="float">
            <text:p>0.0397876</text:p>
          </table:table-cell>
          <table:table-cell table:formula="of:=[.A22]-[.A$1]" office:value-type="float" office:value="0.440000000000005" calcext:value-type="float">
            <text:p>0.440000000000005</text:p>
          </table:table-cell>
        </table:table-row>
        <table:table-row table:style-name="ro1">
          <table:table-cell office:value-type="float" office:value="53.64" calcext:value-type="float">
            <text:p>53.64</text:p>
          </table:table-cell>
          <table:table-cell office:value-type="float" office:value="0.0397876" calcext:value-type="float">
            <text:p>0.0397876</text:p>
          </table:table-cell>
          <table:table-cell table:formula="of:=[.A23]-[.A$1]" office:value-type="float" office:value="0.450000000000003" calcext:value-type="float">
            <text:p>0.450000000000003</text:p>
          </table:table-cell>
        </table:table-row>
        <table:table-row table:style-name="ro1">
          <table:table-cell office:value-type="float" office:value="53.68" calcext:value-type="float">
            <text:p>53.68</text:p>
          </table:table-cell>
          <table:table-cell office:value-type="float" office:value="0.0397876" calcext:value-type="float">
            <text:p>0.0397876</text:p>
          </table:table-cell>
          <table:table-cell table:formula="of:=[.A24]-[.A$1]" office:value-type="float" office:value="0.490000000000002" calcext:value-type="float">
            <text:p>0.490000000000002</text:p>
          </table:table-cell>
        </table:table-row>
        <table:table-row table:style-name="ro1">
          <table:table-cell office:value-type="float" office:value="53.72" calcext:value-type="float">
            <text:p>53.72</text:p>
          </table:table-cell>
          <table:table-cell office:value-type="float" office:value="0.0397876" calcext:value-type="float">
            <text:p>0.0397876</text:p>
          </table:table-cell>
          <table:table-cell table:formula="of:=[.A25]-[.A$1]" office:value-type="float" office:value="0.530000000000001" calcext:value-type="float">
            <text:p>0.530000000000001</text:p>
          </table:table-cell>
        </table:table-row>
        <table:table-row table:style-name="ro1">
          <table:table-cell office:value-type="float" office:value="53.72" calcext:value-type="float">
            <text:p>53.72</text:p>
          </table:table-cell>
          <table:table-cell office:value-type="float" office:value="0.0397876" calcext:value-type="float">
            <text:p>0.0397876</text:p>
          </table:table-cell>
          <table:table-cell table:formula="of:=[.A26]-[.A$1]" office:value-type="float" office:value="0.530000000000001" calcext:value-type="float">
            <text:p>0.530000000000001</text:p>
          </table:table-cell>
        </table:table-row>
        <table:table-row table:style-name="ro1">
          <table:table-cell office:value-type="float" office:value="53.77" calcext:value-type="float">
            <text:p>53.77</text:p>
          </table:table-cell>
          <table:table-cell office:value-type="float" office:value="0.0397876" calcext:value-type="float">
            <text:p>0.0397876</text:p>
          </table:table-cell>
          <table:table-cell table:formula="of:=[.A27]-[.A$1]" office:value-type="float" office:value="0.580000000000005" calcext:value-type="float">
            <text:p>0.580000000000005</text:p>
          </table:table-cell>
        </table:table-row>
        <table:table-row table:style-name="ro1">
          <table:table-cell office:value-type="float" office:value="53.77" calcext:value-type="float">
            <text:p>53.77</text:p>
          </table:table-cell>
          <table:table-cell office:value-type="float" office:value="0.0397876" calcext:value-type="float">
            <text:p>0.0397876</text:p>
          </table:table-cell>
          <table:table-cell table:formula="of:=[.A28]-[.A$1]" office:value-type="float" office:value="0.580000000000005" calcext:value-type="float">
            <text:p>0.580000000000005</text:p>
          </table:table-cell>
        </table:table-row>
        <table:table-row table:style-name="ro1">
          <table:table-cell office:value-type="float" office:value="53.81" calcext:value-type="float">
            <text:p>53.81</text:p>
          </table:table-cell>
          <table:table-cell office:value-type="float" office:value="0.0397876" calcext:value-type="float">
            <text:p>0.0397876</text:p>
          </table:table-cell>
          <table:table-cell table:formula="of:=[.A29]-[.A$1]" office:value-type="float" office:value="0.620000000000005" calcext:value-type="float">
            <text:p>0.620000000000005</text:p>
          </table:table-cell>
        </table:table-row>
        <table:table-row table:style-name="ro1">
          <table:table-cell office:value-type="float" office:value="53.81" calcext:value-type="float">
            <text:p>53.81</text:p>
          </table:table-cell>
          <table:table-cell office:value-type="float" office:value="0.0397876" calcext:value-type="float">
            <text:p>0.0397876</text:p>
          </table:table-cell>
          <table:table-cell table:formula="of:=[.A30]-[.A$1]" office:value-type="float" office:value="0.620000000000005" calcext:value-type="float">
            <text:p>0.620000000000005</text:p>
          </table:table-cell>
        </table:table-row>
        <table:table-row table:style-name="ro1">
          <table:table-cell office:value-type="float" office:value="53.82" calcext:value-type="float">
            <text:p>53.82</text:p>
          </table:table-cell>
          <table:table-cell office:value-type="float" office:value="0.0397876" calcext:value-type="float">
            <text:p>0.0397876</text:p>
          </table:table-cell>
          <table:table-cell table:formula="of:=[.A31]-[.A$1]" office:value-type="float" office:value="0.630000000000003" calcext:value-type="float">
            <text:p>0.630000000000003</text:p>
          </table:table-cell>
        </table:table-row>
        <table:table-row table:style-name="ro1">
          <table:table-cell office:value-type="float" office:value="53.83" calcext:value-type="float">
            <text:p>53.83</text:p>
          </table:table-cell>
          <table:table-cell office:value-type="float" office:value="0.0397876" calcext:value-type="float">
            <text:p>0.0397876</text:p>
          </table:table-cell>
          <table:table-cell table:formula="of:=[.A32]-[.A$1]" office:value-type="float" office:value="0.640000000000001" calcext:value-type="float">
            <text:p>0.640000000000001</text:p>
          </table:table-cell>
        </table:table-row>
        <table:table-row table:style-name="ro1">
          <table:table-cell office:value-type="float" office:value="53.87" calcext:value-type="float">
            <text:p>53.87</text:p>
          </table:table-cell>
          <table:table-cell office:value-type="float" office:value="0.0397876" calcext:value-type="float">
            <text:p>0.0397876</text:p>
          </table:table-cell>
          <table:table-cell table:formula="of:=[.A33]-[.A$1]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53.87" calcext:value-type="float">
            <text:p>53.87</text:p>
          </table:table-cell>
          <table:table-cell office:value-type="float" office:value="0.0397876" calcext:value-type="float">
            <text:p>0.0397876</text:p>
          </table:table-cell>
          <table:table-cell table:formula="of:=[.A34]-[.A$1]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53.91" calcext:value-type="float">
            <text:p>53.91</text:p>
          </table:table-cell>
          <table:table-cell office:value-type="float" office:value="0.0397876" calcext:value-type="float">
            <text:p>0.0397876</text:p>
          </table:table-cell>
          <table:table-cell table:formula="of:=[.A35]-[.A$1]" office:value-type="float" office:value="0.719999999999999" calcext:value-type="float">
            <text:p>0.719999999999999</text:p>
          </table:table-cell>
        </table:table-row>
        <table:table-row table:style-name="ro1">
          <table:table-cell office:value-type="float" office:value="53.91" calcext:value-type="float">
            <text:p>53.91</text:p>
          </table:table-cell>
          <table:table-cell office:value-type="float" office:value="0.0397876" calcext:value-type="float">
            <text:p>0.0397876</text:p>
          </table:table-cell>
          <table:table-cell table:formula="of:=[.A36]-[.A$1]" office:value-type="float" office:value="0.719999999999999" calcext:value-type="float">
            <text:p>0.719999999999999</text:p>
          </table:table-cell>
        </table:table-row>
        <table:table-row table:style-name="ro1">
          <table:table-cell office:value-type="float" office:value="53.96" calcext:value-type="float">
            <text:p>53.96</text:p>
          </table:table-cell>
          <table:table-cell office:value-type="float" office:value="0.0397876" calcext:value-type="float">
            <text:p>0.0397876</text:p>
          </table:table-cell>
          <table:table-cell table:formula="of:=[.A37]-[.A$1]" office:value-type="float" office:value="0.770000000000003" calcext:value-type="float">
            <text:p>0.770000000000003</text:p>
          </table:table-cell>
        </table:table-row>
        <table:table-row table:style-name="ro1">
          <table:table-cell office:value-type="float" office:value="53.96" calcext:value-type="float">
            <text:p>53.96</text:p>
          </table:table-cell>
          <table:table-cell office:value-type="float" office:value="0.0397876" calcext:value-type="float">
            <text:p>0.0397876</text:p>
          </table:table-cell>
          <table:table-cell table:formula="of:=[.A38]-[.A$1]" office:value-type="float" office:value="0.770000000000003" calcext:value-type="float">
            <text:p>0.77000000000000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397876" calcext:value-type="float">
            <text:p>0.0397876</text:p>
          </table:table-cell>
          <table:table-cell table:formula="of:=[.A39]-[.A$1]" office:value-type="float" office:value="0.810000000000002" calcext:value-type="float">
            <text:p>0.81000000000000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397876" calcext:value-type="float">
            <text:p>0.0397876</text:p>
          </table:table-cell>
          <table:table-cell table:formula="of:=[.A40]-[.A$1]" office:value-type="float" office:value="0.810000000000002" calcext:value-type="float">
            <text:p>0.810000000000002</text:p>
          </table:table-cell>
        </table:table-row>
        <table:table-row table:style-name="ro1">
          <table:table-cell office:value-type="float" office:value="54.01" calcext:value-type="float">
            <text:p>54.01</text:p>
          </table:table-cell>
          <table:table-cell office:value-type="float" office:value="0.0397876" calcext:value-type="float">
            <text:p>0.0397876</text:p>
          </table:table-cell>
          <table:table-cell table:formula="of:=[.A41]-[.A$1]"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54.02" calcext:value-type="float">
            <text:p>54.02</text:p>
          </table:table-cell>
          <table:table-cell office:value-type="float" office:value="0.0397876" calcext:value-type="float">
            <text:p>0.0397876</text:p>
          </table:table-cell>
          <table:table-cell table:formula="of:=[.A42]-[.A$1]" office:value-type="float" office:value="0.830000000000005" calcext:value-type="float">
            <text:p>0.830000000000005</text:p>
          </table:table-cell>
        </table:table-row>
        <table:table-row table:style-name="ro1">
          <table:table-cell office:value-type="float" office:value="54.06" calcext:value-type="float">
            <text:p>54.06</text:p>
          </table:table-cell>
          <table:table-cell office:value-type="float" office:value="0.0397876" calcext:value-type="float">
            <text:p>0.0397876</text:p>
          </table:table-cell>
          <table:table-cell table:formula="of:=[.A43]-[.A$1]" office:value-type="float" office:value="0.870000000000005" calcext:value-type="float">
            <text:p>0.870000000000005</text:p>
          </table:table-cell>
        </table:table-row>
        <table:table-row table:style-name="ro1">
          <table:table-cell office:value-type="float" office:value="54.11" calcext:value-type="float">
            <text:p>54.11</text:p>
          </table:table-cell>
          <table:table-cell office:value-type="float" office:value="0.0397876" calcext:value-type="float">
            <text:p>0.0397876</text:p>
          </table:table-cell>
          <table:table-cell table:formula="of:=[.A44]-[.A$1]" office:value-type="float" office:value="0.920000000000002" calcext:value-type="float">
            <text:p>0.920000000000002</text:p>
          </table:table-cell>
        </table:table-row>
        <table:table-row table:style-name="ro1">
          <table:table-cell office:value-type="float" office:value="54.11" calcext:value-type="float">
            <text:p>54.11</text:p>
          </table:table-cell>
          <table:table-cell office:value-type="float" office:value="0.0397876" calcext:value-type="float">
            <text:p>0.0397876</text:p>
          </table:table-cell>
          <table:table-cell table:formula="of:=[.A45]-[.A$1]" office:value-type="float" office:value="0.920000000000002" calcext:value-type="float">
            <text:p>0.920000000000002</text:p>
          </table:table-cell>
        </table:table-row>
        <table:table-row table:style-name="ro1">
          <table:table-cell office:value-type="float" office:value="54.15" calcext:value-type="float">
            <text:p>54.15</text:p>
          </table:table-cell>
          <table:table-cell office:value-type="float" office:value="0.0397876" calcext:value-type="float">
            <text:p>0.0397876</text:p>
          </table:table-cell>
          <table:table-cell table:formula="of:=[.A46]-[.A$1]" office:value-type="float" office:value="0.960000000000001" calcext:value-type="float">
            <text:p>0.960000000000001</text:p>
          </table:table-cell>
        </table:table-row>
        <table:table-row table:style-name="ro1">
          <table:table-cell office:value-type="float" office:value="54.15" calcext:value-type="float">
            <text:p>54.15</text:p>
          </table:table-cell>
          <table:table-cell office:value-type="float" office:value="0.0397876" calcext:value-type="float">
            <text:p>0.0397876</text:p>
          </table:table-cell>
          <table:table-cell table:formula="of:=[.A47]-[.A$1]" office:value-type="float" office:value="0.960000000000001" calcext:value-type="float">
            <text:p>0.960000000000001</text:p>
          </table:table-cell>
        </table:table-row>
        <table:table-row table:style-name="ro1">
          <table:table-cell office:value-type="float" office:value="54.16" calcext:value-type="float">
            <text:p>54.16</text:p>
          </table:table-cell>
          <table:table-cell office:value-type="float" office:value="0.0397876" calcext:value-type="float">
            <text:p>0.0397876</text:p>
          </table:table-cell>
          <table:table-cell table:formula="of:=[.A48]-[.A$1]" office:value-type="float" office:value="0.969999999999999" calcext:value-type="float">
            <text:p>0.969999999999999</text:p>
          </table:table-cell>
        </table:table-row>
        <table:table-row table:style-name="ro1">
          <table:table-cell office:value-type="float" office:value="54.17" calcext:value-type="float">
            <text:p>54.17</text:p>
          </table:table-cell>
          <table:table-cell office:value-type="float" office:value="0.0397876" calcext:value-type="float">
            <text:p>0.0397876</text:p>
          </table:table-cell>
          <table:table-cell table:formula="of:=[.A1]-[.A$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.21" calcext:value-type="float">
            <text:p>54.21</text:p>
          </table:table-cell>
          <table:table-cell office:value-type="float" office:value="0.0397876" calcext:value-type="float">
            <text:p>0.0397876</text:p>
          </table:table-cell>
          <table:table-cell table:formula="of:=[.A2]-[.A$1]" office:value-type="float" office:value="0.0500000000000043" calcext:value-type="float">
            <text:p>0.050000000000004</text:p>
          </table:table-cell>
        </table:table-row>
        <table:table-row table:style-name="ro1">
          <table:table-cell office:value-type="float" office:value="54.21" calcext:value-type="float">
            <text:p>54.21</text:p>
          </table:table-cell>
          <table:table-cell office:value-type="float" office:value="0.0397876" calcext:value-type="float">
            <text:p>0.0397876</text:p>
          </table:table-cell>
          <table:table-cell table:formula="of:=[.A3]-[.A$1]" office:value-type="float" office:value="0.0500000000000043" calcext:value-type="float">
            <text:p>0.050000000000004</text:p>
          </table:table-cell>
        </table:table-row>
        <table:table-row table:style-name="ro1">
          <table:table-cell office:value-type="float" office:value="54.25" calcext:value-type="float">
            <text:p>54.25</text:p>
          </table:table-cell>
          <table:table-cell office:value-type="float" office:value="0.0397876" calcext:value-type="float">
            <text:p>0.0397876</text:p>
          </table:table-cell>
          <table:table-cell table:formula="of:=[.A4]-[.A$1]" office:value-type="float" office:value="0.0900000000000034" calcext:value-type="float">
            <text:p>0.090000000000003</text:p>
          </table:table-cell>
        </table:table-row>
        <table:table-row table:style-name="ro1">
          <table:table-cell office:value-type="float" office:value="54.3" calcext:value-type="float">
            <text:p>54.3</text:p>
          </table:table-cell>
          <table:table-cell office:value-type="float" office:value="0.0397876" calcext:value-type="float">
            <text:p>0.0397876</text:p>
          </table:table-cell>
          <table:table-cell table:formula="of:=[.A5]-[.A$1]" office:value-type="float" office:value="0.0900000000000034" calcext:value-type="float">
            <text:p>0.090000000000003</text:p>
          </table:table-cell>
        </table:table-row>
        <table:table-row table:style-name="ro1">
          <table:table-cell office:value-type="float" office:value="54.3" calcext:value-type="float">
            <text:p>54.3</text:p>
          </table:table-cell>
          <table:table-cell office:value-type="float" office:value="0.0397876" calcext:value-type="float">
            <text:p>0.0397876</text:p>
          </table:table-cell>
          <table:table-cell table:formula="of:=[.A6]-[.A$1]" office:value-type="float" office:value="0.100000000000001" calcext:value-type="float">
            <text:p>0.100000000000001</text:p>
          </table:table-cell>
        </table:table-row>
        <table:table-row table:style-name="ro1">
          <table:table-cell office:value-type="float" office:value="54.35" calcext:value-type="float">
            <text:p>54.35</text:p>
          </table:table-cell>
          <table:table-cell office:value-type="float" office:value="0.0397876" calcext:value-type="float">
            <text:p>0.0397876</text:p>
          </table:table-cell>
          <table:table-cell table:formula="of:=[.A7]-[.A$1]" office:value-type="float" office:value="0.109999999999999" calcext:value-type="float">
            <text:p>0.109999999999999</text:p>
          </table:table-cell>
        </table:table-row>
        <table:table-row table:style-name="ro1">
          <table:table-cell office:value-type="float" office:value="54.35" calcext:value-type="float">
            <text:p>54.35</text:p>
          </table:table-cell>
          <table:table-cell office:value-type="float" office:value="0.0397876" calcext:value-type="float">
            <text:p>0.0397876</text:p>
          </table:table-cell>
          <table:table-cell table:formula="of:=[.A8]-[.A$1]" office:value-type="float" office:value="0.150000000000006" calcext:value-type="float">
            <text:p>0.150000000000006</text:p>
          </table:table-cell>
        </table:table-row>
        <table:table-row table:style-name="ro1">
          <table:table-cell office:value-type="float" office:value="54.39" calcext:value-type="float">
            <text:p>54.39</text:p>
          </table:table-cell>
          <table:table-cell office:value-type="float" office:value="0.0397876" calcext:value-type="float">
            <text:p>0.0397876</text:p>
          </table:table-cell>
          <table:table-cell table:formula="of:=[.A9]-[.A$1]" office:value-type="float" office:value="0.190000000000005" calcext:value-type="float">
            <text:p>0.190000000000005</text:p>
          </table:table-cell>
        </table:table-row>
        <table:table-row table:style-name="ro1">
          <table:table-cell office:value-type="float" office:value="54.39" calcext:value-type="float">
            <text:p>54.39</text:p>
          </table:table-cell>
          <table:table-cell office:value-type="float" office:value="0.0397876" calcext:value-type="float">
            <text:p>0.0397876</text:p>
          </table:table-cell>
          <table:table-cell table:formula="of:=[.A10]-[.A$1]" office:value-type="float" office:value="0.240000000000002" calcext:value-type="float">
            <text:p>0.240000000000002</text:p>
          </table:table-cell>
        </table:table-row>
        <table:table-row table:style-name="ro1">
          <table:table-cell office:value-type="float" office:value="54.43" calcext:value-type="float">
            <text:p>54.43</text:p>
          </table:table-cell>
          <table:table-cell office:value-type="float" office:value="0.0397876" calcext:value-type="float">
            <text:p>0.0397876</text:p>
          </table:table-cell>
          <table:table-cell table:formula="of:=[.A11]-[.A$1]" office:value-type="float" office:value="0.240000000000002" calcext:value-type="float">
            <text:p>0.240000000000002</text:p>
          </table:table-cell>
        </table:table-row>
        <table:table-row table:style-name="ro1">
          <table:table-cell office:value-type="float" office:value="54.43" calcext:value-type="float">
            <text:p>54.43</text:p>
          </table:table-cell>
          <table:table-cell office:value-type="float" office:value="0.0397876" calcext:value-type="float">
            <text:p>0.0397876</text:p>
          </table:table-cell>
          <table:table-cell table:formula="of:=[.A12]-[.A$1]" office:value-type="float" office:value="0.280000000000001" calcext:value-type="float">
            <text:p>0.280000000000001</text:p>
          </table:table-cell>
        </table:table-row>
        <table:table-row table:style-name="ro1">
          <table:table-cell office:value-type="float" office:value="54.44" calcext:value-type="float">
            <text:p>54.44</text:p>
          </table:table-cell>
          <table:table-cell office:value-type="float" office:value="0.0397876" calcext:value-type="float">
            <text:p>0.0397876</text:p>
          </table:table-cell>
          <table:table-cell table:formula="of:=[.A13]-[.A$1]" office:value-type="float" office:value="0.280000000000001" calcext:value-type="float">
            <text:p>0.280000000000001</text:p>
          </table:table-cell>
        </table:table-row>
        <table:table-row table:style-name="ro1">
          <table:table-cell office:value-type="float" office:value="54.45" calcext:value-type="float">
            <text:p>54.45</text:p>
          </table:table-cell>
          <table:table-cell office:value-type="float" office:value="0.0397876" calcext:value-type="float">
            <text:p>0.0397876</text:p>
          </table:table-cell>
          <table:table-cell table:formula="of:=[.A14]-[.A$1]" office:value-type="float" office:value="0.289999999999999" calcext:value-type="float">
            <text:p>0.289999999999999</text:p>
          </table:table-cell>
        </table:table-row>
        <table:table-row table:style-name="ro1">
          <table:table-cell office:value-type="float" office:value="54.49" calcext:value-type="float">
            <text:p>54.49</text:p>
          </table:table-cell>
          <table:table-cell office:value-type="float" office:value="0.0397876" calcext:value-type="float">
            <text:p>0.0397876</text:p>
          </table:table-cell>
          <table:table-cell table:formula="of:=[.A15]-[.A$1]" office:value-type="float" office:value="0.300000000000004" calcext:value-type="float">
            <text:p>0.300000000000004</text:p>
          </table:table-cell>
        </table:table-row>
        <table:table-row table:style-name="ro1">
          <table:table-cell office:value-type="float" office:value="54.49" calcext:value-type="float">
            <text:p>54.49</text:p>
          </table:table-cell>
          <table:table-cell office:value-type="float" office:value="0.0397876" calcext:value-type="float">
            <text:p>0.0397876</text:p>
          </table:table-cell>
          <table:table-cell table:formula="of:=[.A16]-[.A$1]" office:value-type="float" office:value="0.340000000000003" calcext:value-type="float">
            <text:p>0.340000000000003</text:p>
          </table:table-cell>
        </table:table-row>
        <table:table-row table:style-name="ro1">
          <table:table-cell office:value-type="float" office:value="54.53" calcext:value-type="float">
            <text:p>54.53</text:p>
          </table:table-cell>
          <table:table-cell office:value-type="float" office:value="0.0397876" calcext:value-type="float">
            <text:p>0.0397876</text:p>
          </table:table-cell>
          <table:table-cell table:formula="of:=[.A17]-[.A$1]" office:value-type="float" office:value="0.340000000000003" calcext:value-type="float">
            <text:p>0.340000000000003</text:p>
          </table:table-cell>
        </table:table-row>
        <table:table-row table:style-name="ro1">
          <table:table-cell office:value-type="float" office:value="54.58" calcext:value-type="float">
            <text:p>54.58</text:p>
          </table:table-cell>
          <table:table-cell office:value-type="float" office:value="0.0397876" calcext:value-type="float">
            <text:p>0.0397876</text:p>
          </table:table-cell>
          <table:table-cell table:formula="of:=[.A18]-[.A$1]" office:value-type="float" office:value="0.390000000000001" calcext:value-type="float">
            <text:p>0.390000000000001</text:p>
          </table:table-cell>
        </table:table-row>
        <table:table-row table:style-name="ro1">
          <table:table-cell office:value-type="float" office:value="54.58" calcext:value-type="float">
            <text:p>54.58</text:p>
          </table:table-cell>
          <table:table-cell office:value-type="float" office:value="0.0397876" calcext:value-type="float">
            <text:p>0.0397876</text:p>
          </table:table-cell>
          <table:table-cell table:formula="of:=[.A19]-[.A$1]" office:value-type="float" office:value="0.390000000000001" calcext:value-type="float">
            <text:p>0.390000000000001</text:p>
          </table:table-cell>
        </table:table-row>
        <table:table-row table:style-name="ro1">
          <table:table-cell office:value-type="float" office:value="54.63" calcext:value-type="float">
            <text:p>54.63</text:p>
          </table:table-cell>
          <table:table-cell office:value-type="float" office:value="0.0397876" calcext:value-type="float">
            <text:p>0.0397876</text:p>
          </table:table-cell>
          <table:table-cell table:formula="of:=[.A20]-[.A$1]"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54.63" calcext:value-type="float">
            <text:p>54.63</text:p>
          </table:table-cell>
          <table:table-cell office:value-type="float" office:value="0.0397876" calcext:value-type="float">
            <text:p>0.0397876</text:p>
          </table:table-cell>
          <table:table-cell table:formula="of:=[.A21]-[.A$1]"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54.63" calcext:value-type="float">
            <text:p>54.63</text:p>
          </table:table-cell>
          <table:table-cell office:value-type="float" office:value="0.0397876" calcext:value-type="float">
            <text:p>0.0397876</text:p>
          </table:table-cell>
          <table:table-cell table:formula="of:=[.A22]-[.A$1]" office:value-type="float" office:value="0.440000000000005" calcext:value-type="float">
            <text:p>0.440000000000005</text:p>
          </table:table-cell>
        </table:table-row>
        <table:table-row table:style-name="ro1">
          <table:table-cell office:value-type="float" office:value="54.64" calcext:value-type="float">
            <text:p>54.64</text:p>
          </table:table-cell>
          <table:table-cell office:value-type="float" office:value="0.0397876" calcext:value-type="float">
            <text:p>0.0397876</text:p>
          </table:table-cell>
          <table:table-cell table:formula="of:=[.A23]-[.A$1]" office:value-type="float" office:value="0.450000000000003" calcext:value-type="float">
            <text:p>0.450000000000003</text:p>
          </table:table-cell>
        </table:table-row>
        <table:table-row table:style-name="ro1">
          <table:table-cell office:value-type="float" office:value="54.68" calcext:value-type="float">
            <text:p>54.68</text:p>
          </table:table-cell>
          <table:table-cell office:value-type="float" office:value="0.0397876" calcext:value-type="float">
            <text:p>0.0397876</text:p>
          </table:table-cell>
          <table:table-cell table:formula="of:=[.A24]-[.A$1]" office:value-type="float" office:value="0.490000000000002" calcext:value-type="float">
            <text:p>0.490000000000002</text:p>
          </table:table-cell>
        </table:table-row>
        <table:table-row table:style-name="ro1">
          <table:table-cell office:value-type="float" office:value="54.72" calcext:value-type="float">
            <text:p>54.72</text:p>
          </table:table-cell>
          <table:table-cell office:value-type="float" office:value="0.0397876" calcext:value-type="float">
            <text:p>0.0397876</text:p>
          </table:table-cell>
          <table:table-cell table:formula="of:=[.A25]-[.A$1]" office:value-type="float" office:value="0.530000000000001" calcext:value-type="float">
            <text:p>0.530000000000001</text:p>
          </table:table-cell>
        </table:table-row>
        <table:table-row table:style-name="ro1">
          <table:table-cell office:value-type="float" office:value="54.72" calcext:value-type="float">
            <text:p>54.72</text:p>
          </table:table-cell>
          <table:table-cell office:value-type="float" office:value="0.0397876" calcext:value-type="float">
            <text:p>0.0397876</text:p>
          </table:table-cell>
          <table:table-cell table:formula="of:=[.A26]-[.A$1]" office:value-type="float" office:value="0.530000000000001" calcext:value-type="float">
            <text:p>0.530000000000001</text:p>
          </table:table-cell>
        </table:table-row>
        <table:table-row table:style-name="ro1">
          <table:table-cell office:value-type="float" office:value="54.77" calcext:value-type="float">
            <text:p>54.77</text:p>
          </table:table-cell>
          <table:table-cell office:value-type="float" office:value="0.0397876" calcext:value-type="float">
            <text:p>0.0397876</text:p>
          </table:table-cell>
          <table:table-cell table:formula="of:=[.A27]-[.A$1]" office:value-type="float" office:value="0.580000000000005" calcext:value-type="float">
            <text:p>0.580000000000005</text:p>
          </table:table-cell>
        </table:table-row>
        <table:table-row table:style-name="ro1">
          <table:table-cell office:value-type="float" office:value="54.77" calcext:value-type="float">
            <text:p>54.77</text:p>
          </table:table-cell>
          <table:table-cell office:value-type="float" office:value="0.0397876" calcext:value-type="float">
            <text:p>0.0397876</text:p>
          </table:table-cell>
          <table:table-cell table:formula="of:=[.A28]-[.A$1]" office:value-type="float" office:value="0.580000000000005" calcext:value-type="float">
            <text:p>0.580000000000005</text:p>
          </table:table-cell>
        </table:table-row>
        <table:table-row table:style-name="ro1">
          <table:table-cell office:value-type="float" office:value="54.81" calcext:value-type="float">
            <text:p>54.81</text:p>
          </table:table-cell>
          <table:table-cell office:value-type="float" office:value="0.0397876" calcext:value-type="float">
            <text:p>0.0397876</text:p>
          </table:table-cell>
          <table:table-cell table:formula="of:=[.A29]-[.A$1]" office:value-type="float" office:value="0.620000000000005" calcext:value-type="float">
            <text:p>0.620000000000005</text:p>
          </table:table-cell>
        </table:table-row>
        <table:table-row table:style-name="ro1">
          <table:table-cell office:value-type="float" office:value="54.81" calcext:value-type="float">
            <text:p>54.81</text:p>
          </table:table-cell>
          <table:table-cell office:value-type="float" office:value="0.0397876" calcext:value-type="float">
            <text:p>0.0397876</text:p>
          </table:table-cell>
          <table:table-cell table:formula="of:=[.A30]-[.A$1]" office:value-type="float" office:value="0.620000000000005" calcext:value-type="float">
            <text:p>0.620000000000005</text:p>
          </table:table-cell>
        </table:table-row>
        <table:table-row table:style-name="ro1">
          <table:table-cell office:value-type="float" office:value="54.82" calcext:value-type="float">
            <text:p>54.82</text:p>
          </table:table-cell>
          <table:table-cell office:value-type="float" office:value="0.0397876" calcext:value-type="float">
            <text:p>0.0397876</text:p>
          </table:table-cell>
          <table:table-cell table:formula="of:=[.A31]-[.A$1]" office:value-type="float" office:value="0.630000000000003" calcext:value-type="float">
            <text:p>0.630000000000003</text:p>
          </table:table-cell>
        </table:table-row>
        <table:table-row table:style-name="ro1">
          <table:table-cell office:value-type="float" office:value="54.83" calcext:value-type="float">
            <text:p>54.83</text:p>
          </table:table-cell>
          <table:table-cell office:value-type="float" office:value="0.0397876" calcext:value-type="float">
            <text:p>0.0397876</text:p>
          </table:table-cell>
          <table:table-cell table:formula="of:=[.A32]-[.A$1]" office:value-type="float" office:value="0.640000000000001" calcext:value-type="float">
            <text:p>0.640000000000001</text:p>
          </table:table-cell>
        </table:table-row>
        <table:table-row table:style-name="ro1">
          <table:table-cell office:value-type="float" office:value="54.87" calcext:value-type="float">
            <text:p>54.87</text:p>
          </table:table-cell>
          <table:table-cell office:value-type="float" office:value="0.0397876" calcext:value-type="float">
            <text:p>0.0397876</text:p>
          </table:table-cell>
          <table:table-cell table:formula="of:=[.A33]-[.A$1]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54.92" calcext:value-type="float">
            <text:p>54.92</text:p>
          </table:table-cell>
          <table:table-cell office:value-type="float" office:value="0.0397876" calcext:value-type="float">
            <text:p>0.0397876</text:p>
          </table:table-cell>
          <table:table-cell table:formula="of:=[.A34]-[.A$1]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54.92" calcext:value-type="float">
            <text:p>54.92</text:p>
          </table:table-cell>
          <table:table-cell office:value-type="float" office:value="0.0397876" calcext:value-type="float">
            <text:p>0.0397876</text:p>
          </table:table-cell>
          <table:table-cell table:formula="of:=[.A35]-[.A$1]" office:value-type="float" office:value="0.719999999999999" calcext:value-type="float">
            <text:p>0.719999999999999</text:p>
          </table:table-cell>
        </table:table-row>
        <table:table-row table:style-name="ro1">
          <table:table-cell office:value-type="float" office:value="54.97" calcext:value-type="float">
            <text:p>54.97</text:p>
          </table:table-cell>
          <table:table-cell office:value-type="float" office:value="0.0397876" calcext:value-type="float">
            <text:p>0.0397876</text:p>
          </table:table-cell>
          <table:table-cell table:formula="of:=[.A36]-[.A$1]" office:value-type="float" office:value="0.719999999999999" calcext:value-type="float">
            <text:p>0.719999999999999</text:p>
          </table:table-cell>
        </table:table-row>
        <table:table-row table:style-name="ro1">
          <table:table-cell office:value-type="float" office:value="54.97" calcext:value-type="float">
            <text:p>54.97</text:p>
          </table:table-cell>
          <table:table-cell office:value-type="float" office:value="0.0397876" calcext:value-type="float">
            <text:p>0.0397876</text:p>
          </table:table-cell>
          <table:table-cell table:formula="of:=[.A37]-[.A$1]" office:value-type="float" office:value="0.770000000000003" calcext:value-type="float">
            <text:p>0.770000000000003</text:p>
          </table:table-cell>
        </table:table-row>
        <table:table-row table:style-name="ro1">
          <table:table-cell office:value-type="float" office:value="54.97" calcext:value-type="float">
            <text:p>54.97</text:p>
          </table:table-cell>
          <table:table-cell office:value-type="float" office:value="0.0397876" calcext:value-type="float">
            <text:p>0.0397876</text:p>
          </table:table-cell>
          <table:table-cell table:formula="of:=[.A38]-[.A$1]" office:value-type="float" office:value="0.770000000000003" calcext:value-type="float">
            <text:p>0.770000000000003</text:p>
          </table:table-cell>
        </table:table-row>
        <table:table-row table:style-name="ro1">
          <table:table-cell office:value-type="float" office:value="54.98" calcext:value-type="float">
            <text:p>54.98</text:p>
          </table:table-cell>
          <table:table-cell office:value-type="float" office:value="0.0397876" calcext:value-type="float">
            <text:p>0.0397876</text:p>
          </table:table-cell>
          <table:table-cell table:formula="of:=[.A39]-[.A$1]" office:value-type="float" office:value="0.810000000000002" calcext:value-type="float">
            <text:p>0.810000000000002</text:p>
          </table:table-cell>
        </table:table-row>
        <table:table-row table:style-name="ro1">
          <table:table-cell office:value-type="float" office:value="55.02" calcext:value-type="float">
            <text:p>55.02</text:p>
          </table:table-cell>
          <table:table-cell office:value-type="float" office:value="0.0397876" calcext:value-type="float">
            <text:p>0.0397876</text:p>
          </table:table-cell>
          <table:table-cell table:formula="of:=[.A40]-[.A$1]" office:value-type="float" office:value="0.810000000000002" calcext:value-type="float">
            <text:p>0.810000000000002</text:p>
          </table:table-cell>
        </table:table-row>
        <table:table-row table:style-name="ro1">
          <table:table-cell office:value-type="float" office:value="55.07" calcext:value-type="float">
            <text:p>55.07</text:p>
          </table:table-cell>
          <table:table-cell office:value-type="float" office:value="0.0397876" calcext:value-type="float">
            <text:p>0.0397876</text:p>
          </table:table-cell>
          <table:table-cell table:formula="of:=[.A41]-[.A$1]"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55.07" calcext:value-type="float">
            <text:p>55.07</text:p>
          </table:table-cell>
          <table:table-cell office:value-type="float" office:value="0.0397876" calcext:value-type="float">
            <text:p>0.0397876</text:p>
          </table:table-cell>
          <table:table-cell table:formula="of:=[.A42]-[.A$1]" office:value-type="float" office:value="0.830000000000005" calcext:value-type="float">
            <text:p>0.830000000000005</text:p>
          </table:table-cell>
        </table:table-row>
        <table:table-row table:style-name="ro1">
          <table:table-cell office:value-type="float" office:value="55.11" calcext:value-type="float">
            <text:p>55.11</text:p>
          </table:table-cell>
          <table:table-cell office:value-type="float" office:value="0.0397876" calcext:value-type="float">
            <text:p>0.0397876</text:p>
          </table:table-cell>
          <table:table-cell table:formula="of:=[.A43]-[.A$1]" office:value-type="float" office:value="0.870000000000005" calcext:value-type="float">
            <text:p>0.870000000000005</text:p>
          </table:table-cell>
        </table:table-row>
        <table:table-row table:style-name="ro1">
          <table:table-cell office:value-type="float" office:value="55.11" calcext:value-type="float">
            <text:p>55.11</text:p>
          </table:table-cell>
          <table:table-cell office:value-type="float" office:value="0.0397876" calcext:value-type="float">
            <text:p>0.0397876</text:p>
          </table:table-cell>
          <table:table-cell table:formula="of:=[.A44]-[.A$1]" office:value-type="float" office:value="0.920000000000002" calcext:value-type="float">
            <text:p>0.920000000000002</text:p>
          </table:table-cell>
        </table:table-row>
        <table:table-row table:style-name="ro1">
          <table:table-cell office:value-type="float" office:value="55.12" calcext:value-type="float">
            <text:p>55.12</text:p>
          </table:table-cell>
          <table:table-cell office:value-type="float" office:value="0.0397876" calcext:value-type="float">
            <text:p>0.0397876</text:p>
          </table:table-cell>
          <table:table-cell table:formula="of:=[.A45]-[.A$1]" office:value-type="float" office:value="0.920000000000002" calcext:value-type="float">
            <text:p>0.920000000000002</text:p>
          </table:table-cell>
        </table:table-row>
        <table:table-row table:style-name="ro1">
          <table:table-cell office:value-type="float" office:value="55.13" calcext:value-type="float">
            <text:p>55.13</text:p>
          </table:table-cell>
          <table:table-cell office:value-type="float" office:value="0.0397876" calcext:value-type="float">
            <text:p>0.0397876</text:p>
          </table:table-cell>
          <table:table-cell table:formula="of:=[.A46]-[.A$1]" office:value-type="float" office:value="0.960000000000001" calcext:value-type="float">
            <text:p>0.960000000000001</text:p>
          </table:table-cell>
        </table:table-row>
        <table:table-row table:style-name="ro1">
          <table:table-cell office:value-type="float" office:value="55.17" calcext:value-type="float">
            <text:p>55.17</text:p>
          </table:table-cell>
          <table:table-cell office:value-type="float" office:value="0.0397876" calcext:value-type="float">
            <text:p>0.0397876</text:p>
          </table:table-cell>
          <table:table-cell table:formula="of:=[.A47]-[.A$1]" office:value-type="float" office:value="0.960000000000001" calcext:value-type="float">
            <text:p>0.960000000000001</text:p>
          </table:table-cell>
        </table:table-row>
        <table:table-row table:style-name="ro1">
          <table:table-cell office:value-type="float" office:value="55.21" calcext:value-type="float">
            <text:p>55.21</text:p>
          </table:table-cell>
          <table:table-cell office:value-type="float" office:value="0.0397876" calcext:value-type="float">
            <text:p>0.0397876</text:p>
          </table:table-cell>
          <table:table-cell table:formula="of:=[.A48]-[.A$1]" office:value-type="float" office:value="0.969999999999999" calcext:value-type="float">
            <text:p>0.969999999999999</text:p>
          </table:table-cell>
        </table:table-row>
        <table:table-row table:style-name="ro1">
          <table:table-cell office:value-type="float" office:value="55.26" calcext:value-type="float">
            <text:p>55.26</text:p>
          </table:table-cell>
          <table:table-cell office:value-type="float" office:value="0.0397876" calcext:value-type="float">
            <text:p>0.0397876</text:p>
          </table:table-cell>
          <table:table-cell table:formula="of:=[.A49]-[.A$1]" office:value-type="float" office:value="0.980000000000004" calcext:value-type="float">
            <text:p>0.980000000000004</text:p>
          </table:table-cell>
        </table:table-row>
        <table:table-row table:style-name="ro1">
          <table:table-cell office:value-type="float" office:value="55.31" calcext:value-type="float">
            <text:p>55.31</text:p>
          </table:table-cell>
          <table:table-cell office:value-type="float" office:value="0.0397876" calcext:value-type="float">
            <text:p>0.0397876</text:p>
          </table:table-cell>
          <table:table-cell table:formula="of:=[.A50]-[.A$1]"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5.35" calcext:value-type="float">
            <text:p>55.35</text:p>
          </table:table-cell>
          <table:table-cell office:value-type="float" office:value="0.0397876" calcext:value-type="float">
            <text:p>0.0397876</text:p>
          </table:table-cell>
          <table:table-cell table:formula="of:=[.A51]-[.A$1]"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5.35" calcext:value-type="float">
            <text:p>55.35</text:p>
          </table:table-cell>
          <table:table-cell office:value-type="float" office:value="0.0397876" calcext:value-type="float">
            <text:p>0.0397876</text:p>
          </table:table-cell>
          <table:table-cell table:formula="of:=[.A52]-[.A$1]"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55.36" calcext:value-type="float">
            <text:p>55.36</text:p>
          </table:table-cell>
          <table:table-cell office:value-type="float" office:value="0.0397876" calcext:value-type="float">
            <text:p>0.0397876</text:p>
          </table:table-cell>
          <table:table-cell table:formula="of:=[.A53]-[.A$1]" office:value-type="float" office:value="1.11" calcext:value-type="float">
            <text:p>1.11</text:p>
          </table:table-cell>
        </table:table-row>
        <table:table-row table:style-name="ro1">
          <table:table-cell office:value-type="float" office:value="55.37" calcext:value-type="float">
            <text:p>55.37</text:p>
          </table:table-cell>
          <table:table-cell office:value-type="float" office:value="0.0397876" calcext:value-type="float">
            <text:p>0.0397876</text:p>
          </table:table-cell>
          <table:table-cell table:formula="of:=[.A54]-[.A$1]" office:value-type="float" office:value="1.11" calcext:value-type="float">
            <text:p>1.11</text:p>
          </table:table-cell>
        </table:table-row>
        <table:table-row table:style-name="ro1">
          <table:table-cell office:value-type="float" office:value="55.41" calcext:value-type="float">
            <text:p>55.41</text:p>
          </table:table-cell>
          <table:table-cell office:value-type="float" office:value="0.0397876" calcext:value-type="float">
            <text:p>0.0397876</text:p>
          </table:table-cell>
          <table:table-cell table:formula="of:=[.A55]-[.A$1]" office:value-type="float" office:value="1.16" calcext:value-type="float">
            <text:p>1.16</text:p>
          </table:table-cell>
        </table:table-row>
        <table:table-row table:style-name="ro1">
          <table:table-cell office:value-type="float" office:value="55.45" calcext:value-type="float">
            <text:p>55.45</text:p>
          </table:table-cell>
          <table:table-cell office:value-type="float" office:value="0.0397876" calcext:value-type="float">
            <text:p>0.0397876</text:p>
          </table:table-cell>
          <table:table-cell table:formula="of:=[.A56]-[.A$1]" office:value-type="float" office:value="1.16" calcext:value-type="float">
            <text:p>1.16</text:p>
          </table:table-cell>
        </table:table-row>
        <table:table-row table:style-name="ro1">
          <table:table-cell office:value-type="float" office:value="55.45" calcext:value-type="float">
            <text:p>55.45</text:p>
          </table:table-cell>
          <table:table-cell office:value-type="float" office:value="0.0397876" calcext:value-type="float">
            <text:p>0.0397876</text:p>
          </table:table-cell>
          <table:table-cell table:formula="of:=[.A57]-[.A$1]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0.0397876" calcext:value-type="float">
            <text:p>0.0397876</text:p>
          </table:table-cell>
          <table:table-cell table:formula="of:=[.A58]-[.A$1]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0.0397876" calcext:value-type="float">
            <text:p>0.0397876</text:p>
          </table:table-cell>
          <table:table-cell table:formula="of:=[.A59]-[.A$1]"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55.54" calcext:value-type="float">
            <text:p>55.54</text:p>
          </table:table-cell>
          <table:table-cell office:value-type="float" office:value="0.0397876" calcext:value-type="float">
            <text:p>0.0397876</text:p>
          </table:table-cell>
          <table:table-cell table:formula="of:=[.A60]-[.A$1]"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55.54" calcext:value-type="float">
            <text:p>55.54</text:p>
          </table:table-cell>
          <table:table-cell office:value-type="float" office:value="0.0397876" calcext:value-type="float">
            <text:p>0.0397876</text:p>
          </table:table-cell>
          <table:table-cell table:formula="of:=[.A61]-[.A$1]"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55.55" calcext:value-type="float">
            <text:p>55.55</text:p>
          </table:table-cell>
          <table:table-cell office:value-type="float" office:value="0.0397876" calcext:value-type="float">
            <text:p>0.0397876</text:p>
          </table:table-cell>
          <table:table-cell table:formula="of:=[.A62]-[.A$1]" office:value-type="float" office:value="1.26000000000001" calcext:value-type="float">
            <text:p>1.26000000000001</text:p>
          </table:table-cell>
        </table:table-row>
        <table:table-row table:style-name="ro1">
          <table:table-cell office:value-type="float" office:value="55.56" calcext:value-type="float">
            <text:p>55.56</text:p>
          </table:table-cell>
          <table:table-cell office:value-type="float" office:value="0.0397876" calcext:value-type="float">
            <text:p>0.0397876</text:p>
          </table:table-cell>
          <table:table-cell table:formula="of:=[.A63]-[.A$1]"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55.61" calcext:value-type="float">
            <text:p>55.61</text:p>
          </table:table-cell>
          <table:table-cell office:value-type="float" office:value="0.0397876" calcext:value-type="float">
            <text:p>0.0397876</text:p>
          </table:table-cell>
          <table:table-cell table:formula="of:=[.A64]-[.A$1]"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55.65" calcext:value-type="float">
            <text:p>55.65</text:p>
          </table:table-cell>
          <table:table-cell office:value-type="float" office:value="0.0397876" calcext:value-type="float">
            <text:p>0.0397876</text:p>
          </table:table-cell>
          <table:table-cell table:formula="of:=[.A65]-[.A$1]"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55.7" calcext:value-type="float">
            <text:p>55.7</text:p>
          </table:table-cell>
          <table:table-cell office:value-type="float" office:value="0.0397876" calcext:value-type="float">
            <text:p>0.0397876</text:p>
          </table:table-cell>
          <table:table-cell table:formula="of:=[.A66]-[.A$1]"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55.75" calcext:value-type="float">
            <text:p>55.75</text:p>
          </table:table-cell>
          <table:table-cell office:value-type="float" office:value="0.0397876" calcext:value-type="float">
            <text:p>0.0397876</text:p>
          </table:table-cell>
          <table:table-cell table:formula="of:=[.A67]-[.A$1]"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55.8" calcext:value-type="float">
            <text:p>55.8</text:p>
          </table:table-cell>
          <table:table-cell office:value-type="float" office:value="0.0445317" calcext:value-type="float">
            <text:p>0.0445317</text:p>
          </table:table-cell>
          <table:table-cell table:formula="of:=[.A68]-[.A$1]"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5.8" calcext:value-type="float">
            <text:p>55.8</text:p>
          </table:table-cell>
          <table:table-cell office:value-type="float" office:value="0.0445317" calcext:value-type="float">
            <text:p>0.0445317</text:p>
          </table:table-cell>
          <table:table-cell table:formula="of:=[.A69]-[.A$1]"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5.8" calcext:value-type="float">
            <text:p>55.8</text:p>
          </table:table-cell>
          <table:table-cell office:value-type="float" office:value="0.0445317" calcext:value-type="float">
            <text:p>0.0445317</text:p>
          </table:table-cell>
          <table:table-cell table:formula="of:=[.A70]-[.A$1]"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5.81" calcext:value-type="float">
            <text:p>55.81</text:p>
          </table:table-cell>
          <table:table-cell office:value-type="float" office:value="0.0479858" calcext:value-type="float">
            <text:p>0.0479858</text:p>
          </table:table-cell>
          <table:table-cell table:formula="of:=[.A71]-[.A$1]"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55.85" calcext:value-type="float">
            <text:p>55.85</text:p>
          </table:table-cell>
          <table:table-cell office:value-type="float" office:value="0.076014" calcext:value-type="float">
            <text:p>0.076014</text:p>
          </table:table-cell>
          <table:table-cell table:formula="of:=[.A72]-[.A$1]" office:value-type="float" office:value="1.49" calcext:value-type="float">
            <text:p>1.49</text:p>
          </table:table-cell>
        </table:table-row>
        <table:table-row table:style-name="ro1">
          <table:table-cell office:value-type="float" office:value="55.89" calcext:value-type="float">
            <text:p>55.89</text:p>
          </table:table-cell>
          <table:table-cell office:value-type="float" office:value="0.126236" calcext:value-type="float">
            <text:p>0.126236</text:p>
          </table:table-cell>
          <table:table-cell table:formula="of:=[.A73]-[.A$1]" office:value-type="float" office:value="1.53" calcext:value-type="float">
            <text:p>1.53</text:p>
          </table:table-cell>
        </table:table-row>
        <table:table-row table:style-name="ro1">
          <table:table-cell office:value-type="float" office:value="55.94" calcext:value-type="float">
            <text:p>55.94</text:p>
          </table:table-cell>
          <table:table-cell office:value-type="float" office:value="0.194015" calcext:value-type="float">
            <text:p>0.194015</text:p>
          </table:table-cell>
          <table:table-cell table:formula="of:=[.A74]-[.A$1]" office:value-type="float" office:value="1.53" calcext:value-type="float">
            <text:p>1.53</text:p>
          </table:table-cell>
        </table:table-row>
        <table:table-row table:style-name="ro1">
          <table:table-cell office:value-type="float" office:value="55.98" calcext:value-type="float">
            <text:p>55.98</text:p>
          </table:table-cell>
          <table:table-cell office:value-type="float" office:value="0.275713" calcext:value-type="float">
            <text:p>0.275713</text:p>
          </table:table-cell>
          <table:table-cell table:formula="of:=[.A75]-[.A$1]" office:value-type="float" office:value="1.58000000000001" calcext:value-type="float">
            <text:p>1.58000000000001</text:p>
          </table:table-cell>
        </table:table-row>
        <table:table-row table:style-name="ro1">
          <table:table-cell office:value-type="float" office:value="55.98" calcext:value-type="float">
            <text:p>55.98</text:p>
          </table:table-cell>
          <table:table-cell office:value-type="float" office:value="0.273918" calcext:value-type="float">
            <text:p>0.273918</text:p>
          </table:table-cell>
          <table:table-cell table:formula="of:=[.A76]-[.A$1]" office:value-type="float" office:value="1.58000000000001" calcext:value-type="float">
            <text:p>1.58000000000001</text:p>
          </table:table-cell>
        </table:table-row>
        <table:table-row table:style-name="ro1">
          <table:table-cell office:value-type="float" office:value="56.03" calcext:value-type="float">
            <text:p>56.03</text:p>
          </table:table-cell>
          <table:table-cell office:value-type="float" office:value="0.395571" calcext:value-type="float">
            <text:p>0.395571</text:p>
          </table:table-cell>
          <table:table-cell table:formula="of:=[.A77]-[.A$1]" office:value-type="float" office:value="1.62" calcext:value-type="float">
            <text:p>1.62</text:p>
          </table:table-cell>
        </table:table-row>
        <table:table-row table:style-name="ro1">
          <table:table-cell office:value-type="float" office:value="56.03" calcext:value-type="float">
            <text:p>56.03</text:p>
          </table:table-cell>
          <table:table-cell office:value-type="float" office:value="0.391321" calcext:value-type="float">
            <text:p>0.391321</text:p>
          </table:table-cell>
          <table:table-cell table:formula="of:=[.A78]-[.A$1]" office:value-type="float" office:value="1.62" calcext:value-type="float">
            <text:p>1.62</text:p>
          </table:table-cell>
        </table:table-row>
        <table:table-row table:style-name="ro1">
          <table:table-cell office:value-type="float" office:value="56.03" calcext:value-type="float">
            <text:p>56.03</text:p>
          </table:table-cell>
          <table:table-cell office:value-type="float" office:value="0.386225" calcext:value-type="float">
            <text:p>0.386225</text:p>
          </table:table-cell>
          <table:table-cell table:formula="of:=[.A79]-[.A$1]" office:value-type="float" office:value="1.63" calcext:value-type="float">
            <text:p>1.63</text:p>
          </table:table-cell>
        </table:table-row>
        <table:table-row table:style-name="ro1">
          <table:table-cell office:value-type="float" office:value="56.04" calcext:value-type="float">
            <text:p>56.04</text:p>
          </table:table-cell>
          <table:table-cell office:value-type="float" office:value="0.408986" calcext:value-type="float">
            <text:p>0.408986</text:p>
          </table:table-cell>
          <table:table-cell table:formula="of:=[.A80]-[.A$1]"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56.09" calcext:value-type="float">
            <text:p>56.09</text:p>
          </table:table-cell>
          <table:table-cell office:value-type="float" office:value="0.53481" calcext:value-type="float">
            <text:p>0.53481</text:p>
          </table:table-cell>
          <table:table-cell table:formula="of:=[.A81]-[.A$1]"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56.09" calcext:value-type="float">
            <text:p>56.09</text:p>
          </table:table-cell>
          <table:table-cell office:value-type="float" office:value="0.522756" calcext:value-type="float">
            <text:p>0.522756</text:p>
          </table:table-cell>
          <table:table-cell table:formula="of:=[.A82]-[.A$1]" office:value-type="float" office:value="1.73" calcext:value-type="float">
            <text:p>1.73</text:p>
          </table:table-cell>
        </table:table-row>
        <table:table-row table:style-name="ro1">
          <table:table-cell office:value-type="float" office:value="56.13" calcext:value-type="float">
            <text:p>56.13</text:p>
          </table:table-cell>
          <table:table-cell office:value-type="float" office:value="0.625293" calcext:value-type="float">
            <text:p>0.625293</text:p>
          </table:table-cell>
          <table:table-cell table:formula="of:=[.A83]-[.A$1]" office:value-type="float" office:value="1.73" calcext:value-type="float">
            <text:p>1.73</text:p>
          </table:table-cell>
        </table:table-row>
        <table:table-row table:style-name="ro1">
          <table:table-cell office:value-type="float" office:value="56.13" calcext:value-type="float">
            <text:p>56.13</text:p>
          </table:table-cell>
          <table:table-cell office:value-type="float" office:value="0.607304" calcext:value-type="float">
            <text:p>0.607304</text:p>
          </table:table-cell>
          <table:table-cell table:formula="of:=[.A84]-[.A$1]"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56.14" calcext:value-type="float">
            <text:p>56.14</text:p>
          </table:table-cell>
          <table:table-cell office:value-type="float" office:value="0.62654" calcext:value-type="float">
            <text:p>0.62654</text:p>
          </table:table-cell>
          <table:table-cell table:formula="of:=[.A85]-[.A$1]"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56.15" calcext:value-type="float">
            <text:p>56.15</text:p>
          </table:table-cell>
          <table:table-cell office:value-type="float" office:value="0.645124" calcext:value-type="float">
            <text:p>0.645124</text:p>
          </table:table-cell>
          <table:table-cell table:formula="of:=[.A86]-[.A$1]"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56.19" calcext:value-type="float">
            <text:p>56.19</text:p>
          </table:table-cell>
          <table:table-cell office:value-type="float" office:value="0.742703" calcext:value-type="float">
            <text:p>0.742703</text:p>
          </table:table-cell>
          <table:table-cell table:formula="of:=[.A87]-[.A$1]"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56.19" calcext:value-type="float">
            <text:p>56.19</text:p>
          </table:table-cell>
          <table:table-cell office:value-type="float" office:value="0.714616" calcext:value-type="float">
            <text:p>0.714616</text:p>
          </table:table-cell>
          <table:table-cell table:formula="of:=[.A88]-[.A$1]" office:value-type="float" office:value="1.83000000000001" calcext:value-type="float">
            <text:p>1.83000000000001</text:p>
          </table:table-cell>
        </table:table-row>
        <table:table-row table:style-name="ro1">
          <table:table-cell office:value-type="float" office:value="56.23" calcext:value-type="float">
            <text:p>56.23</text:p>
          </table:table-cell>
          <table:table-cell office:value-type="float" office:value="0.771485" calcext:value-type="float">
            <text:p>0.771485</text:p>
          </table:table-cell>
          <table:table-cell table:formula="of:=[.A89]-[.A$1]"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56.28" calcext:value-type="float">
            <text:p>56.28</text:p>
          </table:table-cell>
          <table:table-cell office:value-type="float" office:value="0.929574" calcext:value-type="float">
            <text:p>0.929574</text:p>
          </table:table-cell>
          <table:table-cell table:formula="of:=[.A90]-[.A$1]"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56.28" calcext:value-type="float">
            <text:p>56.28</text:p>
          </table:table-cell>
          <table:table-cell office:value-type="float" office:value="0.842451" calcext:value-type="float">
            <text:p>0.842451</text:p>
          </table:table-cell>
          <table:table-cell table:formula="of:=[.A91]-[.A$1]"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56.32" calcext:value-type="float">
            <text:p>56.32</text:p>
          </table:table-cell>
          <table:table-cell office:value-type="float" office:value="0.923931" calcext:value-type="float">
            <text:p>0.923931</text:p>
          </table:table-cell>
          <table:table-cell table:formula="of:=[.A92]-[.A$1]"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56.32" calcext:value-type="float">
            <text:p>56.32</text:p>
          </table:table-cell>
          <table:table-cell office:value-type="float" office:value="0.8723" calcext:value-type="float">
            <text:p>0.8723</text:p>
          </table:table-cell>
          <table:table-cell table:formula="of:=[.A93]-[.A$1]" office:value-type="float" office:value="1.93" calcext:value-type="float">
            <text:p>1.93</text:p>
          </table:table-cell>
        </table:table-row>
        <table:table-row table:style-name="ro1">
          <table:table-cell office:value-type="float" office:value="56.33" calcext:value-type="float">
            <text:p>56.33</text:p>
          </table:table-cell>
          <table:table-cell office:value-type="float" office:value="0.877" calcext:value-type="float">
            <text:p>0.877</text:p>
          </table:table-cell>
          <table:table-cell table:formula="of:=[.A94]-[.A$1]"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56.34" calcext:value-type="float">
            <text:p>56.34</text:p>
          </table:table-cell>
          <table:table-cell office:value-type="float" office:value="0.880955" calcext:value-type="float">
            <text:p>0.880955</text:p>
          </table:table-cell>
          <table:table-cell table:formula="of:=[.A95]-[.A$1]" office:value-type="float" office:value="1.98" calcext:value-type="float">
            <text:p>1.98</text:p>
          </table:table-cell>
        </table:table-row>
        <table:table-row table:style-name="ro1">
          <table:table-cell office:value-type="float" office:value="56.38" calcext:value-type="float">
            <text:p>56.38</text:p>
          </table:table-cell>
          <table:table-cell office:value-type="float" office:value="0.892764" calcext:value-type="float">
            <text:p>0.892764</text:p>
          </table:table-cell>
          <table:table-cell table:formula="of:=[.A96]-[.A$1]" office:value-type="float" office:value="2.02" calcext:value-type="float">
            <text:p>2.02</text:p>
          </table:table-cell>
        </table:table-row>
        <table:table-row table:style-name="ro1">
          <table:table-cell office:value-type="float" office:value="56.43" calcext:value-type="float">
            <text:p>56.43</text:p>
          </table:table-cell>
          <table:table-cell office:value-type="float" office:value="0.963339" calcext:value-type="float">
            <text:p>0.963339</text:p>
          </table:table-cell>
          <table:table-cell table:formula="of:=[.A97]-[.A$1]" office:value-type="float" office:value="2.07" calcext:value-type="float">
            <text:p>2.07</text:p>
          </table:table-cell>
        </table:table-row>
        <table:table-row table:style-name="ro1">
          <table:table-cell office:value-type="float" office:value="56.47" calcext:value-type="float">
            <text:p>56.47</text:p>
          </table:table-cell>
          <table:table-cell office:value-type="float" office:value="0.896175" calcext:value-type="float">
            <text:p>0.896175</text:p>
          </table:table-cell>
          <table:table-cell table:formula="of:=[.A98]-[.A$1]"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56.51" calcext:value-type="float">
            <text:p>56.51</text:p>
          </table:table-cell>
          <table:table-cell office:value-type="float" office:value="0.960837" calcext:value-type="float">
            <text:p>0.960837</text:p>
          </table:table-cell>
          <table:table-cell table:formula="of:=[.A99]-[.A$1]"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56.51" calcext:value-type="float">
            <text:p>56.51</text:p>
          </table:table-cell>
          <table:table-cell office:value-type="float" office:value="0.879942" calcext:value-type="float">
            <text:p>0.879942</text:p>
          </table:table-cell>
          <table:table-cell table:formula="of:=[.A100]-[.A$1]"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56.52" calcext:value-type="float">
            <text:p>56.52</text:p>
          </table:table-cell>
          <table:table-cell office:value-type="float" office:value="0.875018" calcext:value-type="float">
            <text:p>0.875018</text:p>
          </table:table-cell>
          <table:table-cell table:formula="of:=[.A101]-[.A$1]" office:value-type="float" office:value="2.17" calcext:value-type="float">
            <text:p>2.17</text:p>
          </table:table-cell>
        </table:table-row>
        <table:table-row table:style-name="ro1">
          <table:table-cell office:value-type="float" office:value="56.53" calcext:value-type="float">
            <text:p>56.53</text:p>
          </table:table-cell>
          <table:table-cell office:value-type="float" office:value="0.799064" calcext:value-type="float">
            <text:p>0.799064</text:p>
          </table:table-cell>
          <table:table-cell table:formula="of:=[.A102]-[.A$1]" office:value-type="float" office:value="2.18" calcext:value-type="float">
            <text:p>2.18</text:p>
          </table:table-cell>
        </table:table-row>
        <table:table-row table:style-name="ro1">
          <table:table-cell office:value-type="float" office:value="56.57" calcext:value-type="float">
            <text:p>56.57</text:p>
          </table:table-cell>
          <table:table-cell office:value-type="float" office:value="1.03431" calcext:value-type="float">
            <text:p>1.03431</text:p>
          </table:table-cell>
          <table:table-cell table:formula="of:=[.A103]-[.A$1]" office:value-type="float" office:value="2.22" calcext:value-type="float">
            <text:p>2.22</text:p>
          </table:table-cell>
        </table:table-row>
        <table:table-row table:style-name="ro1">
          <table:table-cell office:value-type="float" office:value="56.57" calcext:value-type="float">
            <text:p>56.57</text:p>
          </table:table-cell>
          <table:table-cell office:value-type="float" office:value="0.858692" calcext:value-type="float">
            <text:p>0.858692</text:p>
          </table:table-cell>
          <table:table-cell table:formula="of:=[.A104]-[.A$1]" office:value-type="float" office:value="2.26000000000001" calcext:value-type="float">
            <text:p>2.26000000000001</text:p>
          </table:table-cell>
        </table:table-row>
        <table:table-row table:style-name="ro1">
          <table:table-cell office:value-type="float" office:value="56.62" calcext:value-type="float">
            <text:p>56.62</text:p>
          </table:table-cell>
          <table:table-cell office:value-type="float" office:value="1.10585" calcext:value-type="float">
            <text:p>1.10585</text:p>
          </table:table-cell>
          <table:table-cell table:formula="of:=[.A105]-[.A$1]" office:value-type="float" office:value="2.26000000000001" calcext:value-type="float">
            <text:p>2.26000000000001</text:p>
          </table:table-cell>
        </table:table-row>
        <table:table-row table:style-name="ro1">
          <table:table-cell office:value-type="float" office:value="56.62" calcext:value-type="float">
            <text:p>56.62</text:p>
          </table:table-cell>
          <table:table-cell office:value-type="float" office:value="0.92104" calcext:value-type="float">
            <text:p>0.92104</text:p>
          </table:table-cell>
          <table:table-cell table:formula="of:=[.A106]-[.A$1]" office:value-type="float" office:value="2.31" calcext:value-type="float">
            <text:p>2.31</text:p>
          </table:table-cell>
        </table:table-row>
        <table:table-row table:style-name="ro1">
          <table:table-cell office:value-type="float" office:value="56.66" calcext:value-type="float">
            <text:p>56.66</text:p>
          </table:table-cell>
          <table:table-cell office:value-type="float" office:value="0.813001" calcext:value-type="float">
            <text:p>0.813001</text:p>
          </table:table-cell>
          <table:table-cell table:formula="of:=[.A107]-[.A$1]" office:value-type="float" office:value="2.31" calcext:value-type="float">
            <text:p>2.31</text:p>
          </table:table-cell>
        </table:table-row>
        <table:table-row table:style-name="ro1">
          <table:table-cell office:value-type="float" office:value="56.66" calcext:value-type="float">
            <text:p>56.66</text:p>
          </table:table-cell>
          <table:table-cell office:value-type="float" office:value="0.71481" calcext:value-type="float">
            <text:p>0.71481</text:p>
          </table:table-cell>
          <table:table-cell table:formula="of:=[.A108]-[.A$1]"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56.71" calcext:value-type="float">
            <text:p>56.71</text:p>
          </table:table-cell>
          <table:table-cell office:value-type="float" office:value="0.888206" calcext:value-type="float">
            <text:p>0.888206</text:p>
          </table:table-cell>
          <table:table-cell table:formula="of:=[.A109]-[.A$1]"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56.71" calcext:value-type="float">
            <text:p>56.71</text:p>
          </table:table-cell>
          <table:table-cell office:value-type="float" office:value="0.682245" calcext:value-type="float">
            <text:p>0.682245</text:p>
          </table:table-cell>
          <table:table-cell table:formula="of:=[.A110]-[.A$1]"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56.75" calcext:value-type="float">
            <text:p>56.75</text:p>
          </table:table-cell>
          <table:table-cell office:value-type="float" office:value="0.77347" calcext:value-type="float">
            <text:p>0.77347</text:p>
          </table:table-cell>
          <table:table-cell table:formula="of:=[.A111]-[.A$1]"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56.75" calcext:value-type="float">
            <text:p>56.75</text:p>
          </table:table-cell>
          <table:table-cell office:value-type="float" office:value="0.66614" calcext:value-type="float">
            <text:p>0.66614</text:p>
          </table:table-cell>
          <table:table-cell table:formula="of:=[.A112]-[.A$1]" office:value-type="float" office:value="2.42" calcext:value-type="float">
            <text:p>2.42</text:p>
          </table:table-cell>
        </table:table-row>
        <table:table-row table:style-name="ro1">
          <table:table-cell office:value-type="float" office:value="56.76" calcext:value-type="float">
            <text:p>56.76</text:p>
          </table:table-cell>
          <table:table-cell office:value-type="float" office:value="0.658366" calcext:value-type="float">
            <text:p>0.658366</text:p>
          </table:table-cell>
          <table:table-cell table:formula="of:=[.A113]-[.A$1]" office:value-type="float" office:value="2.46" calcext:value-type="float">
            <text:p>2.46</text:p>
          </table:table-cell>
        </table:table-row>
        <table:table-row table:style-name="ro1">
          <table:table-cell office:value-type="float" office:value="56.77" calcext:value-type="float">
            <text:p>56.77</text:p>
          </table:table-cell>
          <table:table-cell office:value-type="float" office:value="0.650637" calcext:value-type="float">
            <text:p>0.650637</text:p>
          </table:table-cell>
          <table:table-cell table:formula="of:=[.A114]-[.A$1]" office:value-type="float" office:value="2.51000000000001" calcext:value-type="float">
            <text:p>2.51000000000001</text:p>
          </table:table-cell>
        </table:table-row>
        <table:table-row table:style-name="ro1">
          <table:table-cell office:value-type="float" office:value="56.81" calcext:value-type="float">
            <text:p>56.81</text:p>
          </table:table-cell>
          <table:table-cell office:value-type="float" office:value="0.850368" calcext:value-type="float">
            <text:p>0.850368</text:p>
          </table:table-cell>
          <table:table-cell table:formula="of:=[.A115]-[.A$1]" office:value-type="float" office:value="2.56" calcext:value-type="float">
            <text:p>2.56</text:p>
          </table:table-cell>
        </table:table-row>
        <table:table-row table:style-name="ro1">
          <table:table-cell office:value-type="float" office:value="56.81" calcext:value-type="float">
            <text:p>56.81</text:p>
          </table:table-cell>
          <table:table-cell office:value-type="float" office:value="0.625525" calcext:value-type="float">
            <text:p>0.625525</text:p>
          </table:table-cell>
          <table:table-cell table:formula="of:=[.A116]-[.A$1]" office:value-type="float" office:value="2.61" calcext:value-type="float">
            <text:p>2.61</text:p>
          </table:table-cell>
        </table:table-row>
        <table:table-row table:style-name="ro1">
          <table:table-cell office:value-type="float" office:value="56.85" calcext:value-type="float">
            <text:p>56.85</text:p>
          </table:table-cell>
          <table:table-cell office:value-type="float" office:value="0.836835" calcext:value-type="float">
            <text:p>0.836835</text:p>
          </table:table-cell>
          <table:table-cell table:formula="of:=[.A117]-[.A$1]" office:value-type="float" office:value="2.61" calcext:value-type="float">
            <text:p>2.61</text:p>
          </table:table-cell>
        </table:table-row>
        <table:table-row table:style-name="ro1">
          <table:table-cell office:value-type="float" office:value="56.85" calcext:value-type="float">
            <text:p>56.85</text:p>
          </table:table-cell>
          <table:table-cell office:value-type="float" office:value="0.605064" calcext:value-type="float">
            <text:p>0.605064</text:p>
          </table:table-cell>
          <table:table-cell table:formula="of:=[.A118]-[.A$1]" office:value-type="float" office:value="2.61" calcext:value-type="float">
            <text:p>2.61</text:p>
          </table:table-cell>
        </table:table-row>
        <table:table-row table:style-name="ro1">
          <table:table-cell office:value-type="float" office:value="56.9" calcext:value-type="float">
            <text:p>56.9</text:p>
          </table:table-cell>
          <table:table-cell office:value-type="float" office:value="0.955014" calcext:value-type="float">
            <text:p>0.955014</text:p>
          </table:table-cell>
          <table:table-cell table:formula="of:=[.A119]-[.A$1]" office:value-type="float" office:value="2.62" calcext:value-type="float">
            <text:p>2.62</text:p>
          </table:table-cell>
        </table:table-row>
        <table:table-row table:style-name="ro1">
          <table:table-cell office:value-type="float" office:value="56.9" calcext:value-type="float">
            <text:p>56.9</text:p>
          </table:table-cell>
          <table:table-cell office:value-type="float" office:value="0.596454" calcext:value-type="float">
            <text:p>0.596454</text:p>
          </table:table-cell>
          <table:table-cell table:formula="of:=[.A120]-[.A$1]" office:value-type="float" office:value="2.66" calcext:value-type="float">
            <text:p>2.66</text:p>
          </table:table-cell>
        </table:table-row>
        <table:table-row table:style-name="ro1">
          <table:table-cell office:value-type="float" office:value="56.94" calcext:value-type="float">
            <text:p>56.94</text:p>
          </table:table-cell>
          <table:table-cell office:value-type="float" office:value="0.82576" calcext:value-type="float">
            <text:p>0.82576</text:p>
          </table:table-cell>
          <table:table-cell table:formula="of:=[.A121]-[.A$1]"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56.94" calcext:value-type="float">
            <text:p>56.94</text:p>
          </table:table-cell>
          <table:table-cell office:value-type="float" office:value="0.580104" calcext:value-type="float">
            <text:p>0.580104</text:p>
          </table:table-cell>
          <table:table-cell table:formula="of:=[.A122]-[.A$1]"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56.95" calcext:value-type="float">
            <text:p>56.95</text:p>
          </table:table-cell>
          <table:table-cell office:value-type="float" office:value="0.575458" calcext:value-type="float">
            <text:p>0.575458</text:p>
          </table:table-cell>
          <table:table-cell table:formula="of:=[.A123]-[.A$1]" office:value-type="float" office:value="2.79" calcext:value-type="float">
            <text:p>2.79</text:p>
          </table:table-cell>
        </table:table-row>
        <table:table-row table:style-name="ro1">
          <table:table-cell office:value-type="float" office:value="56.96" calcext:value-type="float">
            <text:p>56.96</text:p>
          </table:table-cell>
          <table:table-cell office:value-type="float" office:value="0.571029" calcext:value-type="float">
            <text:p>0.571029</text:p>
          </table:table-cell>
          <table:table-cell table:formula="of:=[.A124]-[.A$1]" office:value-type="float" office:value="2.79" calcext:value-type="float">
            <text:p>2.7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09168" calcext:value-type="float">
            <text:p>0.809168</text:p>
          </table:table-cell>
          <table:table-cell table:formula="of:=[.A125]-[.A$1]" office:value-type="float" office:value="2.84" calcext:value-type="float">
            <text:p>2.8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56058" calcext:value-type="float">
            <text:p>0.556058</text:p>
          </table:table-cell>
          <table:table-cell table:formula="of:=[.A126]-[.A$1]" office:value-type="float" office:value="2.84" calcext:value-type="float">
            <text:p>2.84</text:p>
          </table:table-cell>
        </table:table-row>
        <table:table-row table:style-name="ro1">
          <table:table-cell office:value-type="float" office:value="57.05" calcext:value-type="float">
            <text:p>57.05</text:p>
          </table:table-cell>
          <table:table-cell office:value-type="float" office:value="0.682249" calcext:value-type="float">
            <text:p>0.682249</text:p>
          </table:table-cell>
          <table:table-cell table:formula="of:=[.A127]-[.A$1]" office:value-type="float" office:value="2.84" calcext:value-type="float">
            <text:p>2.84</text:p>
          </table:table-cell>
        </table:table-row>
        <table:table-row table:style-name="ro1">
          <table:table-cell office:value-type="float" office:value="57.05" calcext:value-type="float">
            <text:p>57.05</text:p>
          </table:table-cell>
          <table:table-cell office:value-type="float" office:value="0.427596" calcext:value-type="float">
            <text:p>0.427596</text:p>
          </table:table-cell>
          <table:table-cell table:formula="of:=[.A128]-[.A$1]"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57.09" calcext:value-type="float">
            <text:p>57.09</text:p>
          </table:table-cell>
          <table:table-cell office:value-type="float" office:value="0.800591" calcext:value-type="float">
            <text:p>0.800591</text:p>
          </table:table-cell>
          <table:table-cell table:formula="of:=[.A129]-[.A$1]" office:value-type="float" office:value="2.90000000000001" calcext:value-type="float">
            <text:p>2.90000000000001</text:p>
          </table:table-cell>
        </table:table-row>
        <table:table-row table:style-name="ro1">
          <table:table-cell office:value-type="float" office:value="57.09" calcext:value-type="float">
            <text:p>57.09</text:p>
          </table:table-cell>
          <table:table-cell office:value-type="float" office:value="0.541807" calcext:value-type="float">
            <text:p>0.541807</text:p>
          </table:table-cell>
          <table:table-cell table:formula="of:=[.A130]-[.A$1]" office:value-type="float" office:value="2.90000000000001" calcext:value-type="float">
            <text:p>2.90000000000001</text:p>
          </table:table-cell>
        </table:table-row>
        <table:table-row table:style-name="ro1">
          <table:table-cell office:value-type="float" office:value="57.1" calcext:value-type="float">
            <text:p>57.1</text:p>
          </table:table-cell>
          <table:table-cell office:value-type="float" office:value="0.539043" calcext:value-type="float">
            <text:p>0.539043</text:p>
          </table:table-cell>
          <table:table-cell table:formula="of:=[.A131]-[.A$1]" office:value-type="float" office:value="2.94" calcext:value-type="float">
            <text:p>2.94</text:p>
          </table:table-cell>
        </table:table-row>
        <table:table-row table:style-name="ro1">
          <table:table-cell office:value-type="float" office:value="57.11" calcext:value-type="float">
            <text:p>57.11</text:p>
          </table:table-cell>
          <table:table-cell office:value-type="float" office:value="0.536634" calcext:value-type="float">
            <text:p>0.536634</text:p>
          </table:table-cell>
          <table:table-cell table:formula="of:=[.A132]-[.A$1]" office:value-type="float" office:value="2.94" calcext:value-type="float">
            <text:p>2.94</text:p>
          </table:table-cell>
        </table:table-row>
        <table:table-row table:style-name="ro1">
          <table:table-cell office:value-type="float" office:value="57.15" calcext:value-type="float">
            <text:p>57.15</text:p>
          </table:table-cell>
          <table:table-cell office:value-type="float" office:value="0.671134" calcext:value-type="float">
            <text:p>0.671134</text:p>
          </table:table-cell>
          <table:table-cell table:formula="of:=[.A133]-[.A$1]"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57.15" calcext:value-type="float">
            <text:p>57.15</text:p>
          </table:table-cell>
          <table:table-cell office:value-type="float" office:value="0.423741" calcext:value-type="float">
            <text:p>0.423741</text:p>
          </table:table-cell>
          <table:table-cell table:formula="of:=[.A134]-[.A$1]" office:value-type="float" office:value="2.96" calcext:value-type="float">
            <text:p>2.96</text:p>
          </table:table-cell>
        </table:table-row>
        <table:table-row table:style-name="ro1">
          <table:table-cell office:value-type="float" office:value="57.2" calcext:value-type="float">
            <text:p>57.2</text:p>
          </table:table-cell>
          <table:table-cell office:value-type="float" office:value="0.552697" calcext:value-type="float">
            <text:p>0.552697</text:p>
          </table:table-cell>
          <table:table-cell table:formula="of:=[.A135]-[.A$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7.24" calcext:value-type="float">
            <text:p>57.24</text:p>
          </table:table-cell>
          <table:table-cell office:value-type="float" office:value="0.670746" calcext:value-type="float">
            <text:p>0.670746</text:p>
          </table:table-cell>
          <table:table-cell table:formula="of:=[.A136]-[.A$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7.24" calcext:value-type="float">
            <text:p>57.24</text:p>
          </table:table-cell>
          <table:table-cell office:value-type="float" office:value="0.552096" calcext:value-type="float">
            <text:p>0.552096</text:p>
          </table:table-cell>
          <table:table-cell table:formula="of:=[.A137]-[.A$1]" office:value-type="float" office:value="3.04" calcext:value-type="float">
            <text:p>3.04</text:p>
          </table:table-cell>
        </table:table-row>
        <table:table-row table:style-name="ro1">
          <table:table-cell office:value-type="float" office:value="57.25" calcext:value-type="float">
            <text:p>57.25</text:p>
          </table:table-cell>
          <table:table-cell office:value-type="float" office:value="0.551099" calcext:value-type="float">
            <text:p>0.551099</text:p>
          </table:table-cell>
          <table:table-cell table:formula="of:=[.A138]-[.A$1]" office:value-type="float" office:value="3.09" calcext:value-type="float">
            <text:p>3.09</text:p>
          </table:table-cell>
        </table:table-row>
        <table:table-row table:style-name="ro1">
          <table:table-cell office:value-type="float" office:value="57.26" calcext:value-type="float">
            <text:p>57.26</text:p>
          </table:table-cell>
          <table:table-cell office:value-type="float" office:value="0.550103" calcext:value-type="float">
            <text:p>0.550103</text:p>
          </table:table-cell>
          <table:table-cell table:formula="of:=[.A139]-[.A$1]" office:value-type="float" office:value="3.09" calcext:value-type="float">
            <text:p>3.09</text:p>
          </table:table-cell>
        </table:table-row>
        <table:table-row table:style-name="ro1">
          <table:table-cell office:value-type="float" office:value="57.3" calcext:value-type="float">
            <text:p>57.3</text:p>
          </table:table-cell>
          <table:table-cell office:value-type="float" office:value="0.780412" calcext:value-type="float">
            <text:p>0.780412</text:p>
          </table:table-cell>
          <table:table-cell table:formula="of:=[.A140]-[.A$1]" office:value-type="float" office:value="3.13" calcext:value-type="float">
            <text:p>3.13</text:p>
          </table:table-cell>
        </table:table-row>
        <table:table-row table:style-name="ro1">
          <table:table-cell office:value-type="float" office:value="57.3" calcext:value-type="float">
            <text:p>57.3</text:p>
          </table:table-cell>
          <table:table-cell office:value-type="float" office:value="0.552608" calcext:value-type="float">
            <text:p>0.552608</text:p>
          </table:table-cell>
          <table:table-cell table:formula="of:=[.A141]-[.A$1]" office:value-type="float" office:value="3.13" calcext:value-type="float">
            <text:p>3.13</text:p>
          </table:table-cell>
        </table:table-row>
        <table:table-row table:style-name="ro1">
          <table:table-cell office:value-type="float" office:value="57.35" calcext:value-type="float">
            <text:p>57.35</text:p>
          </table:table-cell>
          <table:table-cell office:value-type="float" office:value="0.830895" calcext:value-type="float">
            <text:p>0.830895</text:p>
          </table:table-cell>
          <table:table-cell table:formula="of:=[.A142]-[.A$1]"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57.35" calcext:value-type="float">
            <text:p>57.35</text:p>
          </table:table-cell>
          <table:table-cell office:value-type="float" office:value="0.606897" calcext:value-type="float">
            <text:p>0.606897</text:p>
          </table:table-cell>
          <table:table-cell table:formula="of:=[.A143]-[.A$1]" office:value-type="float" office:value="3.15000000000001" calcext:value-type="float">
            <text:p>3.15000000000001</text:p>
          </table:table-cell>
        </table:table-row>
        <table:table-row table:style-name="ro1">
          <table:table-cell office:value-type="float" office:value="57.39" calcext:value-type="float">
            <text:p>57.39</text:p>
          </table:table-cell>
          <table:table-cell office:value-type="float" office:value="0.939486" calcext:value-type="float">
            <text:p>0.939486</text:p>
          </table:table-cell>
          <table:table-cell table:formula="of:=[.A144]-[.A$1]" office:value-type="float" office:value="3.19" calcext:value-type="float">
            <text:p>3.19</text:p>
          </table:table-cell>
        </table:table-row>
        <table:table-row table:style-name="ro1">
          <table:table-cell office:value-type="float" office:value="57.39" calcext:value-type="float">
            <text:p>57.39</text:p>
          </table:table-cell>
          <table:table-cell office:value-type="float" office:value="0.540671" calcext:value-type="float">
            <text:p>0.540671</text:p>
          </table:table-cell>
          <table:table-cell table:formula="of:=[.A145]-[.A$1]" office:value-type="float" office:value="3.24" calcext:value-type="float">
            <text:p>3.24</text:p>
          </table:table-cell>
        </table:table-row>
        <table:table-row table:style-name="ro1">
          <table:table-cell office:value-type="float" office:value="57.44" calcext:value-type="float">
            <text:p>57.44</text:p>
          </table:table-cell>
          <table:table-cell office:value-type="float" office:value="0.9162" calcext:value-type="float">
            <text:p>0.9162</text:p>
          </table:table-cell>
          <table:table-cell table:formula="of:=[.A146]-[.A$1]" office:value-type="float" office:value="3.28" calcext:value-type="float">
            <text:p>3.28</text:p>
          </table:table-cell>
        </table:table-row>
        <table:table-row table:style-name="ro1">
          <table:table-cell office:value-type="float" office:value="57.44" calcext:value-type="float">
            <text:p>57.44</text:p>
          </table:table-cell>
          <table:table-cell office:value-type="float" office:value="0.570747" calcext:value-type="float">
            <text:p>0.570747</text:p>
          </table:table-cell>
          <table:table-cell table:formula="of:=[.A147]-[.A$1]" office:value-type="float" office:value="3.32" calcext:value-type="float">
            <text:p>3.32</text:p>
          </table:table-cell>
        </table:table-row>
        <table:table-row table:style-name="ro1">
          <table:table-cell office:value-type="float" office:value="57.48" calcext:value-type="float">
            <text:p>57.48</text:p>
          </table:table-cell>
          <table:table-cell office:value-type="float" office:value="0.613552" calcext:value-type="float">
            <text:p>0.613552</text:p>
          </table:table-cell>
          <table:table-cell table:formula="of:=[.A148]-[.A$1]" office:value-type="float" office:value="3.32" calcext:value-type="float">
            <text:p>3.32</text:p>
          </table:table-cell>
        </table:table-row>
        <table:table-row table:style-name="ro1">
          <table:table-cell office:value-type="float" office:value="57.48" calcext:value-type="float">
            <text:p>57.48</text:p>
          </table:table-cell>
          <table:table-cell office:value-type="float" office:value="0.587604" calcext:value-type="float">
            <text:p>0.587604</text:p>
          </table:table-cell>
          <table:table-cell table:formula="of:=[.A149]-[.A$1]" office:value-type="float" office:value="3.33000000000001" calcext:value-type="float">
            <text:p>3.33000000000001</text:p>
          </table:table-cell>
        </table:table-row>
        <table:table-row table:style-name="ro1">
          <table:table-cell office:value-type="float" office:value="57.49" calcext:value-type="float">
            <text:p>57.49</text:p>
          </table:table-cell>
          <table:table-cell office:value-type="float" office:value="0.595948" calcext:value-type="float">
            <text:p>0.595948</text:p>
          </table:table-cell>
          <table:table-cell table:formula="of:=[.A150]-[.A$1]" office:value-type="float" office:value="3.34" calcext:value-type="float">
            <text:p>3.34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office:value-type="float" office:value="0.604281" calcext:value-type="float">
            <text:p>0.604281</text:p>
          </table:table-cell>
          <table:table-cell table:formula="of:=[.A151]-[.A$1]"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57.54" calcext:value-type="float">
            <text:p>57.54</text:p>
          </table:table-cell>
          <table:table-cell office:value-type="float" office:value="0.637784" calcext:value-type="float">
            <text:p>0.637784</text:p>
          </table:table-cell>
          <table:table-cell table:formula="of:=[.A152]-[.A$1]"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57.59" calcext:value-type="float">
            <text:p>57.59</text:p>
          </table:table-cell>
          <table:table-cell office:value-type="float" office:value="0.736223" calcext:value-type="float">
            <text:p>0.736223</text:p>
          </table:table-cell>
          <table:table-cell table:formula="of:=[.A153]-[.A$1]" office:value-type="float" office:value="3.43" calcext:value-type="float">
            <text:p>3.43</text:p>
          </table:table-cell>
        </table:table-row>
        <table:table-row table:style-name="ro1">
          <table:table-cell office:value-type="float" office:value="57.59" calcext:value-type="float">
            <text:p>57.59</text:p>
          </table:table-cell>
          <table:table-cell office:value-type="float" office:value="0.669213" calcext:value-type="float">
            <text:p>0.669213</text:p>
          </table:table-cell>
          <table:table-cell table:formula="of:=[.A154]-[.A$1]" office:value-type="float" office:value="3.43" calcext:value-type="float">
            <text:p>3.43</text:p>
          </table:table-cell>
        </table:table-row>
        <table:table-row table:style-name="ro1">
          <table:table-cell office:value-type="float" office:value="57.63" calcext:value-type="float">
            <text:p>57.63</text:p>
          </table:table-cell>
          <table:table-cell office:value-type="float" office:value="0.707219" calcext:value-type="float">
            <text:p>0.707219</text:p>
          </table:table-cell>
          <table:table-cell table:formula="of:=[.A155]-[.A$1]" office:value-type="float" office:value="3.47" calcext:value-type="float">
            <text:p>3.47</text:p>
          </table:table-cell>
        </table:table-row>
        <table:table-row table:style-name="ro1">
          <table:table-cell office:value-type="float" office:value="57.63" calcext:value-type="float">
            <text:p>57.63</text:p>
          </table:table-cell>
          <table:table-cell office:value-type="float" office:value="0.701199" calcext:value-type="float">
            <text:p>0.701199</text:p>
          </table:table-cell>
          <table:table-cell table:formula="of:=[.A156]-[.A$1]" office:value-type="float" office:value="3.47" calcext:value-type="float">
            <text:p>3.47</text:p>
          </table:table-cell>
        </table:table-row>
        <table:table-row table:style-name="ro1">
          <table:table-cell office:value-type="float" office:value="57.67" calcext:value-type="float">
            <text:p>57.67</text:p>
          </table:table-cell>
          <table:table-cell office:value-type="float" office:value="0.723279" calcext:value-type="float">
            <text:p>0.723279</text:p>
          </table:table-cell>
          <table:table-cell table:formula="of:=[.A157]-[.A$1]" office:value-type="float" office:value="3.52" calcext:value-type="float">
            <text:p>3.52</text:p>
          </table:table-cell>
        </table:table-row>
        <table:table-row table:style-name="ro1">
          <table:table-cell office:value-type="float" office:value="57.67" calcext:value-type="float">
            <text:p>57.67</text:p>
          </table:table-cell>
          <table:table-cell office:value-type="float" office:value="0.719285" calcext:value-type="float">
            <text:p>0.719285</text:p>
          </table:table-cell>
          <table:table-cell table:formula="of:=[.A158]-[.A$1]" office:value-type="float" office:value="3.52" calcext:value-type="float">
            <text:p>3.52</text:p>
          </table:table-cell>
        </table:table-row>
        <table:table-row table:style-name="ro1">
          <table:table-cell office:value-type="float" office:value="57.68" calcext:value-type="float">
            <text:p>57.68</text:p>
          </table:table-cell>
          <table:table-cell office:value-type="float" office:value="0.723129" calcext:value-type="float">
            <text:p>0.723129</text:p>
          </table:table-cell>
          <table:table-cell table:formula="of:=[.A159]-[.A$1]" office:value-type="float" office:value="3.56" calcext:value-type="float">
            <text:p>3.56</text:p>
          </table:table-cell>
        </table:table-row>
        <table:table-row table:style-name="ro1">
          <table:table-cell office:value-type="float" office:value="57.69" calcext:value-type="float">
            <text:p>57.69</text:p>
          </table:table-cell>
          <table:table-cell office:value-type="float" office:value="0.726598" calcext:value-type="float">
            <text:p>0.726598</text:p>
          </table:table-cell>
          <table:table-cell table:formula="of:=[.A160]-[.A$1]" office:value-type="float" office:value="3.56" calcext:value-type="float">
            <text:p>3.56</text:p>
          </table:table-cell>
        </table:table-row>
        <table:table-row table:style-name="ro1">
          <table:table-cell office:value-type="float" office:value="57.73" calcext:value-type="float">
            <text:p>57.73</text:p>
          </table:table-cell>
          <table:table-cell office:value-type="float" office:value="0.739767" calcext:value-type="float">
            <text:p>0.739767</text:p>
          </table:table-cell>
          <table:table-cell table:formula="of:=[.A161]-[.A$1]" office:value-type="float" office:value="3.57" calcext:value-type="float">
            <text:p>3.57</text:p>
          </table:table-cell>
        </table:table-row>
        <table:table-row table:style-name="ro1">
          <table:table-cell office:value-type="float" office:value="57.73" calcext:value-type="float">
            <text:p>57.73</text:p>
          </table:table-cell>
          <table:table-cell office:value-type="float" office:value="0.735641" calcext:value-type="float">
            <text:p>0.735641</text:p>
          </table:table-cell>
          <table:table-cell table:formula="of:=[.A162]-[.A$1]" office:value-type="float" office:value="3.58000000000001" calcext:value-type="float">
            <text:p>3.58000000000001</text:p>
          </table:table-cell>
        </table:table-row>
        <table:table-row table:style-name="ro1">
          <table:table-cell office:value-type="float" office:value="57.77" calcext:value-type="float">
            <text:p>57.77</text:p>
          </table:table-cell>
          <table:table-cell office:value-type="float" office:value="0.733268" calcext:value-type="float">
            <text:p>0.733268</text:p>
          </table:table-cell>
          <table:table-cell table:formula="of:=[.A163]-[.A$1]" office:value-type="float" office:value="3.62" calcext:value-type="float">
            <text:p>3.62</text:p>
          </table:table-cell>
        </table:table-row>
        <table:table-row table:style-name="ro1">
          <table:table-cell office:value-type="float" office:value="57.77" calcext:value-type="float">
            <text:p>57.77</text:p>
          </table:table-cell>
          <table:table-cell office:value-type="float" office:value="0.738874" calcext:value-type="float">
            <text:p>0.738874</text:p>
          </table:table-cell>
          <table:table-cell table:formula="of:=[.A164]-[.A$1]" office:value-type="float" office:value="3.62" calcext:value-type="float">
            <text:p>3.62</text:p>
          </table:table-cell>
        </table:table-row>
        <table:table-row table:style-name="ro1">
          <table:table-cell office:value-type="float" office:value="57.82" calcext:value-type="float">
            <text:p>57.82</text:p>
          </table:table-cell>
          <table:table-cell office:value-type="float" office:value="0.752866" calcext:value-type="float">
            <text:p>0.752866</text:p>
          </table:table-cell>
          <table:table-cell table:formula="of:=[.A165]-[.A$1]" office:value-type="float" office:value="3.66" calcext:value-type="float">
            <text:p>3.66</text:p>
          </table:table-cell>
        </table:table-row>
        <table:table-row table:style-name="ro1">
          <table:table-cell office:value-type="float" office:value="57.82" calcext:value-type="float">
            <text:p>57.82</text:p>
          </table:table-cell>
          <table:table-cell office:value-type="float" office:value="0.735007" calcext:value-type="float">
            <text:p>0.735007</text:p>
          </table:table-cell>
          <table:table-cell table:formula="of:=[.A166]-[.A$1]" office:value-type="float" office:value="3.66" calcext:value-type="float">
            <text:p>3.66</text:p>
          </table:table-cell>
        </table:table-row>
        <table:table-row table:style-name="ro1">
          <table:table-cell office:value-type="float" office:value="57.86" calcext:value-type="float">
            <text:p>57.86</text:p>
          </table:table-cell>
          <table:table-cell office:value-type="float" office:value="0.731103" calcext:value-type="float">
            <text:p>0.731103</text:p>
          </table:table-cell>
          <table:table-cell table:formula="of:=[.A167]-[.A$1]" office:value-type="float" office:value="3.71" calcext:value-type="float">
            <text:p>3.71</text:p>
          </table:table-cell>
        </table:table-row>
        <table:table-row table:style-name="ro1">
          <table:table-cell office:value-type="float" office:value="57.86" calcext:value-type="float">
            <text:p>57.86</text:p>
          </table:table-cell>
          <table:table-cell office:value-type="float" office:value="0.725676" calcext:value-type="float">
            <text:p>0.725676</text:p>
          </table:table-cell>
          <table:table-cell table:formula="of:=[.A168]-[.A$1]" office:value-type="float" office:value="3.71" calcext:value-type="float">
            <text:p>3.71</text:p>
          </table:table-cell>
        </table:table-row>
        <table:table-row table:style-name="ro1">
          <table:table-cell office:value-type="float" office:value="57.87" calcext:value-type="float">
            <text:p>57.87</text:p>
          </table:table-cell>
          <table:table-cell office:value-type="float" office:value="0.722603" calcext:value-type="float">
            <text:p>0.722603</text:p>
          </table:table-cell>
          <table:table-cell table:formula="of:=[.A169]-[.A$1]"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57.88" calcext:value-type="float">
            <text:p>57.88</text:p>
          </table:table-cell>
          <table:table-cell office:value-type="float" office:value="0.719203" calcext:value-type="float">
            <text:p>0.719203</text:p>
          </table:table-cell>
          <table:table-cell table:formula="of:=[.A170]-[.A$1]"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57.92" calcext:value-type="float">
            <text:p>57.92</text:p>
          </table:table-cell>
          <table:table-cell office:value-type="float" office:value="0.7495" calcext:value-type="float">
            <text:p>0.7495</text:p>
          </table:table-cell>
          <table:table-cell table:formula="of:=[.A171]-[.A$1]" office:value-type="float" office:value="3.76000000000001" calcext:value-type="float">
            <text:p>3.76000000000001</text:p>
          </table:table-cell>
        </table:table-row>
        <table:table-row table:style-name="ro1">
          <table:table-cell office:value-type="float" office:value="57.92" calcext:value-type="float">
            <text:p>57.92</text:p>
          </table:table-cell>
          <table:table-cell office:value-type="float" office:value="0.702636" calcext:value-type="float">
            <text:p>0.702636</text:p>
          </table:table-cell>
          <table:table-cell table:formula="of:=[.A172]-[.A$1]"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57.96" calcext:value-type="float">
            <text:p>57.96</text:p>
          </table:table-cell>
          <table:table-cell office:value-type="float" office:value="0.682185" calcext:value-type="float">
            <text:p>0.682185</text:p>
          </table:table-cell>
          <table:table-cell table:formula="of:=[.A173]-[.A$1]" office:value-type="float" office:value="3.81" calcext:value-type="float">
            <text:p>3.81</text:p>
          </table:table-cell>
        </table:table-row>
        <table:table-row table:style-name="ro1">
          <table:table-cell office:value-type="float" office:value="58.01" calcext:value-type="float">
            <text:p>58.01</text:p>
          </table:table-cell>
          <table:table-cell office:value-type="float" office:value="0.792921" calcext:value-type="float">
            <text:p>0.792921</text:p>
          </table:table-cell>
          <table:table-cell table:formula="of:=[.A174]-[.A$1]" office:value-type="float" office:value="3.81" calcext:value-type="float">
            <text:p>3.81</text:p>
          </table:table-cell>
        </table:table-row>
        <table:table-row table:style-name="ro1">
          <table:table-cell office:value-type="float" office:value="58.01" calcext:value-type="float">
            <text:p>58.01</text:p>
          </table:table-cell>
          <table:table-cell office:value-type="float" office:value="0.686057" calcext:value-type="float">
            <text:p>0.686057</text:p>
          </table:table-cell>
          <table:table-cell table:formula="of:=[.A175]-[.A$1]" office:value-type="float" office:value="3.86" calcext:value-type="float">
            <text:p>3.86</text:p>
          </table:table-cell>
        </table:table-row>
        <table:table-row table:style-name="ro1">
          <table:table-cell office:value-type="float" office:value="58.05" calcext:value-type="float">
            <text:p>58.05</text:p>
          </table:table-cell>
          <table:table-cell office:value-type="float" office:value="0.786604" calcext:value-type="float">
            <text:p>0.786604</text:p>
          </table:table-cell>
          <table:table-cell table:formula="of:=[.A176]-[.A$1]" office:value-type="float" office:value="3.86" calcext:value-type="float">
            <text:p>3.86</text:p>
          </table:table-cell>
        </table:table-row>
        <table:table-row table:style-name="ro1">
          <table:table-cell office:value-type="float" office:value="58.05" calcext:value-type="float">
            <text:p>58.05</text:p>
          </table:table-cell>
          <table:table-cell office:value-type="float" office:value="0.625951" calcext:value-type="float">
            <text:p>0.625951</text:p>
          </table:table-cell>
          <table:table-cell table:formula="of:=[.A177]-[.A$1]" office:value-type="float" office:value="3.90000000000001" calcext:value-type="float">
            <text:p>3.90000000000001</text:p>
          </table:table-cell>
        </table:table-row>
        <table:table-row table:style-name="ro1">
          <table:table-cell office:value-type="float" office:value="58.09" calcext:value-type="float">
            <text:p>58.09</text:p>
          </table:table-cell>
          <table:table-cell office:value-type="float" office:value="0.649763" calcext:value-type="float">
            <text:p>0.649763</text:p>
          </table:table-cell>
          <table:table-cell table:formula="of:=[.A178]-[.A$1]" office:value-type="float" office:value="3.90000000000001" calcext:value-type="float">
            <text:p>3.90000000000001</text:p>
          </table:table-cell>
        </table:table-row>
        <table:table-row table:style-name="ro1">
          <table:table-cell office:value-type="float" office:value="58.09" calcext:value-type="float">
            <text:p>58.09</text:p>
          </table:table-cell>
          <table:table-cell office:value-type="float" office:value="0.599803" calcext:value-type="float">
            <text:p>0.599803</text:p>
          </table:table-cell>
          <table:table-cell table:formula="of:=[.A179]-[.A$1]"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58.1" calcext:value-type="float">
            <text:p>58.1</text:p>
          </table:table-cell>
          <table:table-cell office:value-type="float" office:value="0.592983" calcext:value-type="float">
            <text:p>0.592983</text:p>
          </table:table-cell>
          <table:table-cell table:formula="of:=[.A180]-[.A$1]"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58.11" calcext:value-type="float">
            <text:p>58.11</text:p>
          </table:table-cell>
          <table:table-cell office:value-type="float" office:value="0.586209" calcext:value-type="float">
            <text:p>0.586209</text:p>
          </table:table-cell>
          <table:table-cell table:formula="of:=[.A181]-[.A$1]"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58.15" calcext:value-type="float">
            <text:p>58.15</text:p>
          </table:table-cell>
          <table:table-cell office:value-type="float" office:value="0.70359" calcext:value-type="float">
            <text:p>0.70359</text:p>
          </table:table-cell>
          <table:table-cell table:formula="of:=[.A182]-[.A$1]"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58.15" calcext:value-type="float">
            <text:p>58.15</text:p>
          </table:table-cell>
          <table:table-cell office:value-type="float" office:value="0.566046" calcext:value-type="float">
            <text:p>0.566046</text:p>
          </table:table-cell>
          <table:table-cell table:formula="of:=[.A183]-[.A$1]" office:value-type="float" office:value="4.01000000000001" calcext:value-type="float">
            <text:p>4.01000000000001</text:p>
          </table:table-cell>
        </table:table-row>
        <table:table-row table:style-name="ro1">
          <table:table-cell office:value-type="float" office:value="58.19" calcext:value-type="float">
            <text:p>58.19</text:p>
          </table:table-cell>
          <table:table-cell office:value-type="float" office:value="0.492307" calcext:value-type="float">
            <text:p>0.492307</text:p>
          </table:table-cell>
          <table:table-cell table:formula="of:=[.A184]-[.A$1]"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58.24" calcext:value-type="float">
            <text:p>58.24</text:p>
          </table:table-cell>
          <table:table-cell office:value-type="float" office:value="0.70118" calcext:value-type="float">
            <text:p>0.70118</text:p>
          </table:table-cell>
          <table:table-cell table:formula="of:=[.A185]-[.A$1]"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58.24" calcext:value-type="float">
            <text:p>58.24</text:p>
          </table:table-cell>
          <table:table-cell office:value-type="float" office:value="0.533362" calcext:value-type="float">
            <text:p>0.533362</text:p>
          </table:table-cell>
          <table:table-cell table:formula="of:=[.A186]-[.A$1]" office:value-type="float" office:value="4.06" calcext:value-type="float">
            <text:p>4.06</text:p>
          </table:table-cell>
        </table:table-row>
        <table:table-row table:style-name="ro1">
          <table:table-cell office:value-type="float" office:value="58.28" calcext:value-type="float">
            <text:p>58.28</text:p>
          </table:table-cell>
          <table:table-cell office:value-type="float" office:value="0.791526" calcext:value-type="float">
            <text:p>0.791526</text:p>
          </table:table-cell>
          <table:table-cell table:formula="of:=[.A187]-[.A$1]" office:value-type="float" office:value="4.07" calcext:value-type="float">
            <text:p>4.07</text:p>
          </table:table-cell>
        </table:table-row>
        <table:table-row table:style-name="ro1">
          <table:table-cell office:value-type="float" office:value="58.28" calcext:value-type="float">
            <text:p>58.28</text:p>
          </table:table-cell>
          <table:table-cell office:value-type="float" office:value="0.437239" calcext:value-type="float">
            <text:p>0.437239</text:p>
          </table:table-cell>
          <table:table-cell table:formula="of:=[.A188]-[.A$1]" office:value-type="float" office:value="4.11" calcext:value-type="float">
            <text:p>4.11</text:p>
          </table:table-cell>
        </table:table-row>
        <table:table-row table:style-name="ro1">
          <table:table-cell office:value-type="float" office:value="58.33" calcext:value-type="float">
            <text:p>58.33</text:p>
          </table:table-cell>
          <table:table-cell office:value-type="float" office:value="0.647828" calcext:value-type="float">
            <text:p>0.647828</text:p>
          </table:table-cell>
          <table:table-cell table:formula="of:=[.A189]-[.A$1]" office:value-type="float" office:value="4.11" calcext:value-type="float">
            <text:p>4.11</text:p>
          </table:table-cell>
        </table:table-row>
        <table:table-row table:style-name="ro1">
          <table:table-cell office:value-type="float" office:value="58.33" calcext:value-type="float">
            <text:p>58.33</text:p>
          </table:table-cell>
          <table:table-cell office:value-type="float" office:value="0.457954" calcext:value-type="float">
            <text:p>0.457954</text:p>
          </table:table-cell>
          <table:table-cell table:formula="of:=[.A190]-[.A$1]" office:value-type="float" office:value="4.16" calcext:value-type="float">
            <text:p>4.16</text:p>
          </table:table-cell>
        </table:table-row>
        <table:table-row table:style-name="ro1">
          <table:table-cell office:value-type="float" office:value="58.34" calcext:value-type="float">
            <text:p>58.34</text:p>
          </table:table-cell>
          <table:table-cell office:value-type="float" office:value="0.466118" calcext:value-type="float">
            <text:p>0.466118</text:p>
          </table:table-cell>
          <table:table-cell table:formula="of:=[.A191]-[.A$1]" office:value-type="float" office:value="4.16" calcext:value-type="float">
            <text:p>4.16</text:p>
          </table:table-cell>
        </table:table-row>
        <table:table-row table:style-name="ro1">
          <table:table-cell office:value-type="float" office:value="58.38" calcext:value-type="float">
            <text:p>58.38</text:p>
          </table:table-cell>
          <table:table-cell office:value-type="float" office:value="0.557447" calcext:value-type="float">
            <text:p>0.557447</text:p>
          </table:table-cell>
          <table:table-cell table:formula="of:=[.A192]-[.A$1]"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58.42" calcext:value-type="float">
            <text:p>58.42</text:p>
          </table:table-cell>
          <table:table-cell office:value-type="float" office:value="0.664504" calcext:value-type="float">
            <text:p>0.664504</text:p>
          </table:table-cell>
          <table:table-cell table:formula="of:=[.A193]-[.A$1]"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58.42" calcext:value-type="float">
            <text:p>58.42</text:p>
          </table:table-cell>
          <table:table-cell office:value-type="float" office:value="0.457023" calcext:value-type="float">
            <text:p>0.457023</text:p>
          </table:table-cell>
          <table:table-cell table:formula="of:=[.A194]-[.A$1]"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58.47" calcext:value-type="float">
            <text:p>58.47</text:p>
          </table:table-cell>
          <table:table-cell office:value-type="float" office:value="0.685138" calcext:value-type="float">
            <text:p>0.685138</text:p>
          </table:table-cell>
          <table:table-cell table:formula="of:=[.A195]-[.A$1]"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58.47" calcext:value-type="float">
            <text:p>58.47</text:p>
          </table:table-cell>
          <table:table-cell office:value-type="float" office:value="0.578688" calcext:value-type="float">
            <text:p>0.578688</text:p>
          </table:table-cell>
          <table:table-cell table:formula="of:=[.A196]-[.A$1]" office:value-type="float" office:value="4.29" calcext:value-type="float">
            <text:p>4.29</text:p>
          </table:table-cell>
        </table:table-row>
        <table:table-row table:style-name="ro1">
          <table:table-cell office:value-type="float" office:value="58.47" calcext:value-type="float">
            <text:p>58.47</text:p>
          </table:table-cell>
          <table:table-cell office:value-type="float" office:value="0.472353" calcext:value-type="float">
            <text:p>0.472353</text:p>
          </table:table-cell>
          <table:table-cell table:formula="of:=[.A197]-[.A$1]" office:value-type="float" office:value="4.29" calcext:value-type="float">
            <text:p>4.29</text:p>
          </table:table-cell>
        </table:table-row>
        <table:table-row table:style-name="ro1">
          <table:table-cell office:value-type="float" office:value="58.48" calcext:value-type="float">
            <text:p>58.48</text:p>
          </table:table-cell>
          <table:table-cell office:value-type="float" office:value="0.472735" calcext:value-type="float">
            <text:p>0.472735</text:p>
          </table:table-cell>
          <table:table-cell table:formula="of:=[.A198]-[.A$1]"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58.53" calcext:value-type="float">
            <text:p>58.53</text:p>
          </table:table-cell>
          <table:table-cell office:value-type="float" office:value="0.526856" calcext:value-type="float">
            <text:p>0.526856</text:p>
          </table:table-cell>
          <table:table-cell table:formula="of:=[.A199]-[.A$1]" office:value-type="float" office:value="4.31" calcext:value-type="float">
            <text:p>4.31</text:p>
          </table:table-cell>
        </table:table-row>
        <table:table-row table:style-name="ro1">
          <table:table-cell office:value-type="float" office:value="58.57" calcext:value-type="float">
            <text:p>58.57</text:p>
          </table:table-cell>
          <table:table-cell office:value-type="float" office:value="0.682671" calcext:value-type="float">
            <text:p>0.682671</text:p>
          </table:table-cell>
          <table:table-cell table:formula="of:=[.A200]-[.A$1]" office:value-type="float" office:value="4.35" calcext:value-type="float">
            <text:p>4.35</text:p>
          </table:table-cell>
        </table:table-row>
        <table:table-row table:style-name="ro1">
          <table:table-cell office:value-type="float" office:value="58.57" calcext:value-type="float">
            <text:p>58.57</text:p>
          </table:table-cell>
          <table:table-cell office:value-type="float" office:value="0.465495" calcext:value-type="float">
            <text:p>0.465495</text:p>
          </table:table-cell>
          <table:table-cell table:formula="of:=[.A201]-[.A$1]" office:value-type="float" office:value="4.40000000000001" calcext:value-type="float">
            <text:p>4.40000000000001</text:p>
          </table:table-cell>
        </table:table-row>
        <table:table-row table:style-name="ro1">
          <table:table-cell office:value-type="float" office:value="58.61" calcext:value-type="float">
            <text:p>58.61</text:p>
          </table:table-cell>
          <table:table-cell office:value-type="float" office:value="0.488735" calcext:value-type="float">
            <text:p>0.488735</text:p>
          </table:table-cell>
          <table:table-cell table:formula="of:=[.A202]-[.A$1]" office:value-type="float" office:value="4.40000000000001" calcext:value-type="float">
            <text:p>4.40000000000001</text:p>
          </table:table-cell>
        </table:table-row>
        <table:table-row table:style-name="ro1">
          <table:table-cell office:value-type="float" office:value="58.61" calcext:value-type="float">
            <text:p>58.61</text:p>
          </table:table-cell>
          <table:table-cell office:value-type="float" office:value="0.380214" calcext:value-type="float">
            <text:p>0.380214</text:p>
          </table:table-cell>
          <table:table-cell table:formula="of:=[.A203]-[.A$1]" office:value-type="float" office:value="4.44000000000001" calcext:value-type="float">
            <text:p>4.44000000000001</text:p>
          </table:table-cell>
        </table:table-row>
        <table:table-row table:style-name="ro1">
          <table:table-cell office:value-type="float" office:value="58.62" calcext:value-type="float">
            <text:p>58.62</text:p>
          </table:table-cell>
          <table:table-cell office:value-type="float" office:value="0.381963" calcext:value-type="float">
            <text:p>0.381963</text:p>
          </table:table-cell>
          <table:table-cell table:formula="of:=[.A204]-[.A$1]" office:value-type="float" office:value="4.44000000000001" calcext:value-type="float">
            <text:p>4.44000000000001</text:p>
          </table:table-cell>
        </table:table-row>
        <table:table-row table:style-name="ro1">
          <table:table-cell office:value-type="float" office:value="58.63" calcext:value-type="float">
            <text:p>58.63</text:p>
          </table:table-cell>
          <table:table-cell office:value-type="float" office:value="0.383794" calcext:value-type="float">
            <text:p>0.383794</text:p>
          </table:table-cell>
          <table:table-cell table:formula="of:=[.A205]-[.A$1]" office:value-type="float" office:value="4.48" calcext:value-type="float">
            <text:p>4.48</text:p>
          </table:table-cell>
        </table:table-row>
        <table:table-row table:style-name="ro1">
          <table:table-cell office:value-type="float" office:value="58.67" calcext:value-type="float">
            <text:p>58.67</text:p>
          </table:table-cell>
          <table:table-cell office:value-type="float" office:value="0.497575" calcext:value-type="float">
            <text:p>0.497575</text:p>
          </table:table-cell>
          <table:table-cell table:formula="of:=[.A206]-[.A$1]" office:value-type="float" office:value="4.48" calcext:value-type="float">
            <text:p>4.48</text:p>
          </table:table-cell>
        </table:table-row>
        <table:table-row table:style-name="ro1">
          <table:table-cell office:value-type="float" office:value="58.67" calcext:value-type="float">
            <text:p>58.67</text:p>
          </table:table-cell>
          <table:table-cell office:value-type="float" office:value="0.390156" calcext:value-type="float">
            <text:p>0.390156</text:p>
          </table:table-cell>
          <table:table-cell table:formula="of:=[.A207]-[.A$1]" office:value-type="float" office:value="4.49" calcext:value-type="float">
            <text:p>4.49</text:p>
          </table:table-cell>
        </table:table-row>
        <table:table-row table:style-name="ro1">
          <table:table-cell office:value-type="float" office:value="58.71" calcext:value-type="float">
            <text:p>58.71</text:p>
          </table:table-cell>
          <table:table-cell office:value-type="float" office:value="0.612378" calcext:value-type="float">
            <text:p>0.612378</text:p>
          </table:table-cell>
          <table:table-cell table:formula="of:=[.A208]-[.A$1]"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58.71" calcext:value-type="float">
            <text:p>58.71</text:p>
          </table:table-cell>
          <table:table-cell office:value-type="float" office:value="0.397875" calcext:value-type="float">
            <text:p>0.397875</text:p>
          </table:table-cell>
          <table:table-cell table:formula="of:=[.A209]-[.A$1]" office:value-type="float" office:value="4.54" calcext:value-type="float">
            <text:p>4.54</text:p>
          </table:table-cell>
        </table:table-row>
        <table:table-row table:style-name="ro1">
          <table:table-cell office:value-type="float" office:value="58.76" calcext:value-type="float">
            <text:p>58.76</text:p>
          </table:table-cell>
          <table:table-cell office:value-type="float" office:value="0.646959" calcext:value-type="float">
            <text:p>0.646959</text:p>
          </table:table-cell>
          <table:table-cell table:formula="of:=[.A210]-[.A$1]" office:value-type="float" office:value="4.54" calcext:value-type="float">
            <text:p>4.54</text:p>
          </table:table-cell>
        </table:table-row>
        <table:table-row table:style-name="ro1">
          <table:table-cell office:value-type="float" office:value="58.76" calcext:value-type="float">
            <text:p>58.76</text:p>
          </table:table-cell>
          <table:table-cell office:value-type="float" office:value="0.433392" calcext:value-type="float">
            <text:p>0.433392</text:p>
          </table:table-cell>
          <table:table-cell table:formula="of:=[.A211]-[.A$1]" office:value-type="float" office:value="4.58000000000001" calcext:value-type="float">
            <text:p>4.58000000000001</text:p>
          </table:table-cell>
        </table:table-row>
        <table:table-row table:style-name="ro1">
          <table:table-cell office:value-type="float" office:value="58.81" calcext:value-type="float">
            <text:p>58.81</text:p>
          </table:table-cell>
          <table:table-cell office:value-type="float" office:value="0.692177" calcext:value-type="float">
            <text:p>0.692177</text:p>
          </table:table-cell>
          <table:table-cell table:formula="of:=[.A212]-[.A$1]" office:value-type="float" office:value="4.58000000000001" calcext:value-type="float">
            <text:p>4.58000000000001</text:p>
          </table:table-cell>
        </table:table-row>
        <table:table-row table:style-name="ro1">
          <table:table-cell office:value-type="float" office:value="58.81" calcext:value-type="float">
            <text:p>58.81</text:p>
          </table:table-cell>
          <table:table-cell office:value-type="float" office:value="0.583928" calcext:value-type="float">
            <text:p>0.583928</text:p>
          </table:table-cell>
          <table:table-cell table:formula="of:=[.A213]-[.A$1]" office:value-type="float" office:value="4.63" calcext:value-type="float">
            <text:p>4.63</text:p>
          </table:table-cell>
        </table:table-row>
        <table:table-row table:style-name="ro1">
          <table:table-cell office:value-type="float" office:value="58.81" calcext:value-type="float">
            <text:p>58.81</text:p>
          </table:table-cell>
          <table:table-cell office:value-type="float" office:value="0.47844" calcext:value-type="float">
            <text:p>0.47844</text:p>
          </table:table-cell>
          <table:table-cell table:formula="of:=[.A214]-[.A$1]" office:value-type="float" office:value="4.63" calcext:value-type="float">
            <text:p>4.63</text:p>
          </table:table-cell>
        </table:table-row>
        <table:table-row table:style-name="ro1">
          <table:table-cell office:value-type="float" office:value="58.82" calcext:value-type="float">
            <text:p>58.82</text:p>
          </table:table-cell>
          <table:table-cell office:value-type="float" office:value="0.480185" calcext:value-type="float">
            <text:p>0.480185</text:p>
          </table:table-cell>
          <table:table-cell table:formula="of:=[.A215]-[.A$1]" office:value-type="float" office:value="4.67" calcext:value-type="float">
            <text:p>4.67</text:p>
          </table:table-cell>
        </table:table-row>
        <table:table-row table:style-name="ro1">
          <table:table-cell office:value-type="float" office:value="58.86" calcext:value-type="float">
            <text:p>58.86</text:p>
          </table:table-cell>
          <table:table-cell office:value-type="float" office:value="0.73898" calcext:value-type="float">
            <text:p>0.73898</text:p>
          </table:table-cell>
          <table:table-cell table:formula="of:=[.A216]-[.A$1]" office:value-type="float" office:value="4.67" calcext:value-type="float">
            <text:p>4.67</text:p>
          </table:table-cell>
        </table:table-row>
        <table:table-row table:style-name="ro1">
          <table:table-cell office:value-type="float" office:value="58.86" calcext:value-type="float">
            <text:p>58.86</text:p>
          </table:table-cell>
          <table:table-cell office:value-type="float" office:value="0.524358" calcext:value-type="float">
            <text:p>0.524358</text:p>
          </table:table-cell>
          <table:table-cell table:formula="of:=[.A217]-[.A$1]" office:value-type="float" office:value="4.68" calcext:value-type="float">
            <text:p>4.68</text:p>
          </table:table-cell>
        </table:table-row>
        <table:table-row table:style-name="ro1">
          <table:table-cell office:value-type="float" office:value="58.91" calcext:value-type="float">
            <text:p>58.91</text:p>
          </table:table-cell>
          <table:table-cell office:value-type="float" office:value="0.643269" calcext:value-type="float">
            <text:p>0.643269</text:p>
          </table:table-cell>
          <table:table-cell table:formula="of:=[.A218]-[.A$1]" office:value-type="float" office:value="4.69000000000001" calcext:value-type="float">
            <text:p>4.69000000000001</text:p>
          </table:table-cell>
        </table:table-row>
        <table:table-row table:style-name="ro1">
          <table:table-cell office:value-type="float" office:value="58.95" calcext:value-type="float">
            <text:p>58.95</text:p>
          </table:table-cell>
          <table:table-cell office:value-type="float" office:value="0.488824" calcext:value-type="float">
            <text:p>0.488824</text:p>
          </table:table-cell>
          <table:table-cell table:formula="of:=[.A219]-[.A$1]" office:value-type="float" office:value="4.73" calcext:value-type="float">
            <text:p>4.7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871881" calcext:value-type="float">
            <text:p>0.871881</text:p>
          </table:table-cell>
          <table:table-cell table:formula="of:=[.A220]-[.A$1]" office:value-type="float" office:value="4.73" calcext:value-type="float">
            <text:p>4.7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47042" calcext:value-type="float">
            <text:p>0.547042</text:p>
          </table:table-cell>
          <table:table-cell table:formula="of:=[.A221]-[.A$1]" office:value-type="float" office:value="4.77" calcext:value-type="float">
            <text:p>4.77</text:p>
          </table:table-cell>
        </table:table-row>
        <table:table-row table:style-name="ro1">
          <table:table-cell office:value-type="float" office:value="59.05" calcext:value-type="float">
            <text:p>59.05</text:p>
          </table:table-cell>
          <table:table-cell office:value-type="float" office:value="0.667068" calcext:value-type="float">
            <text:p>0.667068</text:p>
          </table:table-cell>
          <table:table-cell table:formula="of:=[.A222]-[.A$1]" office:value-type="float" office:value="4.82" calcext:value-type="float">
            <text:p>4.82</text:p>
          </table:table-cell>
        </table:table-row>
        <table:table-row table:style-name="ro1">
          <table:table-cell office:value-type="float" office:value="59.05" calcext:value-type="float">
            <text:p>59.05</text:p>
          </table:table-cell>
          <table:table-cell office:value-type="float" office:value="0.562298" calcext:value-type="float">
            <text:p>0.562298</text:p>
          </table:table-cell>
          <table:table-cell table:formula="of:=[.A223]-[.A$1]" office:value-type="float" office:value="4.82" calcext:value-type="float">
            <text:p>4.82</text:p>
          </table:table-cell>
        </table:table-row>
        <table:table-row table:style-name="ro1">
          <table:table-cell office:value-type="float" office:value="59.1" calcext:value-type="float">
            <text:p>59.1</text:p>
          </table:table-cell>
          <table:table-cell office:value-type="float" office:value="0.90221" calcext:value-type="float">
            <text:p>0.90221</text:p>
          </table:table-cell>
          <table:table-cell table:formula="of:=[.A224]-[.A$1]" office:value-type="float" office:value="4.86" calcext:value-type="float">
            <text:p>4.86</text:p>
          </table:table-cell>
        </table:table-row>
        <table:table-row table:style-name="ro1">
          <table:table-cell office:value-type="float" office:value="59.1" calcext:value-type="float">
            <text:p>59.1</text:p>
          </table:table-cell>
          <table:table-cell office:value-type="float" office:value="0.572898" calcext:value-type="float">
            <text:p>0.572898</text:p>
          </table:table-cell>
          <table:table-cell table:formula="of:=[.A225]-[.A$1]" office:value-type="float" office:value="4.86" calcext:value-type="float">
            <text:p>4.86</text:p>
          </table:table-cell>
        </table:table-row>
        <table:table-row table:style-name="ro1">
          <table:table-cell office:value-type="float" office:value="59.15" calcext:value-type="float">
            <text:p>59.15</text:p>
          </table:table-cell>
          <table:table-cell office:value-type="float" office:value="0.795545" calcext:value-type="float">
            <text:p>0.795545</text:p>
          </table:table-cell>
          <table:table-cell table:formula="of:=[.A226]-[.A$1]" office:value-type="float" office:value="4.90000000000001" calcext:value-type="float">
            <text:p>4.90000000000001</text:p>
          </table:table-cell>
        </table:table-row>
        <table:table-row table:style-name="ro1">
          <table:table-cell office:value-type="float" office:value="59.15" calcext:value-type="float">
            <text:p>59.15</text:p>
          </table:table-cell>
          <table:table-cell office:value-type="float" office:value="0.579148" calcext:value-type="float">
            <text:p>0.579148</text:p>
          </table:table-cell>
          <table:table-cell table:formula="of:=[.A227]-[.A$1]" office:value-type="float" office:value="4.90000000000001" calcext:value-type="float">
            <text:p>4.90000000000001</text:p>
          </table:table-cell>
        </table:table-row>
        <table:table-row table:style-name="ro1">
          <table:table-cell office:value-type="float" office:value="59.16" calcext:value-type="float">
            <text:p>59.16</text:p>
          </table:table-cell>
          <table:table-cell office:value-type="float" office:value="0.553852" calcext:value-type="float">
            <text:p>0.553852</text:p>
          </table:table-cell>
          <table:table-cell table:formula="of:=[.A228]-[.A$1]" office:value-type="float" office:value="4.91" calcext:value-type="float">
            <text:p>4.91</text:p>
          </table:table-cell>
        </table:table-row>
        <table:table-row table:style-name="ro1">
          <table:table-cell office:value-type="float" office:value="59.2" calcext:value-type="float">
            <text:p>59.2</text:p>
          </table:table-cell>
          <table:table-cell office:value-type="float" office:value="0.554316" calcext:value-type="float">
            <text:p>0.554316</text:p>
          </table:table-cell>
          <table:table-cell table:formula="of:=[.A229]-[.A$1]" office:value-type="float" office:value="4.92" calcext:value-type="float">
            <text:p>4.92</text:p>
          </table:table-cell>
        </table:table-row>
        <table:table-row table:style-name="ro1">
          <table:table-cell office:value-type="float" office:value="59.24" calcext:value-type="float">
            <text:p>59.24</text:p>
          </table:table-cell>
          <table:table-cell office:value-type="float" office:value="0.562849" calcext:value-type="float">
            <text:p>0.562849</text:p>
          </table:table-cell>
          <table:table-cell table:formula="of:=[.A230]-[.A$1]" office:value-type="float" office:value="4.96" calcext:value-type="float">
            <text:p>4.96</text:p>
          </table:table-cell>
        </table:table-row>
        <table:table-row table:style-name="ro1">
          <table:table-cell office:value-type="float" office:value="59.29" calcext:value-type="float">
            <text:p>59.29</text:p>
          </table:table-cell>
          <table:table-cell office:value-type="float" office:value="0.536085" calcext:value-type="float">
            <text:p>0.536085</text:p>
          </table:table-cell>
          <table:table-cell table:formula="of:=[.A231]-[.A$1]" office:value-type="float" office:value="4.96" calcext:value-type="float">
            <text:p>4.96</text:p>
          </table:table-cell>
        </table:table-row>
        <table:table-row table:style-name="ro1">
          <table:table-cell office:value-type="float" office:value="59.33" calcext:value-type="float">
            <text:p>59.33</text:p>
          </table:table-cell>
          <table:table-cell office:value-type="float" office:value="0.643956" calcext:value-type="float">
            <text:p>0.643956</text:p>
          </table:table-cell>
          <table:table-cell table:formula="of:=[.A232]-[.A$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59.33" calcext:value-type="float">
            <text:p>59.33</text:p>
          </table:table-cell>
          <table:table-cell office:value-type="float" office:value="0.543067" calcext:value-type="float">
            <text:p>0.543067</text:p>
          </table:table-cell>
          <table:table-cell table:formula="of:=[.A233]-[.A$1]" office:value-type="float" office:value="5.05" calcext:value-type="float">
            <text:p>5.05</text:p>
          </table:table-cell>
        </table:table-row>
        <table:table-row table:style-name="ro1">
          <table:table-cell office:value-type="float" office:value="59.34" calcext:value-type="float">
            <text:p>59.34</text:p>
          </table:table-cell>
          <table:table-cell office:value-type="float" office:value="0.5422" calcext:value-type="float">
            <text:p>0.5422</text:p>
          </table:table-cell>
          <table:table-cell table:formula="of:=[.A234]-[.A$1]" office:value-type="float" office:value="5.05" calcext:value-type="float">
            <text:p>5.05</text:p>
          </table:table-cell>
        </table:table-row>
        <table:table-row table:style-name="ro1">
          <table:table-cell office:value-type="float" office:value="59.35" calcext:value-type="float">
            <text:p>59.35</text:p>
          </table:table-cell>
          <table:table-cell office:value-type="float" office:value="0.541366" calcext:value-type="float">
            <text:p>0.541366</text:p>
          </table:table-cell>
          <table:table-cell table:formula="of:=[.A235]-[.A$1]" office:value-type="float" office:value="5.09" calcext:value-type="float">
            <text:p>5.09</text:p>
          </table:table-cell>
        </table:table-row>
        <table:table-row table:style-name="ro1">
          <table:table-cell office:value-type="float" office:value="59.39" calcext:value-type="float">
            <text:p>59.39</text:p>
          </table:table-cell>
          <table:table-cell office:value-type="float" office:value="0.664658" calcext:value-type="float">
            <text:p>0.664658</text:p>
          </table:table-cell>
          <table:table-cell table:formula="of:=[.A236]-[.A$1]" office:value-type="float" office:value="5.09" calcext:value-type="float">
            <text:p>5.09</text:p>
          </table:table-cell>
        </table:table-row>
        <table:table-row table:style-name="ro1">
          <table:table-cell office:value-type="float" office:value="59.39" calcext:value-type="float">
            <text:p>59.39</text:p>
          </table:table-cell>
          <table:table-cell office:value-type="float" office:value="0.474584" calcext:value-type="float">
            <text:p>0.474584</text:p>
          </table:table-cell>
          <table:table-cell table:formula="of:=[.A237]-[.A$1]" office:value-type="float" office:value="5.14" calcext:value-type="float">
            <text:p>5.14</text:p>
          </table:table-cell>
        </table:table-row>
        <table:table-row table:style-name="ro1">
          <table:table-cell office:value-type="float" office:value="59.43" calcext:value-type="float">
            <text:p>59.43</text:p>
          </table:table-cell>
          <table:table-cell office:value-type="float" office:value="0.720445" calcext:value-type="float">
            <text:p>0.720445</text:p>
          </table:table-cell>
          <table:table-cell table:formula="of:=[.A238]-[.A$1]" office:value-type="float" office:value="5.14" calcext:value-type="float">
            <text:p>5.14</text:p>
          </table:table-cell>
        </table:table-row>
        <table:table-row table:style-name="ro1">
          <table:table-cell office:value-type="float" office:value="59.43" calcext:value-type="float">
            <text:p>59.43</text:p>
          </table:table-cell>
          <table:table-cell office:value-type="float" office:value="0.514465" calcext:value-type="float">
            <text:p>0.514465</text:p>
          </table:table-cell>
          <table:table-cell table:formula="of:=[.A239]-[.A$1]" office:value-type="float" office:value="5.15000000000001" calcext:value-type="float">
            <text:p>5.15000000000001</text:p>
          </table:table-cell>
        </table:table-row>
        <table:table-row table:style-name="ro1">
          <table:table-cell office:value-type="float" office:value="59.48" calcext:value-type="float">
            <text:p>59.48</text:p>
          </table:table-cell>
          <table:table-cell office:value-type="float" office:value="0.816" calcext:value-type="float">
            <text:p>0.816</text:p>
          </table:table-cell>
          <table:table-cell table:formula="of:=[.A240]-[.A$1]" office:value-type="float" office:value="5.19000000000001" calcext:value-type="float">
            <text:p>5.19000000000001</text:p>
          </table:table-cell>
        </table:table-row>
        <table:table-row table:style-name="ro1">
          <table:table-cell office:value-type="float" office:value="59.48" calcext:value-type="float">
            <text:p>59.48</text:p>
          </table:table-cell>
          <table:table-cell office:value-type="float" office:value="0.4956" calcext:value-type="float">
            <text:p>0.4956</text:p>
          </table:table-cell>
          <table:table-cell table:formula="of:=[.A241]-[.A$1]" office:value-type="float" office:value="5.23" calcext:value-type="float">
            <text:p>5.23</text:p>
          </table:table-cell>
        </table:table-row>
        <table:table-row table:style-name="ro1">
          <table:table-cell office:value-type="float" office:value="59.52" calcext:value-type="float">
            <text:p>59.52</text:p>
          </table:table-cell>
          <table:table-cell office:value-type="float" office:value="0.513473" calcext:value-type="float">
            <text:p>0.513473</text:p>
          </table:table-cell>
          <table:table-cell table:formula="of:=[.A242]-[.A$1]" office:value-type="float" office:value="5.23" calcext:value-type="float">
            <text:p>5.23</text:p>
          </table:table-cell>
        </table:table-row>
        <table:table-row table:style-name="ro1">
          <table:table-cell office:value-type="float" office:value="59.52" calcext:value-type="float">
            <text:p>59.52</text:p>
          </table:table-cell>
          <table:table-cell office:value-type="float" office:value="0.437037" calcext:value-type="float">
            <text:p>0.437037</text:p>
          </table:table-cell>
          <table:table-cell table:formula="of:=[.A243]-[.A$1]"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59.53" calcext:value-type="float">
            <text:p>59.53</text:p>
          </table:table-cell>
          <table:table-cell office:value-type="float" office:value="0.432768" calcext:value-type="float">
            <text:p>0.432768</text:p>
          </table:table-cell>
          <table:table-cell table:formula="of:=[.A244]-[.A$1]"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59.54" calcext:value-type="float">
            <text:p>59.54</text:p>
          </table:table-cell>
          <table:table-cell office:value-type="float" office:value="0.4357" calcext:value-type="float">
            <text:p>0.4357</text:p>
          </table:table-cell>
          <table:table-cell table:formula="of:=[.A245]-[.A$1]"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59.58" calcext:value-type="float">
            <text:p>59.58</text:p>
          </table:table-cell>
          <table:table-cell office:value-type="float" office:value="0.60825" calcext:value-type="float">
            <text:p>0.60825</text:p>
          </table:table-cell>
          <table:table-cell table:formula="of:=[.A246]-[.A$1]" office:value-type="float" office:value="5.29" calcext:value-type="float">
            <text:p>5.29</text:p>
          </table:table-cell>
        </table:table-row>
        <table:table-row table:style-name="ro1">
          <table:table-cell office:value-type="float" office:value="59.58" calcext:value-type="float">
            <text:p>59.58</text:p>
          </table:table-cell>
          <table:table-cell office:value-type="float" office:value="0.427455" calcext:value-type="float">
            <text:p>0.427455</text:p>
          </table:table-cell>
          <table:table-cell table:formula="of:=[.A247]-[.A$1]" office:value-type="float" office:value="5.34" calcext:value-type="float">
            <text:p>5.34</text:p>
          </table:table-cell>
        </table:table-row>
        <table:table-row table:style-name="ro1">
          <table:table-cell office:value-type="float" office:value="59.63" calcext:value-type="float">
            <text:p>59.63</text:p>
          </table:table-cell>
          <table:table-cell office:value-type="float" office:value="0.479517" calcext:value-type="float">
            <text:p>0.479517</text:p>
          </table:table-cell>
          <table:table-cell table:formula="of:=[.A248]-[.A$1]"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59.67" calcext:value-type="float">
            <text:p>59.67</text:p>
          </table:table-cell>
          <table:table-cell office:value-type="float" office:value="0.701377" calcext:value-type="float">
            <text:p>0.701377</text:p>
          </table:table-cell>
          <table:table-cell table:formula="of:=[.A249]-[.A$1]"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59.67" calcext:value-type="float">
            <text:p>59.67</text:p>
          </table:table-cell>
          <table:table-cell office:value-type="float" office:value="0.408786" calcext:value-type="float">
            <text:p>0.408786</text:p>
          </table:table-cell>
          <table:table-cell table:formula="of:=[.A250]-[.A$1]" office:value-type="float" office:value="5.42" calcext:value-type="float">
            <text:p>5.42</text:p>
          </table:table-cell>
        </table:table-row>
        <table:table-row table:style-name="ro1">
          <table:table-cell office:value-type="float" office:value="59.72" calcext:value-type="float">
            <text:p>59.72</text:p>
          </table:table-cell>
          <table:table-cell office:value-type="float" office:value="0.50372" calcext:value-type="float">
            <text:p>0.50372</text:p>
          </table:table-cell>
          <table:table-cell table:formula="of:=[.A251]-[.A$1]" office:value-type="float" office:value="5.42" calcext:value-type="float">
            <text:p>5.42</text:p>
          </table:table-cell>
        </table:table-row>
        <table:table-row table:style-name="ro1">
          <table:table-cell office:value-type="float" office:value="59.72" calcext:value-type="float">
            <text:p>59.72</text:p>
          </table:table-cell>
          <table:table-cell office:value-type="float" office:value="0.372705" calcext:value-type="float">
            <text:p>0.372705</text:p>
          </table:table-cell>
          <table:table-cell table:formula="of:=[.A252]-[.A$1]" office:value-type="float" office:value="5.43" calcext:value-type="float">
            <text:p>5.43</text:p>
          </table:table-cell>
        </table:table-row>
        <table:table-row table:style-name="ro1">
          <table:table-cell office:value-type="float" office:value="59.76" calcext:value-type="float">
            <text:p>59.76</text:p>
          </table:table-cell>
          <table:table-cell office:value-type="float" office:value="0.443416" calcext:value-type="float">
            <text:p>0.443416</text:p>
          </table:table-cell>
          <table:table-cell table:formula="of:=[.A253]-[.A$1]" office:value-type="float" office:value="5.44000000000001" calcext:value-type="float">
            <text:p>5.44000000000001</text:p>
          </table:table-cell>
        </table:table-row>
        <table:table-row table:style-name="ro1">
          <table:table-cell office:value-type="float" office:value="59.76" calcext:value-type="float">
            <text:p>59.76</text:p>
          </table:table-cell>
          <table:table-cell office:value-type="float" office:value="0.36385" calcext:value-type="float">
            <text:p>0.36385</text:p>
          </table:table-cell>
          <table:table-cell table:formula="of:=[.A254]-[.A$1]" office:value-type="float" office:value="5.48" calcext:value-type="float">
            <text:p>5.48</text:p>
          </table:table-cell>
        </table:table-row>
        <table:table-row table:style-name="ro1">
          <table:table-cell office:value-type="float" office:value="59.77" calcext:value-type="float">
            <text:p>59.77</text:p>
          </table:table-cell>
          <table:table-cell office:value-type="float" office:value="0.363752" calcext:value-type="float">
            <text:p>0.363752</text:p>
          </table:table-cell>
          <table:table-cell table:formula="of:=[.A255]-[.A$1]" office:value-type="float" office:value="5.48" calcext:value-type="float">
            <text:p>5.48</text:p>
          </table:table-cell>
        </table:table-row>
        <table:table-row table:style-name="ro1">
          <table:table-cell office:value-type="float" office:value="59.78" calcext:value-type="float">
            <text:p>59.78</text:p>
          </table:table-cell>
          <table:table-cell office:value-type="float" office:value="0.364097" calcext:value-type="float">
            <text:p>0.364097</text:p>
          </table:table-cell>
          <table:table-cell table:formula="of:=[.A256]-[.A$1]" office:value-type="float" office:value="5.52" calcext:value-type="float">
            <text:p>5.52</text:p>
          </table:table-cell>
        </table:table-row>
        <table:table-row table:style-name="ro1">
          <table:table-cell office:value-type="float" office:value="59.82" calcext:value-type="float">
            <text:p>59.82</text:p>
          </table:table-cell>
          <table:table-cell office:value-type="float" office:value="0.366982" calcext:value-type="float">
            <text:p>0.366982</text:p>
          </table:table-cell>
          <table:table-cell table:formula="of:=[.A257]-[.A$1]" office:value-type="float" office:value="5.52" calcext:value-type="float">
            <text:p>5.52</text:p>
          </table:table-cell>
        </table:table-row>
        <table:table-row table:style-name="ro1">
          <table:table-cell office:value-type="float" office:value="59.87" calcext:value-type="float">
            <text:p>59.87</text:p>
          </table:table-cell>
          <table:table-cell office:value-type="float" office:value="0.392835" calcext:value-type="float">
            <text:p>0.392835</text:p>
          </table:table-cell>
          <table:table-cell table:formula="of:=[.A258]-[.A$1]" office:value-type="float" office:value="5.57" calcext:value-type="float">
            <text:p>5.57</text:p>
          </table:table-cell>
        </table:table-row>
        <table:table-row table:style-name="ro1">
          <table:table-cell office:value-type="float" office:value="59.87" calcext:value-type="float">
            <text:p>59.87</text:p>
          </table:table-cell>
          <table:table-cell office:value-type="float" office:value="0.347817" calcext:value-type="float">
            <text:p>0.347817</text:p>
          </table:table-cell>
          <table:table-cell table:formula="of:=[.A259]-[.A$1]" office:value-type="float" office:value="5.57" calcext:value-type="float">
            <text:p>5.57</text:p>
          </table:table-cell>
        </table:table-row>
        <table:table-row table:style-name="ro1">
          <table:table-cell office:value-type="float" office:value="59.91" calcext:value-type="float">
            <text:p>59.91</text:p>
          </table:table-cell>
          <table:table-cell office:value-type="float" office:value="0.341786" calcext:value-type="float">
            <text:p>0.341786</text:p>
          </table:table-cell>
          <table:table-cell table:formula="of:=[.A260]-[.A$1]" office:value-type="float" office:value="5.62" calcext:value-type="float">
            <text:p>5.62</text:p>
          </table:table-cell>
        </table:table-row>
        <table:table-row table:style-name="ro1">
          <table:table-cell office:value-type="float" office:value="59.91" calcext:value-type="float">
            <text:p>59.91</text:p>
          </table:table-cell>
          <table:table-cell office:value-type="float" office:value="0.387959" calcext:value-type="float">
            <text:p>0.387959</text:p>
          </table:table-cell>
          <table:table-cell table:formula="of:=[.A261]-[.A$1]" office:value-type="float" office:value="5.62" calcext:value-type="float">
            <text:p>5.62</text:p>
          </table:table-cell>
        </table:table-row>
        <table:table-row table:style-name="ro1">
          <table:table-cell office:value-type="float" office:value="59.92" calcext:value-type="float">
            <text:p>59.92</text:p>
          </table:table-cell>
          <table:table-cell office:value-type="float" office:value="0.397046" calcext:value-type="float">
            <text:p>0.397046</text:p>
          </table:table-cell>
          <table:table-cell table:formula="of:=[.A262]-[.A$1]" office:value-type="float" office:value="5.62" calcext:value-type="float">
            <text:p>5.62</text:p>
          </table:table-cell>
        </table:table-row>
        <table:table-row table:style-name="ro1">
          <table:table-cell office:value-type="float" office:value="59.93" calcext:value-type="float">
            <text:p>59.93</text:p>
          </table:table-cell>
          <table:table-cell office:value-type="float" office:value="0.406892" calcext:value-type="float">
            <text:p>0.406892</text:p>
          </table:table-cell>
          <table:table-cell table:formula="of:=[.A263]-[.A$1]" office:value-type="float" office:value="5.63" calcext:value-type="float">
            <text:p>5.63</text:p>
          </table:table-cell>
        </table:table-row>
        <table:table-row table:style-name="ro1">
          <table:table-cell office:value-type="float" office:value="59.97" calcext:value-type="float">
            <text:p>59.97</text:p>
          </table:table-cell>
          <table:table-cell office:value-type="float" office:value="0.364903" calcext:value-type="float">
            <text:p>0.364903</text:p>
          </table:table-cell>
          <table:table-cell table:formula="of:=[.A264]-[.A$1]" office:value-type="float" office:value="5.67" calcext:value-type="float">
            <text:p>5.67</text:p>
          </table:table-cell>
        </table:table-row>
        <table:table-row table:style-name="ro1">
          <table:table-cell office:value-type="float" office:value="59.97" calcext:value-type="float">
            <text:p>59.97</text:p>
          </table:table-cell>
          <table:table-cell office:value-type="float" office:value="0.521913" calcext:value-type="float">
            <text:p>0.521913</text:p>
          </table:table-cell>
          <table:table-cell table:formula="of:=[.A265]-[.A$1]" office:value-type="float" office:value="5.67" calcext:value-type="float">
            <text:p>5.67</text:p>
          </table:table-cell>
        </table:table-row>
        <table:table-row table:style-name="ro1">
          <table:table-cell office:value-type="float" office:value="60.01" calcext:value-type="float">
            <text:p>60.01</text:p>
          </table:table-cell>
          <table:table-cell office:value-type="float" office:value="0.342903" calcext:value-type="float">
            <text:p>0.342903</text:p>
          </table:table-cell>
          <table:table-cell table:formula="of:=[.A266]-[.A$1]" office:value-type="float" office:value="5.72" calcext:value-type="float">
            <text:p>5.72</text:p>
          </table:table-cell>
        </table:table-row>
        <table:table-row table:style-name="ro1">
          <table:table-cell office:value-type="float" office:value="60.01" calcext:value-type="float">
            <text:p>60.01</text:p>
          </table:table-cell>
          <table:table-cell office:value-type="float" office:value="0.476435" calcext:value-type="float">
            <text:p>0.476435</text:p>
          </table:table-cell>
          <table:table-cell table:formula="of:=[.A267]-[.A$1]" office:value-type="float" office:value="5.76000000000001" calcext:value-type="float">
            <text:p>5.76000000000001</text:p>
          </table:table-cell>
        </table:table-row>
        <table:table-row table:style-name="ro1">
          <table:table-cell office:value-type="float" office:value="60.06" calcext:value-type="float">
            <text:p>60.06</text:p>
          </table:table-cell>
          <table:table-cell office:value-type="float" office:value="0.45199" calcext:value-type="float">
            <text:p>0.45199</text:p>
          </table:table-cell>
          <table:table-cell table:formula="of:=[.A268]-[.A$1]" office:value-type="float" office:value="5.81" calcext:value-type="float">
            <text:p>5.81</text:p>
          </table:table-cell>
        </table:table-row>
        <table:table-row table:style-name="ro1">
          <table:table-cell office:value-type="float" office:value="60.06" calcext:value-type="float">
            <text:p>60.06</text:p>
          </table:table-cell>
          <table:table-cell office:value-type="float" office:value="0.536126" calcext:value-type="float">
            <text:p>0.536126</text:p>
          </table:table-cell>
          <table:table-cell table:formula="of:=[.A269]-[.A$1]" office:value-type="float" office:value="5.81" calcext:value-type="float">
            <text:p>5.81</text:p>
          </table:table-cell>
        </table:table-row>
        <table:table-row table:style-name="ro1">
          <table:table-cell office:value-type="float" office:value="60.1" calcext:value-type="float">
            <text:p>60.1</text:p>
          </table:table-cell>
          <table:table-cell office:value-type="float" office:value="0.475377" calcext:value-type="float">
            <text:p>0.475377</text:p>
          </table:table-cell>
          <table:table-cell table:formula="of:=[.A270]-[.A$1]" office:value-type="float" office:value="5.86" calcext:value-type="float">
            <text:p>5.86</text:p>
          </table:table-cell>
        </table:table-row>
        <table:table-row table:style-name="ro1">
          <table:table-cell office:value-type="float" office:value="60.1" calcext:value-type="float">
            <text:p>60.1</text:p>
          </table:table-cell>
          <table:table-cell office:value-type="float" office:value="0.647933" calcext:value-type="float">
            <text:p>0.647933</text:p>
          </table:table-cell>
          <table:table-cell table:formula="of:=[.A271]-[.A$1]" office:value-type="float" office:value="5.86" calcext:value-type="float">
            <text:p>5.86</text:p>
          </table:table-cell>
        </table:table-row>
        <table:table-row table:style-name="ro1">
          <table:table-cell office:value-type="float" office:value="60.11" calcext:value-type="float">
            <text:p>60.11</text:p>
          </table:table-cell>
          <table:table-cell office:value-type="float" office:value="0.657041" calcext:value-type="float">
            <text:p>0.657041</text:p>
          </table:table-cell>
          <table:table-cell table:formula="of:=[.A272]-[.A$1]" office:value-type="float" office:value="5.91" calcext:value-type="float">
            <text:p>5.91</text:p>
          </table:table-cell>
        </table:table-row>
        <table:table-row table:style-name="ro1">
          <table:table-cell office:value-type="float" office:value="60.12" calcext:value-type="float">
            <text:p>60.12</text:p>
          </table:table-cell>
          <table:table-cell office:value-type="float" office:value="0.636163" calcext:value-type="float">
            <text:p>0.636163</text:p>
          </table:table-cell>
          <table:table-cell table:formula="of:=[.A273]-[.A$1]" office:value-type="float" office:value="5.91" calcext:value-type="float">
            <text:p>5.91</text:p>
          </table:table-cell>
        </table:table-row>
        <table:table-row table:style-name="ro1">
          <table:table-cell office:value-type="float" office:value="60.16" calcext:value-type="float">
            <text:p>60.16</text:p>
          </table:table-cell>
          <table:table-cell office:value-type="float" office:value="0.586424" calcext:value-type="float">
            <text:p>0.586424</text:p>
          </table:table-cell>
          <table:table-cell table:formula="of:=[.A274]-[.A$1]" office:value-type="float" office:value="5.96" calcext:value-type="float">
            <text:p>5.96</text:p>
          </table:table-cell>
        </table:table-row>
        <table:table-row table:style-name="ro1">
          <table:table-cell office:value-type="float" office:value="60.21" calcext:value-type="float">
            <text:p>60.21</text:p>
          </table:table-cell>
          <table:table-cell office:value-type="float" office:value="0.675838" calcext:value-type="float">
            <text:p>0.675838</text:p>
          </table:table-cell>
          <table:table-cell table:formula="of:=[.A275]-[.A$1]" office:value-type="float" office:value="5.96" calcext:value-type="float">
            <text:p>5.96</text:p>
          </table:table-cell>
        </table:table-row>
        <table:table-row table:style-name="ro1">
          <table:table-cell office:value-type="float" office:value="60.25" calcext:value-type="float">
            <text:p>60.25</text:p>
          </table:table-cell>
          <table:table-cell office:value-type="float" office:value="0.545064" calcext:value-type="float">
            <text:p>0.545064</text:p>
          </table:table-cell>
          <table:table-cell table:formula="of:=[.A276]-[.A$1]" office:value-type="float" office:value="5.97" calcext:value-type="float">
            <text:p>5.97</text:p>
          </table:table-cell>
        </table:table-row>
        <table:table-row table:style-name="ro1">
          <table:table-cell office:value-type="float" office:value="60.25" calcext:value-type="float">
            <text:p>60.25</text:p>
          </table:table-cell>
          <table:table-cell office:value-type="float" office:value="0.760761" calcext:value-type="float">
            <text:p>0.760761</text:p>
          </table:table-cell>
          <table:table-cell table:formula="of:=[.A277]-[.A$1]" office:value-type="float" office:value="6.01000000000001" calcext:value-type="float">
            <text:p>6.01000000000001</text:p>
          </table:table-cell>
        </table:table-row>
        <table:table-row table:style-name="ro1">
          <table:table-cell office:value-type="float" office:value="60.3" calcext:value-type="float">
            <text:p>60.3</text:p>
          </table:table-cell>
          <table:table-cell office:value-type="float" office:value="0.690157" calcext:value-type="float">
            <text:p>0.690157</text:p>
          </table:table-cell>
          <table:table-cell table:formula="of:=[.A278]-[.A$1]" office:value-type="float" office:value="6.05" calcext:value-type="float">
            <text:p>6.05</text:p>
          </table:table-cell>
        </table:table-row>
        <table:table-row table:style-name="ro1">
          <table:table-cell office:value-type="float" office:value="60.3" calcext:value-type="float">
            <text:p>60.3</text:p>
          </table:table-cell>
          <table:table-cell office:value-type="float" office:value="0.756275" calcext:value-type="float">
            <text:p>0.756275</text:p>
          </table:table-cell>
          <table:table-cell table:formula="of:=[.A279]-[.A$1]"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60.31" calcext:value-type="float">
            <text:p>60.31</text:p>
          </table:table-cell>
          <table:table-cell office:value-type="float" office:value="0.755284" calcext:value-type="float">
            <text:p>0.755284</text:p>
          </table:table-cell>
          <table:table-cell table:formula="of:=[.A280]-[.A$1]" office:value-type="float" office:value="6.14" calcext:value-type="float">
            <text:p>6.14</text:p>
          </table:table-cell>
        </table:table-row>
        <table:table-row table:style-name="ro1">
          <table:table-cell office:value-type="float" office:value="60.35" calcext:value-type="float">
            <text:p>60.35</text:p>
          </table:table-cell>
          <table:table-cell office:value-type="float" office:value="0.716333" calcext:value-type="float">
            <text:p>0.716333</text:p>
          </table:table-cell>
          <table:table-cell table:formula="of:=[.A281]-[.A$1]" office:value-type="float" office:value="6.14" calcext:value-type="float">
            <text:p>6.14</text:p>
          </table:table-cell>
        </table:table-row>
        <table:table-row table:style-name="ro1">
          <table:table-cell office:value-type="float" office:value="60.4" calcext:value-type="float">
            <text:p>60.4</text:p>
          </table:table-cell>
          <table:table-cell office:value-type="float" office:value="0.580791" calcext:value-type="float">
            <text:p>0.580791</text:p>
          </table:table-cell>
          <table:table-cell table:formula="of:=[.A282]-[.A$1]" office:value-type="float" office:value="6.15000000000001" calcext:value-type="float">
            <text:p>6.15000000000001</text:p>
          </table:table-cell>
        </table:table-row>
        <table:table-row table:style-name="ro1">
          <table:table-cell office:value-type="float" office:value="60.4" calcext:value-type="float">
            <text:p>60.4</text:p>
          </table:table-cell>
          <table:table-cell office:value-type="float" office:value="0.685938" calcext:value-type="float">
            <text:p>0.685938</text:p>
          </table:table-cell>
          <table:table-cell table:formula="of:=[.A283]-[.A$1]" office:value-type="float" office:value="6.16" calcext:value-type="float">
            <text:p>6.16</text:p>
          </table:table-cell>
        </table:table-row>
        <table:table-row table:style-name="ro1">
          <table:table-cell office:value-type="float" office:value="60.45" calcext:value-type="float">
            <text:p>60.45</text:p>
          </table:table-cell>
          <table:table-cell office:value-type="float" office:value="0.583604" calcext:value-type="float">
            <text:p>0.583604</text:p>
          </table:table-cell>
          <table:table-cell table:formula="of:=[.A284]-[.A$1]"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60.45" calcext:value-type="float">
            <text:p>60.45</text:p>
          </table:table-cell>
          <table:table-cell office:value-type="float" office:value="0.630655" calcext:value-type="float">
            <text:p>0.630655</text:p>
          </table:table-cell>
          <table:table-cell table:formula="of:=[.A285]-[.A$1]"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60.45" calcext:value-type="float">
            <text:p>60.45</text:p>
          </table:table-cell>
          <table:table-cell office:value-type="float" office:value="0.677523" calcext:value-type="float">
            <text:p>0.677523</text:p>
          </table:table-cell>
          <table:table-cell table:formula="of:=[.A286]-[.A$1]" office:value-type="float" office:value="6.24" calcext:value-type="float">
            <text:p>6.24</text:p>
          </table:table-cell>
        </table:table-row>
        <table:table-row table:style-name="ro1">
          <table:table-cell office:value-type="float" office:value="60.46" calcext:value-type="float">
            <text:p>60.46</text:p>
          </table:table-cell>
          <table:table-cell office:value-type="float" office:value="0.67181" calcext:value-type="float">
            <text:p>0.67181</text:p>
          </table:table-cell>
          <table:table-cell table:formula="of:=[.A287]-[.A$1]" office:value-type="float" office:value="6.24" calcext:value-type="float">
            <text:p>6.24</text:p>
          </table:table-cell>
        </table:table-row>
        <table:table-row table:style-name="ro1">
          <table:table-cell office:value-type="float" office:value="60.5" calcext:value-type="float">
            <text:p>60.5</text:p>
          </table:table-cell>
          <table:table-cell office:value-type="float" office:value="0.643165" calcext:value-type="float">
            <text:p>0.643165</text:p>
          </table:table-cell>
          <table:table-cell table:formula="of:=[.A288]-[.A$1]" office:value-type="float" office:value="6.29" calcext:value-type="float">
            <text:p>6.29</text:p>
          </table:table-cell>
        </table:table-row>
        <table:table-row table:style-name="ro1">
          <table:table-cell office:value-type="float" office:value="60.55" calcext:value-type="float">
            <text:p>60.55</text:p>
          </table:table-cell>
          <table:table-cell office:value-type="float" office:value="0.56831" calcext:value-type="float">
            <text:p>0.56831</text:p>
          </table:table-cell>
          <table:table-cell table:formula="of:=[.A289]-[.A$1]" office:value-type="float" office:value="6.29" calcext:value-type="float">
            <text:p>6.29</text:p>
          </table:table-cell>
        </table:table-row>
        <table:table-row table:style-name="ro1">
          <table:table-cell office:value-type="float" office:value="60.59" calcext:value-type="float">
            <text:p>60.59</text:p>
          </table:table-cell>
          <table:table-cell office:value-type="float" office:value="0.567727" calcext:value-type="float">
            <text:p>0.567727</text:p>
          </table:table-cell>
          <table:table-cell table:formula="of:=[.A290]-[.A$1]" office:value-type="float" office:value="6.33000000000001" calcext:value-type="float">
            <text:p>6.33000000000001</text:p>
          </table:table-cell>
        </table:table-row>
        <table:table-row table:style-name="ro1">
          <table:table-cell office:value-type="float" office:value="60.64" calcext:value-type="float">
            <text:p>60.64</text:p>
          </table:table-cell>
          <table:table-cell office:value-type="float" office:value="0.478952" calcext:value-type="float">
            <text:p>0.478952</text:p>
          </table:table-cell>
          <table:table-cell table:formula="of:=[.A291]-[.A$1]" office:value-type="float" office:value="6.33000000000001" calcext:value-type="float">
            <text:p>6.33000000000001</text:p>
          </table:table-cell>
        </table:table-row>
        <table:table-row table:style-name="ro1">
          <table:table-cell office:value-type="float" office:value="60.64" calcext:value-type="float">
            <text:p>60.64</text:p>
          </table:table-cell>
          <table:table-cell office:value-type="float" office:value="0.505116" calcext:value-type="float">
            <text:p>0.505116</text:p>
          </table:table-cell>
          <table:table-cell table:formula="of:=[.A292]-[.A$1]" office:value-type="float" office:value="6.34" calcext:value-type="float">
            <text:p>6.34</text:p>
          </table:table-cell>
        </table:table-row>
        <table:table-row table:style-name="ro1">
          <table:table-cell office:value-type="float" office:value="60.64" calcext:value-type="float">
            <text:p>60.64</text:p>
          </table:table-cell>
          <table:table-cell office:value-type="float" office:value="0.530888" calcext:value-type="float">
            <text:p>0.530888</text:p>
          </table:table-cell>
          <table:table-cell table:formula="of:=[.A293]-[.A$1]" office:value-type="float" office:value="6.35" calcext:value-type="float">
            <text:p>6.35</text:p>
          </table:table-cell>
        </table:table-row>
        <table:table-row table:style-name="ro1">
          <table:table-cell office:value-type="float" office:value="60.65" calcext:value-type="float">
            <text:p>60.65</text:p>
          </table:table-cell>
          <table:table-cell office:value-type="float" office:value="0.552907" calcext:value-type="float">
            <text:p>0.552907</text:p>
          </table:table-cell>
          <table:table-cell table:formula="of:=[.A294]-[.A$1]" office:value-type="float" office:value="6.39" calcext:value-type="float">
            <text:p>6.39</text:p>
          </table:table-cell>
        </table:table-row>
        <table:table-row table:style-name="ro1">
          <table:table-cell office:value-type="float" office:value="60.69" calcext:value-type="float">
            <text:p>60.69</text:p>
          </table:table-cell>
          <table:table-cell office:value-type="float" office:value="0.518194" calcext:value-type="float">
            <text:p>0.518194</text:p>
          </table:table-cell>
          <table:table-cell table:formula="of:=[.A295]-[.A$1]" office:value-type="float" office:value="6.39" calcext:value-type="float">
            <text:p>6.39</text:p>
          </table:table-cell>
        </table:table-row>
        <table:table-row table:style-name="ro1">
          <table:table-cell office:value-type="float" office:value="60.74" calcext:value-type="float">
            <text:p>60.74</text:p>
          </table:table-cell>
          <table:table-cell office:value-type="float" office:value="0.461609" calcext:value-type="float">
            <text:p>0.461609</text:p>
          </table:table-cell>
          <table:table-cell table:formula="of:=[.A296]-[.A$1]" office:value-type="float" office:value="6.44000000000001" calcext:value-type="float">
            <text:p>6.44000000000001</text:p>
          </table:table-cell>
        </table:table-row>
        <table:table-row table:style-name="ro1">
          <table:table-cell office:value-type="float" office:value="60.79" calcext:value-type="float">
            <text:p>60.79</text:p>
          </table:table-cell>
          <table:table-cell office:value-type="float" office:value="0.413459" calcext:value-type="float">
            <text:p>0.413459</text:p>
          </table:table-cell>
          <table:table-cell table:formula="of:=[.A297]-[.A$1]" office:value-type="float" office:value="6.48" calcext:value-type="float">
            <text:p>6.48</text:p>
          </table:table-cell>
        </table:table-row>
        <table:table-row table:style-name="ro1">
          <table:table-cell office:value-type="float" office:value="60.79" calcext:value-type="float">
            <text:p>60.79</text:p>
          </table:table-cell>
          <table:table-cell office:value-type="float" office:value="0.42582" calcext:value-type="float">
            <text:p>0.42582</text:p>
          </table:table-cell>
          <table:table-cell table:formula="of:=[.A298]-[.A$1]" office:value-type="float" office:value="6.48" calcext:value-type="float">
            <text:p>6.48</text:p>
          </table:table-cell>
        </table:table-row>
        <table:table-row table:style-name="ro1">
          <table:table-cell office:value-type="float" office:value="60.83" calcext:value-type="float">
            <text:p>60.83</text:p>
          </table:table-cell>
          <table:table-cell office:value-type="float" office:value="0.407238" calcext:value-type="float">
            <text:p>0.407238</text:p>
          </table:table-cell>
          <table:table-cell table:formula="of:=[.A299]-[.A$1]" office:value-type="float" office:value="6.53" calcext:value-type="float">
            <text:p>6.53</text:p>
          </table:table-cell>
        </table:table-row>
        <table:table-row table:style-name="ro1">
          <table:table-cell office:value-type="float" office:value="60.88" calcext:value-type="float">
            <text:p>60.88</text:p>
          </table:table-cell>
          <table:table-cell office:value-type="float" office:value="0.366309" calcext:value-type="float">
            <text:p>0.366309</text:p>
          </table:table-cell>
          <table:table-cell table:formula="of:=[.A300]-[.A$1]" office:value-type="float" office:value="6.53" calcext:value-type="float">
            <text:p>6.53</text:p>
          </table:table-cell>
        </table:table-row>
        <table:table-row table:style-name="ro1">
          <table:table-cell office:value-type="float" office:value="60.88" calcext:value-type="float">
            <text:p>60.88</text:p>
          </table:table-cell>
          <table:table-cell office:value-type="float" office:value="0.375862" calcext:value-type="float">
            <text:p>0.375862</text:p>
          </table:table-cell>
          <table:table-cell table:formula="of:=[.A301]-[.A$1]" office:value-type="float" office:value="6.57" calcext:value-type="float">
            <text:p>6.57</text:p>
          </table:table-cell>
        </table:table-row>
        <table:table-row table:style-name="ro1">
          <table:table-cell office:value-type="float" office:value="60.92" calcext:value-type="float">
            <text:p>60.92</text:p>
          </table:table-cell>
          <table:table-cell office:value-type="float" office:value="0.351921" calcext:value-type="float">
            <text:p>0.351921</text:p>
          </table:table-cell>
          <table:table-cell table:formula="of:=[.A302]-[.A$1]" office:value-type="float" office:value="6.57" calcext:value-type="float">
            <text:p>6.57</text:p>
          </table:table-cell>
        </table:table-row>
        <table:table-row table:style-name="ro1">
          <table:table-cell office:value-type="float" office:value="60.92" calcext:value-type="float">
            <text:p>60.92</text:p>
          </table:table-cell>
          <table:table-cell office:value-type="float" office:value="0.353657" calcext:value-type="float">
            <text:p>0.353657</text:p>
          </table:table-cell>
          <table:table-cell table:formula="of:=[.A303]-[.A$1]" office:value-type="float" office:value="6.58000000000001" calcext:value-type="float">
            <text:p>6.58000000000001</text:p>
          </table:table-cell>
        </table:table-row>
        <table:table-row table:style-name="ro1">
          <table:table-cell office:value-type="float" office:value="60.93" calcext:value-type="float">
            <text:p>60.93</text:p>
          </table:table-cell>
          <table:table-cell office:value-type="float" office:value="0.348558" calcext:value-type="float">
            <text:p>0.348558</text:p>
          </table:table-cell>
          <table:table-cell table:formula="of:=[.A304]-[.A$1]" office:value-type="float" office:value="6.59" calcext:value-type="float">
            <text:p>6.59</text:p>
          </table:table-cell>
        </table:table-row>
        <table:table-row table:style-name="ro1">
          <table:table-cell office:value-type="float" office:value="60.94" calcext:value-type="float">
            <text:p>60.94</text:p>
          </table:table-cell>
          <table:table-cell office:value-type="float" office:value="0.343593" calcext:value-type="float">
            <text:p>0.343593</text:p>
          </table:table-cell>
          <table:table-cell table:formula="of:=[.A305]-[.A$1]" office:value-type="float" office:value="6.63" calcext:value-type="float">
            <text:p>6.63</text:p>
          </table:table-cell>
        </table:table-row>
        <table:table-row table:style-name="ro1">
          <table:table-cell office:value-type="float" office:value="60.99" calcext:value-type="float">
            <text:p>60.99</text:p>
          </table:table-cell>
          <table:table-cell office:value-type="float" office:value="0.322703" calcext:value-type="float">
            <text:p>0.322703</text:p>
          </table:table-cell>
          <table:table-cell table:formula="of:=[.A306]-[.A$1]" office:value-type="float" office:value="6.68" calcext:value-type="float">
            <text:p>6.68</text:p>
          </table:table-cell>
        </table:table-row>
        <table:table-row table:style-name="ro1">
          <table:table-cell office:value-type="float" office:value="61.03" calcext:value-type="float">
            <text:p>61.03</text:p>
          </table:table-cell>
          <table:table-cell office:value-type="float" office:value="0.30818" calcext:value-type="float">
            <text:p>0.30818</text:p>
          </table:table-cell>
          <table:table-cell table:formula="of:=[.A307]-[.A$1]" office:value-type="float" office:value="6.68" calcext:value-type="float">
            <text:p>6.68</text:p>
          </table:table-cell>
        </table:table-row>
        <table:table-row table:style-name="ro1">
          <table:table-cell office:value-type="float" office:value="61.03" calcext:value-type="float">
            <text:p>61.03</text:p>
          </table:table-cell>
          <table:table-cell office:value-type="float" office:value="0.304196" calcext:value-type="float">
            <text:p>0.304196</text:p>
          </table:table-cell>
          <table:table-cell table:formula="of:=[.A308]-[.A$1]" office:value-type="float" office:value="6.72" calcext:value-type="float">
            <text:p>6.72</text:p>
          </table:table-cell>
        </table:table-row>
        <table:table-row table:style-name="ro1">
          <table:table-cell office:value-type="float" office:value="61.08" calcext:value-type="float">
            <text:p>61.08</text:p>
          </table:table-cell>
          <table:table-cell office:value-type="float" office:value="0.290105" calcext:value-type="float">
            <text:p>0.290105</text:p>
          </table:table-cell>
          <table:table-cell table:formula="of:=[.A309]-[.A$1]" office:value-type="float" office:value="6.72" calcext:value-type="float">
            <text:p>6.72</text:p>
          </table:table-cell>
        </table:table-row>
        <table:table-row table:style-name="ro1">
          <table:table-cell office:value-type="float" office:value="61.08" calcext:value-type="float">
            <text:p>61.08</text:p>
          </table:table-cell>
          <table:table-cell office:value-type="float" office:value="0.284997" calcext:value-type="float">
            <text:p>0.284997</text:p>
          </table:table-cell>
          <table:table-cell table:formula="of:=[.A310]-[.A$1]" office:value-type="float" office:value="6.73" calcext:value-type="float">
            <text:p>6.73</text:p>
          </table:table-cell>
        </table:table-row>
        <table:table-row table:style-name="ro1">
          <table:table-cell office:value-type="float" office:value="61.08" calcext:value-type="float">
            <text:p>61.08</text:p>
          </table:table-cell>
          <table:table-cell office:value-type="float" office:value="0.279782" calcext:value-type="float">
            <text:p>0.279782</text:p>
          </table:table-cell>
          <table:table-cell table:formula="of:=[.A311]-[.A$1]" office:value-type="float" office:value="6.74" calcext:value-type="float">
            <text:p>6.74</text:p>
          </table:table-cell>
        </table:table-row>
        <table:table-row table:style-name="ro1">
          <table:table-cell office:value-type="float" office:value="61.09" calcext:value-type="float">
            <text:p>61.09</text:p>
          </table:table-cell>
          <table:table-cell office:value-type="float" office:value="0.274556" calcext:value-type="float">
            <text:p>0.274556</text:p>
          </table:table-cell>
          <table:table-cell table:formula="of:=[.A312]-[.A$1]" office:value-type="float" office:value="6.78" calcext:value-type="float">
            <text:p>6.78</text:p>
          </table:table-cell>
        </table:table-row>
        <table:table-row table:style-name="ro1">
          <table:table-cell office:value-type="float" office:value="61.13" calcext:value-type="float">
            <text:p>61.13</text:p>
          </table:table-cell>
          <table:table-cell office:value-type="float" office:value="0.256485" calcext:value-type="float">
            <text:p>0.256485</text:p>
          </table:table-cell>
          <table:table-cell table:formula="of:=[.A313]-[.A$1]" office:value-type="float" office:value="6.78" calcext:value-type="float">
            <text:p>6.78</text:p>
          </table:table-cell>
        </table:table-row>
        <table:table-row table:style-name="ro1">
          <table:table-cell office:value-type="float" office:value="61.18" calcext:value-type="float">
            <text:p>61.18</text:p>
          </table:table-cell>
          <table:table-cell office:value-type="float" office:value="0.251796" calcext:value-type="float">
            <text:p>0.251796</text:p>
          </table:table-cell>
          <table:table-cell table:formula="of:=[.A314]-[.A$1]" office:value-type="float" office:value="6.82" calcext:value-type="float">
            <text:p>6.82</text:p>
          </table:table-cell>
        </table:table-row>
        <table:table-row table:style-name="ro1">
          <table:table-cell office:value-type="float" office:value="61.18" calcext:value-type="float">
            <text:p>61.18</text:p>
          </table:table-cell>
          <table:table-cell office:value-type="float" office:value="0.253701" calcext:value-type="float">
            <text:p>0.253701</text:p>
          </table:table-cell>
          <table:table-cell table:formula="of:=[.A315]-[.A$1]" office:value-type="float" office:value="6.82" calcext:value-type="float">
            <text:p>6.82</text:p>
          </table:table-cell>
        </table:table-row>
        <table:table-row table:style-name="ro1">
          <table:table-cell office:value-type="float" office:value="61.22" calcext:value-type="float">
            <text:p>61.22</text:p>
          </table:table-cell>
          <table:table-cell office:value-type="float" office:value="0.267863" calcext:value-type="float">
            <text:p>0.267863</text:p>
          </table:table-cell>
          <table:table-cell table:formula="of:=[.A316]-[.A$1]" office:value-type="float" office:value="6.87" calcext:value-type="float">
            <text:p>6.87</text:p>
          </table:table-cell>
        </table:table-row>
        <table:table-row table:style-name="ro1">
          <table:table-cell office:value-type="float" office:value="61.22" calcext:value-type="float">
            <text:p>61.22</text:p>
          </table:table-cell>
          <table:table-cell office:value-type="float" office:value="0.275417" calcext:value-type="float">
            <text:p>0.275417</text:p>
          </table:table-cell>
          <table:table-cell table:formula="of:=[.A317]-[.A$1]" office:value-type="float" office:value="6.87" calcext:value-type="float">
            <text:p>6.87</text:p>
          </table:table-cell>
        </table:table-row>
        <table:table-row table:style-name="ro1">
          <table:table-cell office:value-type="float" office:value="61.23" calcext:value-type="float">
            <text:p>61.23</text:p>
          </table:table-cell>
          <table:table-cell office:value-type="float" office:value="0.284329" calcext:value-type="float">
            <text:p>0.284329</text:p>
          </table:table-cell>
          <table:table-cell table:formula="of:=[.A318]-[.A$1]" office:value-type="float" office:value="6.91" calcext:value-type="float">
            <text:p>6.91</text:p>
          </table:table-cell>
        </table:table-row>
        <table:table-row table:style-name="ro1">
          <table:table-cell office:value-type="float" office:value="61.24" calcext:value-type="float">
            <text:p>61.24</text:p>
          </table:table-cell>
          <table:table-cell office:value-type="float" office:value="0.294526" calcext:value-type="float">
            <text:p>0.294526</text:p>
          </table:table-cell>
          <table:table-cell table:formula="of:=[.A319]-[.A$1]" office:value-type="float" office:value="6.91" calcext:value-type="float">
            <text:p>6.91</text:p>
          </table:table-cell>
        </table:table-row>
        <table:table-row table:style-name="ro1">
          <table:table-cell office:value-type="float" office:value="61.28" calcext:value-type="float">
            <text:p>61.28</text:p>
          </table:table-cell>
          <table:table-cell office:value-type="float" office:value="0.346109" calcext:value-type="float">
            <text:p>0.346109</text:p>
          </table:table-cell>
          <table:table-cell table:formula="of:=[.A320]-[.A$1]" office:value-type="float" office:value="6.92" calcext:value-type="float">
            <text:p>6.92</text:p>
          </table:table-cell>
        </table:table-row>
        <table:table-row table:style-name="ro1">
          <table:table-cell office:value-type="float" office:value="61.33" calcext:value-type="float">
            <text:p>61.33</text:p>
          </table:table-cell>
          <table:table-cell office:value-type="float" office:value="0.409358" calcext:value-type="float">
            <text:p>0.409358</text:p>
          </table:table-cell>
          <table:table-cell table:formula="of:=[.A321]-[.A$1]" office:value-type="float" office:value="6.93" calcext:value-type="float">
            <text:p>6.93</text:p>
          </table:table-cell>
        </table:table-row>
        <table:table-row table:style-name="ro1">
          <table:table-cell office:value-type="float" office:value="61.37" calcext:value-type="float">
            <text:p>61.37</text:p>
          </table:table-cell>
          <table:table-cell office:value-type="float" office:value="0.494008" calcext:value-type="float">
            <text:p>0.494008</text:p>
          </table:table-cell>
          <table:table-cell table:formula="of:=[.A322]-[.A$1]" office:value-type="float" office:value="6.97" calcext:value-type="float">
            <text:p>6.97</text:p>
          </table:table-cell>
        </table:table-row>
        <table:table-row table:style-name="ro1">
          <table:table-cell office:value-type="float" office:value="61.41" calcext:value-type="float">
            <text:p>61.41</text:p>
          </table:table-cell>
          <table:table-cell office:value-type="float" office:value="0.543249" calcext:value-type="float">
            <text:p>0.543249</text:p>
          </table:table-cell>
          <table:table-cell table:formula="of:=[.A323]-[.A$1]" office:value-type="float" office:value="7.02" calcext:value-type="float">
            <text:p>7.02</text:p>
          </table:table-cell>
        </table:table-row>
        <table:table-row table:style-name="ro1">
          <table:table-cell office:value-type="float" office:value="61.41" calcext:value-type="float">
            <text:p>61.41</text:p>
          </table:table-cell>
          <table:table-cell office:value-type="float" office:value="0.55894" calcext:value-type="float">
            <text:p>0.55894</text:p>
          </table:table-cell>
          <table:table-cell table:formula="of:=[.A324]-[.A$1]" office:value-type="float" office:value="7.06" calcext:value-type="float">
            <text:p>7.06</text:p>
          </table:table-cell>
        </table:table-row>
        <table:table-row table:style-name="ro1">
          <table:table-cell office:value-type="float" office:value="61.42" calcext:value-type="float">
            <text:p>61.42</text:p>
          </table:table-cell>
          <table:table-cell office:value-type="float" office:value="0.574162" calcext:value-type="float">
            <text:p>0.574162</text:p>
          </table:table-cell>
          <table:table-cell table:formula="of:=[.A325]-[.A$1]" office:value-type="float" office:value="7.06" calcext:value-type="float">
            <text:p>7.06</text:p>
          </table:table-cell>
        </table:table-row>
        <table:table-row table:style-name="ro1">
          <table:table-cell office:value-type="float" office:value="61.43" calcext:value-type="float">
            <text:p>61.43</text:p>
          </table:table-cell>
          <table:table-cell office:value-type="float" office:value="0.588871" calcext:value-type="float">
            <text:p>0.588871</text:p>
          </table:table-cell>
          <table:table-cell table:formula="of:=[.A326]-[.A$1]" office:value-type="float" office:value="7.11" calcext:value-type="float">
            <text:p>7.11</text:p>
          </table:table-cell>
        </table:table-row>
        <table:table-row table:style-name="ro1">
          <table:table-cell office:value-type="float" office:value="61.47" calcext:value-type="float">
            <text:p>61.47</text:p>
          </table:table-cell>
          <table:table-cell office:value-type="float" office:value="0.641858" calcext:value-type="float">
            <text:p>0.641858</text:p>
          </table:table-cell>
          <table:table-cell table:formula="of:=[.A327]-[.A$1]" office:value-type="float" office:value="7.11" calcext:value-type="float">
            <text:p>7.11</text:p>
          </table:table-cell>
        </table:table-row>
        <table:table-row table:style-name="ro1">
          <table:table-cell office:value-type="float" office:value="61.51" calcext:value-type="float">
            <text:p>61.51</text:p>
          </table:table-cell>
          <table:table-cell office:value-type="float" office:value="0.684435" calcext:value-type="float">
            <text:p>0.684435</text:p>
          </table:table-cell>
          <table:table-cell table:formula="of:=[.A328]-[.A$1]" office:value-type="float" office:value="7.12" calcext:value-type="float">
            <text:p>7.12</text:p>
          </table:table-cell>
        </table:table-row>
        <table:table-row table:style-name="ro1">
          <table:table-cell office:value-type="float" office:value="61.56" calcext:value-type="float">
            <text:p>61.56</text:p>
          </table:table-cell>
          <table:table-cell office:value-type="float" office:value="0.709279" calcext:value-type="float">
            <text:p>0.709279</text:p>
          </table:table-cell>
          <table:table-cell table:formula="of:=[.A329]-[.A$1]" office:value-type="float" office:value="7.16" calcext:value-type="float">
            <text:p>7.16</text:p>
          </table:table-cell>
        </table:table-row>
        <table:table-row table:style-name="ro1">
          <table:table-cell office:value-type="float" office:value="61.56" calcext:value-type="float">
            <text:p>61.56</text:p>
          </table:table-cell>
          <table:table-cell office:value-type="float" office:value="0.722531" calcext:value-type="float">
            <text:p>0.722531</text:p>
          </table:table-cell>
          <table:table-cell table:formula="of:=[.A330]-[.A$1]" office:value-type="float" office:value="7.21" calcext:value-type="float">
            <text:p>7.21</text:p>
          </table:table-cell>
        </table:table-row>
        <table:table-row table:style-name="ro1">
          <table:table-cell office:value-type="float" office:value="61.6" calcext:value-type="float">
            <text:p>61.6</text:p>
          </table:table-cell>
          <table:table-cell office:value-type="float" office:value="0.737645" calcext:value-type="float">
            <text:p>0.737645</text:p>
          </table:table-cell>
          <table:table-cell table:formula="of:=[.A331]-[.A$1]" office:value-type="float" office:value="7.21" calcext:value-type="float">
            <text:p>7.21</text:p>
          </table:table-cell>
        </table:table-row>
        <table:table-row table:style-name="ro1">
          <table:table-cell office:value-type="float" office:value="61.6" calcext:value-type="float">
            <text:p>61.6</text:p>
          </table:table-cell>
          <table:table-cell office:value-type="float" office:value="0.741457" calcext:value-type="float">
            <text:p>0.741457</text:p>
          </table:table-cell>
          <table:table-cell table:formula="of:=[.A332]-[.A$1]" office:value-type="float" office:value="7.26000000000001" calcext:value-type="float">
            <text:p>7.26000000000001</text:p>
          </table:table-cell>
        </table:table-row>
        <table:table-row table:style-name="ro1">
          <table:table-cell office:value-type="float" office:value="61.61" calcext:value-type="float">
            <text:p>61.61</text:p>
          </table:table-cell>
          <table:table-cell office:value-type="float" office:value="0.744684" calcext:value-type="float">
            <text:p>0.744684</text:p>
          </table:table-cell>
          <table:table-cell table:formula="of:=[.A333]-[.A$1]" office:value-type="float" office:value="7.26000000000001" calcext:value-type="float">
            <text:p>7.26000000000001</text:p>
          </table:table-cell>
        </table:table-row>
        <table:table-row table:style-name="ro1">
          <table:table-cell office:value-type="float" office:value="61.62" calcext:value-type="float">
            <text:p>61.62</text:p>
          </table:table-cell>
          <table:table-cell office:value-type="float" office:value="0.74734" calcext:value-type="float">
            <text:p>0.74734</text:p>
          </table:table-cell>
          <table:table-cell table:formula="of:=[.A334]-[.A$1]" office:value-type="float" office:value="7.26000000000001" calcext:value-type="float">
            <text:p>7.26000000000001</text:p>
          </table:table-cell>
        </table:table-row>
        <table:table-row table:style-name="ro1">
          <table:table-cell office:value-type="float" office:value="61.66" calcext:value-type="float">
            <text:p>61.66</text:p>
          </table:table-cell>
          <table:table-cell office:value-type="float" office:value="0.752572" calcext:value-type="float">
            <text:p>0.752572</text:p>
          </table:table-cell>
          <table:table-cell table:formula="of:=[.A335]-[.A$1]" office:value-type="float" office:value="7.27" calcext:value-type="float">
            <text:p>7.27</text:p>
          </table:table-cell>
        </table:table-row>
        <table:table-row table:style-name="ro1">
          <table:table-cell office:value-type="float" office:value="61.71" calcext:value-type="float">
            <text:p>61.71</text:p>
          </table:table-cell>
          <table:table-cell office:value-type="float" office:value="0.752194" calcext:value-type="float">
            <text:p>0.752194</text:p>
          </table:table-cell>
          <table:table-cell table:formula="of:=[.A336]-[.A$1]" office:value-type="float" office:value="7.31" calcext:value-type="float">
            <text:p>7.31</text:p>
          </table:table-cell>
        </table:table-row>
        <table:table-row table:style-name="ro1">
          <table:table-cell office:value-type="float" office:value="61.71" calcext:value-type="float">
            <text:p>61.71</text:p>
          </table:table-cell>
          <table:table-cell office:value-type="float" office:value="0.748211" calcext:value-type="float">
            <text:p>0.748211</text:p>
          </table:table-cell>
          <table:table-cell table:formula="of:=[.A337]-[.A$1]" office:value-type="float" office:value="7.36" calcext:value-type="float">
            <text:p>7.36</text:p>
          </table:table-cell>
        </table:table-row>
        <table:table-row table:style-name="ro1">
          <table:table-cell office:value-type="float" office:value="61.75" calcext:value-type="float">
            <text:p>61.75</text:p>
          </table:table-cell>
          <table:table-cell office:value-type="float" office:value="0.73712" calcext:value-type="float">
            <text:p>0.73712</text:p>
          </table:table-cell>
          <table:table-cell table:formula="of:=[.A338]-[.A$1]" office:value-type="float" office:value="7.40000000000001" calcext:value-type="float">
            <text:p>7.40000000000001</text:p>
          </table:table-cell>
        </table:table-row>
        <table:table-row table:style-name="ro1">
          <table:table-cell office:value-type="float" office:value="61.76" calcext:value-type="float">
            <text:p>61.76</text:p>
          </table:table-cell>
          <table:table-cell office:value-type="float" office:value="0.733406" calcext:value-type="float">
            <text:p>0.733406</text:p>
          </table:table-cell>
          <table:table-cell table:formula="of:=[.A339]-[.A$1]" office:value-type="float" office:value="7.45" calcext:value-type="float">
            <text:p>7.45</text:p>
          </table:table-cell>
        </table:table-row>
        <table:table-row table:style-name="ro1">
          <table:table-cell office:value-type="float" office:value="61.77" calcext:value-type="float">
            <text:p>61.77</text:p>
          </table:table-cell>
          <table:table-cell office:value-type="float" office:value="0.729343" calcext:value-type="float">
            <text:p>0.729343</text:p>
          </table:table-cell>
          <table:table-cell table:formula="of:=[.A340]-[.A$1]" office:value-type="float" office:value="7.45" calcext:value-type="float">
            <text:p>7.45</text:p>
          </table:table-cell>
        </table:table-row>
        <table:table-row table:style-name="ro1">
          <table:table-cell office:value-type="float" office:value="61.81" calcext:value-type="float">
            <text:p>61.81</text:p>
          </table:table-cell>
          <table:table-cell office:value-type="float" office:value="0.709873" calcext:value-type="float">
            <text:p>0.709873</text:p>
          </table:table-cell>
          <table:table-cell table:formula="of:=[.A341]-[.A$1]" office:value-type="float" office:value="7.45" calcext:value-type="float">
            <text:p>7.45</text:p>
          </table:table-cell>
        </table:table-row>
        <table:table-row table:style-name="ro1">
          <table:table-cell office:value-type="float" office:value="61.85" calcext:value-type="float">
            <text:p>61.85</text:p>
          </table:table-cell>
          <table:table-cell office:value-type="float" office:value="0.685887" calcext:value-type="float">
            <text:p>0.685887</text:p>
          </table:table-cell>
          <table:table-cell table:formula="of:=[.A342]-[.A$1]" office:value-type="float" office:value="7.46" calcext:value-type="float">
            <text:p>7.46</text:p>
          </table:table-cell>
        </table:table-row>
        <table:table-row table:style-name="ro1">
          <table:table-cell office:value-type="float" office:value="61.9" calcext:value-type="float">
            <text:p>61.9</text:p>
          </table:table-cell>
          <table:table-cell office:value-type="float" office:value="0.658167" calcext:value-type="float">
            <text:p>0.658167</text:p>
          </table:table-cell>
          <table:table-cell table:formula="of:=[.A343]-[.A$1]"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61.94" calcext:value-type="float">
            <text:p>61.94</text:p>
          </table:table-cell>
          <table:table-cell office:value-type="float" office:value="0.635383" calcext:value-type="float">
            <text:p>0.635383</text:p>
          </table:table-cell>
          <table:table-cell table:formula="of:=[.A344]-[.A$1]" office:value-type="float" office:value="7.55" calcext:value-type="float">
            <text:p>7.55</text:p>
          </table:table-cell>
        </table:table-row>
        <table:table-row table:style-name="ro1">
          <table:table-cell office:value-type="float" office:value="61.94" calcext:value-type="float">
            <text:p>61.94</text:p>
          </table:table-cell>
          <table:table-cell office:value-type="float" office:value="0.619414" calcext:value-type="float">
            <text:p>0.619414</text:p>
          </table:table-cell>
          <table:table-cell table:formula="of:=[.A345]-[.A$1]"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61.99" calcext:value-type="float">
            <text:p>61.99</text:p>
          </table:table-cell>
          <table:table-cell office:value-type="float" office:value="0.602926" calcext:value-type="float">
            <text:p>0.602926</text:p>
          </table:table-cell>
          <table:table-cell table:formula="of:=[.A346]-[.A$1]"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61.99" calcext:value-type="float">
            <text:p>61.99</text:p>
          </table:table-cell>
          <table:table-cell office:value-type="float" office:value="0.577402" calcext:value-type="float">
            <text:p>0.577402</text:p>
          </table:table-cell>
          <table:table-cell table:formula="of:=[.A347]-[.A$1]" office:value-type="float" office:value="7.64" calcext:value-type="float">
            <text:p>7.64</text:p>
          </table:table-cell>
        </table:table-row>
        <table:table-row table:style-name="ro1">
          <table:table-cell office:value-type="float" office:value="62.03" calcext:value-type="float">
            <text:p>62.03</text:p>
          </table:table-cell>
          <table:table-cell office:value-type="float" office:value="0.551177" calcext:value-type="float">
            <text:p>0.551177</text:p>
          </table:table-cell>
          <table:table-cell table:formula="of:=[.A348]-[.A$1]" office:value-type="float" office:value="7.69000000000001" calcext:value-type="float">
            <text:p>7.69000000000001</text:p>
          </table:table-cell>
        </table:table-row>
        <table:table-row table:style-name="ro1">
          <table:table-cell office:value-type="float" office:value="62.03" calcext:value-type="float">
            <text:p>62.03</text:p>
          </table:table-cell>
          <table:table-cell office:value-type="float" office:value="0.542326" calcext:value-type="float">
            <text:p>0.542326</text:p>
          </table:table-cell>
          <table:table-cell table:formula="of:=[.A349]-[.A$1]" office:value-type="float" office:value="7.69000000000001" calcext:value-type="float">
            <text:p>7.69000000000001</text:p>
          </table:table-cell>
        </table:table-row>
        <table:table-row table:style-name="ro1">
          <table:table-cell office:value-type="float" office:value="62.04" calcext:value-type="float">
            <text:p>62.04</text:p>
          </table:table-cell>
          <table:table-cell office:value-type="float" office:value="0.533435" calcext:value-type="float">
            <text:p>0.533435</text:p>
          </table:table-cell>
          <table:table-cell table:formula="of:=[.A350]-[.A$1]" office:value-type="float" office:value="7.73" calcext:value-type="float">
            <text:p>7.73</text:p>
          </table:table-cell>
        </table:table-row>
        <table:table-row table:style-name="ro1">
          <table:table-cell office:value-type="float" office:value="62.05" calcext:value-type="float">
            <text:p>62.05</text:p>
          </table:table-cell>
          <table:table-cell office:value-type="float" office:value="0.524515" calcext:value-type="float">
            <text:p>0.524515</text:p>
          </table:table-cell>
          <table:table-cell table:formula="of:=[.A351]-[.A$1]" office:value-type="float" office:value="7.73" calcext:value-type="float">
            <text:p>7.73</text:p>
          </table:table-cell>
        </table:table-row>
        <table:table-row table:style-name="ro1">
          <table:table-cell office:value-type="float" office:value="62.09" calcext:value-type="float">
            <text:p>62.09</text:p>
          </table:table-cell>
          <table:table-cell office:value-type="float" office:value="0.488704" calcext:value-type="float">
            <text:p>0.488704</text:p>
          </table:table-cell>
          <table:table-cell table:formula="of:=[.A352]-[.A$1]" office:value-type="float" office:value="7.74" calcext:value-type="float">
            <text:p>7.74</text:p>
          </table:table-cell>
        </table:table-row>
        <table:table-row table:style-name="ro1">
          <table:table-cell office:value-type="float" office:value="62.13" calcext:value-type="float">
            <text:p>62.13</text:p>
          </table:table-cell>
          <table:table-cell office:value-type="float" office:value="0.45306" calcext:value-type="float">
            <text:p>0.45306</text:p>
          </table:table-cell>
          <table:table-cell table:formula="of:=[.A353]-[.A$1]" office:value-type="float" office:value="7.75" calcext:value-type="float">
            <text:p>7.75</text:p>
          </table:table-cell>
        </table:table-row>
        <table:table-row table:style-name="ro1">
          <table:table-cell office:value-type="float" office:value="62.18" calcext:value-type="float">
            <text:p>62.18</text:p>
          </table:table-cell>
          <table:table-cell office:value-type="float" office:value="0.426702" calcext:value-type="float">
            <text:p>0.426702</text:p>
          </table:table-cell>
          <table:table-cell table:formula="of:=[.A354]-[.A$1]"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62.18" calcext:value-type="float">
            <text:p>62.18</text:p>
          </table:table-cell>
          <table:table-cell office:value-type="float" office:value="0.409396" calcext:value-type="float">
            <text:p>0.409396</text:p>
          </table:table-cell>
          <table:table-cell table:formula="of:=[.A355]-[.A$1]" office:value-type="float" office:value="7.84" calcext:value-type="float">
            <text:p>7.84</text:p>
          </table:table-cell>
        </table:table-row>
        <table:table-row table:style-name="ro1">
          <table:table-cell office:value-type="float" office:value="62.22" calcext:value-type="float">
            <text:p>62.22</text:p>
          </table:table-cell>
          <table:table-cell office:value-type="float" office:value="0.383942" calcext:value-type="float">
            <text:p>0.383942</text:p>
          </table:table-cell>
          <table:table-cell table:formula="of:=[.A356]-[.A$1]" office:value-type="float" office:value="7.84" calcext:value-type="float">
            <text:p>7.84</text:p>
          </table:table-cell>
        </table:table-row>
        <table:table-row table:style-name="ro1">
          <table:table-cell office:value-type="float" office:value="62.23" calcext:value-type="float">
            <text:p>62.23</text:p>
          </table:table-cell>
          <table:table-cell office:value-type="float" office:value="0.375609" calcext:value-type="float">
            <text:p>0.375609</text:p>
          </table:table-cell>
          <table:table-cell table:formula="of:=[.A357]-[.A$1]" office:value-type="float" office:value="7.89" calcext:value-type="float">
            <text:p>7.89</text:p>
          </table:table-cell>
        </table:table-row>
        <table:table-row table:style-name="ro1">
          <table:table-cell office:value-type="float" office:value="62.23" calcext:value-type="float">
            <text:p>62.23</text:p>
          </table:table-cell>
          <table:table-cell office:value-type="float" office:value="0.367359" calcext:value-type="float">
            <text:p>0.367359</text:p>
          </table:table-cell>
          <table:table-cell table:formula="of:=[.A358]-[.A$1]" office:value-type="float" office:value="7.89" calcext:value-type="float">
            <text:p>7.89</text:p>
          </table:table-cell>
        </table:table-row>
        <table:table-row table:style-name="ro1">
          <table:table-cell office:value-type="float" office:value="62.24" calcext:value-type="float">
            <text:p>62.24</text:p>
          </table:table-cell>
          <table:table-cell office:value-type="float" office:value="0.359196" calcext:value-type="float">
            <text:p>0.359196</text:p>
          </table:table-cell>
          <table:table-cell table:formula="of:=[.A359]-[.A$1]" office:value-type="float" office:value="7.89" calcext:value-type="float">
            <text:p>7.89</text:p>
          </table:table-cell>
        </table:table-row>
        <table:table-row table:style-name="ro1">
          <table:table-cell office:value-type="float" office:value="62.28" calcext:value-type="float">
            <text:p>62.28</text:p>
          </table:table-cell>
          <table:table-cell office:value-type="float" office:value="0.335258" calcext:value-type="float">
            <text:p>0.335258</text:p>
          </table:table-cell>
          <table:table-cell table:formula="of:=[.A360]-[.A$1]" office:value-type="float" office:value="7.90000000000001" calcext:value-type="float">
            <text:p>7.90000000000001</text:p>
          </table:table-cell>
        </table:table-row>
        <table:table-row table:style-name="ro1">
          <table:table-cell office:value-type="float" office:value="62.28" calcext:value-type="float">
            <text:p>62.28</text:p>
          </table:table-cell>
          <table:table-cell office:value-type="float" office:value="0.327473" calcext:value-type="float">
            <text:p>0.327473</text:p>
          </table:table-cell>
          <table:table-cell table:formula="of:=[.A361]-[.A$1]" office:value-type="float" office:value="7.94000000000001" calcext:value-type="float">
            <text:p>7.94000000000001</text:p>
          </table:table-cell>
        </table:table-row>
        <table:table-row table:style-name="ro1">
          <table:table-cell office:value-type="float" office:value="62.32" calcext:value-type="float">
            <text:p>62.32</text:p>
          </table:table-cell>
          <table:table-cell office:value-type="float" office:value="0.304736" calcext:value-type="float">
            <text:p>0.304736</text:p>
          </table:table-cell>
          <table:table-cell table:formula="of:=[.A362]-[.A$1]" office:value-type="float" office:value="7.99" calcext:value-type="float">
            <text:p>7.99</text:p>
          </table:table-cell>
        </table:table-row>
        <table:table-row table:style-name="ro1">
          <table:table-cell office:value-type="float" office:value="62.33" calcext:value-type="float">
            <text:p>62.33</text:p>
          </table:table-cell>
          <table:table-cell office:value-type="float" office:value="0.29737" calcext:value-type="float">
            <text:p>0.29737</text:p>
          </table:table-cell>
          <table:table-cell table:formula="of:=[.A363]-[.A$1]" office:value-type="float" office:value="7.99" calcext:value-type="float">
            <text:p>7.99</text:p>
          </table:table-cell>
        </table:table-row>
        <table:table-row table:style-name="ro1">
          <table:table-cell office:value-type="float" office:value="62.37" calcext:value-type="float">
            <text:p>62.37</text:p>
          </table:table-cell>
          <table:table-cell office:value-type="float" office:value="0.262203" calcext:value-type="float">
            <text:p>0.262203</text:p>
          </table:table-cell>
          <table:table-cell table:formula="of:=[.A364]-[.A$1]" office:value-type="float" office:value="8.03" calcext:value-type="float">
            <text:p>8.03</text:p>
          </table:table-cell>
        </table:table-row>
        <table:table-row table:style-name="ro1">
          <table:table-cell office:value-type="float" office:value="62.42" calcext:value-type="float">
            <text:p>62.42</text:p>
          </table:table-cell>
          <table:table-cell office:value-type="float" office:value="0.242465" calcext:value-type="float">
            <text:p>0.242465</text:p>
          </table:table-cell>
          <table:table-cell table:formula="of:=[.A365]-[.A$1]" office:value-type="float" office:value="8.03" calcext:value-type="float">
            <text:p>8.03</text:p>
          </table:table-cell>
        </table:table-row>
        <table:table-row table:style-name="ro1">
          <table:table-cell office:value-type="float" office:value="62.42" calcext:value-type="float">
            <text:p>62.42</text:p>
          </table:table-cell>
          <table:table-cell office:value-type="float" office:value="0.236115" calcext:value-type="float">
            <text:p>0.236115</text:p>
          </table:table-cell>
          <table:table-cell table:formula="of:=[.A366]-[.A$1]" office:value-type="float" office:value="8.04" calcext:value-type="float">
            <text:p>8.04</text:p>
          </table:table-cell>
        </table:table-row>
        <table:table-row table:style-name="ro1">
          <table:table-cell office:value-type="float" office:value="62.42" calcext:value-type="float">
            <text:p>62.42</text:p>
          </table:table-cell>
          <table:table-cell office:value-type="float" office:value="0.22988" calcext:value-type="float">
            <text:p>0.22988</text:p>
          </table:table-cell>
          <table:table-cell table:formula="of:=[.A367]-[.A$1]" office:value-type="float" office:value="8.05" calcext:value-type="float">
            <text:p>8.05</text:p>
          </table:table-cell>
        </table:table-row>
        <table:table-row table:style-name="ro1">
          <table:table-cell office:value-type="float" office:value="62.43" calcext:value-type="float">
            <text:p>62.43</text:p>
          </table:table-cell>
          <table:table-cell office:value-type="float" office:value="0.223761" calcext:value-type="float">
            <text:p>0.223761</text:p>
          </table:table-cell>
          <table:table-cell table:formula="of:=[.A368]-[.A$1]" office:value-type="float" office:value="8.09" calcext:value-type="float">
            <text:p>8.09</text:p>
          </table:table-cell>
        </table:table-row>
        <table:table-row table:style-name="ro1">
          <table:table-cell office:value-type="float" office:value="62.47" calcext:value-type="float">
            <text:p>62.47</text:p>
          </table:table-cell>
          <table:table-cell office:value-type="float" office:value="0.206089" calcext:value-type="float">
            <text:p>0.206089</text:p>
          </table:table-cell>
          <table:table-cell table:formula="of:=[.A369]-[.A$1]" office:value-type="float" office:value="8.14" calcext:value-type="float">
            <text:p>8.14</text:p>
          </table:table-cell>
        </table:table-row>
        <table:table-row table:style-name="ro1">
          <table:table-cell office:value-type="float" office:value="62.47" calcext:value-type="float">
            <text:p>62.47</text:p>
          </table:table-cell>
          <table:table-cell office:value-type="float" office:value="0.200426" calcext:value-type="float">
            <text:p>0.200426</text:p>
          </table:table-cell>
          <table:table-cell table:formula="of:=[.A370]-[.A$1]" office:value-type="float" office:value="8.18" calcext:value-type="float">
            <text:p>8.18</text:p>
          </table:table-cell>
        </table:table-row>
        <table:table-row table:style-name="ro1">
          <table:table-cell office:value-type="float" office:value="62.52" calcext:value-type="float">
            <text:p>62.52</text:p>
          </table:table-cell>
          <table:table-cell office:value-type="float" office:value="0.178889" calcext:value-type="float">
            <text:p>0.178889</text:p>
          </table:table-cell>
          <table:table-cell table:formula="of:=[.A371]-[.A$1]" office:value-type="float" office:value="8.22" calcext:value-type="float">
            <text:p>8.22</text:p>
          </table:table-cell>
        </table:table-row>
        <table:table-row table:style-name="ro1">
          <table:table-cell office:value-type="float" office:value="62.56" calcext:value-type="float">
            <text:p>62.56</text:p>
          </table:table-cell>
          <table:table-cell office:value-type="float" office:value="0.159092" calcext:value-type="float">
            <text:p>0.159092</text:p>
          </table:table-cell>
          <table:table-cell table:formula="of:=[.A372]-[.A$1]" office:value-type="float" office:value="8.22" calcext:value-type="float">
            <text:p>8.22</text:p>
          </table:table-cell>
        </table:table-row>
        <table:table-row table:style-name="ro1">
          <table:table-cell office:value-type="float" office:value="62.57" calcext:value-type="float">
            <text:p>62.57</text:p>
          </table:table-cell>
          <table:table-cell office:value-type="float" office:value="0.154405" calcext:value-type="float">
            <text:p>0.154405</text:p>
          </table:table-cell>
          <table:table-cell table:formula="of:=[.A373]-[.A$1]" office:value-type="float" office:value="8.23" calcext:value-type="float">
            <text:p>8.23</text:p>
          </table:table-cell>
        </table:table-row>
        <table:table-row table:style-name="ro1">
          <table:table-cell office:value-type="float" office:value="62.61" calcext:value-type="float">
            <text:p>62.61</text:p>
          </table:table-cell>
          <table:table-cell office:value-type="float" office:value="0.136667" calcext:value-type="float">
            <text:p>0.136667</text:p>
          </table:table-cell>
          <table:table-cell table:formula="of:=[.A374]-[.A$1]" office:value-type="float" office:value="8.24" calcext:value-type="float">
            <text:p>8.24</text:p>
          </table:table-cell>
        </table:table-row>
        <table:table-row table:style-name="ro1">
          <table:table-cell office:value-type="float" office:value="62.61" calcext:value-type="float">
            <text:p>62.61</text:p>
          </table:table-cell>
          <table:table-cell office:value-type="float" office:value="0.132478" calcext:value-type="float">
            <text:p>0.132478</text:p>
          </table:table-cell>
          <table:table-cell table:formula="of:=[.A375]-[.A$1]" office:value-type="float" office:value="8.28" calcext:value-type="float">
            <text:p>8.28</text:p>
          </table:table-cell>
        </table:table-row>
        <table:table-row table:style-name="ro1">
          <table:table-cell office:value-type="float" office:value="62.62" calcext:value-type="float">
            <text:p>62.62</text:p>
          </table:table-cell>
          <table:table-cell office:value-type="float" office:value="0.128384" calcext:value-type="float">
            <text:p>0.128384</text:p>
          </table:table-cell>
          <table:table-cell table:formula="of:=[.A376]-[.A$1]" office:value-type="float" office:value="8.32" calcext:value-type="float">
            <text:p>8.32</text:p>
          </table:table-cell>
        </table:table-row>
        <table:table-row table:style-name="ro1">
          <table:table-cell office:value-type="float" office:value="62.66" calcext:value-type="float">
            <text:p>62.66</text:p>
          </table:table-cell>
          <table:table-cell office:value-type="float" office:value="0.116661" calcext:value-type="float">
            <text:p>0.116661</text:p>
          </table:table-cell>
          <table:table-cell table:formula="of:=[.A377]-[.A$1]" office:value-type="float" office:value="8.37" calcext:value-type="float">
            <text:p>8.37</text:p>
          </table:table-cell>
        </table:table-row>
        <table:table-row table:style-name="ro1">
          <table:table-cell office:value-type="float" office:value="62.7" calcext:value-type="float">
            <text:p>62.7</text:p>
          </table:table-cell>
          <table:table-cell office:value-type="float" office:value="0.0988986" calcext:value-type="float">
            <text:p>0.0988986</text:p>
          </table:table-cell>
          <table:table-cell table:formula="of:=[.A378]-[.A$1]" office:value-type="float" office:value="8.37" calcext:value-type="float">
            <text:p>8.37</text:p>
          </table:table-cell>
        </table:table-row>
        <table:table-row table:style-name="ro1">
          <table:table-cell office:value-type="float" office:value="62.74" calcext:value-type="float">
            <text:p>62.74</text:p>
          </table:table-cell>
          <table:table-cell office:value-type="float" office:value="0.0892491" calcext:value-type="float">
            <text:p>0.0892491</text:p>
          </table:table-cell>
          <table:table-cell table:formula="of:=[.A379]-[.A$1]" office:value-type="float" office:value="8.41" calcext:value-type="float">
            <text:p>8.41</text:p>
          </table:table-cell>
        </table:table-row>
        <table:table-row table:style-name="ro1">
          <table:table-cell office:value-type="float" office:value="62.75" calcext:value-type="float">
            <text:p>62.75</text:p>
          </table:table-cell>
          <table:table-cell office:value-type="float" office:value="0.0861927" calcext:value-type="float">
            <text:p>0.0861927</text:p>
          </table:table-cell>
          <table:table-cell table:formula="of:=[.A380]-[.A$1]" office:value-type="float" office:value="8.41" calcext:value-type="float">
            <text:p>8.41</text:p>
          </table:table-cell>
        </table:table-row>
        <table:table-row table:style-name="ro1">
          <table:table-cell office:value-type="float" office:value="62.75" calcext:value-type="float">
            <text:p>62.75</text:p>
          </table:table-cell>
          <table:table-cell office:value-type="float" office:value="0.0832144" calcext:value-type="float">
            <text:p>0.0832144</text:p>
          </table:table-cell>
          <table:table-cell table:formula="of:=[.A381]-[.A$1]" office:value-type="float" office:value="8.42" calcext:value-type="float">
            <text:p>8.42</text:p>
          </table:table-cell>
        </table:table-row>
        <table:table-row table:style-name="ro1">
          <table:table-cell office:value-type="float" office:value="62.76" calcext:value-type="float">
            <text:p>62.76</text:p>
          </table:table-cell>
          <table:table-cell office:value-type="float" office:value="0.0803131" calcext:value-type="float">
            <text:p>0.0803131</text:p>
          </table:table-cell>
          <table:table-cell table:formula="of:=[.A382]-[.A$1]" office:value-type="float" office:value="8.43" calcext:value-type="float">
            <text:p>8.43</text:p>
          </table:table-cell>
        </table:table-row>
        <table:table-row table:style-name="ro1">
          <table:table-cell office:value-type="float" office:value="62.8" calcext:value-type="float">
            <text:p>62.8</text:p>
          </table:table-cell>
          <table:table-cell office:value-type="float" office:value="0.0694568" calcext:value-type="float">
            <text:p>0.0694568</text:p>
          </table:table-cell>
          <table:table-cell table:formula="of:=[.A383]-[.A$1]" office:value-type="float" office:value="8.47" calcext:value-type="float">
            <text:p>8.47</text:p>
          </table:table-cell>
        </table:table-row>
        <table:table-row table:style-name="ro1">
          <table:table-cell office:value-type="float" office:value="62.84" calcext:value-type="float">
            <text:p>62.84</text:p>
          </table:table-cell>
          <table:table-cell office:value-type="float" office:value="0.0597536" calcext:value-type="float">
            <text:p>0.0597536</text:p>
          </table:table-cell>
          <table:table-cell table:formula="of:=[.A384]-[.A$1]" office:value-type="float" office:value="8.52" calcext:value-type="float">
            <text:p>8.52</text:p>
          </table:table-cell>
        </table:table-row>
        <table:table-row table:style-name="ro1">
          <table:table-cell office:value-type="float" office:value="62.88" calcext:value-type="float">
            <text:p>62.88</text:p>
          </table:table-cell>
          <table:table-cell office:value-type="float" office:value="0.0511579" calcext:value-type="float">
            <text:p>0.0511579</text:p>
          </table:table-cell>
          <table:table-cell table:formula="of:=[.A385]-[.A$1]" office:value-type="float" office:value="8.52" calcext:value-type="float">
            <text:p>8.52</text:p>
          </table:table-cell>
        </table:table-row>
        <table:table-row table:style-name="ro1">
          <table:table-cell office:value-type="float" office:value="62.93" calcext:value-type="float">
            <text:p>62.93</text:p>
          </table:table-cell>
          <table:table-cell office:value-type="float" office:value="0.0436444" calcext:value-type="float">
            <text:p>0.0436444</text:p>
          </table:table-cell>
          <table:table-cell table:formula="of:=[.A386]-[.A$1]" office:value-type="float" office:value="8.56" calcext:value-type="float">
            <text:p>8.56</text:p>
          </table:table-cell>
        </table:table-row>
        <table:table-row table:style-name="ro1">
          <table:table-cell office:value-type="float" office:value="62.93" calcext:value-type="float">
            <text:p>62.93</text:p>
          </table:table-cell>
          <table:table-cell office:value-type="float" office:value="0.0419347" calcext:value-type="float">
            <text:p>0.0419347</text:p>
          </table:table-cell>
          <table:table-cell table:formula="of:=[.A387]-[.A$1]" office:value-type="float" office:value="8.57" calcext:value-type="float">
            <text:p>8.57</text:p>
          </table:table-cell>
        </table:table-row>
        <table:table-row table:style-name="ro1">
          <table:table-cell office:value-type="float" office:value="62.98" calcext:value-type="float">
            <text:p>62.98</text:p>
          </table:table-cell>
          <table:table-cell office:value-type="float" office:value="0.0344138" calcext:value-type="float">
            <text:p>0.0344138</text:p>
          </table:table-cell>
          <table:table-cell table:formula="of:=[.A388]-[.A$1]" office:value-type="float" office:value="8.58000000000001" calcext:value-type="float">
            <text:p>8.58000000000001</text:p>
          </table:table-cell>
        </table:table-row>
        <table:table-row table:style-name="ro1">
          <table:table-cell office:value-type="float" office:value="63.02" calcext:value-type="float">
            <text:p>63.02</text:p>
          </table:table-cell>
          <table:table-cell office:value-type="float" office:value="0.0296759" calcext:value-type="float">
            <text:p>0.0296759</text:p>
          </table:table-cell>
          <table:table-cell table:formula="of:=[.A389]-[.A$1]" office:value-type="float" office:value="8.62" calcext:value-type="float">
            <text:p>8.62</text:p>
          </table:table-cell>
        </table:table-row>
        <table:table-row table:style-name="ro1">
          <table:table-cell office:value-type="float" office:value="63.03" calcext:value-type="float">
            <text:p>63.03</text:p>
          </table:table-cell>
          <table:table-cell office:value-type="float" office:value="0.0286773" calcext:value-type="float">
            <text:p>0.0286773</text:p>
          </table:table-cell>
          <table:table-cell table:formula="of:=[.A390]-[.A$1]" office:value-type="float" office:value="8.66" calcext:value-type="float">
            <text:p>8.66</text:p>
          </table:table-cell>
        </table:table-row>
        <table:table-row table:style-name="ro1">
          <table:table-cell office:value-type="float" office:value="63.04" calcext:value-type="float">
            <text:p>63.04</text:p>
          </table:table-cell>
          <table:table-cell office:value-type="float" office:value="0.0277553" calcext:value-type="float">
            <text:p>0.0277553</text:p>
          </table:table-cell>
          <table:table-cell table:formula="of:=[.A391]-[.A$1]" office:value-type="float" office:value="8.71" calcext:value-type="float">
            <text:p>8.71</text:p>
          </table:table-cell>
        </table:table-row>
        <table:table-row table:style-name="ro1">
          <table:table-cell office:value-type="float" office:value="63.08" calcext:value-type="float">
            <text:p>63.08</text:p>
          </table:table-cell>
          <table:table-cell office:value-type="float" office:value="0.0248474" calcext:value-type="float">
            <text:p>0.0248474</text:p>
          </table:table-cell>
          <table:table-cell table:formula="of:=[.A392]-[.A$1]"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63.13" calcext:value-type="float">
            <text:p>63.13</text:p>
          </table:table-cell>
          <table:table-cell office:value-type="float" office:value="0.0229569" calcext:value-type="float">
            <text:p>0.0229569</text:p>
          </table:table-cell>
          <table:table-cell table:formula="of:=[.A393]-[.A$1]"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63.17" calcext:value-type="float">
            <text:p>63.17</text:p>
          </table:table-cell>
          <table:table-cell office:value-type="float" office:value="0.0226984" calcext:value-type="float">
            <text:p>0.0226984</text:p>
          </table:table-cell>
          <table:table-cell table:formula="of:=[.A394]-[.A$1]"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63.18" calcext:value-type="float">
            <text:p>63.18</text:p>
          </table:table-cell>
          <table:table-cell office:value-type="float" office:value="0.0227791" calcext:value-type="float">
            <text:p>0.0227791</text:p>
          </table:table-cell>
          <table:table-cell table:formula="of:=[.A395]-[.A$1]"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63.19" calcext:value-type="float">
            <text:p>63.19</text:p>
          </table:table-cell>
          <table:table-cell office:value-type="float" office:value="0.0229094" calcext:value-type="float">
            <text:p>0.0229094</text:p>
          </table:table-cell>
          <table:table-cell table:formula="of:=[.A396]-[.A$1]" office:value-type="float" office:value="8.84" calcext:value-type="float">
            <text:p>8.84</text:p>
          </table:table-cell>
        </table:table-row>
        <table:table-row table:style-name="ro1">
          <table:table-cell office:value-type="float" office:value="63.23" calcext:value-type="float">
            <text:p>63.23</text:p>
          </table:table-cell>
          <table:table-cell office:value-type="float" office:value="0.0235535" calcext:value-type="float">
            <text:p>0.0235535</text:p>
          </table:table-cell>
          <table:table-cell table:formula="of:=[.A397]-[.A$1]" office:value-type="float" office:value="8.84" calcext:value-type="float">
            <text:p>8.84</text:p>
          </table:table-cell>
        </table:table-row>
        <table:table-row table:style-name="ro1">
          <table:table-cell office:value-type="float" office:value="63.23" calcext:value-type="float">
            <text:p>63.23</text:p>
          </table:table-cell>
          <table:table-cell office:value-type="float" office:value="0.0238386" calcext:value-type="float">
            <text:p>0.0238386</text:p>
          </table:table-cell>
          <table:table-cell table:formula="of:=[.A398]-[.A$1]" office:value-type="float" office:value="8.85" calcext:value-type="float">
            <text:p>8.85</text:p>
          </table:table-cell>
        </table:table-row>
        <table:table-row table:style-name="ro1">
          <table:table-cell office:value-type="float" office:value="63.28" calcext:value-type="float">
            <text:p>63.28</text:p>
          </table:table-cell>
          <table:table-cell office:value-type="float" office:value="0.02562" calcext:value-type="float">
            <text:p>0.02562</text:p>
          </table:table-cell>
          <table:table-cell table:formula="of:=[.A399]-[.A$1]" office:value-type="float" office:value="8.86" calcext:value-type="float">
            <text:p>8.86</text:p>
          </table:table-cell>
        </table:table-row>
        <table:table-row table:style-name="ro1">
          <table:table-cell office:value-type="float" office:value="63.32" calcext:value-type="float">
            <text:p>63.32</text:p>
          </table:table-cell>
          <table:table-cell office:value-type="float" office:value="0.0268622" calcext:value-type="float">
            <text:p>0.0268622</text:p>
          </table:table-cell>
          <table:table-cell table:formula="of:=[.A400]-[.A$1]" office:value-type="float" office:value="8.90000000000001" calcext:value-type="float">
            <text:p>8.90000000000001</text:p>
          </table:table-cell>
        </table:table-row>
        <table:table-row table:style-name="ro1">
          <table:table-cell office:value-type="float" office:value="63.32" calcext:value-type="float">
            <text:p>63.32</text:p>
          </table:table-cell>
          <table:table-cell office:value-type="float" office:value="0.0272905" calcext:value-type="float">
            <text:p>0.0272905</text:p>
          </table:table-cell>
          <table:table-cell table:formula="of:=[.A401]-[.A$1]" office:value-type="float" office:value="8.94000000000001" calcext:value-type="float">
            <text:p>8.94000000000001</text:p>
          </table:table-cell>
        </table:table-row>
        <table:table-row table:style-name="ro1">
          <table:table-cell office:value-type="float" office:value="63.33" calcext:value-type="float">
            <text:p>63.33</text:p>
          </table:table-cell>
          <table:table-cell office:value-type="float" office:value="0.0277229" calcext:value-type="float">
            <text:p>0.0277229</text:p>
          </table:table-cell>
          <table:table-cell table:formula="of:=[.A402]-[.A$1]" office:value-type="float" office:value="8.99" calcext:value-type="float">
            <text:p>8.99</text:p>
          </table:table-cell>
        </table:table-row>
        <table:table-row table:style-name="ro1">
          <table:table-cell office:value-type="float" office:value="63.34" calcext:value-type="float">
            <text:p>63.34</text:p>
          </table:table-cell>
          <table:table-cell office:value-type="float" office:value="0.0281579" calcext:value-type="float">
            <text:p>0.0281579</text:p>
          </table:table-cell>
          <table:table-cell table:formula="of:=[.A403]-[.A$1]" office:value-type="float" office:value="8.99" calcext:value-type="float">
            <text:p>8.99</text:p>
          </table:table-cell>
        </table:table-row>
        <table:table-row table:style-name="ro1">
          <table:table-cell office:value-type="float" office:value="63.38" calcext:value-type="float">
            <text:p>63.38</text:p>
          </table:table-cell>
          <table:table-cell office:value-type="float" office:value="0.0294647" calcext:value-type="float">
            <text:p>0.0294647</text:p>
          </table:table-cell>
          <table:table-cell table:formula="of:=[.A404]-[.A$1]" office:value-type="float" office:value="9.03" calcext:value-type="float">
            <text:p>9.03</text:p>
          </table:table-cell>
        </table:table-row>
        <table:table-row table:style-name="ro1">
          <table:table-cell office:value-type="float" office:value="63.38" calcext:value-type="float">
            <text:p>63.38</text:p>
          </table:table-cell>
          <table:table-cell office:value-type="float" office:value="0.0298979" calcext:value-type="float">
            <text:p>0.0298979</text:p>
          </table:table-cell>
          <table:table-cell table:formula="of:=[.A405]-[.A$1]" office:value-type="float" office:value="9.04" calcext:value-type="float">
            <text:p>9.04</text:p>
          </table:table-cell>
        </table:table-row>
        <table:table-row table:style-name="ro1">
          <table:table-cell office:value-type="float" office:value="63.42" calcext:value-type="float">
            <text:p>63.42</text:p>
          </table:table-cell>
          <table:table-cell office:value-type="float" office:value="0.0311769" calcext:value-type="float">
            <text:p>0.0311769</text:p>
          </table:table-cell>
          <table:table-cell table:formula="of:=[.A406]-[.A$1]" office:value-type="float" office:value="9.04" calcext:value-type="float">
            <text:p>9.04</text:p>
          </table:table-cell>
        </table:table-row>
        <table:table-row table:style-name="ro1">
          <table:table-cell office:value-type="float" office:value="63.42" calcext:value-type="float">
            <text:p>63.42</text:p>
          </table:table-cell>
          <table:table-cell office:value-type="float" office:value="0.0315941" calcext:value-type="float">
            <text:p>0.0315941</text:p>
          </table:table-cell>
          <table:table-cell table:formula="of:=[.A407]-[.A$1]" office:value-type="float" office:value="9.05" calcext:value-type="float">
            <text:p>9.05</text:p>
          </table:table-cell>
        </table:table-row>
        <table:table-row table:style-name="ro1">
          <table:table-cell office:value-type="float" office:value="63.47" calcext:value-type="float">
            <text:p>63.47</text:p>
          </table:table-cell>
          <table:table-cell office:value-type="float" office:value="0.0332035" calcext:value-type="float">
            <text:p>0.0332035</text:p>
          </table:table-cell>
          <table:table-cell table:formula="of:=[.A408]-[.A$1]" office:value-type="float" office:value="9.09" calcext:value-type="float">
            <text:p>9.09</text:p>
          </table:table-cell>
        </table:table-row>
        <table:table-row table:style-name="ro1">
          <table:table-cell office:value-type="float" office:value="63.47" calcext:value-type="float">
            <text:p>63.47</text:p>
          </table:table-cell>
          <table:table-cell office:value-type="float" office:value="0.0335893" calcext:value-type="float">
            <text:p>0.0335893</text:p>
          </table:table-cell>
          <table:table-cell table:formula="of:=[.A409]-[.A$1]" office:value-type="float" office:value="9.09" calcext:value-type="float">
            <text:p>9.09</text:p>
          </table:table-cell>
        </table:table-row>
        <table:table-row table:style-name="ro1">
          <table:table-cell office:value-type="float" office:value="63.51" calcext:value-type="float">
            <text:p>63.51</text:p>
          </table:table-cell>
          <table:table-cell office:value-type="float" office:value="0.0347023" calcext:value-type="float">
            <text:p>0.0347023</text:p>
          </table:table-cell>
          <table:table-cell table:formula="of:=[.A410]-[.A$1]" office:value-type="float" office:value="9.13" calcext:value-type="float">
            <text:p>9.13</text:p>
          </table:table-cell>
        </table:table-row>
        <table:table-row table:style-name="ro1">
          <table:table-cell office:value-type="float" office:value="63.51" calcext:value-type="float">
            <text:p>63.51</text:p>
          </table:table-cell>
          <table:table-cell office:value-type="float" office:value="0.035058" calcext:value-type="float">
            <text:p>0.035058</text:p>
          </table:table-cell>
          <table:table-cell table:formula="of:=[.A411]-[.A$1]" office:value-type="float" office:value="9.14" calcext:value-type="float">
            <text:p>9.14</text:p>
          </table:table-cell>
        </table:table-row>
        <table:table-row table:style-name="ro1">
          <table:table-cell office:value-type="float" office:value="63.52" calcext:value-type="float">
            <text:p>63.52</text:p>
          </table:table-cell>
          <table:table-cell office:value-type="float" office:value="0.035406" calcext:value-type="float">
            <text:p>0.035406</text:p>
          </table:table-cell>
          <table:table-cell table:formula="of:=[.A412]-[.A$1]" office:value-type="float" office:value="9.18" calcext:value-type="float">
            <text:p>9.18</text:p>
          </table:table-cell>
        </table:table-row>
        <table:table-row table:style-name="ro1">
          <table:table-cell office:value-type="float" office:value="63.53" calcext:value-type="float">
            <text:p>63.53</text:p>
          </table:table-cell>
          <table:table-cell office:value-type="float" office:value="0.0357463" calcext:value-type="float">
            <text:p>0.0357463</text:p>
          </table:table-cell>
          <table:table-cell table:formula="of:=[.A413]-[.A$1]" office:value-type="float" office:value="9.23" calcext:value-type="float">
            <text:p>9.23</text:p>
          </table:table-cell>
        </table:table-row>
        <table:table-row table:style-name="ro1">
          <table:table-cell office:value-type="float" office:value="63.57" calcext:value-type="float">
            <text:p>63.57</text:p>
          </table:table-cell>
          <table:table-cell office:value-type="float" office:value="0.0367199" calcext:value-type="float">
            <text:p>0.0367199</text:p>
          </table:table-cell>
          <table:table-cell table:formula="of:=[.A414]-[.A$1]" office:value-type="float" office:value="9.23" calcext:value-type="float">
            <text:p>9.23</text:p>
          </table:table-cell>
        </table:table-row>
        <table:table-row table:style-name="ro1">
          <table:table-cell office:value-type="float" office:value="63.57" calcext:value-type="float">
            <text:p>63.57</text:p>
          </table:table-cell>
          <table:table-cell office:value-type="float" office:value="0.0370292" calcext:value-type="float">
            <text:p>0.0370292</text:p>
          </table:table-cell>
          <table:table-cell table:formula="of:=[.A415]-[.A$1]" office:value-type="float" office:value="9.23" calcext:value-type="float">
            <text:p>9.23</text:p>
          </table:table-cell>
        </table:table-row>
        <table:table-row table:style-name="ro1">
          <table:table-cell office:value-type="float" office:value="63.62" calcext:value-type="float">
            <text:p>63.62</text:p>
          </table:table-cell>
          <table:table-cell office:value-type="float" office:value="0.0381888" calcext:value-type="float">
            <text:p>0.0381888</text:p>
          </table:table-cell>
          <table:table-cell table:formula="of:=[.A416]-[.A$1]" office:value-type="float" office:value="9.24" calcext:value-type="float">
            <text:p>9.24</text:p>
          </table:table-cell>
        </table:table-row>
        <table:table-row table:style-name="ro1">
          <table:table-cell office:value-type="float" office:value="63.66" calcext:value-type="float">
            <text:p>63.66</text:p>
          </table:table-cell>
          <table:table-cell office:value-type="float" office:value="0.0387225" calcext:value-type="float">
            <text:p>0.0387225</text:p>
          </table:table-cell>
          <table:table-cell table:formula="of:=[.A417]-[.A$1]" office:value-type="float" office:value="9.28" calcext:value-type="float">
            <text:p>9.28</text:p>
          </table:table-cell>
        </table:table-row>
        <table:table-row table:style-name="ro1">
          <table:table-cell office:value-type="float" office:value="63.66" calcext:value-type="float">
            <text:p>63.66</text:p>
          </table:table-cell>
          <table:table-cell office:value-type="float" office:value="0.0394655" calcext:value-type="float">
            <text:p>0.0394655</text:p>
          </table:table-cell>
          <table:table-cell table:formula="of:=[.A418]-[.A$1]" office:value-type="float" office:value="9.28" calcext:value-type="float">
            <text:p>9.28</text:p>
          </table:table-cell>
        </table:table-row>
        <table:table-row table:style-name="ro1">
          <table:table-cell office:value-type="float" office:value="63.71" calcext:value-type="float">
            <text:p>63.71</text:p>
          </table:table-cell>
          <table:table-cell office:value-type="float" office:value="0.0399236" calcext:value-type="float">
            <text:p>0.0399236</text:p>
          </table:table-cell>
          <table:table-cell table:formula="of:=[.A419]-[.A$1]" office:value-type="float" office:value="9.33000000000001" calcext:value-type="float">
            <text:p>9.33000000000001</text:p>
          </table:table-cell>
        </table:table-row>
        <table:table-row table:style-name="ro1">
          <table:table-cell office:value-type="float" office:value="63.71" calcext:value-type="float">
            <text:p>63.71</text:p>
          </table:table-cell>
          <table:table-cell office:value-type="float" office:value="0.040556" calcext:value-type="float">
            <text:p>0.040556</text:p>
          </table:table-cell>
          <table:table-cell table:formula="of:=[.A420]-[.A$1]" office:value-type="float" office:value="9.37" calcext:value-type="float">
            <text:p>9.37</text:p>
          </table:table-cell>
        </table:table-row>
        <table:table-row table:style-name="ro1">
          <table:table-cell office:value-type="float" office:value="63.76" calcext:value-type="float">
            <text:p>63.76</text:p>
          </table:table-cell>
          <table:table-cell office:value-type="float" office:value="0.0409429" calcext:value-type="float">
            <text:p>0.0409429</text:p>
          </table:table-cell>
          <table:table-cell table:formula="of:=[.A421]-[.A$1]" office:value-type="float" office:value="9.38" calcext:value-type="float">
            <text:p>9.38</text:p>
          </table:table-cell>
        </table:table-row>
        <table:table-row table:style-name="ro1">
          <table:table-cell office:value-type="float" office:value="63.76" calcext:value-type="float">
            <text:p>63.76</text:p>
          </table:table-cell>
          <table:table-cell office:value-type="float" office:value="0.0414735" calcext:value-type="float">
            <text:p>0.0414735</text:p>
          </table:table-cell>
          <table:table-cell table:formula="of:=[.A422]-[.A$1]" office:value-type="float" office:value="9.42" calcext:value-type="float">
            <text:p>9.42</text:p>
          </table:table-cell>
        </table:table-row>
        <table:table-row table:style-name="ro1">
          <table:table-cell office:value-type="float" office:value="63.8" calcext:value-type="float">
            <text:p>63.8</text:p>
          </table:table-cell>
          <table:table-cell office:value-type="float" office:value="0.0419479" calcext:value-type="float">
            <text:p>0.0419479</text:p>
          </table:table-cell>
          <table:table-cell table:formula="of:=[.A423]-[.A$1]" office:value-type="float" office:value="9.42" calcext:value-type="float">
            <text:p>9.42</text:p>
          </table:table-cell>
        </table:table-row>
        <table:table-row table:style-name="ro1">
          <table:table-cell office:value-type="float" office:value="63.8" calcext:value-type="float">
            <text:p>63.8</text:p>
          </table:table-cell>
          <table:table-cell office:value-type="float" office:value="0.0420939" calcext:value-type="float">
            <text:p>0.0420939</text:p>
          </table:table-cell>
          <table:table-cell table:formula="of:=[.A424]-[.A$1]"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63.81" calcext:value-type="float">
            <text:p>63.81</text:p>
          </table:table-cell>
          <table:table-cell office:value-type="float" office:value="0.0422344" calcext:value-type="float">
            <text:p>0.0422344</text:p>
          </table:table-cell>
          <table:table-cell table:formula="of:=[.A425]-[.A$1]"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63.82" calcext:value-type="float">
            <text:p>63.82</text:p>
          </table:table-cell>
          <table:table-cell office:value-type="float" office:value="0.0423692" calcext:value-type="float">
            <text:p>0.0423692</text:p>
          </table:table-cell>
          <table:table-cell table:formula="of:=[.A426]-[.A$1]" office:value-type="float" office:value="9.51000000000001" calcext:value-type="float">
            <text:p>9.51000000000001</text:p>
          </table:table-cell>
        </table:table-row>
        <table:table-row table:style-name="ro1">
          <table:table-cell office:value-type="float" office:value="63.86" calcext:value-type="float">
            <text:p>63.86</text:p>
          </table:table-cell>
          <table:table-cell office:value-type="float" office:value="0.042741" calcext:value-type="float">
            <text:p>0.042741</text:p>
          </table:table-cell>
          <table:table-cell table:formula="of:=[.A427]-[.A$1]"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63.87" calcext:value-type="float">
            <text:p>63.87</text:p>
          </table:table-cell>
          <table:table-cell office:value-type="float" office:value="0.0428548" calcext:value-type="float">
            <text:p>0.0428548</text:p>
          </table:table-cell>
          <table:table-cell table:formula="of:=[.A428]-[.A$1]" office:value-type="float" office:value="9.56" calcext:value-type="float">
            <text:p>9.56</text:p>
          </table:table-cell>
        </table:table-row>
        <table:table-row table:style-name="ro1">
          <table:table-cell office:value-type="float" office:value="63.91" calcext:value-type="float">
            <text:p>63.91</text:p>
          </table:table-cell>
          <table:table-cell office:value-type="float" office:value="0.0431668" calcext:value-type="float">
            <text:p>0.0431668</text:p>
          </table:table-cell>
          <table:table-cell table:formula="of:=[.A429]-[.A$1]" office:value-type="float" office:value="9.56" calcext:value-type="float">
            <text:p>9.56</text:p>
          </table:table-cell>
        </table:table-row>
        <table:table-row table:style-name="ro1">
          <table:table-cell office:value-type="float" office:value="63.91" calcext:value-type="float">
            <text:p>63.91</text:p>
          </table:table-cell>
          <table:table-cell office:value-type="float" office:value="0.0433509" calcext:value-type="float">
            <text:p>0.0433509</text:p>
          </table:table-cell>
          <table:table-cell table:formula="of:=[.A430]-[.A$1]" office:value-type="float" office:value="9.57" calcext:value-type="float">
            <text:p>9.57</text:p>
          </table:table-cell>
        </table:table-row>
        <table:table-row table:style-name="ro1">
          <table:table-cell office:value-type="float" office:value="63.96" calcext:value-type="float">
            <text:p>63.96</text:p>
          </table:table-cell>
          <table:table-cell office:value-type="float" office:value="0.0435931" calcext:value-type="float">
            <text:p>0.0435931</text:p>
          </table:table-cell>
          <table:table-cell table:formula="of:=[.A431]-[.A$1]" office:value-type="float" office:value="9.61" calcext:value-type="float">
            <text:p>9.61</text:p>
          </table:table-cell>
        </table:table-row>
        <table:table-row table:style-name="ro1">
          <table:table-cell office:value-type="float" office:value="63.96" calcext:value-type="float">
            <text:p>63.96</text:p>
          </table:table-cell>
          <table:table-cell office:value-type="float" office:value="0.0437332" calcext:value-type="float">
            <text:p>0.0437332</text:p>
          </table:table-cell>
          <table:table-cell table:formula="of:=[.A432]-[.A$1]" office:value-type="float" office:value="9.65000000000001" calcext:value-type="float">
            <text:p>9.65000000000001</text:p>
          </table:table-cell>
        </table:table-row>
        <table:table-row table:style-name="ro1">
          <table:table-cell office:value-type="float" office:value="64.01" calcext:value-type="float">
            <text:p>64.01</text:p>
          </table:table-cell>
          <table:table-cell office:value-type="float" office:value="0.0439655" calcext:value-type="float">
            <text:p>0.0439655</text:p>
          </table:table-cell>
          <table:table-cell table:formula="of:=[.A433]-[.A$1]" office:value-type="float" office:value="9.69000000000001" calcext:value-type="float">
            <text:p>9.69000000000001</text:p>
          </table:table-cell>
        </table:table-row>
        <table:table-row table:style-name="ro1">
          <table:table-cell office:value-type="float" office:value="64.01" calcext:value-type="float">
            <text:p>64.01</text:p>
          </table:table-cell>
          <table:table-cell office:value-type="float" office:value="0.0440142" calcext:value-type="float">
            <text:p>0.0440142</text:p>
          </table:table-cell>
          <table:table-cell table:formula="of:=[.A434]-[.A$1]"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64.06" calcext:value-type="float">
            <text:p>64.06</text:p>
          </table:table-cell>
          <table:table-cell office:value-type="float" office:value="0.0441012" calcext:value-type="float">
            <text:p>0.0441012</text:p>
          </table:table-cell>
          <table:table-cell table:formula="of:=[.A435]-[.A$1]"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64.06" calcext:value-type="float">
            <text:p>64.06</text:p>
          </table:table-cell>
          <table:table-cell office:value-type="float" office:value="0.0441744" calcext:value-type="float">
            <text:p>0.0441744</text:p>
          </table:table-cell>
          <table:table-cell table:formula="of:=[.A436]-[.A$1]" office:value-type="float" office:value="9.79" calcext:value-type="float">
            <text:p>9.79</text:p>
          </table:table-cell>
        </table:table-row>
        <table:table-row table:style-name="ro1">
          <table:table-cell office:value-type="float" office:value="64.06" calcext:value-type="float">
            <text:p>64.06</text:p>
          </table:table-cell>
          <table:table-cell office:value-type="float" office:value="0.0442063" calcext:value-type="float">
            <text:p>0.0442063</text:p>
          </table:table-cell>
          <table:table-cell table:formula="of:=[.A437]-[.A$1]" office:value-type="float" office:value="9.83000000000001" calcext:value-type="float">
            <text:p>9.83000000000001</text:p>
          </table:table-cell>
        </table:table-row>
        <table:table-row table:style-name="ro1">
          <table:table-cell office:value-type="float" office:value="64.07" calcext:value-type="float">
            <text:p>64.07</text:p>
          </table:table-cell>
          <table:table-cell office:value-type="float" office:value="0.0442352" calcext:value-type="float">
            <text:p>0.0442352</text:p>
          </table:table-cell>
          <table:table-cell table:formula="of:=[.A438]-[.A$1]" office:value-type="float" office:value="9.84" calcext:value-type="float">
            <text:p>9.84</text:p>
          </table:table-cell>
        </table:table-row>
        <table:table-row table:style-name="ro1">
          <table:table-cell office:value-type="float" office:value="64.11" calcext:value-type="float">
            <text:p>64.11</text:p>
          </table:table-cell>
          <table:table-cell office:value-type="float" office:value="0.0443037" calcext:value-type="float">
            <text:p>0.0443037</text:p>
          </table:table-cell>
          <table:table-cell table:formula="of:=[.A439]-[.A$1]" office:value-type="float" office:value="9.85" calcext:value-type="float">
            <text:p>9.85</text:p>
          </table:table-cell>
        </table:table-row>
        <table:table-row table:style-name="ro1">
          <table:table-cell office:value-type="float" office:value="64.11" calcext:value-type="float">
            <text:p>64.11</text:p>
          </table:table-cell>
          <table:table-cell office:value-type="float" office:value="0.0443211" calcext:value-type="float">
            <text:p>0.0443211</text:p>
          </table:table-cell>
          <table:table-cell table:formula="of:=[.A440]-[.A$1]" office:value-type="float" office:value="9.89" calcext:value-type="float">
            <text:p>9.89</text:p>
          </table:table-cell>
        </table:table-row>
        <table:table-row table:style-name="ro1">
          <table:table-cell office:value-type="float" office:value="64.16" calcext:value-type="float">
            <text:p>64.16</text:p>
          </table:table-cell>
          <table:table-cell office:value-type="float" office:value="0.0443653" calcext:value-type="float">
            <text:p>0.0443653</text:p>
          </table:table-cell>
          <table:table-cell table:formula="of:=[.A441]-[.A$1]" office:value-type="float" office:value="9.94000000000001" calcext:value-type="float">
            <text:p>9.94000000000001</text:p>
          </table:table-cell>
        </table:table-row>
        <table:table-row table:style-name="ro1">
          <table:table-cell office:value-type="float" office:value="64.2" calcext:value-type="float">
            <text:p>64.2</text:p>
          </table:table-cell>
          <table:table-cell office:value-type="float" office:value="0.0443733" calcext:value-type="float">
            <text:p>0.0443733</text:p>
          </table:table-cell>
          <table:table-cell table:formula="of:=[.A442]-[.A$1]" office:value-type="float" office:value="9.98" calcext:value-type="float">
            <text:p>9.98</text:p>
          </table:table-cell>
        </table:table-row>
        <table:table-row table:style-name="ro1">
          <table:table-cell office:value-type="float" office:value="64.2" calcext:value-type="float">
            <text:p>64.2</text:p>
          </table:table-cell>
          <table:table-cell office:value-type="float" office:value="0.0443687" calcext:value-type="float">
            <text:p>0.0443687</text:p>
          </table:table-cell>
          <table:table-cell table:formula="of:=[.A443]-[.A$1]" office:value-type="float" office:value="9.99" calcext:value-type="float">
            <text:p>9.99</text:p>
          </table:table-cell>
        </table:table-row>
        <table:table-row table:style-name="ro1">
          <table:table-cell office:value-type="float" office:value="64.24" calcext:value-type="float">
            <text:p>64.24</text:p>
          </table:table-cell>
          <table:table-cell office:value-type="float" office:value="0.0443459" calcext:value-type="float">
            <text:p>0.0443459</text:p>
          </table:table-cell>
          <table:table-cell table:formula="of:=[.A444]-[.A$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.25" calcext:value-type="float">
            <text:p>64.25</text:p>
          </table:table-cell>
          <table:table-cell office:value-type="float" office:value="0.0443346" calcext:value-type="float">
            <text:p>0.0443346</text:p>
          </table:table-cell>
          <table:table-cell table:formula="of:=[.A445]-[.A$1]" office:value-type="float" office:value="10.04" calcext:value-type="float">
            <text:p>10.04</text:p>
          </table:table-cell>
        </table:table-row>
        <table:table-row table:style-name="ro1">
          <table:table-cell office:value-type="float" office:value="64.25" calcext:value-type="float">
            <text:p>64.25</text:p>
          </table:table-cell>
          <table:table-cell office:value-type="float" office:value="0.0443216" calcext:value-type="float">
            <text:p>0.0443216</text:p>
          </table:table-cell>
          <table:table-cell table:formula="of:=[.A446]-[.A$1]" office:value-type="float" office:value="10.04" calcext:value-type="float">
            <text:p>10.04</text:p>
          </table:table-cell>
        </table:table-row>
        <table:table-row table:style-name="ro1">
          <table:table-cell office:value-type="float" office:value="64.26" calcext:value-type="float">
            <text:p>64.26</text:p>
          </table:table-cell>
          <table:table-cell office:value-type="float" office:value="0.044307" calcext:value-type="float">
            <text:p>0.044307</text:p>
          </table:table-cell>
          <table:table-cell table:formula="of:=[.A447]-[.A$1]" office:value-type="float" office:value="10.09" calcext:value-type="float">
            <text:p>10.09</text:p>
          </table:table-cell>
        </table:table-row>
        <table:table-row table:style-name="ro1">
          <table:table-cell office:value-type="float" office:value="64.3" calcext:value-type="float">
            <text:p>64.3</text:p>
          </table:table-cell>
          <table:table-cell office:value-type="float" office:value="0.0442333" calcext:value-type="float">
            <text:p>0.0442333</text:p>
          </table:table-cell>
          <table:table-cell table:formula="of:=[.A448]-[.A$1]" office:value-type="float" office:value="10.13" calcext:value-type="float">
            <text:p>10.13</text:p>
          </table:table-cell>
        </table:table-row>
        <table:table-row table:style-name="ro1">
          <table:table-cell office:value-type="float" office:value="64.35" calcext:value-type="float">
            <text:p>64.35</text:p>
          </table:table-cell>
          <table:table-cell office:value-type="float" office:value="0.0441386" calcext:value-type="float">
            <text:p>0.0441386</text:p>
          </table:table-cell>
          <table:table-cell table:formula="of:=[.A449]-[.A$1]" office:value-type="float" office:value="10.13" calcext:value-type="float">
            <text:p>10.13</text:p>
          </table:table-cell>
        </table:table-row>
        <table:table-row table:style-name="ro1">
          <table:table-cell office:value-type="float" office:value="64.35" calcext:value-type="float">
            <text:p>64.35</text:p>
          </table:table-cell>
          <table:table-cell office:value-type="float" office:value="0.044112" calcext:value-type="float">
            <text:p>0.044112</text:p>
          </table:table-cell>
          <table:table-cell table:formula="of:=[.A450]-[.A$1]" office:value-type="float" office:value="10.14" calcext:value-type="float">
            <text:p>10.14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0.043995" calcext:value-type="float">
            <text:p>0.043995</text:p>
          </table:table-cell>
          <table:table-cell table:formula="of:=[.A451]-[.A$1]" office:value-type="float" office:value="10.15" calcext:value-type="float">
            <text:p>10.15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0.0439633" calcext:value-type="float">
            <text:p>0.0439633</text:p>
          </table:table-cell>
          <table:table-cell table:formula="of:=[.A452]-[.A$1]" office:value-type="float" office:value="10.19" calcext:value-type="float">
            <text:p>10.19</text:p>
          </table:table-cell>
        </table:table-row>
        <table:table-row table:style-name="ro1">
          <table:table-cell office:value-type="float" office:value="64.44" calcext:value-type="float">
            <text:p>64.44</text:p>
          </table:table-cell>
          <table:table-cell office:value-type="float" office:value="0.0438632" calcext:value-type="float">
            <text:p>0.0438632</text:p>
          </table:table-cell>
          <table:table-cell table:formula="of:=[.A453]-[.A$1]" office:value-type="float" office:value="10.19" calcext:value-type="float">
            <text:p>10.19</text:p>
          </table:table-cell>
        </table:table-row>
        <table:table-row table:style-name="ro1">
          <table:table-cell office:value-type="float" office:value="64.45" calcext:value-type="float">
            <text:p>64.45</text:p>
          </table:table-cell>
          <table:table-cell office:value-type="float" office:value="0.0438283" calcext:value-type="float">
            <text:p>0.0438283</text:p>
          </table:table-cell>
          <table:table-cell table:formula="of:=[.A454]-[.A$1]" office:value-type="float" office:value="10.23" calcext:value-type="float">
            <text:p>10.23</text:p>
          </table:table-cell>
        </table:table-row>
        <table:table-row table:style-name="ro1">
          <table:table-cell office:value-type="float" office:value="64.45" calcext:value-type="float">
            <text:p>64.45</text:p>
          </table:table-cell>
          <table:table-cell office:value-type="float" office:value="0.0437927" calcext:value-type="float">
            <text:p>0.0437927</text:p>
          </table:table-cell>
          <table:table-cell table:formula="of:=[.A455]-[.A$1]" office:value-type="float" office:value="10.23" calcext:value-type="float">
            <text:p>10.23</text:p>
          </table:table-cell>
        </table:table-row>
        <table:table-row table:style-name="ro1">
          <table:table-cell office:value-type="float" office:value="64.46" calcext:value-type="float">
            <text:p>64.46</text:p>
          </table:table-cell>
          <table:table-cell office:value-type="float" office:value="0.0437564" calcext:value-type="float">
            <text:p>0.0437564</text:p>
          </table:table-cell>
          <table:table-cell table:formula="of:=[.A456]-[.A$1]" office:value-type="float" office:value="10.28" calcext:value-type="float">
            <text:p>10.28</text:p>
          </table:table-cell>
        </table:table-row>
        <table:table-row table:style-name="ro1">
          <table:table-cell office:value-type="float" office:value="64.5" calcext:value-type="float">
            <text:p>64.5</text:p>
          </table:table-cell>
          <table:table-cell office:value-type="float" office:value="0.043682" calcext:value-type="float">
            <text:p>0.043682</text:p>
          </table:table-cell>
          <table:table-cell table:formula="of:=[.A457]-[.A$1]" office:value-type="float" office:value="10.28" calcext:value-type="float">
            <text:p>10.28</text:p>
          </table:table-cell>
        </table:table-row>
        <table:table-row table:style-name="ro1">
          <table:table-cell office:value-type="float" office:value="64.5" calcext:value-type="float">
            <text:p>64.5</text:p>
          </table:table-cell>
          <table:table-cell office:value-type="float" office:value="0.043644" calcext:value-type="float">
            <text:p>0.043644</text:p>
          </table:table-cell>
          <table:table-cell table:formula="of:=[.A458]-[.A$1]" office:value-type="float" office:value="10.32" calcext:value-type="float">
            <text:p>10.32</text:p>
          </table:table-cell>
        </table:table-row>
        <table:table-row table:style-name="ro1">
          <table:table-cell office:value-type="float" office:value="64.54" calcext:value-type="float">
            <text:p>64.54</text:p>
          </table:table-cell>
          <table:table-cell office:value-type="float" office:value="0.0434475" calcext:value-type="float">
            <text:p>0.0434475</text:p>
          </table:table-cell>
          <table:table-cell table:formula="of:=[.A459]-[.A$1]" office:value-type="float" office:value="10.32" calcext:value-type="float">
            <text:p>10.32</text:p>
          </table:table-cell>
        </table:table-row>
        <table:table-row table:style-name="ro1">
          <table:table-cell office:value-type="float" office:value="64.59" calcext:value-type="float">
            <text:p>64.59</text:p>
          </table:table-cell>
          <table:table-cell office:value-type="float" office:value="0.0433663" calcext:value-type="float">
            <text:p>0.0433663</text:p>
          </table:table-cell>
          <table:table-cell table:formula="of:=[.A460]-[.A$1]" office:value-type="float" office:value="10.33" calcext:value-type="float">
            <text:p>10.33</text:p>
          </table:table-cell>
        </table:table-row>
        <table:table-row table:style-name="ro1">
          <table:table-cell office:value-type="float" office:value="64.59" calcext:value-type="float">
            <text:p>64.59</text:p>
          </table:table-cell>
          <table:table-cell office:value-type="float" office:value="0.0432422" calcext:value-type="float">
            <text:p>0.0432422</text:p>
          </table:table-cell>
          <table:table-cell table:formula="of:=[.A461]-[.A$1]" office:value-type="float" office:value="10.34" calcext:value-type="float">
            <text:p>10.34</text:p>
          </table:table-cell>
        </table:table-row>
        <table:table-row table:style-name="ro1">
          <table:table-cell office:value-type="float" office:value="64.64" calcext:value-type="float">
            <text:p>64.64</text:p>
          </table:table-cell>
          <table:table-cell office:value-type="float" office:value="0.0430316" calcext:value-type="float">
            <text:p>0.0430316</text:p>
          </table:table-cell>
          <table:table-cell table:formula="of:=[.A462]-[.A$1]" office:value-type="float" office:value="10.38" calcext:value-type="float">
            <text:p>10.38</text:p>
          </table:table-cell>
        </table:table-row>
        <table:table-row table:style-name="ro1">
          <table:table-cell office:value-type="float" office:value="64.68" calcext:value-type="float">
            <text:p>64.68</text:p>
          </table:table-cell>
          <table:table-cell office:value-type="float" office:value="0.042904" calcext:value-type="float">
            <text:p>0.042904</text:p>
          </table:table-cell>
          <table:table-cell table:formula="of:=[.A463]-[.A$1]" office:value-type="float" office:value="10.38" calcext:value-type="float">
            <text:p>10.38</text:p>
          </table:table-cell>
        </table:table-row>
        <table:table-row table:style-name="ro1">
          <table:table-cell office:value-type="float" office:value="64.68" calcext:value-type="float">
            <text:p>64.68</text:p>
          </table:table-cell>
          <table:table-cell office:value-type="float" office:value="0.0428613" calcext:value-type="float">
            <text:p>0.0428613</text:p>
          </table:table-cell>
          <table:table-cell table:formula="of:=[.A464]-[.A$1]" office:value-type="float" office:value="10.43" calcext:value-type="float">
            <text:p>10.43</text:p>
          </table:table-cell>
        </table:table-row>
        <table:table-row table:style-name="ro1">
          <table:table-cell office:value-type="float" office:value="64.69" calcext:value-type="float">
            <text:p>64.69</text:p>
          </table:table-cell>
          <table:table-cell office:value-type="float" office:value="0.0428187" calcext:value-type="float">
            <text:p>0.0428187</text:p>
          </table:table-cell>
          <table:table-cell table:formula="of:=[.A465]-[.A$1]" office:value-type="float" office:value="10.47" calcext:value-type="float">
            <text:p>10.47</text:p>
          </table:table-cell>
        </table:table-row>
        <table:table-row table:style-name="ro1">
          <table:table-cell office:value-type="float" office:value="64.7" calcext:value-type="float">
            <text:p>64.7</text:p>
          </table:table-cell>
          <table:table-cell office:value-type="float" office:value="0.0427762" calcext:value-type="float">
            <text:p>0.0427762</text:p>
          </table:table-cell>
          <table:table-cell table:formula="of:=[.A466]-[.A$1]" office:value-type="float" office:value="10.47" calcext:value-type="float">
            <text:p>10.47</text:p>
          </table:table-cell>
        </table:table-row>
        <table:table-row table:style-name="ro1">
          <table:table-cell office:value-type="float" office:value="64.74" calcext:value-type="float">
            <text:p>64.74</text:p>
          </table:table-cell>
          <table:table-cell office:value-type="float" office:value="0.0426488" calcext:value-type="float">
            <text:p>0.0426488</text:p>
          </table:table-cell>
          <table:table-cell table:formula="of:=[.A467]-[.A$1]" office:value-type="float" office:value="10.52" calcext:value-type="float">
            <text:p>10.52</text:p>
          </table:table-cell>
        </table:table-row>
        <table:table-row table:style-name="ro1">
          <table:table-cell office:value-type="float" office:value="64.74" calcext:value-type="float">
            <text:p>64.74</text:p>
          </table:table-cell>
          <table:table-cell office:value-type="float" office:value="0.0426065" calcext:value-type="float">
            <text:p>0.0426065</text:p>
          </table:table-cell>
          <table:table-cell table:formula="of:=[.A468]-[.A$1]" office:value-type="float" office:value="10.52" calcext:value-type="float">
            <text:p>10.52</text:p>
          </table:table-cell>
        </table:table-row>
        <table:table-row table:style-name="ro1">
          <table:table-cell office:value-type="float" office:value="64.78" calcext:value-type="float">
            <text:p>64.78</text:p>
          </table:table-cell>
          <table:table-cell office:value-type="float" office:value="0.0424806" calcext:value-type="float">
            <text:p>0.0424806</text:p>
          </table:table-cell>
          <table:table-cell table:formula="of:=[.A469]-[.A$1]" office:value-type="float" office:value="10.57" calcext:value-type="float">
            <text:p>10.57</text:p>
          </table:table-cell>
        </table:table-row>
        <table:table-row table:style-name="ro1">
          <table:table-cell office:value-type="float" office:value="64.78" calcext:value-type="float">
            <text:p>64.78</text:p>
          </table:table-cell>
          <table:table-cell office:value-type="float" office:value="0.042439" calcext:value-type="float">
            <text:p>0.042439</text:p>
          </table:table-cell>
          <table:table-cell table:formula="of:=[.A470]-[.A$1]" office:value-type="float" office:value="10.57" calcext:value-type="float">
            <text:p>10.57</text:p>
          </table:table-cell>
        </table:table-row>
        <table:table-row table:style-name="ro1">
          <table:table-cell office:value-type="float" office:value="64.83" calcext:value-type="float">
            <text:p>64.83</text:p>
          </table:table-cell>
          <table:table-cell office:value-type="float" office:value="0.0423151" calcext:value-type="float">
            <text:p>0.0423151</text:p>
          </table:table-cell>
          <table:table-cell table:formula="of:=[.A471]-[.A$1]" office:value-type="float" office:value="10.61" calcext:value-type="float">
            <text:p>10.61</text:p>
          </table:table-cell>
        </table:table-row>
        <table:table-row table:style-name="ro1">
          <table:table-cell office:value-type="float" office:value="64.83" calcext:value-type="float">
            <text:p>64.83</text:p>
          </table:table-cell>
          <table:table-cell office:value-type="float" office:value="0.0422336" calcext:value-type="float">
            <text:p>0.0422336</text:p>
          </table:table-cell>
          <table:table-cell table:formula="of:=[.A472]-[.A$1]" office:value-type="float" office:value="10.61" calcext:value-type="float">
            <text:p>10.61</text:p>
          </table:table-cell>
        </table:table-row>
        <table:table-row table:style-name="ro1">
          <table:table-cell office:value-type="float" office:value="64.88" calcext:value-type="float">
            <text:p>64.88</text:p>
          </table:table-cell>
          <table:table-cell office:value-type="float" office:value="0.042153" calcext:value-type="float">
            <text:p>0.042153</text:p>
          </table:table-cell>
          <table:table-cell table:formula="of:=[.A473]-[.A$1]" office:value-type="float" office:value="10.62" calcext:value-type="float">
            <text:p>10.62</text:p>
          </table:table-cell>
        </table:table-row>
        <table:table-row table:style-name="ro1">
          <table:table-cell office:value-type="float" office:value="64.88" calcext:value-type="float">
            <text:p>64.88</text:p>
          </table:table-cell>
          <table:table-cell office:value-type="float" office:value="0.042034" calcext:value-type="float">
            <text:p>0.042034</text:p>
          </table:table-cell>
          <table:table-cell table:formula="of:=[.A474]-[.A$1]" office:value-type="float" office:value="10.63" calcext:value-type="float">
            <text:p>10.63</text:p>
          </table:table-cell>
        </table:table-row>
        <table:table-row table:style-name="ro1">
          <table:table-cell office:value-type="float" office:value="64.93" calcext:value-type="float">
            <text:p>64.93</text:p>
          </table:table-cell>
          <table:table-cell office:value-type="float" office:value="0.0418414" calcext:value-type="float">
            <text:p>0.0418414</text:p>
          </table:table-cell>
          <table:table-cell table:formula="of:=[.A475]-[.A$1]" office:value-type="float" office:value="10.67" calcext:value-type="float">
            <text:p>10.67</text:p>
          </table:table-cell>
        </table:table-row>
        <table:table-row table:style-name="ro1">
          <table:table-cell office:value-type="float" office:value="64.98" calcext:value-type="float">
            <text:p>64.98</text:p>
          </table:table-cell>
          <table:table-cell office:value-type="float" office:value="0.0417297" calcext:value-type="float">
            <text:p>0.0417297</text:p>
          </table:table-cell>
          <table:table-cell table:formula="of:=[.A476]-[.A$1]" office:value-type="float" office:value="10.68" calcext:value-type="float">
            <text:p>10.68</text:p>
          </table:table-cell>
        </table:table-row>
        <table:table-row table:style-name="ro1">
          <table:table-cell office:value-type="float" office:value="64.98" calcext:value-type="float">
            <text:p>64.98</text:p>
          </table:table-cell>
          <table:table-cell office:value-type="float" office:value="0.0416931" calcext:value-type="float">
            <text:p>0.0416931</text:p>
          </table:table-cell>
          <table:table-cell table:formula="of:=[.A477]-[.A$1]" office:value-type="float" office:value="10.72" calcext:value-type="float">
            <text:p>10.72</text:p>
          </table:table-cell>
        </table:table-row>
        <table:table-row table:style-name="ro1">
          <table:table-cell office:value-type="float" office:value="64.98" calcext:value-type="float">
            <text:p>64.98</text:p>
          </table:table-cell>
          <table:table-cell office:value-type="float" office:value="0.0416569" calcext:value-type="float">
            <text:p>0.0416569</text:p>
          </table:table-cell>
          <table:table-cell table:formula="of:=[.A478]-[.A$1]" office:value-type="float" office:value="10.72" calcext:value-type="float">
            <text:p>10.72</text:p>
          </table:table-cell>
        </table:table-row>
        <table:table-row table:style-name="ro1">
          <table:table-cell office:value-type="float" office:value="64.99" calcext:value-type="float">
            <text:p>64.99</text:p>
          </table:table-cell>
          <table:table-cell office:value-type="float" office:value="0.0416211" calcext:value-type="float">
            <text:p>0.0416211</text:p>
          </table:table-cell>
          <table:table-cell table:formula="of:=[.A479]-[.A$1]" office:value-type="float" office:value="10.77" calcext:value-type="float">
            <text:p>10.77</text:p>
          </table:table-cell>
        </table:table-row>
        <table:table-row table:style-name="ro1">
          <table:table-cell office:value-type="float" office:value="65.03" calcext:value-type="float">
            <text:p>65.03</text:p>
          </table:table-cell>
          <table:table-cell office:value-type="float" office:value="0.0414813" calcext:value-type="float">
            <text:p>0.0414813</text:p>
          </table:table-cell>
          <table:table-cell table:formula="of:=[.A480]-[.A$1]" office:value-type="float" office:value="10.77" calcext:value-type="float">
            <text:p>10.77</text:p>
          </table:table-cell>
        </table:table-row>
        <table:table-row table:style-name="ro1">
          <table:table-cell office:value-type="float" office:value="65.08" calcext:value-type="float">
            <text:p>65.08</text:p>
          </table:table-cell>
          <table:table-cell office:value-type="float" office:value="0.0414137" calcext:value-type="float">
            <text:p>0.0414137</text:p>
          </table:table-cell>
          <table:table-cell table:formula="of:=[.A481]-[.A$1]" office:value-type="float" office:value="10.82" calcext:value-type="float">
            <text:p>10.82</text:p>
          </table:table-cell>
        </table:table-row>
        <table:table-row table:style-name="ro1">
          <table:table-cell office:value-type="float" office:value="65.08" calcext:value-type="float">
            <text:p>65.08</text:p>
          </table:table-cell>
          <table:table-cell office:value-type="float" office:value="0.0413476" calcext:value-type="float">
            <text:p>0.0413476</text:p>
          </table:table-cell>
          <table:table-cell table:formula="of:=[.A482]-[.A$1]" office:value-type="float" office:value="10.82" calcext:value-type="float">
            <text:p>10.82</text:p>
          </table:table-cell>
        </table:table-row>
        <table:table-row table:style-name="ro1">
          <table:table-cell office:value-type="float" office:value="65.12" calcext:value-type="float">
            <text:p>65.12</text:p>
          </table:table-cell>
          <table:table-cell office:value-type="float" office:value="0.0413152" calcext:value-type="float">
            <text:p>0.0413152</text:p>
          </table:table-cell>
          <table:table-cell table:formula="of:=[.A483]-[.A$1]" office:value-type="float" office:value="10.87" calcext:value-type="float">
            <text:p>10.87</text:p>
          </table:table-cell>
        </table:table-row>
        <table:table-row table:style-name="ro1">
          <table:table-cell office:value-type="float" office:value="65.12" calcext:value-type="float">
            <text:p>65.12</text:p>
          </table:table-cell>
          <table:table-cell office:value-type="float" office:value="0.0411894" calcext:value-type="float">
            <text:p>0.0411894</text:p>
          </table:table-cell>
          <table:table-cell table:formula="of:=[.A484]-[.A$1]" office:value-type="float" office:value="10.87" calcext:value-type="float">
            <text:p>10.87</text:p>
          </table:table-cell>
        </table:table-row>
        <table:table-row table:style-name="ro1">
          <table:table-cell office:value-type="float" office:value="65.16" calcext:value-type="float">
            <text:p>65.16</text:p>
          </table:table-cell>
          <table:table-cell office:value-type="float" office:value="0.0410993" calcext:value-type="float">
            <text:p>0.0410993</text:p>
          </table:table-cell>
          <table:table-cell table:formula="of:=[.A485]-[.A$1]" office:value-type="float" office:value="10.87" calcext:value-type="float">
            <text:p>10.87</text:p>
          </table:table-cell>
        </table:table-row>
        <table:table-row table:style-name="ro1">
          <table:table-cell office:value-type="float" office:value="65.16" calcext:value-type="float">
            <text:p>65.16</text:p>
          </table:table-cell>
          <table:table-cell office:value-type="float" office:value="0.04107" calcext:value-type="float">
            <text:p>0.04107</text:p>
          </table:table-cell>
          <table:table-cell table:formula="of:=[.A486]-[.A$1]" office:value-type="float" office:value="10.88" calcext:value-type="float">
            <text:p>10.88</text:p>
          </table:table-cell>
        </table:table-row>
        <table:table-row table:style-name="ro1">
          <table:table-cell office:value-type="float" office:value="65.17" calcext:value-type="float">
            <text:p>65.17</text:p>
          </table:table-cell>
          <table:table-cell office:value-type="float" office:value="0.0410412" calcext:value-type="float">
            <text:p>0.0410412</text:p>
          </table:table-cell>
          <table:table-cell table:formula="of:=[.A487]-[.A$1]" office:value-type="float" office:value="10.92" calcext:value-type="float">
            <text:p>10.92</text:p>
          </table:table-cell>
        </table:table-row>
        <table:table-row table:style-name="ro1">
          <table:table-cell office:value-type="float" office:value="65.18" calcext:value-type="float">
            <text:p>65.18</text:p>
          </table:table-cell>
          <table:table-cell office:value-type="float" office:value="0.0410128" calcext:value-type="float">
            <text:p>0.0410128</text:p>
          </table:table-cell>
          <table:table-cell table:formula="of:=[.A488]-[.A$1]" office:value-type="float" office:value="10.92" calcext:value-type="float">
            <text:p>10.92</text:p>
          </table:table-cell>
        </table:table-row>
        <table:table-row table:style-name="ro1">
          <table:table-cell office:value-type="float" office:value="65.22" calcext:value-type="float">
            <text:p>65.22</text:p>
          </table:table-cell>
          <table:table-cell office:value-type="float" office:value="0.0409572" calcext:value-type="float">
            <text:p>0.0409572</text:p>
          </table:table-cell>
          <table:table-cell table:formula="of:=[.A489]-[.A$1]" office:value-type="float" office:value="10.97" calcext:value-type="float">
            <text:p>10.97</text:p>
          </table:table-cell>
        </table:table-row>
        <table:table-row table:style-name="ro1">
          <table:table-cell office:value-type="float" office:value="65.22" calcext:value-type="float">
            <text:p>65.22</text:p>
          </table:table-cell>
          <table:table-cell office:value-type="float" office:value="0.0409032" calcext:value-type="float">
            <text:p>0.0409032</text:p>
          </table:table-cell>
          <table:table-cell table:formula="of:=[.A490]-[.A$1]" office:value-type="float" office:value="11.01" calcext:value-type="float">
            <text:p>11.01</text:p>
          </table:table-cell>
        </table:table-row>
        <table:table-row table:style-name="ro1">
          <table:table-cell office:value-type="float" office:value="65.26" calcext:value-type="float">
            <text:p>65.26</text:p>
          </table:table-cell>
          <table:table-cell office:value-type="float" office:value="0.0408769" calcext:value-type="float">
            <text:p>0.0408769</text:p>
          </table:table-cell>
          <table:table-cell table:formula="of:=[.A491]-[.A$1]" office:value-type="float" office:value="11.01" calcext:value-type="float">
            <text:p>11.01</text:p>
          </table:table-cell>
        </table:table-row>
        <table:table-row table:style-name="ro1">
          <table:table-cell office:value-type="float" office:value="65.26" calcext:value-type="float">
            <text:p>65.26</text:p>
          </table:table-cell>
          <table:table-cell office:value-type="float" office:value="0.0408002" calcext:value-type="float">
            <text:p>0.0408002</text:p>
          </table:table-cell>
          <table:table-cell table:formula="of:=[.A492]-[.A$1]" office:value-type="float" office:value="11.05" calcext:value-type="float">
            <text:p>11.05</text:p>
          </table:table-cell>
        </table:table-row>
        <table:table-row table:style-name="ro1">
          <table:table-cell office:value-type="float" office:value="65.31" calcext:value-type="float">
            <text:p>65.31</text:p>
          </table:table-cell>
          <table:table-cell office:value-type="float" office:value="0.040751" calcext:value-type="float">
            <text:p>0.040751</text:p>
          </table:table-cell>
          <table:table-cell table:formula="of:=[.A493]-[.A$1]" office:value-type="float" office:value="11.06" calcext:value-type="float">
            <text:p>11.06</text:p>
          </table:table-cell>
        </table:table-row>
        <table:table-row table:style-name="ro1">
          <table:table-cell office:value-type="float" office:value="65.31" calcext:value-type="float">
            <text:p>65.31</text:p>
          </table:table-cell>
          <table:table-cell office:value-type="float" office:value="0.0406803" calcext:value-type="float">
            <text:p>0.0406803</text:p>
          </table:table-cell>
          <table:table-cell table:formula="of:=[.A494]-[.A$1]" office:value-type="float" office:value="11.06" calcext:value-type="float">
            <text:p>11.06</text:p>
          </table:table-cell>
        </table:table-row>
        <table:table-row table:style-name="ro1">
          <table:table-cell office:value-type="float" office:value="65.35" calcext:value-type="float">
            <text:p>65.35</text:p>
          </table:table-cell>
          <table:table-cell office:value-type="float" office:value="0.040613" calcext:value-type="float">
            <text:p>0.040613</text:p>
          </table:table-cell>
          <table:table-cell table:formula="of:=[.A495]-[.A$1]" office:value-type="float" office:value="11.07" calcext:value-type="float">
            <text:p>11.07</text:p>
          </table:table-cell>
        </table:table-row>
        <table:table-row table:style-name="ro1">
          <table:table-cell office:value-type="float" office:value="65.35" calcext:value-type="float">
            <text:p>65.35</text:p>
          </table:table-cell>
          <table:table-cell office:value-type="float" office:value="0.0405914" calcext:value-type="float">
            <text:p>0.0405914</text:p>
          </table:table-cell>
          <table:table-cell table:formula="of:=[.A496]-[.A$1]" office:value-type="float" office:value="11.11" calcext:value-type="float">
            <text:p>11.11</text:p>
          </table:table-cell>
        </table:table-row>
        <table:table-row table:style-name="ro1">
          <table:table-cell office:value-type="float" office:value="65.36" calcext:value-type="float">
            <text:p>65.36</text:p>
          </table:table-cell>
          <table:table-cell office:value-type="float" office:value="0.0405701" calcext:value-type="float">
            <text:p>0.0405701</text:p>
          </table:table-cell>
          <table:table-cell table:formula="of:=[.A497]-[.A$1]" office:value-type="float" office:value="11.16" calcext:value-type="float">
            <text:p>11.16</text:p>
          </table:table-cell>
        </table:table-row>
        <table:table-row table:style-name="ro1">
          <table:table-cell office:value-type="float" office:value="65.37" calcext:value-type="float">
            <text:p>65.37</text:p>
          </table:table-cell>
          <table:table-cell office:value-type="float" office:value="0.0405492" calcext:value-type="float">
            <text:p>0.0405492</text:p>
          </table:table-cell>
          <table:table-cell table:formula="of:=[.A498]-[.A$1]" office:value-type="float" office:value="11.16" calcext:value-type="float">
            <text:p>11.16</text:p>
          </table:table-cell>
        </table:table-row>
        <table:table-row table:style-name="ro1">
          <table:table-cell office:value-type="float" office:value="65.41" calcext:value-type="float">
            <text:p>65.41</text:p>
          </table:table-cell>
          <table:table-cell office:value-type="float" office:value="0.0404694" calcext:value-type="float">
            <text:p>0.0404694</text:p>
          </table:table-cell>
          <table:table-cell table:formula="of:=[.A499]-[.A$1]" office:value-type="float" office:value="11.21" calcext:value-type="float">
            <text:p>11.21</text:p>
          </table:table-cell>
        </table:table-row>
        <table:table-row table:style-name="ro1">
          <table:table-cell office:value-type="float" office:value="65.45" calcext:value-type="float">
            <text:p>65.45</text:p>
          </table:table-cell>
          <table:table-cell office:value-type="float" office:value="0.0404134" calcext:value-type="float">
            <text:p>0.0404134</text:p>
          </table:table-cell>
          <table:table-cell table:formula="of:=[.A500]-[.A$1]" office:value-type="float" office:value="11.21" calcext:value-type="float">
            <text:p>11.21</text:p>
          </table:table-cell>
        </table:table-row>
        <table:table-row table:style-name="ro1">
          <table:table-cell office:value-type="float" office:value="65.45" calcext:value-type="float">
            <text:p>65.45</text:p>
          </table:table-cell>
          <table:table-cell office:value-type="float" office:value="0.0403954" calcext:value-type="float">
            <text:p>0.0403954</text:p>
          </table:table-cell>
          <table:table-cell table:formula="of:=[.A501]-[.A$1]" office:value-type="float" office:value="11.25" calcext:value-type="float">
            <text:p>11.25</text:p>
          </table:table-cell>
        </table:table-row>
        <table:table-row table:style-name="ro1">
          <table:table-cell office:value-type="float" office:value="65.5" calcext:value-type="float">
            <text:p>65.5</text:p>
          </table:table-cell>
          <table:table-cell office:value-type="float" office:value="0.040327" calcext:value-type="float">
            <text:p>0.040327</text:p>
          </table:table-cell>
          <table:table-cell table:formula="of:=[.A502]-[.A$1]" office:value-type="float" office:value="11.26" calcext:value-type="float">
            <text:p>11.26</text:p>
          </table:table-cell>
        </table:table-row>
        <table:table-row table:style-name="ro1">
          <table:table-cell office:value-type="float" office:value="65.54" calcext:value-type="float">
            <text:p>65.54</text:p>
          </table:table-cell>
          <table:table-cell office:value-type="float" office:value="0.0402948" calcext:value-type="float">
            <text:p>0.0402948</text:p>
          </table:table-cell>
          <table:table-cell table:formula="of:=[.A503]-[.A$1]" office:value-type="float" office:value="11.26" calcext:value-type="float">
            <text:p>11.26</text:p>
          </table:table-cell>
        </table:table-row>
        <table:table-row table:style-name="ro1">
          <table:table-cell office:value-type="float" office:value="65.54" calcext:value-type="float">
            <text:p>65.54</text:p>
          </table:table-cell>
          <table:table-cell office:value-type="float" office:value="0.0402489" calcext:value-type="float">
            <text:p>0.0402489</text:p>
          </table:table-cell>
          <table:table-cell table:formula="of:=[.A504]-[.A$1]" office:value-type="float" office:value="11.27" calcext:value-type="float">
            <text:p>11.27</text:p>
          </table:table-cell>
        </table:table-row>
        <table:table-row table:style-name="ro1">
          <table:table-cell office:value-type="float" office:value="65.58" calcext:value-type="float">
            <text:p>65.58</text:p>
          </table:table-cell>
          <table:table-cell office:value-type="float" office:value="0.0402199" calcext:value-type="float">
            <text:p>0.0402199</text:p>
          </table:table-cell>
          <table:table-cell table:formula="of:=[.A505]-[.A$1]" office:value-type="float" office:value="11.31" calcext:value-type="float">
            <text:p>11.31</text:p>
          </table:table-cell>
        </table:table-row>
        <table:table-row table:style-name="ro1">
          <table:table-cell office:value-type="float" office:value="65.58" calcext:value-type="float">
            <text:p>65.58</text:p>
          </table:table-cell>
          <table:table-cell office:value-type="float" office:value="0.0401922" calcext:value-type="float">
            <text:p>0.0401922</text:p>
          </table:table-cell>
          <table:table-cell table:formula="of:=[.A506]-[.A$1]" office:value-type="float" office:value="11.31" calcext:value-type="float">
            <text:p>11.31</text:p>
          </table:table-cell>
        </table:table-row>
        <table:table-row table:style-name="ro1">
          <table:table-cell office:value-type="float" office:value="65.59" calcext:value-type="float">
            <text:p>65.59</text:p>
          </table:table-cell>
          <table:table-cell office:value-type="float" office:value="0.0401788" calcext:value-type="float">
            <text:p>0.0401788</text:p>
          </table:table-cell>
          <table:table-cell table:formula="of:=[.A507]-[.A$1]" office:value-type="float" office:value="11.35" calcext:value-type="float">
            <text:p>11.35</text:p>
          </table:table-cell>
        </table:table-row>
        <table:table-row table:style-name="ro1">
          <table:table-cell office:value-type="float" office:value="65.6" calcext:value-type="float">
            <text:p>65.6</text:p>
          </table:table-cell>
          <table:table-cell office:value-type="float" office:value="0.0401657" calcext:value-type="float">
            <text:p>0.0401657</text:p>
          </table:table-cell>
          <table:table-cell table:formula="of:=[.A508]-[.A$1]"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65.64" calcext:value-type="float">
            <text:p>65.64</text:p>
          </table:table-cell>
          <table:table-cell office:value-type="float" office:value="0.0401281" calcext:value-type="float">
            <text:p>0.0401281</text:p>
          </table:table-cell>
          <table:table-cell table:formula="of:=[.A509]-[.A$1]"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65.64" calcext:value-type="float">
            <text:p>65.64</text:p>
          </table:table-cell>
          <table:table-cell office:value-type="float" office:value="0.0401162" calcext:value-type="float">
            <text:p>0.0401162</text:p>
          </table:table-cell>
          <table:table-cell table:formula="of:=[.A510]-[.A$1]" office:value-type="float" office:value="11.45" calcext:value-type="float">
            <text:p>11.45</text:p>
          </table:table-cell>
        </table:table-row>
        <table:table-row table:style-name="ro1">
          <table:table-cell office:value-type="float" office:value="65.69" calcext:value-type="float">
            <text:p>65.69</text:p>
          </table:table-cell>
          <table:table-cell office:value-type="float" office:value="0.0400605" calcext:value-type="float">
            <text:p>0.0400605</text:p>
          </table:table-cell>
          <table:table-cell table:formula="of:=[.A511]-[.A$1]" office:value-type="float" office:value="11.49" calcext:value-type="float">
            <text:p>11.49</text:p>
          </table:table-cell>
        </table:table-row>
        <table:table-row table:style-name="ro1">
          <table:table-cell office:value-type="float" office:value="65.73" calcext:value-type="float">
            <text:p>65.73</text:p>
          </table:table-cell>
          <table:table-cell office:value-type="float" office:value="0.0400401" calcext:value-type="float">
            <text:p>0.0400401</text:p>
          </table:table-cell>
          <table:table-cell table:formula="of:=[.A512]-[.A$1]" office:value-type="float" office:value="11.49" calcext:value-type="float">
            <text:p>11.49</text:p>
          </table:table-cell>
        </table:table-row>
        <table:table-row table:style-name="ro1">
          <table:table-cell office:value-type="float" office:value="65.73" calcext:value-type="float">
            <text:p>65.73</text:p>
          </table:table-cell>
          <table:table-cell office:value-type="float" office:value="0.0400207" calcext:value-type="float">
            <text:p>0.0400207</text:p>
          </table:table-cell>
          <table:table-cell table:formula="of:=[.A513]-[.A$1]"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65.74" calcext:value-type="float">
            <text:p>65.74</text:p>
          </table:table-cell>
          <table:table-cell office:value-type="float" office:value="0.0400113" calcext:value-type="float">
            <text:p>0.0400113</text:p>
          </table:table-cell>
          <table:table-cell table:formula="of:=[.A514]-[.A$1]" office:value-type="float" office:value="11.51" calcext:value-type="float">
            <text:p>11.51</text:p>
          </table:table-cell>
        </table:table-row>
        <table:table-row table:style-name="ro1">
          <table:table-cell office:value-type="float" office:value="65.75" calcext:value-type="float">
            <text:p>65.75</text:p>
          </table:table-cell>
          <table:table-cell office:value-type="float" office:value="0.0400022" calcext:value-type="float">
            <text:p>0.0400022</text:p>
          </table:table-cell>
          <table:table-cell table:formula="of:=[.A515]-[.A$1]" office:value-type="float" office:value="11.55" calcext:value-type="float">
            <text:p>11.55</text:p>
          </table:table-cell>
        </table:table-row>
        <table:table-row table:style-name="ro1">
          <table:table-cell table:number-columns-repeated="2"/>
          <table:table-cell table:formula="of:=[.A516]-[.A$1]" office:value-type="float" office:value="11.55" calcext:value-type="float">
            <text:p>11.55</text:p>
          </table:table-cell>
        </table:table-row>
        <table:table-row table:style-name="ro1">
          <table:table-cell table:number-columns-repeated="2"/>
          <table:table-cell table:formula="of:=[.A517]-[.A$1]" office:value-type="float" office:value="11.59" calcext:value-type="float">
            <text:p>11.59</text:p>
          </table:table-cell>
        </table:table-row>
        <table:table-row table:style-name="ro1">
          <table:table-cell table:number-columns-repeated="2"/>
          <table:table-cell table:formula="of:=[.A518]-[.A$1]" office:value-type="float" office:value="11.59" calcext:value-type="float">
            <text:p>11.59</text:p>
          </table:table-cell>
        </table:table-row>
        <table:table-row table:style-name="ro1">
          <table:table-cell table:number-columns-repeated="2"/>
          <table:table-cell table:formula="of:=[.A519]-[.A$1]" office:value-type="float" office:value="11.64" calcext:value-type="float">
            <text:p>11.64</text:p>
          </table:table-cell>
        </table:table-row>
        <table:table-row table:style-name="ro1">
          <table:table-cell table:number-columns-repeated="2"/>
          <table:table-cell table:formula="of:=[.A520]-[.A$1]" office:value-type="float" office:value="11.64" calcext:value-type="float">
            <text:p>11.64</text:p>
          </table:table-cell>
        </table:table-row>
        <table:table-row table:style-name="ro1">
          <table:table-cell table:number-columns-repeated="2"/>
          <table:table-cell table:formula="of:=[.A521]-[.A$1]" office:value-type="float" office:value="11.69" calcext:value-type="float">
            <text:p>11.69</text:p>
          </table:table-cell>
        </table:table-row>
        <table:table-row table:style-name="ro1">
          <table:table-cell table:number-columns-repeated="2"/>
          <table:table-cell table:formula="of:=[.A522]-[.A$1]" office:value-type="float" office:value="11.69" calcext:value-type="float">
            <text:p>11.69</text:p>
          </table:table-cell>
        </table:table-row>
        <table:table-row table:style-name="ro1">
          <table:table-cell table:number-columns-repeated="2"/>
          <table:table-cell table:formula="of:=[.A523]-[.A$1]" office:value-type="float" office:value="11.74" calcext:value-type="float">
            <text:p>11.74</text:p>
          </table:table-cell>
        </table:table-row>
        <table:table-row table:style-name="ro1">
          <table:table-cell table:number-columns-repeated="2"/>
          <table:table-cell table:formula="of:=[.A524]-[.A$1]" office:value-type="float" office:value="11.79" calcext:value-type="float">
            <text:p>11.79</text:p>
          </table:table-cell>
        </table:table-row>
        <table:table-row table:style-name="ro1">
          <table:table-cell table:number-columns-repeated="2"/>
          <table:table-cell table:formula="of:=[.A525]-[.A$1]" office:value-type="float" office:value="11.79" calcext:value-type="float">
            <text:p>11.79</text:p>
          </table:table-cell>
        </table:table-row>
        <table:table-row table:style-name="ro1">
          <table:table-cell table:number-columns-repeated="2"/>
          <table:table-cell table:formula="of:=[.A526]-[.A$1]" office:value-type="float" office:value="11.79" calcext:value-type="float">
            <text:p>11.79</text:p>
          </table:table-cell>
        </table:table-row>
        <table:table-row table:style-name="ro1">
          <table:table-cell table:number-columns-repeated="2"/>
          <table:table-cell table:formula="of:=[.A527]-[.A$1]" office:value-type="float" office:value="11.8" calcext:value-type="float">
            <text:p>11.8</text:p>
          </table:table-cell>
        </table:table-row>
        <table:table-row table:style-name="ro1">
          <table:table-cell table:number-columns-repeated="2"/>
          <table:table-cell table:formula="of:=[.A528]-[.A$1]" office:value-type="float" office:value="11.84" calcext:value-type="float">
            <text:p>11.84</text:p>
          </table:table-cell>
        </table:table-row>
        <table:table-row table:style-name="ro1">
          <table:table-cell table:number-columns-repeated="2"/>
          <table:table-cell table:formula="of:=[.A529]-[.A$1]" office:value-type="float" office:value="11.89" calcext:value-type="float">
            <text:p>11.89</text:p>
          </table:table-cell>
        </table:table-row>
        <table:table-row table:style-name="ro1">
          <table:table-cell table:number-columns-repeated="2"/>
          <table:table-cell table:formula="of:=[.A530]-[.A$1]" office:value-type="float" office:value="11.89" calcext:value-type="float">
            <text:p>11.89</text:p>
          </table:table-cell>
        </table:table-row>
        <table:table-row table:style-name="ro1">
          <table:table-cell table:number-columns-repeated="2"/>
          <table:table-cell table:formula="of:=[.A531]-[.A$1]" office:value-type="float" office:value="11.93" calcext:value-type="float">
            <text:p>11.93</text:p>
          </table:table-cell>
        </table:table-row>
        <table:table-row table:style-name="ro1">
          <table:table-cell table:number-columns-repeated="2"/>
          <table:table-cell table:formula="of:=[.A532]-[.A$1]" office:value-type="float" office:value="11.93" calcext:value-type="float">
            <text:p>11.93</text:p>
          </table:table-cell>
        </table:table-row>
        <table:table-row table:style-name="ro1">
          <table:table-cell table:number-columns-repeated="2"/>
          <table:table-cell table:formula="of:=[.A533]-[.A$1]" office:value-type="float" office:value="11.97" calcext:value-type="float">
            <text:p>11.97</text:p>
          </table:table-cell>
        </table:table-row>
        <table:table-row table:style-name="ro1">
          <table:table-cell table:number-columns-repeated="2"/>
          <table:table-cell table:formula="of:=[.A534]-[.A$1]" office:value-type="float" office:value="11.97" calcext:value-type="float">
            <text:p>11.97</text:p>
          </table:table-cell>
        </table:table-row>
        <table:table-row table:style-name="ro1">
          <table:table-cell table:number-columns-repeated="2"/>
          <table:table-cell table:formula="of:=[.A535]-[.A$1]" office:value-type="float" office:value="11.98" calcext:value-type="float">
            <text:p>11.98</text:p>
          </table:table-cell>
        </table:table-row>
        <table:table-row table:style-name="ro1">
          <table:table-cell table:number-columns-repeated="2"/>
          <table:table-cell table:formula="of:=[.A536]-[.A$1]" office:value-type="float" office:value="11.99" calcext:value-type="float">
            <text:p>11.99</text:p>
          </table:table-cell>
        </table:table-row>
        <table:table-row table:style-name="ro1">
          <table:table-cell table:number-columns-repeated="2"/>
          <table:table-cell table:formula="of:=[.A537]-[.A$1]" office:value-type="float" office:value="12.03" calcext:value-type="float">
            <text:p>12.03</text:p>
          </table:table-cell>
        </table:table-row>
        <table:table-row table:style-name="ro1">
          <table:table-cell table:number-columns-repeated="2"/>
          <table:table-cell table:formula="of:=[.A538]-[.A$1]" office:value-type="float" office:value="12.03" calcext:value-type="float">
            <text:p>12.03</text:p>
          </table:table-cell>
        </table:table-row>
        <table:table-row table:style-name="ro1">
          <table:table-cell table:number-columns-repeated="2"/>
          <table:table-cell table:formula="of:=[.A539]-[.A$1]" office:value-type="float" office:value="12.07" calcext:value-type="float">
            <text:p>12.07</text:p>
          </table:table-cell>
        </table:table-row>
        <table:table-row table:style-name="ro1">
          <table:table-cell table:number-columns-repeated="2"/>
          <table:table-cell table:formula="of:=[.A540]-[.A$1]" office:value-type="float" office:value="12.07" calcext:value-type="float">
            <text:p>12.07</text:p>
          </table:table-cell>
        </table:table-row>
        <table:table-row table:style-name="ro1">
          <table:table-cell table:number-columns-repeated="2"/>
          <table:table-cell table:formula="of:=[.A541]-[.A$1]" office:value-type="float" office:value="12.12" calcext:value-type="float">
            <text:p>12.12</text:p>
          </table:table-cell>
        </table:table-row>
        <table:table-row table:style-name="ro1">
          <table:table-cell table:number-columns-repeated="2"/>
          <table:table-cell table:formula="of:=[.A542]-[.A$1]" office:value-type="float" office:value="12.12" calcext:value-type="float">
            <text:p>12.12</text:p>
          </table:table-cell>
        </table:table-row>
        <table:table-row table:style-name="ro1">
          <table:table-cell table:number-columns-repeated="2"/>
          <table:table-cell table:formula="of:=[.A543]-[.A$1]" office:value-type="float" office:value="12.16" calcext:value-type="float">
            <text:p>12.16</text:p>
          </table:table-cell>
        </table:table-row>
        <table:table-row table:style-name="ro1">
          <table:table-cell table:number-columns-repeated="2"/>
          <table:table-cell table:formula="of:=[.A544]-[.A$1]" office:value-type="float" office:value="12.16" calcext:value-type="float">
            <text:p>12.16</text:p>
          </table:table-cell>
        </table:table-row>
        <table:table-row table:style-name="ro1">
          <table:table-cell table:number-columns-repeated="2"/>
          <table:table-cell table:formula="of:=[.A545]-[.A$1]" office:value-type="float" office:value="12.17" calcext:value-type="float">
            <text:p>12.17</text:p>
          </table:table-cell>
        </table:table-row>
        <table:table-row table:style-name="ro1">
          <table:table-cell table:number-columns-repeated="2"/>
          <table:table-cell table:formula="of:=[.A546]-[.A$1]" office:value-type="float" office:value="12.18" calcext:value-type="float">
            <text:p>12.18</text:p>
          </table:table-cell>
        </table:table-row>
        <table:table-row table:style-name="ro1">
          <table:table-cell table:number-columns-repeated="2"/>
          <table:table-cell table:formula="of:=[.A547]-[.A$1]" office:value-type="float" office:value="12.22" calcext:value-type="float">
            <text:p>12.22</text:p>
          </table:table-cell>
        </table:table-row>
        <table:table-row table:style-name="ro1">
          <table:table-cell table:number-columns-repeated="2"/>
          <table:table-cell table:formula="of:=[.A548]-[.A$1]" office:value-type="float" office:value="12.26" calcext:value-type="float">
            <text:p>12.26</text:p>
          </table:table-cell>
        </table:table-row>
        <table:table-row table:style-name="ro1">
          <table:table-cell table:number-columns-repeated="2"/>
          <table:table-cell table:formula="of:=[.A549]-[.A$1]" office:value-type="float" office:value="12.26" calcext:value-type="float">
            <text:p>12.26</text:p>
          </table:table-cell>
        </table:table-row>
        <table:table-row table:style-name="ro1">
          <table:table-cell table:number-columns-repeated="2"/>
          <table:table-cell table:formula="of:=[.A550]-[.A$1]" office:value-type="float" office:value="12.31" calcext:value-type="float">
            <text:p>12.31</text:p>
          </table:table-cell>
        </table:table-row>
        <table:table-row table:style-name="ro1">
          <table:table-cell table:number-columns-repeated="2"/>
          <table:table-cell table:formula="of:=[.A551]-[.A$1]" office:value-type="float" office:value="12.35" calcext:value-type="float">
            <text:p>12.35</text:p>
          </table:table-cell>
        </table:table-row>
        <table:table-row table:style-name="ro1">
          <table:table-cell table:number-columns-repeated="2"/>
          <table:table-cell table:formula="of:=[.A552]-[.A$1]" office:value-type="float" office:value="12.35" calcext:value-type="float">
            <text:p>12.35</text:p>
          </table:table-cell>
        </table:table-row>
        <table:table-row table:style-name="ro1">
          <table:table-cell table:number-columns-repeated="2"/>
          <table:table-cell table:formula="of:=[.A553]-[.A$1]" office:value-type="float" office:value="12.39" calcext:value-type="float">
            <text:p>12.39</text:p>
          </table:table-cell>
        </table:table-row>
        <table:table-row table:style-name="ro1">
          <table:table-cell table:number-columns-repeated="2"/>
          <table:table-cell table:formula="of:=[.A554]-[.A$1]" office:value-type="float" office:value="12.39" calcext:value-type="float">
            <text:p>12.39</text:p>
          </table:table-cell>
        </table:table-row>
        <table:table-row table:style-name="ro1">
          <table:table-cell table:number-columns-repeated="2"/>
          <table:table-cell table:formula="of:=[.A555]-[.A$1]" office:value-type="float" office:value="12.4" calcext:value-type="float">
            <text:p>12.4</text:p>
          </table:table-cell>
        </table:table-row>
        <table:table-row table:style-name="ro1">
          <table:table-cell table:number-columns-repeated="2"/>
          <table:table-cell table:formula="of:=[.A556]-[.A$1]" office:value-type="float" office:value="12.41" calcext:value-type="float">
            <text:p>12.41</text:p>
          </table:table-cell>
        </table:table-row>
        <table:table-row table:style-name="ro1">
          <table:table-cell table:number-columns-repeated="2"/>
          <table:table-cell table:formula="of:=[.A557]-[.A$1]" office:value-type="float" office:value="12.45" calcext:value-type="float">
            <text:p>12.45</text:p>
          </table:table-cell>
        </table:table-row>
        <table:table-row table:style-name="ro1">
          <table:table-cell table:number-columns-repeated="2"/>
          <table:table-cell table:formula="of:=[.A558]-[.A$1]" office:value-type="float" office:value="12.45" calcext:value-type="float">
            <text:p>12.45</text:p>
          </table:table-cell>
        </table:table-row>
        <table:table-row table:style-name="ro1">
          <table:table-cell table:number-columns-repeated="2"/>
          <table:table-cell table:formula="of:=[.A559]-[.A$1]" office:value-type="float" office:value="12.5" calcext:value-type="float">
            <text:p>12.5</text:p>
          </table:table-cell>
        </table:table-row>
        <table:table-row table:style-name="ro1">
          <table:table-cell table:number-columns-repeated="2"/>
          <table:table-cell table:formula="of:=[.A560]-[.A$1]" office:value-type="float" office:value="12.54" calcext:value-type="float">
            <text:p>12.54</text:p>
          </table:table-cell>
        </table:table-row>
        <table:table-row table:style-name="ro1">
          <table:table-cell table:number-columns-repeated="2"/>
          <table:table-cell table:formula="of:=[.A561]-[.A$1]" office:value-type="float" office:value="12.54" calcext:value-type="float">
            <text:p>12.54</text:p>
          </table:table-cell>
        </table:table-row>
        <table:table-row table:style-name="ro1">
          <table:table-cell table:number-columns-repeated="2"/>
          <table:table-cell table:formula="of:=[.A562]-[.A$1]" office:value-type="float" office:value="12.55" calcext:value-type="float">
            <text:p>12.55</text:p>
          </table:table-cell>
        </table:table-row>
        <table:table-row table:style-name="ro1">
          <table:table-cell table:number-columns-repeated="2"/>
          <table:table-cell table:formula="of:=[.A563]-[.A$1]" office:value-type="float" office:value="12.56" calcext:value-type="float">
            <text:p>12.56</text:p>
          </table:table-cell>
        </table:table-row>
      </table:table>
      <table:table table:name="Sheet2" table:style-name="ta1">
        <table:shapes>
          <draw:frame draw:z-index="0" draw:style-name="gr1" draw:text-style-name="P1" svg:width="222.75mm" svg:height="134.14mm" svg:x="69.11mm" svg:y="18.59mm">
            <draw:object draw:notify-on-update-of-ranges="Sheet2.A1:Sheet2.A563 Sheet2.B1:Sheet2.B56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14.21mm" svg:height="133.61mm" svg:x="316.91mm" svg:y="18.86mm">
            <draw:object draw:notify-on-update-of-ranges="Sheet2.H37:Sheet2.H100 Sheet2.I37:Sheet2.I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number-columns-repeated="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97876" calcext:value-type="float">
            <text:p>0.0397876</text:p>
          </table:table-cell>
          <table:table-cell table:number-columns-repeated="7"/>
        </table:table-row>
        <table:table-row table:style-name="ro1">
          <table:table-cell office:value-type="float" office:value="0.0500000000000043" calcext:value-type="float">
            <text:p>0.050000000000004</text:p>
          </table:table-cell>
          <table:table-cell office:value-type="float" office:value="0.0397876" calcext:value-type="float">
            <text:p>0.0397876</text:p>
          </table:table-cell>
          <table:table-cell table:number-columns-repeated="7"/>
        </table:table-row>
        <table:table-row table:style-name="ro1">
          <table:table-cell office:value-type="float" office:value="0.0500000000000043" calcext:value-type="float">
            <text:p>0.050000000000004</text:p>
          </table:table-cell>
          <table:table-cell office:value-type="float" office:value="0.0397876" calcext:value-type="float">
            <text:p>0.0397876</text:p>
          </table:table-cell>
          <table:table-cell table:number-columns-repeated="7"/>
        </table:table-row>
        <table:table-row table:style-name="ro1">
          <table:table-cell office:value-type="float" office:value="0.0900000000000034" calcext:value-type="float">
            <text:p>0.090000000000003</text:p>
          </table:table-cell>
          <table:table-cell office:value-type="float" office:value="0.0397876" calcext:value-type="float">
            <text:p>0.0397876</text:p>
          </table:table-cell>
          <table:table-cell table:number-columns-repeated="7"/>
        </table:table-row>
        <table:table-row table:style-name="ro1">
          <table:table-cell office:value-type="float" office:value="0.0900000000000034" calcext:value-type="float">
            <text:p>0.090000000000003</text:p>
          </table:table-cell>
          <table:table-cell office:value-type="float" office:value="0.0397876" calcext:value-type="float">
            <text:p>0.0397876</text:p>
          </table:table-cell>
          <table:table-cell table:number-columns-repeated="7"/>
        </table:table-row>
        <table:table-row table:style-name="ro1">
          <table:table-cell office:value-type="float" office:value="0.100000000000001" calcext:value-type="float">
            <text:p>0.100000000000001</text:p>
          </table:table-cell>
          <table:table-cell office:value-type="float" office:value="0.0397876" calcext:value-type="float">
            <text:p>0.0397876</text:p>
          </table:table-cell>
          <table:table-cell table:number-columns-repeated="7"/>
        </table:table-row>
        <table:table-row table:style-name="ro1">
          <table:table-cell office:value-type="float" office:value="0.109999999999999" calcext:value-type="float">
            <text:p>0.109999999999999</text:p>
          </table:table-cell>
          <table:table-cell office:value-type="float" office:value="0.0397876" calcext:value-type="float">
            <text:p>0.0397876</text:p>
          </table:table-cell>
          <table:table-cell table:number-columns-repeated="7"/>
        </table:table-row>
        <table:table-row table:style-name="ro1">
          <table:table-cell office:value-type="float" office:value="0.150000000000006" calcext:value-type="float">
            <text:p>0.150000000000006</text:p>
          </table:table-cell>
          <table:table-cell office:value-type="float" office:value="0.0397876" calcext:value-type="float">
            <text:p>0.0397876</text:p>
          </table:table-cell>
          <table:table-cell table:number-columns-repeated="7"/>
        </table:table-row>
        <table:table-row table:style-name="ro1">
          <table:table-cell office:value-type="float" office:value="0.190000000000005" calcext:value-type="float">
            <text:p>0.190000000000005</text:p>
          </table:table-cell>
          <table:table-cell office:value-type="float" office:value="0.0397876" calcext:value-type="float">
            <text:p>0.0397876</text:p>
          </table:table-cell>
          <table:table-cell table:number-columns-repeated="7"/>
        </table:table-row>
        <table:table-row table:style-name="ro1">
          <table:table-cell office:value-type="float" office:value="0.240000000000002" calcext:value-type="float">
            <text:p>0.240000000000002</text:p>
          </table:table-cell>
          <table:table-cell office:value-type="float" office:value="0.0397876" calcext:value-type="float">
            <text:p>0.0397876</text:p>
          </table:table-cell>
          <table:table-cell table:number-columns-repeated="7"/>
        </table:table-row>
        <table:table-row table:style-name="ro1">
          <table:table-cell office:value-type="float" office:value="0.240000000000002" calcext:value-type="float">
            <text:p>0.240000000000002</text:p>
          </table:table-cell>
          <table:table-cell office:value-type="float" office:value="0.0397876" calcext:value-type="float">
            <text:p>0.0397876</text:p>
          </table:table-cell>
          <table:table-cell table:number-columns-repeated="7"/>
        </table:table-row>
        <table:table-row table:style-name="ro1">
          <table:table-cell office:value-type="float" office:value="0.280000000000001" calcext:value-type="float">
            <text:p>0.280000000000001</text:p>
          </table:table-cell>
          <table:table-cell office:value-type="float" office:value="0.0397876" calcext:value-type="float">
            <text:p>0.0397876</text:p>
          </table:table-cell>
          <table:table-cell table:number-columns-repeated="7"/>
        </table:table-row>
        <table:table-row table:style-name="ro1">
          <table:table-cell office:value-type="float" office:value="0.280000000000001" calcext:value-type="float">
            <text:p>0.280000000000001</text:p>
          </table:table-cell>
          <table:table-cell office:value-type="float" office:value="0.0397876" calcext:value-type="float">
            <text:p>0.0397876</text:p>
          </table:table-cell>
          <table:table-cell table:number-columns-repeated="7"/>
        </table:table-row>
        <table:table-row table:style-name="ro1">
          <table:table-cell office:value-type="float" office:value="0.289999999999999" calcext:value-type="float">
            <text:p>0.289999999999999</text:p>
          </table:table-cell>
          <table:table-cell office:value-type="float" office:value="0.0397876" calcext:value-type="float">
            <text:p>0.0397876</text:p>
          </table:table-cell>
          <table:table-cell table:number-columns-repeated="7"/>
        </table:table-row>
        <table:table-row table:style-name="ro1">
          <table:table-cell office:value-type="float" office:value="0.300000000000004" calcext:value-type="float">
            <text:p>0.300000000000004</text:p>
          </table:table-cell>
          <table:table-cell office:value-type="float" office:value="0.0397876" calcext:value-type="float">
            <text:p>0.0397876</text:p>
          </table:table-cell>
          <table:table-cell table:number-columns-repeated="7"/>
        </table:table-row>
        <table:table-row table:style-name="ro1">
          <table:table-cell office:value-type="float" office:value="0.340000000000003" calcext:value-type="float">
            <text:p>0.340000000000003</text:p>
          </table:table-cell>
          <table:table-cell office:value-type="float" office:value="0.0397876" calcext:value-type="float">
            <text:p>0.0397876</text:p>
          </table:table-cell>
          <table:table-cell table:number-columns-repeated="7"/>
        </table:table-row>
        <table:table-row table:style-name="ro1">
          <table:table-cell office:value-type="float" office:value="0.340000000000003" calcext:value-type="float">
            <text:p>0.340000000000003</text:p>
          </table:table-cell>
          <table:table-cell office:value-type="float" office:value="0.0397876" calcext:value-type="float">
            <text:p>0.0397876</text:p>
          </table:table-cell>
          <table:table-cell table:number-columns-repeated="7"/>
        </table:table-row>
        <table:table-row table:style-name="ro1">
          <table:table-cell office:value-type="float" office:value="0.390000000000001" calcext:value-type="float">
            <text:p>0.390000000000001</text:p>
          </table:table-cell>
          <table:table-cell office:value-type="float" office:value="0.0397876" calcext:value-type="float">
            <text:p>0.0397876</text:p>
          </table:table-cell>
          <table:table-cell table:number-columns-repeated="7"/>
        </table:table-row>
        <table:table-row table:style-name="ro1">
          <table:table-cell office:value-type="float" office:value="0.390000000000001" calcext:value-type="float">
            <text:p>0.390000000000001</text:p>
          </table:table-cell>
          <table:table-cell office:value-type="float" office:value="0.0397876" calcext:value-type="float">
            <text:p>0.0397876</text:p>
          </table:table-cell>
          <table:table-cell table:number-columns-repeated="7"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0397876" calcext:value-type="float">
            <text:p>0.0397876</text:p>
          </table:table-cell>
          <table:table-cell table:number-columns-repeated="7"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0397876" calcext:value-type="float">
            <text:p>0.0397876</text:p>
          </table:table-cell>
          <table:table-cell table:number-columns-repeated="7"/>
        </table:table-row>
        <table:table-row table:style-name="ro1">
          <table:table-cell office:value-type="float" office:value="0.440000000000005" calcext:value-type="float">
            <text:p>0.440000000000005</text:p>
          </table:table-cell>
          <table:table-cell office:value-type="float" office:value="0.0397876" calcext:value-type="float">
            <text:p>0.0397876</text:p>
          </table:table-cell>
          <table:table-cell table:number-columns-repeated="7"/>
        </table:table-row>
        <table:table-row table:style-name="ro1">
          <table:table-cell office:value-type="float" office:value="0.450000000000003" calcext:value-type="float">
            <text:p>0.450000000000003</text:p>
          </table:table-cell>
          <table:table-cell office:value-type="float" office:value="0.0397876" calcext:value-type="float">
            <text:p>0.0397876</text:p>
          </table:table-cell>
          <table:table-cell table:number-columns-repeated="7"/>
        </table:table-row>
        <table:table-row table:style-name="ro1">
          <table:table-cell office:value-type="float" office:value="0.490000000000002" calcext:value-type="float">
            <text:p>0.490000000000002</text:p>
          </table:table-cell>
          <table:table-cell office:value-type="float" office:value="0.0397876" calcext:value-type="float">
            <text:p>0.0397876</text:p>
          </table:table-cell>
          <table:table-cell table:number-columns-repeated="7"/>
        </table:table-row>
        <table:table-row table:style-name="ro1">
          <table:table-cell office:value-type="float" office:value="0.530000000000001" calcext:value-type="float">
            <text:p>0.530000000000001</text:p>
          </table:table-cell>
          <table:table-cell office:value-type="float" office:value="0.0397876" calcext:value-type="float">
            <text:p>0.0397876</text:p>
          </table:table-cell>
          <table:table-cell table:number-columns-repeated="7"/>
        </table:table-row>
        <table:table-row table:style-name="ro1">
          <table:table-cell office:value-type="float" office:value="0.530000000000001" calcext:value-type="float">
            <text:p>0.530000000000001</text:p>
          </table:table-cell>
          <table:table-cell office:value-type="float" office:value="0.0397876" calcext:value-type="float">
            <text:p>0.0397876</text:p>
          </table:table-cell>
          <table:table-cell table:number-columns-repeated="7"/>
        </table:table-row>
        <table:table-row table:style-name="ro1">
          <table:table-cell office:value-type="float" office:value="0.580000000000005" calcext:value-type="float">
            <text:p>0.580000000000005</text:p>
          </table:table-cell>
          <table:table-cell office:value-type="float" office:value="0.0397876" calcext:value-type="float">
            <text:p>0.0397876</text:p>
          </table:table-cell>
          <table:table-cell table:number-columns-repeated="7"/>
        </table:table-row>
        <table:table-row table:style-name="ro1">
          <table:table-cell office:value-type="float" office:value="0.580000000000005" calcext:value-type="float">
            <text:p>0.580000000000005</text:p>
          </table:table-cell>
          <table:table-cell office:value-type="float" office:value="0.0397876" calcext:value-type="float">
            <text:p>0.0397876</text:p>
          </table:table-cell>
          <table:table-cell table:number-columns-repeated="7"/>
        </table:table-row>
        <table:table-row table:style-name="ro1">
          <table:table-cell office:value-type="float" office:value="0.620000000000005" calcext:value-type="float">
            <text:p>0.620000000000005</text:p>
          </table:table-cell>
          <table:table-cell office:value-type="float" office:value="0.0397876" calcext:value-type="float">
            <text:p>0.0397876</text:p>
          </table:table-cell>
          <table:table-cell table:number-columns-repeated="7"/>
        </table:table-row>
        <table:table-row table:style-name="ro1">
          <table:table-cell office:value-type="float" office:value="0.620000000000005" calcext:value-type="float">
            <text:p>0.620000000000005</text:p>
          </table:table-cell>
          <table:table-cell office:value-type="float" office:value="0.0397876" calcext:value-type="float">
            <text:p>0.0397876</text:p>
          </table:table-cell>
          <table:table-cell table:number-columns-repeated="7"/>
        </table:table-row>
        <table:table-row table:style-name="ro1">
          <table:table-cell office:value-type="float" office:value="0.630000000000003" calcext:value-type="float">
            <text:p>0.630000000000003</text:p>
          </table:table-cell>
          <table:table-cell office:value-type="float" office:value="0.0397876" calcext:value-type="float">
            <text:p>0.0397876</text:p>
          </table:table-cell>
          <table:table-cell table:number-columns-repeated="7"/>
        </table:table-row>
        <table:table-row table:style-name="ro1">
          <table:table-cell office:value-type="float" office:value="0.640000000000001" calcext:value-type="float">
            <text:p>0.640000000000001</text:p>
          </table:table-cell>
          <table:table-cell office:value-type="float" office:value="0.0397876" calcext:value-type="float">
            <text:p>0.0397876</text:p>
          </table:table-cell>
          <table:table-cell table:number-columns-repeated="7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0397876" calcext:value-type="float">
            <text:p>0.0397876</text:p>
          </table:table-cell>
          <table:table-cell table:number-columns-repeated="7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0397876" calcext:value-type="float">
            <text:p>0.0397876</text:p>
          </table:table-cell>
          <table:table-cell table:number-columns-repeated="7"/>
        </table:table-row>
        <table:table-row table:style-name="ro1">
          <table:table-cell office:value-type="float" office:value="0.719999999999999" calcext:value-type="float">
            <text:p>0.719999999999999</text:p>
          </table:table-cell>
          <table:table-cell office:value-type="float" office:value="0.0397876" calcext:value-type="float">
            <text:p>0.0397876</text:p>
          </table:table-cell>
          <table:table-cell table:number-columns-repeated="7"/>
        </table:table-row>
        <table:table-row table:style-name="ro1">
          <table:table-cell office:value-type="float" office:value="0.719999999999999" calcext:value-type="float">
            <text:p>0.719999999999999</text:p>
          </table:table-cell>
          <table:table-cell office:value-type="float" office:value="0.0397876" calcext:value-type="float">
            <text:p>0.0397876</text:p>
          </table:table-cell>
          <table:table-cell table:number-columns-repeated="7"/>
        </table:table-row>
        <table:table-row table:style-name="ro1">
          <table:table-cell office:value-type="float" office:value="0.770000000000003" calcext:value-type="float">
            <text:p>0.770000000000003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formula="of:=COUNTIF([.B$1:.B$5000]; &quot;&lt;&quot;&amp;[.H38]) - COUNTIF([.B$1:.B$5000]; &quot;&lt;&quot;&amp;[.H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0000000000003" calcext:value-type="float">
            <text:p>0.770000000000003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0.02" calcext:value-type="float">
            <text:p>0.02</text:p>
          </table:table-cell>
          <table:table-cell table:formula="of:=COUNTIF([.B$1:.B$5000]; &quot;&lt;&quot;&amp;[.H39]) - COUNTIF([.B$1:.B$5000]; &quot;&lt;&quot;&amp;[.H38])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10000000000002" calcext:value-type="float">
            <text:p>0.810000000000002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0.04" calcext:value-type="float">
            <text:p>0.04</text:p>
          </table:table-cell>
          <table:table-cell table:formula="of:=COUNTIF([.B$1:.B$5000]; &quot;&lt;&quot;&amp;[.H40]) - COUNTIF([.B$1:.B$5000]; &quot;&lt;&quot;&amp;[.H39]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0.810000000000002" calcext:value-type="float">
            <text:p>0.810000000000002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0.06" calcext:value-type="float">
            <text:p>0.06</text:p>
          </table:table-cell>
          <table:table-cell table:formula="of:=COUNTIF([.B$1:.B$5000]; &quot;&lt;&quot;&amp;[.H41]) - COUNTIF([.B$1:.B$5000]; &quot;&lt;&quot;&amp;[.H4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0.08" calcext:value-type="float">
            <text:p>0.08</text:p>
          </table:table-cell>
          <table:table-cell table:formula="of:=COUNTIF([.B$1:.B$5000]; &quot;&lt;&quot;&amp;[.H42]) - COUNTIF([.B$1:.B$5000]; &quot;&lt;&quot;&amp;[.H41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.830000000000005" calcext:value-type="float">
            <text:p>0.830000000000005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 table:formula="of:=COUNTIF([.B$1:.B$5000]; &quot;&lt;&quot;&amp;[.H43]) - COUNTIF([.B$1:.B$5000]; &quot;&lt;&quot;&amp;[.H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70000000000005" calcext:value-type="float">
            <text:p>0.870000000000005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0.12" calcext:value-type="float">
            <text:p>0.12</text:p>
          </table:table-cell>
          <table:table-cell table:formula="of:=COUNTIF([.B$1:.B$5000]; &quot;&lt;&quot;&amp;[.H44]) - COUNTIF([.B$1:.B$5000]; &quot;&lt;&quot;&amp;[.H43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.920000000000002" calcext:value-type="float">
            <text:p>0.920000000000002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0.14" calcext:value-type="float">
            <text:p>0.14</text:p>
          </table:table-cell>
          <table:table-cell table:formula="of:=COUNTIF([.B$1:.B$5000]; &quot;&lt;&quot;&amp;[.H45]) - COUNTIF([.B$1:.B$5000]; &quot;&lt;&quot;&amp;[.H4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20000000000002" calcext:value-type="float">
            <text:p>0.920000000000002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0.16" calcext:value-type="float">
            <text:p>0.16</text:p>
          </table:table-cell>
          <table:table-cell table:formula="of:=COUNTIF([.B$1:.B$5000]; &quot;&lt;&quot;&amp;[.H46]) - COUNTIF([.B$1:.B$5000]; &quot;&lt;&quot;&amp;[.H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60000000000001" calcext:value-type="float">
            <text:p>0.960000000000001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0.18" calcext:value-type="float">
            <text:p>0.18</text:p>
          </table:table-cell>
          <table:table-cell table:formula="of:=COUNTIF([.B$1:.B$5000]; &quot;&lt;&quot;&amp;[.H47]) - COUNTIF([.B$1:.B$5000]; &quot;&lt;&quot;&amp;[.H4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60000000000001" calcext:value-type="float">
            <text:p>0.960000000000001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0.2" calcext:value-type="float">
            <text:p>0.2</text:p>
          </table:table-cell>
          <table:table-cell table:formula="of:=COUNTIF([.B$1:.B$5000]; &quot;&lt;&quot;&amp;[.H48]) - COUNTIF([.B$1:.B$5000]; &quot;&lt;&quot;&amp;[.H4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69999999999999" calcext:value-type="float">
            <text:p>0.969999999999999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0.22" calcext:value-type="float">
            <text:p>0.22</text:p>
          </table:table-cell>
          <table:table-cell table:formula="of:=COUNTIF([.B$1:.B$5000]; &quot;&lt;&quot;&amp;[.H49]) - COUNTIF([.B$1:.B$5000]; &quot;&lt;&quot;&amp;[.H48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0.24" calcext:value-type="float">
            <text:p>0.24</text:p>
          </table:table-cell>
          <table:table-cell table:formula="of:=COUNTIF([.B$1:.B$5000]; &quot;&lt;&quot;&amp;[.H50]) - COUNTIF([.B$1:.B$5000]; &quot;&lt;&quot;&amp;[.H49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500000000000043" calcext:value-type="float">
            <text:p>0.050000000000004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0.26" calcext:value-type="float">
            <text:p>0.26</text:p>
          </table:table-cell>
          <table:table-cell table:formula="of:=COUNTIF([.B$1:.B$5000]; &quot;&lt;&quot;&amp;[.H51]) - COUNTIF([.B$1:.B$5000]; &quot;&lt;&quot;&amp;[.H50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500000000000043" calcext:value-type="float">
            <text:p>0.050000000000004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0.28" calcext:value-type="float">
            <text:p>0.28</text:p>
          </table:table-cell>
          <table:table-cell table:formula="of:=COUNTIF([.B$1:.B$5000]; &quot;&lt;&quot;&amp;[.H52]) - COUNTIF([.B$1:.B$5000]; &quot;&lt;&quot;&amp;[.H51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900000000000034" calcext:value-type="float">
            <text:p>0.090000000000003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0.3" calcext:value-type="float">
            <text:p>0.3</text:p>
          </table:table-cell>
          <table:table-cell table:formula="of:=COUNTIF([.B$1:.B$5000]; &quot;&lt;&quot;&amp;[.H53]) - COUNTIF([.B$1:.B$5000]; &quot;&lt;&quot;&amp;[.H52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900000000000034" calcext:value-type="float">
            <text:p>0.090000000000003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0.32" calcext:value-type="float">
            <text:p>0.32</text:p>
          </table:table-cell>
          <table:table-cell table:formula="of:=COUNTIF([.B$1:.B$5000]; &quot;&lt;&quot;&amp;[.H54]) - COUNTIF([.B$1:.B$5000]; &quot;&lt;&quot;&amp;[.H53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00000000000001" calcext:value-type="float">
            <text:p>0.100000000000001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0.34" calcext:value-type="float">
            <text:p>0.34</text:p>
          </table:table-cell>
          <table:table-cell table:formula="of:=COUNTIF([.B$1:.B$5000]; &quot;&lt;&quot;&amp;[.H55]) - COUNTIF([.B$1:.B$5000]; &quot;&lt;&quot;&amp;[.H54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0.109999999999999" calcext:value-type="float">
            <text:p>0.109999999999999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0.36" calcext:value-type="float">
            <text:p>0.36</text:p>
          </table:table-cell>
          <table:table-cell table:formula="of:=COUNTIF([.B$1:.B$5000]; &quot;&lt;&quot;&amp;[.H56]) - COUNTIF([.B$1:.B$5000]; &quot;&lt;&quot;&amp;[.H55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50000000000006" calcext:value-type="float">
            <text:p>0.150000000000006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0.38" calcext:value-type="float">
            <text:p>0.38</text:p>
          </table:table-cell>
          <table:table-cell table:formula="of:=COUNTIF([.B$1:.B$5000]; &quot;&lt;&quot;&amp;[.H57]) - COUNTIF([.B$1:.B$5000]; &quot;&lt;&quot;&amp;[.H56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190000000000005" calcext:value-type="float">
            <text:p>0.190000000000005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0.4" calcext:value-type="float">
            <text:p>0.4</text:p>
          </table:table-cell>
          <table:table-cell table:formula="of:=COUNTIF([.B$1:.B$5000]; &quot;&lt;&quot;&amp;[.H58]) - COUNTIF([.B$1:.B$5000]; &quot;&lt;&quot;&amp;[.H57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40000000000002" calcext:value-type="float">
            <text:p>0.240000000000002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0.42" calcext:value-type="float">
            <text:p>0.42</text:p>
          </table:table-cell>
          <table:table-cell table:formula="of:=COUNTIF([.B$1:.B$5000]; &quot;&lt;&quot;&amp;[.H59]) - COUNTIF([.B$1:.B$5000]; &quot;&lt;&quot;&amp;[.H58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240000000000002" calcext:value-type="float">
            <text:p>0.240000000000002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0.44" calcext:value-type="float">
            <text:p>0.44</text:p>
          </table:table-cell>
          <table:table-cell table:formula="of:=COUNTIF([.B$1:.B$5000]; &quot;&lt;&quot;&amp;[.H60]) - COUNTIF([.B$1:.B$5000]; &quot;&lt;&quot;&amp;[.H59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80000000000001" calcext:value-type="float">
            <text:p>0.280000000000001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0.46" calcext:value-type="float">
            <text:p>0.46</text:p>
          </table:table-cell>
          <table:table-cell table:formula="of:=COUNTIF([.B$1:.B$5000]; &quot;&lt;&quot;&amp;[.H61]) - COUNTIF([.B$1:.B$5000]; &quot;&lt;&quot;&amp;[.H60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280000000000001" calcext:value-type="float">
            <text:p>0.280000000000001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0.48" calcext:value-type="float">
            <text:p>0.48</text:p>
          </table:table-cell>
          <table:table-cell table:formula="of:=COUNTIF([.B$1:.B$5000]; &quot;&lt;&quot;&amp;[.H62]) - COUNTIF([.B$1:.B$5000]; &quot;&lt;&quot;&amp;[.H61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0.289999999999999" calcext:value-type="float">
            <text:p>0.289999999999999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 table:formula="of:=COUNTIF([.B$1:.B$5000]; &quot;&lt;&quot;&amp;[.H63]) - COUNTIF([.B$1:.B$5000]; &quot;&lt;&quot;&amp;[.H62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.300000000000004" calcext:value-type="float">
            <text:p>0.300000000000004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0.52" calcext:value-type="float">
            <text:p>0.52</text:p>
          </table:table-cell>
          <table:table-cell table:formula="of:=COUNTIF([.B$1:.B$5000]; &quot;&lt;&quot;&amp;[.H64]) - COUNTIF([.B$1:.B$5000]; &quot;&lt;&quot;&amp;[.H63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340000000000003" calcext:value-type="float">
            <text:p>0.340000000000003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0.54" calcext:value-type="float">
            <text:p>0.54</text:p>
          </table:table-cell>
          <table:table-cell table:formula="of:=COUNTIF([.B$1:.B$5000]; &quot;&lt;&quot;&amp;[.H65]) - COUNTIF([.B$1:.B$5000]; &quot;&lt;&quot;&amp;[.H64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.340000000000003" calcext:value-type="float">
            <text:p>0.340000000000003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0.56" calcext:value-type="float">
            <text:p>0.56</text:p>
          </table:table-cell>
          <table:table-cell table:formula="of:=COUNTIF([.B$1:.B$5000]; &quot;&lt;&quot;&amp;[.H66]) - COUNTIF([.B$1:.B$5000]; &quot;&lt;&quot;&amp;[.H65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390000000000001" calcext:value-type="float">
            <text:p>0.390000000000001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0.58" calcext:value-type="float">
            <text:p>0.58</text:p>
          </table:table-cell>
          <table:table-cell table:formula="of:=COUNTIF([.B$1:.B$5000]; &quot;&lt;&quot;&amp;[.H67]) - COUNTIF([.B$1:.B$5000]; &quot;&lt;&quot;&amp;[.H66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390000000000001" calcext:value-type="float">
            <text:p>0.390000000000001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0.6" calcext:value-type="float">
            <text:p>0.6</text:p>
          </table:table-cell>
          <table:table-cell table:formula="of:=COUNTIF([.B$1:.B$5000]; &quot;&lt;&quot;&amp;[.H68]) - COUNTIF([.B$1:.B$5000]; &quot;&lt;&quot;&amp;[.H67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0.62" calcext:value-type="float">
            <text:p>0.62</text:p>
          </table:table-cell>
          <table:table-cell table:formula="of:=COUNTIF([.B$1:.B$5000]; &quot;&lt;&quot;&amp;[.H69]) - COUNTIF([.B$1:.B$5000]; &quot;&lt;&quot;&amp;[.H68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0.64" calcext:value-type="float">
            <text:p>0.64</text:p>
          </table:table-cell>
          <table:table-cell table:formula="of:=COUNTIF([.B$1:.B$5000]; &quot;&lt;&quot;&amp;[.H70]) - COUNTIF([.B$1:.B$5000]; &quot;&lt;&quot;&amp;[.H69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440000000000005" calcext:value-type="float">
            <text:p>0.440000000000005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0.66" calcext:value-type="float">
            <text:p>0.66</text:p>
          </table:table-cell>
          <table:table-cell table:formula="of:=COUNTIF([.B$1:.B$5000]; &quot;&lt;&quot;&amp;[.H71]) - COUNTIF([.B$1:.B$5000]; &quot;&lt;&quot;&amp;[.H70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450000000000003" calcext:value-type="float">
            <text:p>0.450000000000003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0.68" calcext:value-type="float">
            <text:p>0.68</text:p>
          </table:table-cell>
          <table:table-cell table:formula="of:=COUNTIF([.B$1:.B$5000]; &quot;&lt;&quot;&amp;[.H72]) - COUNTIF([.B$1:.B$5000]; &quot;&lt;&quot;&amp;[.H71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490000000000002" calcext:value-type="float">
            <text:p>0.490000000000002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0.7" calcext:value-type="float">
            <text:p>0.7</text:p>
          </table:table-cell>
          <table:table-cell table:formula="of:=COUNTIF([.B$1:.B$5000]; &quot;&lt;&quot;&amp;[.H73]) - COUNTIF([.B$1:.B$5000]; &quot;&lt;&quot;&amp;[.H72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530000000000001" calcext:value-type="float">
            <text:p>0.530000000000001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0.72" calcext:value-type="float">
            <text:p>0.72</text:p>
          </table:table-cell>
          <table:table-cell table:formula="of:=COUNTIF([.B$1:.B$5000]; &quot;&lt;&quot;&amp;[.H74]) - COUNTIF([.B$1:.B$5000]; &quot;&lt;&quot;&amp;[.H73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.530000000000001" calcext:value-type="float">
            <text:p>0.530000000000001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0.74" calcext:value-type="float">
            <text:p>0.74</text:p>
          </table:table-cell>
          <table:table-cell table:formula="of:=COUNTIF([.B$1:.B$5000]; &quot;&lt;&quot;&amp;[.H75]) - COUNTIF([.B$1:.B$5000]; &quot;&lt;&quot;&amp;[.H74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580000000000005" calcext:value-type="float">
            <text:p>0.580000000000005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0.76" calcext:value-type="float">
            <text:p>0.76</text:p>
          </table:table-cell>
          <table:table-cell table:formula="of:=COUNTIF([.B$1:.B$5000]; &quot;&lt;&quot;&amp;[.H76]) - COUNTIF([.B$1:.B$5000]; &quot;&lt;&quot;&amp;[.H75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580000000000005" calcext:value-type="float">
            <text:p>0.580000000000005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0.78" calcext:value-type="float">
            <text:p>0.78</text:p>
          </table:table-cell>
          <table:table-cell table:formula="of:=COUNTIF([.B$1:.B$5000]; &quot;&lt;&quot;&amp;[.H77]) - COUNTIF([.B$1:.B$5000]; &quot;&lt;&quot;&amp;[.H76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0.620000000000005" calcext:value-type="float">
            <text:p>0.620000000000005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0.8" calcext:value-type="float">
            <text:p>0.8</text:p>
          </table:table-cell>
          <table:table-cell table:formula="of:=COUNTIF([.B$1:.B$5000]; &quot;&lt;&quot;&amp;[.H78]) - COUNTIF([.B$1:.B$5000]; &quot;&lt;&quot;&amp;[.H77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.620000000000005" calcext:value-type="float">
            <text:p>0.620000000000005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0.82" calcext:value-type="float">
            <text:p>0.82</text:p>
          </table:table-cell>
          <table:table-cell table:formula="of:=COUNTIF([.B$1:.B$5000]; &quot;&lt;&quot;&amp;[.H79]) - COUNTIF([.B$1:.B$5000]; &quot;&lt;&quot;&amp;[.H78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630000000000003" calcext:value-type="float">
            <text:p>0.630000000000003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0.84" calcext:value-type="float">
            <text:p>0.84</text:p>
          </table:table-cell>
          <table:table-cell table:formula="of:=COUNTIF([.B$1:.B$5000]; &quot;&lt;&quot;&amp;[.H80]) - COUNTIF([.B$1:.B$5000]; &quot;&lt;&quot;&amp;[.H79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640000000000001" calcext:value-type="float">
            <text:p>0.640000000000001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0.86" calcext:value-type="float">
            <text:p>0.86</text:p>
          </table:table-cell>
          <table:table-cell table:formula="of:=COUNTIF([.B$1:.B$5000]; &quot;&lt;&quot;&amp;[.H81]) - COUNTIF([.B$1:.B$5000]; &quot;&lt;&quot;&amp;[.H80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0.88" calcext:value-type="float">
            <text:p>0.88</text:p>
          </table:table-cell>
          <table:table-cell table:formula="of:=COUNTIF([.B$1:.B$5000]; &quot;&lt;&quot;&amp;[.H82]) - COUNTIF([.B$1:.B$5000]; &quot;&lt;&quot;&amp;[.H81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0.9" calcext:value-type="float">
            <text:p>0.9</text:p>
          </table:table-cell>
          <table:table-cell table:formula="of:=COUNTIF([.B$1:.B$5000]; &quot;&lt;&quot;&amp;[.H83]) - COUNTIF([.B$1:.B$5000]; &quot;&lt;&quot;&amp;[.H8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719999999999999" calcext:value-type="float">
            <text:p>0.719999999999999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0.92" calcext:value-type="float">
            <text:p>0.92</text:p>
          </table:table-cell>
          <table:table-cell table:formula="of:=COUNTIF([.B$1:.B$5000]; &quot;&lt;&quot;&amp;[.H84]) - COUNTIF([.B$1:.B$5000]; &quot;&lt;&quot;&amp;[.H83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.719999999999999" calcext:value-type="float">
            <text:p>0.719999999999999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0.94" calcext:value-type="float">
            <text:p>0.94</text:p>
          </table:table-cell>
          <table:table-cell table:formula="of:=COUNTIF([.B$1:.B$5000]; &quot;&lt;&quot;&amp;[.H85]) - COUNTIF([.B$1:.B$5000]; &quot;&lt;&quot;&amp;[.H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70000000000003" calcext:value-type="float">
            <text:p>0.770000000000003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0.96" calcext:value-type="float">
            <text:p>0.96</text:p>
          </table:table-cell>
          <table:table-cell table:formula="of:=COUNTIF([.B$1:.B$5000]; &quot;&lt;&quot;&amp;[.H86]) - COUNTIF([.B$1:.B$5000]; &quot;&lt;&quot;&amp;[.H8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770000000000003" calcext:value-type="float">
            <text:p>0.770000000000003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0.98" calcext:value-type="float">
            <text:p>0.98</text:p>
          </table:table-cell>
          <table:table-cell table:formula="of:=COUNTIF([.B$1:.B$5000]; &quot;&lt;&quot;&amp;[.H87]) - COUNTIF([.B$1:.B$5000]; &quot;&lt;&quot;&amp;[.H8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0000000000002" calcext:value-type="float">
            <text:p>0.810000000000002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COUNTIF([.B$1:.B$5000]; &quot;&lt;&quot;&amp;[.H88]) - COUNTIF([.B$1:.B$5000]; &quot;&lt;&quot;&amp;[.H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0000000000002" calcext:value-type="float">
            <text:p>0.810000000000002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1.02" calcext:value-type="float">
            <text:p>1.02</text:p>
          </table:table-cell>
          <table:table-cell table:formula="of:=COUNTIF([.B$1:.B$5000]; &quot;&lt;&quot;&amp;[.H89]) - COUNTIF([.B$1:.B$5000]; &quot;&lt;&quot;&amp;[.H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1.04" calcext:value-type="float">
            <text:p>1.04</text:p>
          </table:table-cell>
          <table:table-cell table:formula="of:=COUNTIF([.B$1:.B$5000]; &quot;&lt;&quot;&amp;[.H90]) - COUNTIF([.B$1:.B$5000]; &quot;&lt;&quot;&amp;[.H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0000000000005" calcext:value-type="float">
            <text:p>0.830000000000005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1.06" calcext:value-type="float">
            <text:p>1.06</text:p>
          </table:table-cell>
          <table:table-cell table:formula="of:=COUNTIF([.B$1:.B$5000]; &quot;&lt;&quot;&amp;[.H91]) - COUNTIF([.B$1:.B$5000]; &quot;&lt;&quot;&amp;[.H9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0000000000005" calcext:value-type="float">
            <text:p>0.870000000000005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1.08" calcext:value-type="float">
            <text:p>1.08</text:p>
          </table:table-cell>
          <table:table-cell table:formula="of:=COUNTIF([.B$1:.B$5000]; &quot;&lt;&quot;&amp;[.H92]) - COUNTIF([.B$1:.B$5000]; &quot;&lt;&quot;&amp;[.H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0000000000002" calcext:value-type="float">
            <text:p>0.920000000000002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1.1" calcext:value-type="float">
            <text:p>1.1</text:p>
          </table:table-cell>
          <table:table-cell table:formula="of:=COUNTIF([.B$1:.B$5000]; &quot;&lt;&quot;&amp;[.H93]) - COUNTIF([.B$1:.B$5000]; &quot;&lt;&quot;&amp;[.H9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20000000000002" calcext:value-type="float">
            <text:p>0.920000000000002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1.12" calcext:value-type="float">
            <text:p>1.12</text:p>
          </table:table-cell>
          <table:table-cell table:formula="of:=COUNTIF([.B$1:.B$5000]; &quot;&lt;&quot;&amp;[.H94]) - COUNTIF([.B$1:.B$5000]; &quot;&lt;&quot;&amp;[.H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0000000000001" calcext:value-type="float">
            <text:p>0.960000000000001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1.14" calcext:value-type="float">
            <text:p>1.14</text:p>
          </table:table-cell>
          <table:table-cell table:formula="of:=COUNTIF([.B$1:.B$5000]; &quot;&lt;&quot;&amp;[.H95]) - COUNTIF([.B$1:.B$5000]; &quot;&lt;&quot;&amp;[.H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0000000000001" calcext:value-type="float">
            <text:p>0.960000000000001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1.16" calcext:value-type="float">
            <text:p>1.16</text:p>
          </table:table-cell>
          <table:table-cell table:formula="of:=COUNTIF([.B$1:.B$5000]; &quot;&lt;&quot;&amp;[.H96]) - COUNTIF([.B$1:.B$5000]; &quot;&lt;&quot;&amp;[.H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9999999999999" calcext:value-type="float">
            <text:p>0.969999999999999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1.18" calcext:value-type="float">
            <text:p>1.18</text:p>
          </table:table-cell>
          <table:table-cell table:formula="of:=COUNTIF([.B$1:.B$5000]; &quot;&lt;&quot;&amp;[.H97]) - COUNTIF([.B$1:.B$5000]; &quot;&lt;&quot;&amp;[.H9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0000000000004" calcext:value-type="float">
            <text:p>0.980000000000004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1.2" calcext:value-type="float">
            <text:p>1.2</text:p>
          </table:table-cell>
          <table:table-cell table:formula="of:=COUNTIF([.B$1:.B$5000]; &quot;&lt;&quot;&amp;[.H98]) - COUNTIF([.B$1:.B$5000]; &quot;&lt;&quot;&amp;[.H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1.22" calcext:value-type="float">
            <text:p>1.22</text:p>
          </table:table-cell>
          <table:table-cell table:formula="of:=COUNTIF([.B$1:.B$5000]; &quot;&lt;&quot;&amp;[.H99]) - COUNTIF([.B$1:.B$5000]; &quot;&lt;&quot;&amp;[.H9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1.24" calcext:value-type="float">
            <text:p>1.24</text:p>
          </table:table-cell>
          <table:table-cell table:formula="of:=COUNTIF([.B$1:.B$5000]; &quot;&lt;&quot;&amp;[.H100]) - COUNTIF([.B$1:.B$5000]; &quot;&lt;&quot;&amp;[.H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1.26" calcext:value-type="float">
            <text:p>1.26</text:p>
          </table:table-cell>
          <table:table-cell table:formula="of:=COUNTIF([.B$1:.B$5000]; &quot;&lt;&quot;&amp;[.H101]) - COUNTIF([.B$1:.B$5000]; &quot;&lt;&quot;&amp;[.H10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0.0397876" calcext:value-type="float">
            <text:p>0.0397876</text:p>
          </table:table-cell>
          <table:table-cell table:number-columns-repeated="5"/>
          <table:table-cell office:value-type="float" office:value="1.28" calcext:value-type="float">
            <text:p>1.28</text:p>
          </table:table-cell>
          <table:table-cell/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0.0397876" calcext:value-type="float">
            <text:p>0.0397876</text:p>
          </table:table-cell>
          <table:table-cell table:number-columns-repeated="7"/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0.0397876" calcext:value-type="float">
            <text:p>0.0397876</text:p>
          </table:table-cell>
          <table:table-cell table:number-columns-repeated="7"/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0.0397876" calcext:value-type="float">
            <text:p>0.0397876</text:p>
          </table:table-cell>
          <table:table-cell table:number-columns-repeated="7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0397876" calcext:value-type="float">
            <text:p>0.0397876</text:p>
          </table:table-cell>
          <table:table-cell table:number-columns-repeated="7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0397876" calcext:value-type="float">
            <text:p>0.0397876</text:p>
          </table:table-cell>
          <table:table-cell table:number-columns-repeated="7"/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0.0397876" calcext:value-type="float">
            <text:p>0.0397876</text:p>
          </table:table-cell>
          <table:table-cell table:number-columns-repeated="7"/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0.0397876" calcext:value-type="float">
            <text:p>0.0397876</text:p>
          </table:table-cell>
          <table:table-cell table:number-columns-repeated="7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0397876" calcext:value-type="float">
            <text:p>0.0397876</text:p>
          </table:table-cell>
          <table:table-cell table:number-columns-repeated="7"/>
        </table:table-row>
        <table:table-row table:style-name="ro1">
          <table:table-cell office:value-type="float" office:value="1.26000000000001" calcext:value-type="float">
            <text:p>1.26000000000001</text:p>
          </table:table-cell>
          <table:table-cell office:value-type="float" office:value="0.0397876" calcext:value-type="float">
            <text:p>0.0397876</text:p>
          </table:table-cell>
          <table:table-cell table:number-columns-repeated="7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0397876" calcext:value-type="float">
            <text:p>0.0397876</text:p>
          </table:table-cell>
          <table:table-cell table:number-columns-repeated="7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0397876" calcext:value-type="float">
            <text:p>0.0397876</text:p>
          </table:table-cell>
          <table:table-cell table:number-columns-repeated="7"/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0.0397876" calcext:value-type="float">
            <text:p>0.0397876</text:p>
          </table:table-cell>
          <table:table-cell table:number-columns-repeated="7"/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0.0397876" calcext:value-type="float">
            <text:p>0.0397876</text:p>
          </table:table-cell>
          <table:table-cell table:number-columns-repeated="7"/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0.0397876" calcext:value-type="float">
            <text:p>0.0397876</text:p>
          </table:table-cell>
          <table:table-cell table:number-columns-repeated="7"/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0.0445317" calcext:value-type="float">
            <text:p>0.0445317</text:p>
          </table:table-cell>
          <table:table-cell table:number-columns-repeated="7"/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0.0445317" calcext:value-type="float">
            <text:p>0.0445317</text:p>
          </table:table-cell>
          <table:table-cell table:number-columns-repeated="7"/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0.0445317" calcext:value-type="float">
            <text:p>0.0445317</text:p>
          </table:table-cell>
          <table:table-cell table:number-columns-repeated="7"/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0479858" calcext:value-type="float">
            <text:p>0.0479858</text:p>
          </table:table-cell>
          <table:table-cell table:number-columns-repeated="7"/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0.076014" calcext:value-type="float">
            <text:p>0.076014</text:p>
          </table:table-cell>
          <table:table-cell table:number-columns-repeated="7"/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0.126236" calcext:value-type="float">
            <text:p>0.126236</text:p>
          </table:table-cell>
          <table:table-cell table:number-columns-repeated="7"/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0.194015" calcext:value-type="float">
            <text:p>0.194015</text:p>
          </table:table-cell>
          <table:table-cell table:number-columns-repeated="7"/>
        </table:table-row>
        <table:table-row table:style-name="ro1">
          <table:table-cell office:value-type="float" office:value="1.58000000000001" calcext:value-type="float">
            <text:p>1.58000000000001</text:p>
          </table:table-cell>
          <table:table-cell office:value-type="float" office:value="0.275713" calcext:value-type="float">
            <text:p>0.275713</text:p>
          </table:table-cell>
          <table:table-cell table:number-columns-repeated="7"/>
        </table:table-row>
        <table:table-row table:style-name="ro1">
          <table:table-cell office:value-type="float" office:value="1.58000000000001" calcext:value-type="float">
            <text:p>1.58000000000001</text:p>
          </table:table-cell>
          <table:table-cell office:value-type="float" office:value="0.273918" calcext:value-type="float">
            <text:p>0.273918</text:p>
          </table:table-cell>
          <table:table-cell table:number-columns-repeated="7"/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0.395571" calcext:value-type="float">
            <text:p>0.395571</text:p>
          </table:table-cell>
          <table:table-cell table:number-columns-repeated="7"/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0.391321" calcext:value-type="float">
            <text:p>0.391321</text:p>
          </table:table-cell>
          <table:table-cell table:number-columns-repeated="7"/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0.386225" calcext:value-type="float">
            <text:p>0.386225</text:p>
          </table:table-cell>
          <table:table-cell table:number-columns-repeated="7"/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0.408986" calcext:value-type="float">
            <text:p>0.408986</text:p>
          </table:table-cell>
          <table:table-cell table:number-columns-repeated="7"/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0.53481" calcext:value-type="float">
            <text:p>0.53481</text:p>
          </table:table-cell>
          <table:table-cell table:number-columns-repeated="7"/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0.522756" calcext:value-type="float">
            <text:p>0.522756</text:p>
          </table:table-cell>
          <table:table-cell table:number-columns-repeated="7"/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0.625293" calcext:value-type="float">
            <text:p>0.625293</text:p>
          </table:table-cell>
          <table:table-cell table:number-columns-repeated="7"/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0.607304" calcext:value-type="float">
            <text:p>0.607304</text:p>
          </table:table-cell>
          <table:table-cell table:number-columns-repeated="7"/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0.62654" calcext:value-type="float">
            <text:p>0.62654</text:p>
          </table:table-cell>
          <table:table-cell table:number-columns-repeated="7"/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0.645124" calcext:value-type="float">
            <text:p>0.645124</text:p>
          </table:table-cell>
          <table:table-cell table:number-columns-repeated="7"/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0.742703" calcext:value-type="float">
            <text:p>0.742703</text:p>
          </table:table-cell>
          <table:table-cell table:number-columns-repeated="7"/>
        </table:table-row>
        <table:table-row table:style-name="ro1">
          <table:table-cell office:value-type="float" office:value="1.83000000000001" calcext:value-type="float">
            <text:p>1.83000000000001</text:p>
          </table:table-cell>
          <table:table-cell office:value-type="float" office:value="0.714616" calcext:value-type="float">
            <text:p>0.714616</text:p>
          </table:table-cell>
          <table:table-cell table:number-columns-repeated="7"/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0.771485" calcext:value-type="float">
            <text:p>0.771485</text:p>
          </table:table-cell>
          <table:table-cell table:number-columns-repeated="7"/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0.929574" calcext:value-type="float">
            <text:p>0.929574</text:p>
          </table:table-cell>
          <table:table-cell table:number-columns-repeated="7"/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0.842451" calcext:value-type="float">
            <text:p>0.842451</text:p>
          </table:table-cell>
          <table:table-cell table:number-columns-repeated="7"/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0.923931" calcext:value-type="float">
            <text:p>0.923931</text:p>
          </table:table-cell>
          <table:table-cell table:number-columns-repeated="7"/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0.8723" calcext:value-type="float">
            <text:p>0.8723</text:p>
          </table:table-cell>
          <table:table-cell table:number-columns-repeated="7"/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0.877" calcext:value-type="float">
            <text:p>0.877</text:p>
          </table:table-cell>
          <table:table-cell table:number-columns-repeated="7"/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0.880955" calcext:value-type="float">
            <text:p>0.880955</text:p>
          </table:table-cell>
          <table:table-cell table:number-columns-repeated="7"/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0.892764" calcext:value-type="float">
            <text:p>0.892764</text:p>
          </table:table-cell>
          <table:table-cell table:number-columns-repeated="7"/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0.963339" calcext:value-type="float">
            <text:p>0.963339</text:p>
          </table:table-cell>
          <table:table-cell table:number-columns-repeated="7"/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0.896175" calcext:value-type="float">
            <text:p>0.896175</text:p>
          </table:table-cell>
          <table:table-cell table:number-columns-repeated="7"/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.960837" calcext:value-type="float">
            <text:p>0.960837</text:p>
          </table:table-cell>
          <table:table-cell table:number-columns-repeated="7"/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.879942" calcext:value-type="float">
            <text:p>0.879942</text:p>
          </table:table-cell>
          <table:table-cell table:number-columns-repeated="7"/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0.875018" calcext:value-type="float">
            <text:p>0.875018</text:p>
          </table:table-cell>
          <table:table-cell table:number-columns-repeated="7"/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0.799064" calcext:value-type="float">
            <text:p>0.799064</text:p>
          </table:table-cell>
          <table:table-cell table:number-columns-repeated="7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1.03431" calcext:value-type="float">
            <text:p>1.03431</text:p>
          </table:table-cell>
          <table:table-cell table:number-columns-repeated="7"/>
        </table:table-row>
        <table:table-row table:style-name="ro1">
          <table:table-cell office:value-type="float" office:value="2.26000000000001" calcext:value-type="float">
            <text:p>2.26000000000001</text:p>
          </table:table-cell>
          <table:table-cell office:value-type="float" office:value="0.858692" calcext:value-type="float">
            <text:p>0.858692</text:p>
          </table:table-cell>
          <table:table-cell table:number-columns-repeated="7"/>
        </table:table-row>
        <table:table-row table:style-name="ro1">
          <table:table-cell office:value-type="float" office:value="2.26000000000001" calcext:value-type="float">
            <text:p>2.26000000000001</text:p>
          </table:table-cell>
          <table:table-cell office:value-type="float" office:value="1.10585" calcext:value-type="float">
            <text:p>1.10585</text:p>
          </table:table-cell>
          <table:table-cell table:number-columns-repeated="7"/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0.92104" calcext:value-type="float">
            <text:p>0.92104</text:p>
          </table:table-cell>
          <table:table-cell table:number-columns-repeated="7"/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0.813001" calcext:value-type="float">
            <text:p>0.813001</text:p>
          </table:table-cell>
          <table:table-cell table:number-columns-repeated="7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0.71481" calcext:value-type="float">
            <text:p>0.71481</text:p>
          </table:table-cell>
          <table:table-cell table:number-columns-repeated="7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0.888206" calcext:value-type="float">
            <text:p>0.888206</text:p>
          </table:table-cell>
          <table:table-cell table:number-columns-repeated="7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0.682245" calcext:value-type="float">
            <text:p>0.682245</text:p>
          </table:table-cell>
          <table:table-cell table:number-columns-repeated="7"/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0.77347" calcext:value-type="float">
            <text:p>0.77347</text:p>
          </table:table-cell>
          <table:table-cell table:number-columns-repeated="7"/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0.66614" calcext:value-type="float">
            <text:p>0.66614</text:p>
          </table:table-cell>
          <table:table-cell table:number-columns-repeated="7"/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0.658366" calcext:value-type="float">
            <text:p>0.658366</text:p>
          </table:table-cell>
          <table:table-cell table:number-columns-repeated="7"/>
        </table:table-row>
        <table:table-row table:style-name="ro1">
          <table:table-cell office:value-type="float" office:value="2.51000000000001" calcext:value-type="float">
            <text:p>2.51000000000001</text:p>
          </table:table-cell>
          <table:table-cell office:value-type="float" office:value="0.650637" calcext:value-type="float">
            <text:p>0.650637</text:p>
          </table:table-cell>
          <table:table-cell table:number-columns-repeated="7"/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0.850368" calcext:value-type="float">
            <text:p>0.850368</text:p>
          </table:table-cell>
          <table:table-cell table:number-columns-repeated="7"/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0.625525" calcext:value-type="float">
            <text:p>0.625525</text:p>
          </table:table-cell>
          <table:table-cell table:number-columns-repeated="7"/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0.836835" calcext:value-type="float">
            <text:p>0.836835</text:p>
          </table:table-cell>
          <table:table-cell table:number-columns-repeated="7"/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0.605064" calcext:value-type="float">
            <text:p>0.605064</text:p>
          </table:table-cell>
          <table:table-cell table:number-columns-repeated="7"/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0.955014" calcext:value-type="float">
            <text:p>0.955014</text:p>
          </table:table-cell>
          <table:table-cell table:number-columns-repeated="7"/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0.596454" calcext:value-type="float">
            <text:p>0.596454</text:p>
          </table:table-cell>
          <table:table-cell table:number-columns-repeated="7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82576" calcext:value-type="float">
            <text:p>0.82576</text:p>
          </table:table-cell>
          <table:table-cell table:number-columns-repeated="7"/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0.580104" calcext:value-type="float">
            <text:p>0.580104</text:p>
          </table:table-cell>
          <table:table-cell table:number-columns-repeated="7"/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0.575458" calcext:value-type="float">
            <text:p>0.575458</text:p>
          </table:table-cell>
          <table:table-cell table:number-columns-repeated="7"/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0.571029" calcext:value-type="float">
            <text:p>0.571029</text:p>
          </table:table-cell>
          <table:table-cell table:number-columns-repeated="7"/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0.809168" calcext:value-type="float">
            <text:p>0.809168</text:p>
          </table:table-cell>
          <table:table-cell table:number-columns-repeated="7"/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0.556058" calcext:value-type="float">
            <text:p>0.556058</text:p>
          </table:table-cell>
          <table:table-cell table:number-columns-repeated="7"/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0.682249" calcext:value-type="float">
            <text:p>0.682249</text:p>
          </table:table-cell>
          <table:table-cell table:number-columns-repeated="7"/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0.427596" calcext:value-type="float">
            <text:p>0.427596</text:p>
          </table:table-cell>
          <table:table-cell table:number-columns-repeated="7"/>
        </table:table-row>
        <table:table-row table:style-name="ro1">
          <table:table-cell office:value-type="float" office:value="2.90000000000001" calcext:value-type="float">
            <text:p>2.90000000000001</text:p>
          </table:table-cell>
          <table:table-cell office:value-type="float" office:value="0.800591" calcext:value-type="float">
            <text:p>0.800591</text:p>
          </table:table-cell>
          <table:table-cell table:number-columns-repeated="7"/>
        </table:table-row>
        <table:table-row table:style-name="ro1">
          <table:table-cell office:value-type="float" office:value="2.90000000000001" calcext:value-type="float">
            <text:p>2.90000000000001</text:p>
          </table:table-cell>
          <table:table-cell office:value-type="float" office:value="0.541807" calcext:value-type="float">
            <text:p>0.541807</text:p>
          </table:table-cell>
          <table:table-cell table:number-columns-repeated="7"/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0.539043" calcext:value-type="float">
            <text:p>0.539043</text:p>
          </table:table-cell>
          <table:table-cell table:number-columns-repeated="7"/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0.536634" calcext:value-type="float">
            <text:p>0.536634</text:p>
          </table:table-cell>
          <table:table-cell table:number-columns-repeated="7"/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0.671134" calcext:value-type="float">
            <text:p>0.671134</text:p>
          </table:table-cell>
          <table:table-cell table:number-columns-repeated="7"/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0.423741" calcext:value-type="float">
            <text:p>0.42374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2697" calcext:value-type="float">
            <text:p>0.552697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70746" calcext:value-type="float">
            <text:p>0.670746</text:p>
          </table:table-cell>
          <table:table-cell table:number-columns-repeated="7"/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0.552096" calcext:value-type="float">
            <text:p>0.552096</text:p>
          </table:table-cell>
          <table:table-cell table:number-columns-repeated="7"/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0.551099" calcext:value-type="float">
            <text:p>0.551099</text:p>
          </table:table-cell>
          <table:table-cell table:number-columns-repeated="7"/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0.550103" calcext:value-type="float">
            <text:p>0.550103</text:p>
          </table:table-cell>
          <table:table-cell table:number-columns-repeated="7"/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0.780412" calcext:value-type="float">
            <text:p>0.780412</text:p>
          </table:table-cell>
          <table:table-cell table:number-columns-repeated="7"/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0.552608" calcext:value-type="float">
            <text:p>0.552608</text:p>
          </table:table-cell>
          <table:table-cell table:number-columns-repeated="7"/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0.830895" calcext:value-type="float">
            <text:p>0.830895</text:p>
          </table:table-cell>
          <table:table-cell table:number-columns-repeated="7"/>
        </table:table-row>
        <table:table-row table:style-name="ro1">
          <table:table-cell office:value-type="float" office:value="3.15000000000001" calcext:value-type="float">
            <text:p>3.15000000000001</text:p>
          </table:table-cell>
          <table:table-cell office:value-type="float" office:value="0.606897" calcext:value-type="float">
            <text:p>0.606897</text:p>
          </table:table-cell>
          <table:table-cell table:number-columns-repeated="7"/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0.939486" calcext:value-type="float">
            <text:p>0.939486</text:p>
          </table:table-cell>
          <table:table-cell table:number-columns-repeated="7"/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0.540671" calcext:value-type="float">
            <text:p>0.540671</text:p>
          </table:table-cell>
          <table:table-cell table:number-columns-repeated="7"/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0.9162" calcext:value-type="float">
            <text:p>0.9162</text:p>
          </table:table-cell>
          <table:table-cell table:number-columns-repeated="7"/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0.570747" calcext:value-type="float">
            <text:p>0.570747</text:p>
          </table:table-cell>
          <table:table-cell table:number-columns-repeated="7"/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0.613552" calcext:value-type="float">
            <text:p>0.613552</text:p>
          </table:table-cell>
          <table:table-cell table:number-columns-repeated="7"/>
        </table:table-row>
        <table:table-row table:style-name="ro1">
          <table:table-cell office:value-type="float" office:value="3.33000000000001" calcext:value-type="float">
            <text:p>3.33000000000001</text:p>
          </table:table-cell>
          <table:table-cell office:value-type="float" office:value="0.587604" calcext:value-type="float">
            <text:p>0.587604</text:p>
          </table:table-cell>
          <table:table-cell table:number-columns-repeated="7"/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0.595948" calcext:value-type="float">
            <text:p>0.595948</text:p>
          </table:table-cell>
          <table:table-cell table:number-columns-repeated="7"/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0.604281" calcext:value-type="float">
            <text:p>0.604281</text:p>
          </table:table-cell>
          <table:table-cell table:number-columns-repeated="7"/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0.637784" calcext:value-type="float">
            <text:p>0.637784</text:p>
          </table:table-cell>
          <table:table-cell table:number-columns-repeated="7"/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0.736223" calcext:value-type="float">
            <text:p>0.736223</text:p>
          </table:table-cell>
          <table:table-cell table:number-columns-repeated="7"/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0.669213" calcext:value-type="float">
            <text:p>0.669213</text:p>
          </table:table-cell>
          <table:table-cell table:number-columns-repeated="7"/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0.707219" calcext:value-type="float">
            <text:p>0.707219</text:p>
          </table:table-cell>
          <table:table-cell table:number-columns-repeated="7"/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0.701199" calcext:value-type="float">
            <text:p>0.701199</text:p>
          </table:table-cell>
          <table:table-cell table:number-columns-repeated="7"/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0.723279" calcext:value-type="float">
            <text:p>0.723279</text:p>
          </table:table-cell>
          <table:table-cell table:number-columns-repeated="7"/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0.719285" calcext:value-type="float">
            <text:p>0.719285</text:p>
          </table:table-cell>
          <table:table-cell table:number-columns-repeated="7"/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0.723129" calcext:value-type="float">
            <text:p>0.723129</text:p>
          </table:table-cell>
          <table:table-cell table:number-columns-repeated="7"/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0.726598" calcext:value-type="float">
            <text:p>0.726598</text:p>
          </table:table-cell>
          <table:table-cell table:number-columns-repeated="7"/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0.739767" calcext:value-type="float">
            <text:p>0.739767</text:p>
          </table:table-cell>
          <table:table-cell table:number-columns-repeated="7"/>
        </table:table-row>
        <table:table-row table:style-name="ro1">
          <table:table-cell office:value-type="float" office:value="3.58000000000001" calcext:value-type="float">
            <text:p>3.58000000000001</text:p>
          </table:table-cell>
          <table:table-cell office:value-type="float" office:value="0.735641" calcext:value-type="float">
            <text:p>0.735641</text:p>
          </table:table-cell>
          <table:table-cell table:number-columns-repeated="7"/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0.733268" calcext:value-type="float">
            <text:p>0.733268</text:p>
          </table:table-cell>
          <table:table-cell table:number-columns-repeated="7"/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0.738874" calcext:value-type="float">
            <text:p>0.738874</text:p>
          </table:table-cell>
          <table:table-cell table:number-columns-repeated="7"/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0.752866" calcext:value-type="float">
            <text:p>0.752866</text:p>
          </table:table-cell>
          <table:table-cell table:number-columns-repeated="7"/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0.735007" calcext:value-type="float">
            <text:p>0.735007</text:p>
          </table:table-cell>
          <table:table-cell table:number-columns-repeated="7"/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0.731103" calcext:value-type="float">
            <text:p>0.731103</text:p>
          </table:table-cell>
          <table:table-cell table:number-columns-repeated="7"/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0.725676" calcext:value-type="float">
            <text:p>0.725676</text:p>
          </table:table-cell>
          <table:table-cell table:number-columns-repeated="7"/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0.722603" calcext:value-type="float">
            <text:p>0.722603</text:p>
          </table:table-cell>
          <table:table-cell table:number-columns-repeated="7"/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0.719203" calcext:value-type="float">
            <text:p>0.719203</text:p>
          </table:table-cell>
          <table:table-cell table:number-columns-repeated="7"/>
        </table:table-row>
        <table:table-row table:style-name="ro1">
          <table:table-cell office:value-type="float" office:value="3.76000000000001" calcext:value-type="float">
            <text:p>3.76000000000001</text:p>
          </table:table-cell>
          <table:table-cell office:value-type="float" office:value="0.7495" calcext:value-type="float">
            <text:p>0.7495</text:p>
          </table:table-cell>
          <table:table-cell table:number-columns-repeated="7"/>
        </table:table-row>
        <table:table-row table:style-name="ro1">
          <table:table-cell office:value-type="float" office:value="3.77" calcext:value-type="float">
            <text:p>3.77</text:p>
          </table:table-cell>
          <table:table-cell office:value-type="float" office:value="0.702636" calcext:value-type="float">
            <text:p>0.702636</text:p>
          </table:table-cell>
          <table:table-cell table:number-columns-repeated="7"/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0.682185" calcext:value-type="float">
            <text:p>0.682185</text:p>
          </table:table-cell>
          <table:table-cell table:number-columns-repeated="7"/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0.792921" calcext:value-type="float">
            <text:p>0.792921</text:p>
          </table:table-cell>
          <table:table-cell table:number-columns-repeated="7"/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0.686057" calcext:value-type="float">
            <text:p>0.686057</text:p>
          </table:table-cell>
          <table:table-cell table:number-columns-repeated="7"/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0.786604" calcext:value-type="float">
            <text:p>0.786604</text:p>
          </table:table-cell>
          <table:table-cell table:number-columns-repeated="7"/>
        </table:table-row>
        <table:table-row table:style-name="ro1">
          <table:table-cell office:value-type="float" office:value="3.90000000000001" calcext:value-type="float">
            <text:p>3.90000000000001</text:p>
          </table:table-cell>
          <table:table-cell office:value-type="float" office:value="0.625951" calcext:value-type="float">
            <text:p>0.625951</text:p>
          </table:table-cell>
          <table:table-cell table:number-columns-repeated="7"/>
        </table:table-row>
        <table:table-row table:style-name="ro1">
          <table:table-cell office:value-type="float" office:value="3.90000000000001" calcext:value-type="float">
            <text:p>3.90000000000001</text:p>
          </table:table-cell>
          <table:table-cell office:value-type="float" office:value="0.649763" calcext:value-type="float">
            <text:p>0.649763</text:p>
          </table:table-cell>
          <table:table-cell table:number-columns-repeated="7"/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0.599803" calcext:value-type="float">
            <text:p>0.599803</text:p>
          </table:table-cell>
          <table:table-cell table:number-columns-repeated="7"/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0.592983" calcext:value-type="float">
            <text:p>0.592983</text:p>
          </table:table-cell>
          <table:table-cell table:number-columns-repeated="7"/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0.586209" calcext:value-type="float">
            <text:p>0.586209</text:p>
          </table:table-cell>
          <table:table-cell table:number-columns-repeated="7"/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0.70359" calcext:value-type="float">
            <text:p>0.70359</text:p>
          </table:table-cell>
          <table:table-cell table:number-columns-repeated="7"/>
        </table:table-row>
        <table:table-row table:style-name="ro1">
          <table:table-cell office:value-type="float" office:value="4.01000000000001" calcext:value-type="float">
            <text:p>4.01000000000001</text:p>
          </table:table-cell>
          <table:table-cell office:value-type="float" office:value="0.566046" calcext:value-type="float">
            <text:p>0.566046</text:p>
          </table:table-cell>
          <table:table-cell table:number-columns-repeated="7"/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0.492307" calcext:value-type="float">
            <text:p>0.492307</text:p>
          </table:table-cell>
          <table:table-cell table:number-columns-repeated="7"/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0.70118" calcext:value-type="float">
            <text:p>0.70118</text:p>
          </table:table-cell>
          <table:table-cell table:number-columns-repeated="7"/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0.533362" calcext:value-type="float">
            <text:p>0.533362</text:p>
          </table:table-cell>
          <table:table-cell table:number-columns-repeated="7"/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0.791526" calcext:value-type="float">
            <text:p>0.791526</text:p>
          </table:table-cell>
          <table:table-cell table:number-columns-repeated="7"/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0.437239" calcext:value-type="float">
            <text:p>0.437239</text:p>
          </table:table-cell>
          <table:table-cell table:number-columns-repeated="7"/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0.647828" calcext:value-type="float">
            <text:p>0.647828</text:p>
          </table:table-cell>
          <table:table-cell table:number-columns-repeated="7"/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0.457954" calcext:value-type="float">
            <text:p>0.457954</text:p>
          </table:table-cell>
          <table:table-cell table:number-columns-repeated="7"/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0.466118" calcext:value-type="float">
            <text:p>0.466118</text:p>
          </table:table-cell>
          <table:table-cell table:number-columns-repeated="7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557447" calcext:value-type="float">
            <text:p>0.557447</text:p>
          </table:table-cell>
          <table:table-cell table:number-columns-repeated="7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664504" calcext:value-type="float">
            <text:p>0.664504</text:p>
          </table:table-cell>
          <table:table-cell table:number-columns-repeated="7"/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0.457023" calcext:value-type="float">
            <text:p>0.457023</text:p>
          </table:table-cell>
          <table:table-cell table:number-columns-repeated="7"/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0.685138" calcext:value-type="float">
            <text:p>0.685138</text:p>
          </table:table-cell>
          <table:table-cell table:number-columns-repeated="7"/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0.578688" calcext:value-type="float">
            <text:p>0.578688</text:p>
          </table:table-cell>
          <table:table-cell table:number-columns-repeated="7"/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0.472353" calcext:value-type="float">
            <text:p>0.472353</text:p>
          </table:table-cell>
          <table:table-cell table:number-columns-repeated="7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472735" calcext:value-type="float">
            <text:p>0.472735</text:p>
          </table:table-cell>
          <table:table-cell table:number-columns-repeated="7"/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0.526856" calcext:value-type="float">
            <text:p>0.526856</text:p>
          </table:table-cell>
          <table:table-cell table:number-columns-repeated="7"/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0.682671" calcext:value-type="float">
            <text:p>0.682671</text:p>
          </table:table-cell>
          <table:table-cell table:number-columns-repeated="7"/>
        </table:table-row>
        <table:table-row table:style-name="ro1">
          <table:table-cell office:value-type="float" office:value="4.40000000000001" calcext:value-type="float">
            <text:p>4.40000000000001</text:p>
          </table:table-cell>
          <table:table-cell office:value-type="float" office:value="0.465495" calcext:value-type="float">
            <text:p>0.465495</text:p>
          </table:table-cell>
          <table:table-cell table:number-columns-repeated="7"/>
        </table:table-row>
        <table:table-row table:style-name="ro1">
          <table:table-cell office:value-type="float" office:value="4.40000000000001" calcext:value-type="float">
            <text:p>4.40000000000001</text:p>
          </table:table-cell>
          <table:table-cell office:value-type="float" office:value="0.488735" calcext:value-type="float">
            <text:p>0.488735</text:p>
          </table:table-cell>
          <table:table-cell table:number-columns-repeated="7"/>
        </table:table-row>
        <table:table-row table:style-name="ro1">
          <table:table-cell office:value-type="float" office:value="4.44000000000001" calcext:value-type="float">
            <text:p>4.44000000000001</text:p>
          </table:table-cell>
          <table:table-cell office:value-type="float" office:value="0.380214" calcext:value-type="float">
            <text:p>0.380214</text:p>
          </table:table-cell>
          <table:table-cell table:number-columns-repeated="7"/>
        </table:table-row>
        <table:table-row table:style-name="ro1">
          <table:table-cell office:value-type="float" office:value="4.44000000000001" calcext:value-type="float">
            <text:p>4.44000000000001</text:p>
          </table:table-cell>
          <table:table-cell office:value-type="float" office:value="0.381963" calcext:value-type="float">
            <text:p>0.381963</text:p>
          </table:table-cell>
          <table:table-cell table:number-columns-repeated="7"/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0.383794" calcext:value-type="float">
            <text:p>0.383794</text:p>
          </table:table-cell>
          <table:table-cell table:number-columns-repeated="7"/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0.497575" calcext:value-type="float">
            <text:p>0.497575</text:p>
          </table:table-cell>
          <table:table-cell table:number-columns-repeated="7"/>
        </table:table-row>
        <table:table-row table:style-name="ro1">
          <table:table-cell office:value-type="float" office:value="4.49" calcext:value-type="float">
            <text:p>4.49</text:p>
          </table:table-cell>
          <table:table-cell office:value-type="float" office:value="0.390156" calcext:value-type="float">
            <text:p>0.390156</text:p>
          </table:table-cell>
          <table:table-cell table:number-columns-repeated="7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612378" calcext:value-type="float">
            <text:p>0.612378</text:p>
          </table:table-cell>
          <table:table-cell table:number-columns-repeated="7"/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0.397875" calcext:value-type="float">
            <text:p>0.397875</text:p>
          </table:table-cell>
          <table:table-cell table:number-columns-repeated="7"/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0.646959" calcext:value-type="float">
            <text:p>0.646959</text:p>
          </table:table-cell>
          <table:table-cell table:number-columns-repeated="7"/>
        </table:table-row>
        <table:table-row table:style-name="ro1">
          <table:table-cell office:value-type="float" office:value="4.58000000000001" calcext:value-type="float">
            <text:p>4.58000000000001</text:p>
          </table:table-cell>
          <table:table-cell office:value-type="float" office:value="0.433392" calcext:value-type="float">
            <text:p>0.433392</text:p>
          </table:table-cell>
          <table:table-cell table:number-columns-repeated="7"/>
        </table:table-row>
        <table:table-row table:style-name="ro1">
          <table:table-cell office:value-type="float" office:value="4.58000000000001" calcext:value-type="float">
            <text:p>4.58000000000001</text:p>
          </table:table-cell>
          <table:table-cell office:value-type="float" office:value="0.692177" calcext:value-type="float">
            <text:p>0.692177</text:p>
          </table:table-cell>
          <table:table-cell table:number-columns-repeated="7"/>
        </table:table-row>
        <table:table-row table:style-name="ro1">
          <table:table-cell office:value-type="float" office:value="4.63" calcext:value-type="float">
            <text:p>4.63</text:p>
          </table:table-cell>
          <table:table-cell office:value-type="float" office:value="0.583928" calcext:value-type="float">
            <text:p>0.583928</text:p>
          </table:table-cell>
          <table:table-cell table:number-columns-repeated="7"/>
        </table:table-row>
        <table:table-row table:style-name="ro1">
          <table:table-cell office:value-type="float" office:value="4.63" calcext:value-type="float">
            <text:p>4.63</text:p>
          </table:table-cell>
          <table:table-cell office:value-type="float" office:value="0.47844" calcext:value-type="float">
            <text:p>0.47844</text:p>
          </table:table-cell>
          <table:table-cell table:number-columns-repeated="7"/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0.480185" calcext:value-type="float">
            <text:p>0.480185</text:p>
          </table:table-cell>
          <table:table-cell table:number-columns-repeated="7"/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0.73898" calcext:value-type="float">
            <text:p>0.73898</text:p>
          </table:table-cell>
          <table:table-cell table:number-columns-repeated="7"/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0.524358" calcext:value-type="float">
            <text:p>0.524358</text:p>
          </table:table-cell>
          <table:table-cell table:number-columns-repeated="7"/>
        </table:table-row>
        <table:table-row table:style-name="ro1">
          <table:table-cell office:value-type="float" office:value="4.69000000000001" calcext:value-type="float">
            <text:p>4.69000000000001</text:p>
          </table:table-cell>
          <table:table-cell office:value-type="float" office:value="0.643269" calcext:value-type="float">
            <text:p>0.643269</text:p>
          </table:table-cell>
          <table:table-cell table:number-columns-repeated="7"/>
        </table:table-row>
        <table:table-row table:style-name="ro1">
          <table:table-cell office:value-type="float" office:value="4.73" calcext:value-type="float">
            <text:p>4.73</text:p>
          </table:table-cell>
          <table:table-cell office:value-type="float" office:value="0.488824" calcext:value-type="float">
            <text:p>0.488824</text:p>
          </table:table-cell>
          <table:table-cell table:number-columns-repeated="7"/>
        </table:table-row>
        <table:table-row table:style-name="ro1">
          <table:table-cell office:value-type="float" office:value="4.73" calcext:value-type="float">
            <text:p>4.73</text:p>
          </table:table-cell>
          <table:table-cell office:value-type="float" office:value="0.871881" calcext:value-type="float">
            <text:p>0.871881</text:p>
          </table:table-cell>
          <table:table-cell table:number-columns-repeated="7"/>
        </table:table-row>
        <table:table-row table:style-name="ro1">
          <table:table-cell office:value-type="float" office:value="4.77" calcext:value-type="float">
            <text:p>4.77</text:p>
          </table:table-cell>
          <table:table-cell office:value-type="float" office:value="0.547042" calcext:value-type="float">
            <text:p>0.547042</text:p>
          </table:table-cell>
          <table:table-cell table:number-columns-repeated="7"/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0.667068" calcext:value-type="float">
            <text:p>0.667068</text:p>
          </table:table-cell>
          <table:table-cell table:number-columns-repeated="7"/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0.562298" calcext:value-type="float">
            <text:p>0.562298</text:p>
          </table:table-cell>
          <table:table-cell table:number-columns-repeated="7"/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0.90221" calcext:value-type="float">
            <text:p>0.90221</text:p>
          </table:table-cell>
          <table:table-cell table:number-columns-repeated="7"/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0.572898" calcext:value-type="float">
            <text:p>0.572898</text:p>
          </table:table-cell>
          <table:table-cell table:number-columns-repeated="7"/>
        </table:table-row>
        <table:table-row table:style-name="ro1">
          <table:table-cell office:value-type="float" office:value="4.90000000000001" calcext:value-type="float">
            <text:p>4.90000000000001</text:p>
          </table:table-cell>
          <table:table-cell office:value-type="float" office:value="0.795545" calcext:value-type="float">
            <text:p>0.795545</text:p>
          </table:table-cell>
          <table:table-cell table:number-columns-repeated="7"/>
        </table:table-row>
        <table:table-row table:style-name="ro1">
          <table:table-cell office:value-type="float" office:value="4.90000000000001" calcext:value-type="float">
            <text:p>4.90000000000001</text:p>
          </table:table-cell>
          <table:table-cell office:value-type="float" office:value="0.579148" calcext:value-type="float">
            <text:p>0.579148</text:p>
          </table:table-cell>
          <table:table-cell table:number-columns-repeated="7"/>
        </table:table-row>
        <table:table-row table:style-name="ro1">
          <table:table-cell office:value-type="float" office:value="4.91" calcext:value-type="float">
            <text:p>4.91</text:p>
          </table:table-cell>
          <table:table-cell office:value-type="float" office:value="0.553852" calcext:value-type="float">
            <text:p>0.553852</text:p>
          </table:table-cell>
          <table:table-cell table:number-columns-repeated="7"/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0.554316" calcext:value-type="float">
            <text:p>0.554316</text:p>
          </table:table-cell>
          <table:table-cell table:number-columns-repeated="7"/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0.562849" calcext:value-type="float">
            <text:p>0.562849</text:p>
          </table:table-cell>
          <table:table-cell table:number-columns-repeated="7"/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0.536085" calcext:value-type="float">
            <text:p>0.53608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43956" calcext:value-type="float">
            <text:p>0.643956</text:p>
          </table:table-cell>
          <table:table-cell table:number-columns-repeated="7"/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0.543067" calcext:value-type="float">
            <text:p>0.543067</text:p>
          </table:table-cell>
          <table:table-cell table:number-columns-repeated="7"/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0.5422" calcext:value-type="float">
            <text:p>0.5422</text:p>
          </table:table-cell>
          <table:table-cell table:number-columns-repeated="7"/>
        </table:table-row>
        <table:table-row table:style-name="ro1">
          <table:table-cell office:value-type="float" office:value="5.09" calcext:value-type="float">
            <text:p>5.09</text:p>
          </table:table-cell>
          <table:table-cell office:value-type="float" office:value="0.541366" calcext:value-type="float">
            <text:p>0.541366</text:p>
          </table:table-cell>
          <table:table-cell table:number-columns-repeated="7"/>
        </table:table-row>
        <table:table-row table:style-name="ro1">
          <table:table-cell office:value-type="float" office:value="5.09" calcext:value-type="float">
            <text:p>5.09</text:p>
          </table:table-cell>
          <table:table-cell office:value-type="float" office:value="0.664658" calcext:value-type="float">
            <text:p>0.664658</text:p>
          </table:table-cell>
          <table:table-cell table:number-columns-repeated="7"/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0.474584" calcext:value-type="float">
            <text:p>0.474584</text:p>
          </table:table-cell>
          <table:table-cell table:number-columns-repeated="7"/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0.720445" calcext:value-type="float">
            <text:p>0.720445</text:p>
          </table:table-cell>
          <table:table-cell table:number-columns-repeated="7"/>
        </table:table-row>
        <table:table-row table:style-name="ro1">
          <table:table-cell office:value-type="float" office:value="5.15000000000001" calcext:value-type="float">
            <text:p>5.15000000000001</text:p>
          </table:table-cell>
          <table:table-cell office:value-type="float" office:value="0.514465" calcext:value-type="float">
            <text:p>0.514465</text:p>
          </table:table-cell>
          <table:table-cell table:number-columns-repeated="7"/>
        </table:table-row>
        <table:table-row table:style-name="ro1">
          <table:table-cell office:value-type="float" office:value="5.19000000000001" calcext:value-type="float">
            <text:p>5.19000000000001</text:p>
          </table:table-cell>
          <table:table-cell office:value-type="float" office:value="0.816" calcext:value-type="float">
            <text:p>0.816</text:p>
          </table:table-cell>
          <table:table-cell table:number-columns-repeated="7"/>
        </table:table-row>
        <table:table-row table:style-name="ro1">
          <table:table-cell office:value-type="float" office:value="5.23" calcext:value-type="float">
            <text:p>5.23</text:p>
          </table:table-cell>
          <table:table-cell office:value-type="float" office:value="0.4956" calcext:value-type="float">
            <text:p>0.4956</text:p>
          </table:table-cell>
          <table:table-cell table:number-columns-repeated="7"/>
        </table:table-row>
        <table:table-row table:style-name="ro1">
          <table:table-cell office:value-type="float" office:value="5.23" calcext:value-type="float">
            <text:p>5.23</text:p>
          </table:table-cell>
          <table:table-cell office:value-type="float" office:value="0.513473" calcext:value-type="float">
            <text:p>0.513473</text:p>
          </table:table-cell>
          <table:table-cell table:number-columns-repeated="7"/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0.437037" calcext:value-type="float">
            <text:p>0.437037</text:p>
          </table:table-cell>
          <table:table-cell table:number-columns-repeated="7"/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0.432768" calcext:value-type="float">
            <text:p>0.432768</text:p>
          </table:table-cell>
          <table:table-cell table:number-columns-repeated="7"/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0.4357" calcext:value-type="float">
            <text:p>0.4357</text:p>
          </table:table-cell>
          <table:table-cell table:number-columns-repeated="7"/>
        </table:table-row>
        <table:table-row table:style-name="ro1">
          <table:table-cell office:value-type="float" office:value="5.29" calcext:value-type="float">
            <text:p>5.29</text:p>
          </table:table-cell>
          <table:table-cell office:value-type="float" office:value="0.60825" calcext:value-type="float">
            <text:p>0.60825</text:p>
          </table:table-cell>
          <table:table-cell table:number-columns-repeated="7"/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float" office:value="0.427455" calcext:value-type="float">
            <text:p>0.427455</text:p>
          </table:table-cell>
          <table:table-cell table:number-columns-repeated="7"/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0.479517" calcext:value-type="float">
            <text:p>0.479517</text:p>
          </table:table-cell>
          <table:table-cell table:number-columns-repeated="7"/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0.701377" calcext:value-type="float">
            <text:p>0.701377</text:p>
          </table:table-cell>
          <table:table-cell table:number-columns-repeated="7"/>
        </table:table-row>
        <table:table-row table:style-name="ro1">
          <table:table-cell office:value-type="float" office:value="5.42" calcext:value-type="float">
            <text:p>5.42</text:p>
          </table:table-cell>
          <table:table-cell office:value-type="float" office:value="0.408786" calcext:value-type="float">
            <text:p>0.408786</text:p>
          </table:table-cell>
          <table:table-cell table:number-columns-repeated="7"/>
        </table:table-row>
        <table:table-row table:style-name="ro1">
          <table:table-cell office:value-type="float" office:value="5.42" calcext:value-type="float">
            <text:p>5.42</text:p>
          </table:table-cell>
          <table:table-cell office:value-type="float" office:value="0.50372" calcext:value-type="float">
            <text:p>0.50372</text:p>
          </table:table-cell>
          <table:table-cell table:number-columns-repeated="7"/>
        </table:table-row>
        <table:table-row table:style-name="ro1">
          <table:table-cell office:value-type="float" office:value="5.43" calcext:value-type="float">
            <text:p>5.43</text:p>
          </table:table-cell>
          <table:table-cell office:value-type="float" office:value="0.372705" calcext:value-type="float">
            <text:p>0.372705</text:p>
          </table:table-cell>
          <table:table-cell table:number-columns-repeated="7"/>
        </table:table-row>
        <table:table-row table:style-name="ro1">
          <table:table-cell office:value-type="float" office:value="5.44000000000001" calcext:value-type="float">
            <text:p>5.44000000000001</text:p>
          </table:table-cell>
          <table:table-cell office:value-type="float" office:value="0.443416" calcext:value-type="float">
            <text:p>0.443416</text:p>
          </table:table-cell>
          <table:table-cell table:number-columns-repeated="7"/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0.36385" calcext:value-type="float">
            <text:p>0.36385</text:p>
          </table:table-cell>
          <table:table-cell table:number-columns-repeated="7"/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0.363752" calcext:value-type="float">
            <text:p>0.363752</text:p>
          </table:table-cell>
          <table:table-cell table:number-columns-repeated="7"/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0.364097" calcext:value-type="float">
            <text:p>0.364097</text:p>
          </table:table-cell>
          <table:table-cell table:number-columns-repeated="7"/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0.366982" calcext:value-type="float">
            <text:p>0.366982</text:p>
          </table:table-cell>
          <table:table-cell table:number-columns-repeated="7"/>
        </table:table-row>
        <table:table-row table:style-name="ro1">
          <table:table-cell office:value-type="float" office:value="5.57" calcext:value-type="float">
            <text:p>5.57</text:p>
          </table:table-cell>
          <table:table-cell office:value-type="float" office:value="0.392835" calcext:value-type="float">
            <text:p>0.392835</text:p>
          </table:table-cell>
          <table:table-cell table:number-columns-repeated="7"/>
        </table:table-row>
        <table:table-row table:style-name="ro1">
          <table:table-cell office:value-type="float" office:value="5.57" calcext:value-type="float">
            <text:p>5.57</text:p>
          </table:table-cell>
          <table:table-cell office:value-type="float" office:value="0.347817" calcext:value-type="float">
            <text:p>0.347817</text:p>
          </table:table-cell>
          <table:table-cell table:number-columns-repeated="7"/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0.341786" calcext:value-type="float">
            <text:p>0.341786</text:p>
          </table:table-cell>
          <table:table-cell table:number-columns-repeated="7"/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0.387959" calcext:value-type="float">
            <text:p>0.387959</text:p>
          </table:table-cell>
          <table:table-cell table:number-columns-repeated="7"/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0.397046" calcext:value-type="float">
            <text:p>0.397046</text:p>
          </table:table-cell>
          <table:table-cell table:number-columns-repeated="7"/>
        </table:table-row>
        <table:table-row table:style-name="ro1">
          <table:table-cell office:value-type="float" office:value="5.63" calcext:value-type="float">
            <text:p>5.63</text:p>
          </table:table-cell>
          <table:table-cell office:value-type="float" office:value="0.406892" calcext:value-type="float">
            <text:p>0.406892</text:p>
          </table:table-cell>
          <table:table-cell table:number-columns-repeated="7"/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0.364903" calcext:value-type="float">
            <text:p>0.364903</text:p>
          </table:table-cell>
          <table:table-cell table:number-columns-repeated="7"/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0.521913" calcext:value-type="float">
            <text:p>0.521913</text:p>
          </table:table-cell>
          <table:table-cell table:number-columns-repeated="7"/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0.342903" calcext:value-type="float">
            <text:p>0.342903</text:p>
          </table:table-cell>
          <table:table-cell table:number-columns-repeated="7"/>
        </table:table-row>
        <table:table-row table:style-name="ro1">
          <table:table-cell office:value-type="float" office:value="5.76000000000001" calcext:value-type="float">
            <text:p>5.76000000000001</text:p>
          </table:table-cell>
          <table:table-cell office:value-type="float" office:value="0.476435" calcext:value-type="float">
            <text:p>0.476435</text:p>
          </table:table-cell>
          <table:table-cell table:number-columns-repeated="7"/>
        </table:table-row>
        <table:table-row table:style-name="ro1">
          <table:table-cell office:value-type="float" office:value="5.81" calcext:value-type="float">
            <text:p>5.81</text:p>
          </table:table-cell>
          <table:table-cell office:value-type="float" office:value="0.45199" calcext:value-type="float">
            <text:p>0.45199</text:p>
          </table:table-cell>
          <table:table-cell table:number-columns-repeated="7"/>
        </table:table-row>
        <table:table-row table:style-name="ro1">
          <table:table-cell office:value-type="float" office:value="5.81" calcext:value-type="float">
            <text:p>5.81</text:p>
          </table:table-cell>
          <table:table-cell office:value-type="float" office:value="0.536126" calcext:value-type="float">
            <text:p>0.536126</text:p>
          </table:table-cell>
          <table:table-cell table:number-columns-repeated="7"/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0.475377" calcext:value-type="float">
            <text:p>0.475377</text:p>
          </table:table-cell>
          <table:table-cell table:number-columns-repeated="7"/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0.647933" calcext:value-type="float">
            <text:p>0.647933</text:p>
          </table:table-cell>
          <table:table-cell table:number-columns-repeated="7"/>
        </table:table-row>
        <table:table-row table:style-name="ro1">
          <table:table-cell office:value-type="float" office:value="5.91" calcext:value-type="float">
            <text:p>5.91</text:p>
          </table:table-cell>
          <table:table-cell office:value-type="float" office:value="0.657041" calcext:value-type="float">
            <text:p>0.657041</text:p>
          </table:table-cell>
          <table:table-cell table:number-columns-repeated="7"/>
        </table:table-row>
        <table:table-row table:style-name="ro1">
          <table:table-cell office:value-type="float" office:value="5.91" calcext:value-type="float">
            <text:p>5.91</text:p>
          </table:table-cell>
          <table:table-cell office:value-type="float" office:value="0.636163" calcext:value-type="float">
            <text:p>0.636163</text:p>
          </table:table-cell>
          <table:table-cell table:number-columns-repeated="7"/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0.586424" calcext:value-type="float">
            <text:p>0.586424</text:p>
          </table:table-cell>
          <table:table-cell table:number-columns-repeated="7"/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0.675838" calcext:value-type="float">
            <text:p>0.675838</text:p>
          </table:table-cell>
          <table:table-cell table:number-columns-repeated="7"/>
        </table:table-row>
        <table:table-row table:style-name="ro1">
          <table:table-cell office:value-type="float" office:value="5.97" calcext:value-type="float">
            <text:p>5.97</text:p>
          </table:table-cell>
          <table:table-cell office:value-type="float" office:value="0.545064" calcext:value-type="float">
            <text:p>0.545064</text:p>
          </table:table-cell>
          <table:table-cell table:number-columns-repeated="7"/>
        </table:table-row>
        <table:table-row table:style-name="ro1">
          <table:table-cell office:value-type="float" office:value="6.01000000000001" calcext:value-type="float">
            <text:p>6.01000000000001</text:p>
          </table:table-cell>
          <table:table-cell office:value-type="float" office:value="0.760761" calcext:value-type="float">
            <text:p>0.760761</text:p>
          </table:table-cell>
          <table:table-cell table:number-columns-repeated="7"/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0.690157" calcext:value-type="float">
            <text:p>0.690157</text:p>
          </table:table-cell>
          <table:table-cell table:number-columns-repeated="7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756275" calcext:value-type="float">
            <text:p>0.756275</text:p>
          </table:table-cell>
          <table:table-cell table:number-columns-repeated="7"/>
        </table:table-row>
        <table:table-row table:style-name="ro1">
          <table:table-cell office:value-type="float" office:value="6.14" calcext:value-type="float">
            <text:p>6.14</text:p>
          </table:table-cell>
          <table:table-cell office:value-type="float" office:value="0.755284" calcext:value-type="float">
            <text:p>0.755284</text:p>
          </table:table-cell>
          <table:table-cell table:number-columns-repeated="7"/>
        </table:table-row>
        <table:table-row table:style-name="ro1">
          <table:table-cell office:value-type="float" office:value="6.14" calcext:value-type="float">
            <text:p>6.14</text:p>
          </table:table-cell>
          <table:table-cell office:value-type="float" office:value="0.716333" calcext:value-type="float">
            <text:p>0.716333</text:p>
          </table:table-cell>
          <table:table-cell table:number-columns-repeated="7"/>
        </table:table-row>
        <table:table-row table:style-name="ro1">
          <table:table-cell office:value-type="float" office:value="6.15000000000001" calcext:value-type="float">
            <text:p>6.15000000000001</text:p>
          </table:table-cell>
          <table:table-cell office:value-type="float" office:value="0.580791" calcext:value-type="float">
            <text:p>0.580791</text:p>
          </table:table-cell>
          <table:table-cell table:number-columns-repeated="7"/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0.685938" calcext:value-type="float">
            <text:p>0.685938</text:p>
          </table:table-cell>
          <table:table-cell table:number-columns-repeated="7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583604" calcext:value-type="float">
            <text:p>0.583604</text:p>
          </table:table-cell>
          <table:table-cell table:number-columns-repeated="7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630655" calcext:value-type="float">
            <text:p>0.630655</text:p>
          </table:table-cell>
          <table:table-cell table:number-columns-repeated="7"/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0.677523" calcext:value-type="float">
            <text:p>0.677523</text:p>
          </table:table-cell>
          <table:table-cell table:number-columns-repeated="7"/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0.67181" calcext:value-type="float">
            <text:p>0.67181</text:p>
          </table:table-cell>
          <table:table-cell table:number-columns-repeated="7"/>
        </table:table-row>
        <table:table-row table:style-name="ro1">
          <table:table-cell office:value-type="float" office:value="6.29" calcext:value-type="float">
            <text:p>6.29</text:p>
          </table:table-cell>
          <table:table-cell office:value-type="float" office:value="0.643165" calcext:value-type="float">
            <text:p>0.643165</text:p>
          </table:table-cell>
          <table:table-cell table:number-columns-repeated="7"/>
        </table:table-row>
        <table:table-row table:style-name="ro1">
          <table:table-cell office:value-type="float" office:value="6.29" calcext:value-type="float">
            <text:p>6.29</text:p>
          </table:table-cell>
          <table:table-cell office:value-type="float" office:value="0.56831" calcext:value-type="float">
            <text:p>0.56831</text:p>
          </table:table-cell>
          <table:table-cell table:number-columns-repeated="7"/>
        </table:table-row>
        <table:table-row table:style-name="ro1">
          <table:table-cell office:value-type="float" office:value="6.33000000000001" calcext:value-type="float">
            <text:p>6.33000000000001</text:p>
          </table:table-cell>
          <table:table-cell office:value-type="float" office:value="0.567727" calcext:value-type="float">
            <text:p>0.567727</text:p>
          </table:table-cell>
          <table:table-cell table:number-columns-repeated="7"/>
        </table:table-row>
        <table:table-row table:style-name="ro1">
          <table:table-cell office:value-type="float" office:value="6.33000000000001" calcext:value-type="float">
            <text:p>6.33000000000001</text:p>
          </table:table-cell>
          <table:table-cell office:value-type="float" office:value="0.478952" calcext:value-type="float">
            <text:p>0.478952</text:p>
          </table:table-cell>
          <table:table-cell table:number-columns-repeated="7"/>
        </table:table-row>
        <table:table-row table:style-name="ro1">
          <table:table-cell office:value-type="float" office:value="6.34" calcext:value-type="float">
            <text:p>6.34</text:p>
          </table:table-cell>
          <table:table-cell office:value-type="float" office:value="0.505116" calcext:value-type="float">
            <text:p>0.505116</text:p>
          </table:table-cell>
          <table:table-cell table:number-columns-repeated="7"/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0.530888" calcext:value-type="float">
            <text:p>0.530888</text:p>
          </table:table-cell>
          <table:table-cell table:number-columns-repeated="7"/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float" office:value="0.552907" calcext:value-type="float">
            <text:p>0.552907</text:p>
          </table:table-cell>
          <table:table-cell table:number-columns-repeated="7"/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float" office:value="0.518194" calcext:value-type="float">
            <text:p>0.518194</text:p>
          </table:table-cell>
          <table:table-cell table:number-columns-repeated="7"/>
        </table:table-row>
        <table:table-row table:style-name="ro1">
          <table:table-cell office:value-type="float" office:value="6.44000000000001" calcext:value-type="float">
            <text:p>6.44000000000001</text:p>
          </table:table-cell>
          <table:table-cell office:value-type="float" office:value="0.461609" calcext:value-type="float">
            <text:p>0.461609</text:p>
          </table:table-cell>
          <table:table-cell table:number-columns-repeated="7"/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0.413459" calcext:value-type="float">
            <text:p>0.413459</text:p>
          </table:table-cell>
          <table:table-cell table:number-columns-repeated="7"/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0.42582" calcext:value-type="float">
            <text:p>0.42582</text:p>
          </table:table-cell>
          <table:table-cell table:number-columns-repeated="7"/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0.407238" calcext:value-type="float">
            <text:p>0.407238</text:p>
          </table:table-cell>
          <table:table-cell table:number-columns-repeated="7"/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0.366309" calcext:value-type="float">
            <text:p>0.366309</text:p>
          </table:table-cell>
          <table:table-cell table:number-columns-repeated="7"/>
        </table:table-row>
        <table:table-row table:style-name="ro1">
          <table:table-cell office:value-type="float" office:value="6.57" calcext:value-type="float">
            <text:p>6.57</text:p>
          </table:table-cell>
          <table:table-cell office:value-type="float" office:value="0.375862" calcext:value-type="float">
            <text:p>0.375862</text:p>
          </table:table-cell>
          <table:table-cell table:number-columns-repeated="7"/>
        </table:table-row>
        <table:table-row table:style-name="ro1">
          <table:table-cell office:value-type="float" office:value="6.57" calcext:value-type="float">
            <text:p>6.57</text:p>
          </table:table-cell>
          <table:table-cell office:value-type="float" office:value="0.351921" calcext:value-type="float">
            <text:p>0.351921</text:p>
          </table:table-cell>
          <table:table-cell table:number-columns-repeated="7"/>
        </table:table-row>
        <table:table-row table:style-name="ro1">
          <table:table-cell office:value-type="float" office:value="6.58000000000001" calcext:value-type="float">
            <text:p>6.58000000000001</text:p>
          </table:table-cell>
          <table:table-cell office:value-type="float" office:value="0.353657" calcext:value-type="float">
            <text:p>0.353657</text:p>
          </table:table-cell>
          <table:table-cell table:number-columns-repeated="7"/>
        </table:table-row>
        <table:table-row table:style-name="ro1">
          <table:table-cell office:value-type="float" office:value="6.59" calcext:value-type="float">
            <text:p>6.59</text:p>
          </table:table-cell>
          <table:table-cell office:value-type="float" office:value="0.348558" calcext:value-type="float">
            <text:p>0.348558</text:p>
          </table:table-cell>
          <table:table-cell table:number-columns-repeated="7"/>
        </table:table-row>
        <table:table-row table:style-name="ro1">
          <table:table-cell office:value-type="float" office:value="6.63" calcext:value-type="float">
            <text:p>6.63</text:p>
          </table:table-cell>
          <table:table-cell office:value-type="float" office:value="0.343593" calcext:value-type="float">
            <text:p>0.343593</text:p>
          </table:table-cell>
          <table:table-cell table:number-columns-repeated="7"/>
        </table:table-row>
        <table:table-row table:style-name="ro1">
          <table:table-cell office:value-type="float" office:value="6.68" calcext:value-type="float">
            <text:p>6.68</text:p>
          </table:table-cell>
          <table:table-cell office:value-type="float" office:value="0.322703" calcext:value-type="float">
            <text:p>0.322703</text:p>
          </table:table-cell>
          <table:table-cell table:number-columns-repeated="7"/>
        </table:table-row>
        <table:table-row table:style-name="ro1">
          <table:table-cell office:value-type="float" office:value="6.68" calcext:value-type="float">
            <text:p>6.68</text:p>
          </table:table-cell>
          <table:table-cell office:value-type="float" office:value="0.30818" calcext:value-type="float">
            <text:p>0.30818</text:p>
          </table:table-cell>
          <table:table-cell table:number-columns-repeated="7"/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0.304196" calcext:value-type="float">
            <text:p>0.304196</text:p>
          </table:table-cell>
          <table:table-cell table:number-columns-repeated="7"/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0.290105" calcext:value-type="float">
            <text:p>0.290105</text:p>
          </table:table-cell>
          <table:table-cell table:number-columns-repeated="7"/>
        </table:table-row>
        <table:table-row table:style-name="ro1">
          <table:table-cell office:value-type="float" office:value="6.73" calcext:value-type="float">
            <text:p>6.73</text:p>
          </table:table-cell>
          <table:table-cell office:value-type="float" office:value="0.284997" calcext:value-type="float">
            <text:p>0.284997</text:p>
          </table:table-cell>
          <table:table-cell table:number-columns-repeated="7"/>
        </table:table-row>
        <table:table-row table:style-name="ro1">
          <table:table-cell office:value-type="float" office:value="6.74" calcext:value-type="float">
            <text:p>6.74</text:p>
          </table:table-cell>
          <table:table-cell office:value-type="float" office:value="0.279782" calcext:value-type="float">
            <text:p>0.279782</text:p>
          </table:table-cell>
          <table:table-cell table:number-columns-repeated="7"/>
        </table:table-row>
        <table:table-row table:style-name="ro1">
          <table:table-cell office:value-type="float" office:value="6.78" calcext:value-type="float">
            <text:p>6.78</text:p>
          </table:table-cell>
          <table:table-cell office:value-type="float" office:value="0.274556" calcext:value-type="float">
            <text:p>0.274556</text:p>
          </table:table-cell>
          <table:table-cell table:number-columns-repeated="7"/>
        </table:table-row>
        <table:table-row table:style-name="ro1">
          <table:table-cell office:value-type="float" office:value="6.78" calcext:value-type="float">
            <text:p>6.78</text:p>
          </table:table-cell>
          <table:table-cell office:value-type="float" office:value="0.256485" calcext:value-type="float">
            <text:p>0.256485</text:p>
          </table:table-cell>
          <table:table-cell table:number-columns-repeated="7"/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0.251796" calcext:value-type="float">
            <text:p>0.251796</text:p>
          </table:table-cell>
          <table:table-cell table:number-columns-repeated="7"/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0.253701" calcext:value-type="float">
            <text:p>0.253701</text:p>
          </table:table-cell>
          <table:table-cell table:number-columns-repeated="7"/>
        </table:table-row>
        <table:table-row table:style-name="ro1">
          <table:table-cell office:value-type="float" office:value="6.87" calcext:value-type="float">
            <text:p>6.87</text:p>
          </table:table-cell>
          <table:table-cell office:value-type="float" office:value="0.267863" calcext:value-type="float">
            <text:p>0.267863</text:p>
          </table:table-cell>
          <table:table-cell table:number-columns-repeated="7"/>
        </table:table-row>
        <table:table-row table:style-name="ro1">
          <table:table-cell office:value-type="float" office:value="6.87" calcext:value-type="float">
            <text:p>6.87</text:p>
          </table:table-cell>
          <table:table-cell office:value-type="float" office:value="0.275417" calcext:value-type="float">
            <text:p>0.275417</text:p>
          </table:table-cell>
          <table:table-cell table:number-columns-repeated="7"/>
        </table:table-row>
        <table:table-row table:style-name="ro1">
          <table:table-cell office:value-type="float" office:value="6.91" calcext:value-type="float">
            <text:p>6.91</text:p>
          </table:table-cell>
          <table:table-cell office:value-type="float" office:value="0.284329" calcext:value-type="float">
            <text:p>0.284329</text:p>
          </table:table-cell>
          <table:table-cell table:number-columns-repeated="7"/>
        </table:table-row>
        <table:table-row table:style-name="ro1">
          <table:table-cell office:value-type="float" office:value="6.91" calcext:value-type="float">
            <text:p>6.91</text:p>
          </table:table-cell>
          <table:table-cell office:value-type="float" office:value="0.294526" calcext:value-type="float">
            <text:p>0.294526</text:p>
          </table:table-cell>
          <table:table-cell table:number-columns-repeated="7"/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0.346109" calcext:value-type="float">
            <text:p>0.346109</text:p>
          </table:table-cell>
          <table:table-cell table:number-columns-repeated="7"/>
        </table:table-row>
        <table:table-row table:style-name="ro1">
          <table:table-cell office:value-type="float" office:value="6.93" calcext:value-type="float">
            <text:p>6.93</text:p>
          </table:table-cell>
          <table:table-cell office:value-type="float" office:value="0.409358" calcext:value-type="float">
            <text:p>0.409358</text:p>
          </table:table-cell>
          <table:table-cell table:number-columns-repeated="7"/>
        </table:table-row>
        <table:table-row table:style-name="ro1">
          <table:table-cell office:value-type="float" office:value="6.97" calcext:value-type="float">
            <text:p>6.97</text:p>
          </table:table-cell>
          <table:table-cell office:value-type="float" office:value="0.494008" calcext:value-type="float">
            <text:p>0.494008</text:p>
          </table:table-cell>
          <table:table-cell table:number-columns-repeated="7"/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0.543249" calcext:value-type="float">
            <text:p>0.543249</text:p>
          </table:table-cell>
          <table:table-cell table:number-columns-repeated="7"/>
        </table:table-row>
        <table:table-row table:style-name="ro1">
          <table:table-cell office:value-type="float" office:value="7.06" calcext:value-type="float">
            <text:p>7.06</text:p>
          </table:table-cell>
          <table:table-cell office:value-type="float" office:value="0.55894" calcext:value-type="float">
            <text:p>0.55894</text:p>
          </table:table-cell>
          <table:table-cell table:number-columns-repeated="7"/>
        </table:table-row>
        <table:table-row table:style-name="ro1">
          <table:table-cell office:value-type="float" office:value="7.06" calcext:value-type="float">
            <text:p>7.06</text:p>
          </table:table-cell>
          <table:table-cell office:value-type="float" office:value="0.574162" calcext:value-type="float">
            <text:p>0.574162</text:p>
          </table:table-cell>
          <table:table-cell table:number-columns-repeated="7"/>
        </table:table-row>
        <table:table-row table:style-name="ro1">
          <table:table-cell office:value-type="float" office:value="7.11" calcext:value-type="float">
            <text:p>7.11</text:p>
          </table:table-cell>
          <table:table-cell office:value-type="float" office:value="0.588871" calcext:value-type="float">
            <text:p>0.588871</text:p>
          </table:table-cell>
          <table:table-cell table:number-columns-repeated="7"/>
        </table:table-row>
        <table:table-row table:style-name="ro1">
          <table:table-cell office:value-type="float" office:value="7.11" calcext:value-type="float">
            <text:p>7.11</text:p>
          </table:table-cell>
          <table:table-cell office:value-type="float" office:value="0.641858" calcext:value-type="float">
            <text:p>0.641858</text:p>
          </table:table-cell>
          <table:table-cell table:number-columns-repeated="7"/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0.684435" calcext:value-type="float">
            <text:p>0.684435</text:p>
          </table:table-cell>
          <table:table-cell table:number-columns-repeated="7"/>
        </table:table-row>
        <table:table-row table:style-name="ro1">
          <table:table-cell office:value-type="float" office:value="7.16" calcext:value-type="float">
            <text:p>7.16</text:p>
          </table:table-cell>
          <table:table-cell office:value-type="float" office:value="0.709279" calcext:value-type="float">
            <text:p>0.709279</text:p>
          </table:table-cell>
          <table:table-cell table:number-columns-repeated="7"/>
        </table:table-row>
        <table:table-row table:style-name="ro1">
          <table:table-cell office:value-type="float" office:value="7.21" calcext:value-type="float">
            <text:p>7.21</text:p>
          </table:table-cell>
          <table:table-cell office:value-type="float" office:value="0.722531" calcext:value-type="float">
            <text:p>0.722531</text:p>
          </table:table-cell>
          <table:table-cell table:number-columns-repeated="7"/>
        </table:table-row>
        <table:table-row table:style-name="ro1">
          <table:table-cell office:value-type="float" office:value="7.21" calcext:value-type="float">
            <text:p>7.21</text:p>
          </table:table-cell>
          <table:table-cell office:value-type="float" office:value="0.737645" calcext:value-type="float">
            <text:p>0.737645</text:p>
          </table:table-cell>
          <table:table-cell table:number-columns-repeated="7"/>
        </table:table-row>
        <table:table-row table:style-name="ro1">
          <table:table-cell office:value-type="float" office:value="7.26000000000001" calcext:value-type="float">
            <text:p>7.26000000000001</text:p>
          </table:table-cell>
          <table:table-cell office:value-type="float" office:value="0.741457" calcext:value-type="float">
            <text:p>0.741457</text:p>
          </table:table-cell>
          <table:table-cell table:number-columns-repeated="7"/>
        </table:table-row>
        <table:table-row table:style-name="ro1">
          <table:table-cell office:value-type="float" office:value="7.26000000000001" calcext:value-type="float">
            <text:p>7.26000000000001</text:p>
          </table:table-cell>
          <table:table-cell office:value-type="float" office:value="0.744684" calcext:value-type="float">
            <text:p>0.744684</text:p>
          </table:table-cell>
          <table:table-cell table:number-columns-repeated="7"/>
        </table:table-row>
        <table:table-row table:style-name="ro1">
          <table:table-cell office:value-type="float" office:value="7.26000000000001" calcext:value-type="float">
            <text:p>7.26000000000001</text:p>
          </table:table-cell>
          <table:table-cell office:value-type="float" office:value="0.74734" calcext:value-type="float">
            <text:p>0.74734</text:p>
          </table:table-cell>
          <table:table-cell table:number-columns-repeated="7"/>
        </table:table-row>
        <table:table-row table:style-name="ro1">
          <table:table-cell office:value-type="float" office:value="7.27" calcext:value-type="float">
            <text:p>7.27</text:p>
          </table:table-cell>
          <table:table-cell office:value-type="float" office:value="0.752572" calcext:value-type="float">
            <text:p>0.752572</text:p>
          </table:table-cell>
          <table:table-cell table:number-columns-repeated="7"/>
        </table:table-row>
        <table:table-row table:style-name="ro1">
          <table:table-cell office:value-type="float" office:value="7.31" calcext:value-type="float">
            <text:p>7.31</text:p>
          </table:table-cell>
          <table:table-cell office:value-type="float" office:value="0.752194" calcext:value-type="float">
            <text:p>0.752194</text:p>
          </table:table-cell>
          <table:table-cell table:number-columns-repeated="7"/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0.748211" calcext:value-type="float">
            <text:p>0.748211</text:p>
          </table:table-cell>
          <table:table-cell table:number-columns-repeated="7"/>
        </table:table-row>
        <table:table-row table:style-name="ro1">
          <table:table-cell office:value-type="float" office:value="7.40000000000001" calcext:value-type="float">
            <text:p>7.40000000000001</text:p>
          </table:table-cell>
          <table:table-cell office:value-type="float" office:value="0.73712" calcext:value-type="float">
            <text:p>0.73712</text:p>
          </table:table-cell>
          <table:table-cell table:number-columns-repeated="7"/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0.733406" calcext:value-type="float">
            <text:p>0.733406</text:p>
          </table:table-cell>
          <table:table-cell table:number-columns-repeated="7"/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0.729343" calcext:value-type="float">
            <text:p>0.729343</text:p>
          </table:table-cell>
          <table:table-cell table:number-columns-repeated="7"/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0.709873" calcext:value-type="float">
            <text:p>0.709873</text:p>
          </table:table-cell>
          <table:table-cell table:number-columns-repeated="7"/>
        </table:table-row>
        <table:table-row table:style-name="ro1">
          <table:table-cell office:value-type="float" office:value="7.46" calcext:value-type="float">
            <text:p>7.46</text:p>
          </table:table-cell>
          <table:table-cell office:value-type="float" office:value="0.685887" calcext:value-type="float">
            <text:p>0.685887</text:p>
          </table:table-cell>
          <table:table-cell table:number-columns-repeated="7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658167" calcext:value-type="float">
            <text:p>0.658167</text:p>
          </table:table-cell>
          <table:table-cell table:number-columns-repeated="7"/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0.635383" calcext:value-type="float">
            <text:p>0.635383</text:p>
          </table:table-cell>
          <table:table-cell table:number-columns-repeated="7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619414" calcext:value-type="float">
            <text:p>0.619414</text:p>
          </table:table-cell>
          <table:table-cell table:number-columns-repeated="7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602926" calcext:value-type="float">
            <text:p>0.602926</text:p>
          </table:table-cell>
          <table:table-cell table:number-columns-repeated="7"/>
        </table:table-row>
        <table:table-row table:style-name="ro1">
          <table:table-cell office:value-type="float" office:value="7.64" calcext:value-type="float">
            <text:p>7.64</text:p>
          </table:table-cell>
          <table:table-cell office:value-type="float" office:value="0.577402" calcext:value-type="float">
            <text:p>0.577402</text:p>
          </table:table-cell>
          <table:table-cell table:number-columns-repeated="7"/>
        </table:table-row>
        <table:table-row table:style-name="ro1">
          <table:table-cell office:value-type="float" office:value="7.69000000000001" calcext:value-type="float">
            <text:p>7.69000000000001</text:p>
          </table:table-cell>
          <table:table-cell office:value-type="float" office:value="0.551177" calcext:value-type="float">
            <text:p>0.551177</text:p>
          </table:table-cell>
          <table:table-cell table:number-columns-repeated="7"/>
        </table:table-row>
        <table:table-row table:style-name="ro1">
          <table:table-cell office:value-type="float" office:value="7.69000000000001" calcext:value-type="float">
            <text:p>7.69000000000001</text:p>
          </table:table-cell>
          <table:table-cell office:value-type="float" office:value="0.542326" calcext:value-type="float">
            <text:p>0.542326</text:p>
          </table:table-cell>
          <table:table-cell table:number-columns-repeated="7"/>
        </table:table-row>
        <table:table-row table:style-name="ro1">
          <table:table-cell office:value-type="float" office:value="7.73" calcext:value-type="float">
            <text:p>7.73</text:p>
          </table:table-cell>
          <table:table-cell office:value-type="float" office:value="0.533435" calcext:value-type="float">
            <text:p>0.533435</text:p>
          </table:table-cell>
          <table:table-cell table:number-columns-repeated="7"/>
        </table:table-row>
        <table:table-row table:style-name="ro1">
          <table:table-cell office:value-type="float" office:value="7.73" calcext:value-type="float">
            <text:p>7.73</text:p>
          </table:table-cell>
          <table:table-cell office:value-type="float" office:value="0.524515" calcext:value-type="float">
            <text:p>0.524515</text:p>
          </table:table-cell>
          <table:table-cell table:number-columns-repeated="7"/>
        </table:table-row>
        <table:table-row table:style-name="ro1">
          <table:table-cell office:value-type="float" office:value="7.74" calcext:value-type="float">
            <text:p>7.74</text:p>
          </table:table-cell>
          <table:table-cell office:value-type="float" office:value="0.488704" calcext:value-type="float">
            <text:p>0.488704</text:p>
          </table:table-cell>
          <table:table-cell table:number-columns-repeated="7"/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0.45306" calcext:value-type="float">
            <text:p>0.45306</text:p>
          </table:table-cell>
          <table:table-cell table:number-columns-repeated="7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0.426702" calcext:value-type="float">
            <text:p>0.426702</text:p>
          </table:table-cell>
          <table:table-cell table:number-columns-repeated="7"/>
        </table:table-row>
        <table:table-row table:style-name="ro1">
          <table:table-cell office:value-type="float" office:value="7.84" calcext:value-type="float">
            <text:p>7.84</text:p>
          </table:table-cell>
          <table:table-cell office:value-type="float" office:value="0.409396" calcext:value-type="float">
            <text:p>0.409396</text:p>
          </table:table-cell>
          <table:table-cell table:number-columns-repeated="7"/>
        </table:table-row>
        <table:table-row table:style-name="ro1">
          <table:table-cell office:value-type="float" office:value="7.84" calcext:value-type="float">
            <text:p>7.84</text:p>
          </table:table-cell>
          <table:table-cell office:value-type="float" office:value="0.383942" calcext:value-type="float">
            <text:p>0.383942</text:p>
          </table:table-cell>
          <table:table-cell table:number-columns-repeated="7"/>
        </table:table-row>
        <table:table-row table:style-name="ro1">
          <table:table-cell office:value-type="float" office:value="7.89" calcext:value-type="float">
            <text:p>7.89</text:p>
          </table:table-cell>
          <table:table-cell office:value-type="float" office:value="0.375609" calcext:value-type="float">
            <text:p>0.375609</text:p>
          </table:table-cell>
          <table:table-cell table:number-columns-repeated="7"/>
        </table:table-row>
        <table:table-row table:style-name="ro1">
          <table:table-cell office:value-type="float" office:value="7.89" calcext:value-type="float">
            <text:p>7.89</text:p>
          </table:table-cell>
          <table:table-cell office:value-type="float" office:value="0.367359" calcext:value-type="float">
            <text:p>0.367359</text:p>
          </table:table-cell>
          <table:table-cell table:number-columns-repeated="7"/>
        </table:table-row>
        <table:table-row table:style-name="ro1">
          <table:table-cell office:value-type="float" office:value="7.89" calcext:value-type="float">
            <text:p>7.89</text:p>
          </table:table-cell>
          <table:table-cell office:value-type="float" office:value="0.359196" calcext:value-type="float">
            <text:p>0.359196</text:p>
          </table:table-cell>
          <table:table-cell table:number-columns-repeated="7"/>
        </table:table-row>
        <table:table-row table:style-name="ro1">
          <table:table-cell office:value-type="float" office:value="7.90000000000001" calcext:value-type="float">
            <text:p>7.90000000000001</text:p>
          </table:table-cell>
          <table:table-cell office:value-type="float" office:value="0.335258" calcext:value-type="float">
            <text:p>0.335258</text:p>
          </table:table-cell>
          <table:table-cell table:number-columns-repeated="7"/>
        </table:table-row>
        <table:table-row table:style-name="ro1">
          <table:table-cell office:value-type="float" office:value="7.94000000000001" calcext:value-type="float">
            <text:p>7.94000000000001</text:p>
          </table:table-cell>
          <table:table-cell office:value-type="float" office:value="0.327473" calcext:value-type="float">
            <text:p>0.327473</text:p>
          </table:table-cell>
          <table:table-cell table:number-columns-repeated="7"/>
        </table:table-row>
        <table:table-row table:style-name="ro1">
          <table:table-cell office:value-type="float" office:value="7.99" calcext:value-type="float">
            <text:p>7.99</text:p>
          </table:table-cell>
          <table:table-cell office:value-type="float" office:value="0.304736" calcext:value-type="float">
            <text:p>0.304736</text:p>
          </table:table-cell>
          <table:table-cell table:number-columns-repeated="7"/>
        </table:table-row>
        <table:table-row table:style-name="ro1">
          <table:table-cell office:value-type="float" office:value="7.99" calcext:value-type="float">
            <text:p>7.99</text:p>
          </table:table-cell>
          <table:table-cell office:value-type="float" office:value="0.29737" calcext:value-type="float">
            <text:p>0.29737</text:p>
          </table:table-cell>
          <table:table-cell table:number-columns-repeated="7"/>
        </table:table-row>
        <table:table-row table:style-name="ro1">
          <table:table-cell office:value-type="float" office:value="8.03" calcext:value-type="float">
            <text:p>8.03</text:p>
          </table:table-cell>
          <table:table-cell office:value-type="float" office:value="0.262203" calcext:value-type="float">
            <text:p>0.262203</text:p>
          </table:table-cell>
          <table:table-cell table:number-columns-repeated="7"/>
        </table:table-row>
        <table:table-row table:style-name="ro1">
          <table:table-cell office:value-type="float" office:value="8.03" calcext:value-type="float">
            <text:p>8.03</text:p>
          </table:table-cell>
          <table:table-cell office:value-type="float" office:value="0.242465" calcext:value-type="float">
            <text:p>0.242465</text:p>
          </table:table-cell>
          <table:table-cell table:number-columns-repeated="7"/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0.236115" calcext:value-type="float">
            <text:p>0.236115</text:p>
          </table:table-cell>
          <table:table-cell table:number-columns-repeated="7"/>
        </table:table-row>
        <table:table-row table:style-name="ro1">
          <table:table-cell office:value-type="float" office:value="8.05" calcext:value-type="float">
            <text:p>8.05</text:p>
          </table:table-cell>
          <table:table-cell office:value-type="float" office:value="0.22988" calcext:value-type="float">
            <text:p>0.22988</text:p>
          </table:table-cell>
          <table:table-cell table:number-columns-repeated="7"/>
        </table:table-row>
        <table:table-row table:style-name="ro1">
          <table:table-cell office:value-type="float" office:value="8.09" calcext:value-type="float">
            <text:p>8.09</text:p>
          </table:table-cell>
          <table:table-cell office:value-type="float" office:value="0.223761" calcext:value-type="float">
            <text:p>0.223761</text:p>
          </table:table-cell>
          <table:table-cell table:number-columns-repeated="7"/>
        </table:table-row>
        <table:table-row table:style-name="ro1">
          <table:table-cell office:value-type="float" office:value="8.14" calcext:value-type="float">
            <text:p>8.14</text:p>
          </table:table-cell>
          <table:table-cell office:value-type="float" office:value="0.206089" calcext:value-type="float">
            <text:p>0.206089</text:p>
          </table:table-cell>
          <table:table-cell table:number-columns-repeated="7"/>
        </table:table-row>
        <table:table-row table:style-name="ro1">
          <table:table-cell office:value-type="float" office:value="8.18" calcext:value-type="float">
            <text:p>8.18</text:p>
          </table:table-cell>
          <table:table-cell office:value-type="float" office:value="0.200426" calcext:value-type="float">
            <text:p>0.200426</text:p>
          </table:table-cell>
          <table:table-cell table:number-columns-repeated="7"/>
        </table:table-row>
        <table:table-row table:style-name="ro1">
          <table:table-cell office:value-type="float" office:value="8.22" calcext:value-type="float">
            <text:p>8.22</text:p>
          </table:table-cell>
          <table:table-cell office:value-type="float" office:value="0.178889" calcext:value-type="float">
            <text:p>0.178889</text:p>
          </table:table-cell>
          <table:table-cell table:number-columns-repeated="7"/>
        </table:table-row>
        <table:table-row table:style-name="ro1">
          <table:table-cell office:value-type="float" office:value="8.22" calcext:value-type="float">
            <text:p>8.22</text:p>
          </table:table-cell>
          <table:table-cell office:value-type="float" office:value="0.159092" calcext:value-type="float">
            <text:p>0.159092</text:p>
          </table:table-cell>
          <table:table-cell table:number-columns-repeated="7"/>
        </table:table-row>
        <table:table-row table:style-name="ro1">
          <table:table-cell office:value-type="float" office:value="8.23" calcext:value-type="float">
            <text:p>8.23</text:p>
          </table:table-cell>
          <table:table-cell office:value-type="float" office:value="0.154405" calcext:value-type="float">
            <text:p>0.154405</text:p>
          </table:table-cell>
          <table:table-cell table:number-columns-repeated="7"/>
        </table:table-row>
        <table:table-row table:style-name="ro1">
          <table:table-cell office:value-type="float" office:value="8.24" calcext:value-type="float">
            <text:p>8.24</text:p>
          </table:table-cell>
          <table:table-cell office:value-type="float" office:value="0.136667" calcext:value-type="float">
            <text:p>0.136667</text:p>
          </table:table-cell>
          <table:table-cell table:number-columns-repeated="7"/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0.132478" calcext:value-type="float">
            <text:p>0.132478</text:p>
          </table:table-cell>
          <table:table-cell table:number-columns-repeated="7"/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0.128384" calcext:value-type="float">
            <text:p>0.128384</text:p>
          </table:table-cell>
          <table:table-cell table:number-columns-repeated="7"/>
        </table:table-row>
        <table:table-row table:style-name="ro1">
          <table:table-cell office:value-type="float" office:value="8.37" calcext:value-type="float">
            <text:p>8.37</text:p>
          </table:table-cell>
          <table:table-cell office:value-type="float" office:value="0.116661" calcext:value-type="float">
            <text:p>0.116661</text:p>
          </table:table-cell>
          <table:table-cell table:number-columns-repeated="7"/>
        </table:table-row>
        <table:table-row table:style-name="ro1">
          <table:table-cell office:value-type="float" office:value="8.37" calcext:value-type="float">
            <text:p>8.37</text:p>
          </table:table-cell>
          <table:table-cell office:value-type="float" office:value="0.0988986" calcext:value-type="float">
            <text:p>0.0988986</text:p>
          </table:table-cell>
          <table:table-cell table:number-columns-repeated="7"/>
        </table:table-row>
        <table:table-row table:style-name="ro1">
          <table:table-cell office:value-type="float" office:value="8.41" calcext:value-type="float">
            <text:p>8.41</text:p>
          </table:table-cell>
          <table:table-cell office:value-type="float" office:value="0.0892491" calcext:value-type="float">
            <text:p>0.0892491</text:p>
          </table:table-cell>
          <table:table-cell table:number-columns-repeated="7"/>
        </table:table-row>
        <table:table-row table:style-name="ro1">
          <table:table-cell office:value-type="float" office:value="8.41" calcext:value-type="float">
            <text:p>8.41</text:p>
          </table:table-cell>
          <table:table-cell office:value-type="float" office:value="0.0861927" calcext:value-type="float">
            <text:p>0.0861927</text:p>
          </table:table-cell>
          <table:table-cell table:number-columns-repeated="7"/>
        </table:table-row>
        <table:table-row table:style-name="ro1">
          <table:table-cell office:value-type="float" office:value="8.42" calcext:value-type="float">
            <text:p>8.42</text:p>
          </table:table-cell>
          <table:table-cell office:value-type="float" office:value="0.0832144" calcext:value-type="float">
            <text:p>0.0832144</text:p>
          </table:table-cell>
          <table:table-cell table:number-columns-repeated="7"/>
        </table:table-row>
        <table:table-row table:style-name="ro1">
          <table:table-cell office:value-type="float" office:value="8.43" calcext:value-type="float">
            <text:p>8.43</text:p>
          </table:table-cell>
          <table:table-cell office:value-type="float" office:value="0.0803131" calcext:value-type="float">
            <text:p>0.0803131</text:p>
          </table:table-cell>
          <table:table-cell table:number-columns-repeated="7"/>
        </table:table-row>
        <table:table-row table:style-name="ro1">
          <table:table-cell office:value-type="float" office:value="8.47" calcext:value-type="float">
            <text:p>8.47</text:p>
          </table:table-cell>
          <table:table-cell office:value-type="float" office:value="0.0694568" calcext:value-type="float">
            <text:p>0.0694568</text:p>
          </table:table-cell>
          <table:table-cell table:number-columns-repeated="7"/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0.0597536" calcext:value-type="float">
            <text:p>0.0597536</text:p>
          </table:table-cell>
          <table:table-cell table:number-columns-repeated="7"/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0.0511579" calcext:value-type="float">
            <text:p>0.0511579</text:p>
          </table:table-cell>
          <table:table-cell table:number-columns-repeated="7"/>
        </table:table-row>
        <table:table-row table:style-name="ro1">
          <table:table-cell office:value-type="float" office:value="8.56" calcext:value-type="float">
            <text:p>8.56</text:p>
          </table:table-cell>
          <table:table-cell office:value-type="float" office:value="0.0436444" calcext:value-type="float">
            <text:p>0.0436444</text:p>
          </table:table-cell>
          <table:table-cell table:number-columns-repeated="7"/>
        </table:table-row>
        <table:table-row table:style-name="ro1">
          <table:table-cell office:value-type="float" office:value="8.57" calcext:value-type="float">
            <text:p>8.57</text:p>
          </table:table-cell>
          <table:table-cell office:value-type="float" office:value="0.0419347" calcext:value-type="float">
            <text:p>0.0419347</text:p>
          </table:table-cell>
          <table:table-cell table:number-columns-repeated="7"/>
        </table:table-row>
        <table:table-row table:style-name="ro1">
          <table:table-cell office:value-type="float" office:value="8.58000000000001" calcext:value-type="float">
            <text:p>8.58000000000001</text:p>
          </table:table-cell>
          <table:table-cell office:value-type="float" office:value="0.0344138" calcext:value-type="float">
            <text:p>0.0344138</text:p>
          </table:table-cell>
          <table:table-cell table:number-columns-repeated="7"/>
        </table:table-row>
        <table:table-row table:style-name="ro1">
          <table:table-cell office:value-type="float" office:value="8.62" calcext:value-type="float">
            <text:p>8.62</text:p>
          </table:table-cell>
          <table:table-cell office:value-type="float" office:value="0.0296759" calcext:value-type="float">
            <text:p>0.0296759</text:p>
          </table:table-cell>
          <table:table-cell table:number-columns-repeated="7"/>
        </table:table-row>
        <table:table-row table:style-name="ro1">
          <table:table-cell office:value-type="float" office:value="8.66" calcext:value-type="float">
            <text:p>8.66</text:p>
          </table:table-cell>
          <table:table-cell office:value-type="float" office:value="0.0286773" calcext:value-type="float">
            <text:p>0.0286773</text:p>
          </table:table-cell>
          <table:table-cell table:number-columns-repeated="7"/>
        </table:table-row>
        <table:table-row table:style-name="ro1">
          <table:table-cell office:value-type="float" office:value="8.71" calcext:value-type="float">
            <text:p>8.71</text:p>
          </table:table-cell>
          <table:table-cell office:value-type="float" office:value="0.0277553" calcext:value-type="float">
            <text:p>0.0277553</text:p>
          </table:table-cell>
          <table:table-cell table:number-columns-repeated="7"/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0.0248474" calcext:value-type="float">
            <text:p>0.0248474</text:p>
          </table:table-cell>
          <table:table-cell table:number-columns-repeated="7"/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0.0229569" calcext:value-type="float">
            <text:p>0.0229569</text:p>
          </table:table-cell>
          <table:table-cell table:number-columns-repeated="7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0.0226984" calcext:value-type="float">
            <text:p>0.0226984</text:p>
          </table:table-cell>
          <table:table-cell table:number-columns-repeated="7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0.0227791" calcext:value-type="float">
            <text:p>0.0227791</text:p>
          </table:table-cell>
          <table:table-cell table:number-columns-repeated="7"/>
        </table:table-row>
        <table:table-row table:style-name="ro1">
          <table:table-cell office:value-type="float" office:value="8.84" calcext:value-type="float">
            <text:p>8.84</text:p>
          </table:table-cell>
          <table:table-cell office:value-type="float" office:value="0.0229094" calcext:value-type="float">
            <text:p>0.0229094</text:p>
          </table:table-cell>
          <table:table-cell table:number-columns-repeated="7"/>
        </table:table-row>
        <table:table-row table:style-name="ro1">
          <table:table-cell office:value-type="float" office:value="8.84" calcext:value-type="float">
            <text:p>8.84</text:p>
          </table:table-cell>
          <table:table-cell office:value-type="float" office:value="0.0235535" calcext:value-type="float">
            <text:p>0.0235535</text:p>
          </table:table-cell>
          <table:table-cell table:number-columns-repeated="7"/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0.0238386" calcext:value-type="float">
            <text:p>0.0238386</text:p>
          </table:table-cell>
          <table:table-cell table:number-columns-repeated="7"/>
        </table:table-row>
        <table:table-row table:style-name="ro1">
          <table:table-cell office:value-type="float" office:value="8.86" calcext:value-type="float">
            <text:p>8.86</text:p>
          </table:table-cell>
          <table:table-cell office:value-type="float" office:value="0.02562" calcext:value-type="float">
            <text:p>0.02562</text:p>
          </table:table-cell>
          <table:table-cell table:number-columns-repeated="7"/>
        </table:table-row>
        <table:table-row table:style-name="ro1">
          <table:table-cell office:value-type="float" office:value="8.90000000000001" calcext:value-type="float">
            <text:p>8.90000000000001</text:p>
          </table:table-cell>
          <table:table-cell office:value-type="float" office:value="0.0268622" calcext:value-type="float">
            <text:p>0.0268622</text:p>
          </table:table-cell>
          <table:table-cell table:number-columns-repeated="7"/>
        </table:table-row>
        <table:table-row table:style-name="ro1">
          <table:table-cell office:value-type="float" office:value="8.94000000000001" calcext:value-type="float">
            <text:p>8.94000000000001</text:p>
          </table:table-cell>
          <table:table-cell office:value-type="float" office:value="0.0272905" calcext:value-type="float">
            <text:p>0.0272905</text:p>
          </table:table-cell>
          <table:table-cell table:number-columns-repeated="7"/>
        </table:table-row>
        <table:table-row table:style-name="ro1">
          <table:table-cell office:value-type="float" office:value="8.99" calcext:value-type="float">
            <text:p>8.99</text:p>
          </table:table-cell>
          <table:table-cell office:value-type="float" office:value="0.0277229" calcext:value-type="float">
            <text:p>0.0277229</text:p>
          </table:table-cell>
          <table:table-cell table:number-columns-repeated="7"/>
        </table:table-row>
        <table:table-row table:style-name="ro1">
          <table:table-cell office:value-type="float" office:value="8.99" calcext:value-type="float">
            <text:p>8.99</text:p>
          </table:table-cell>
          <table:table-cell office:value-type="float" office:value="0.0281579" calcext:value-type="float">
            <text:p>0.0281579</text:p>
          </table:table-cell>
          <table:table-cell table:number-columns-repeated="7"/>
        </table:table-row>
        <table:table-row table:style-name="ro1">
          <table:table-cell office:value-type="float" office:value="9.03" calcext:value-type="float">
            <text:p>9.03</text:p>
          </table:table-cell>
          <table:table-cell office:value-type="float" office:value="0.0294647" calcext:value-type="float">
            <text:p>0.0294647</text:p>
          </table:table-cell>
          <table:table-cell table:number-columns-repeated="7"/>
        </table:table-row>
        <table:table-row table:style-name="ro1">
          <table:table-cell office:value-type="float" office:value="9.04" calcext:value-type="float">
            <text:p>9.04</text:p>
          </table:table-cell>
          <table:table-cell office:value-type="float" office:value="0.0298979" calcext:value-type="float">
            <text:p>0.0298979</text:p>
          </table:table-cell>
          <table:table-cell table:number-columns-repeated="7"/>
        </table:table-row>
        <table:table-row table:style-name="ro1">
          <table:table-cell office:value-type="float" office:value="9.04" calcext:value-type="float">
            <text:p>9.04</text:p>
          </table:table-cell>
          <table:table-cell office:value-type="float" office:value="0.0311769" calcext:value-type="float">
            <text:p>0.0311769</text:p>
          </table:table-cell>
          <table:table-cell table:number-columns-repeated="7"/>
        </table:table-row>
        <table:table-row table:style-name="ro1">
          <table:table-cell office:value-type="float" office:value="9.05" calcext:value-type="float">
            <text:p>9.05</text:p>
          </table:table-cell>
          <table:table-cell office:value-type="float" office:value="0.0315941" calcext:value-type="float">
            <text:p>0.0315941</text:p>
          </table:table-cell>
          <table:table-cell table:number-columns-repeated="7"/>
        </table:table-row>
        <table:table-row table:style-name="ro1">
          <table:table-cell office:value-type="float" office:value="9.09" calcext:value-type="float">
            <text:p>9.09</text:p>
          </table:table-cell>
          <table:table-cell office:value-type="float" office:value="0.0332035" calcext:value-type="float">
            <text:p>0.0332035</text:p>
          </table:table-cell>
          <table:table-cell table:number-columns-repeated="7"/>
        </table:table-row>
        <table:table-row table:style-name="ro1">
          <table:table-cell office:value-type="float" office:value="9.09" calcext:value-type="float">
            <text:p>9.09</text:p>
          </table:table-cell>
          <table:table-cell office:value-type="float" office:value="0.0335893" calcext:value-type="float">
            <text:p>0.0335893</text:p>
          </table:table-cell>
          <table:table-cell table:number-columns-repeated="7"/>
        </table:table-row>
        <table:table-row table:style-name="ro1">
          <table:table-cell office:value-type="float" office:value="9.13" calcext:value-type="float">
            <text:p>9.13</text:p>
          </table:table-cell>
          <table:table-cell office:value-type="float" office:value="0.0347023" calcext:value-type="float">
            <text:p>0.0347023</text:p>
          </table:table-cell>
          <table:table-cell table:number-columns-repeated="7"/>
        </table:table-row>
        <table:table-row table:style-name="ro1">
          <table:table-cell office:value-type="float" office:value="9.14" calcext:value-type="float">
            <text:p>9.14</text:p>
          </table:table-cell>
          <table:table-cell office:value-type="float" office:value="0.035058" calcext:value-type="float">
            <text:p>0.035058</text:p>
          </table:table-cell>
          <table:table-cell table:number-columns-repeated="7"/>
        </table:table-row>
        <table:table-row table:style-name="ro1">
          <table:table-cell office:value-type="float" office:value="9.18" calcext:value-type="float">
            <text:p>9.18</text:p>
          </table:table-cell>
          <table:table-cell office:value-type="float" office:value="0.035406" calcext:value-type="float">
            <text:p>0.035406</text:p>
          </table:table-cell>
          <table:table-cell table:number-columns-repeated="7"/>
        </table:table-row>
        <table:table-row table:style-name="ro1">
          <table:table-cell office:value-type="float" office:value="9.23" calcext:value-type="float">
            <text:p>9.23</text:p>
          </table:table-cell>
          <table:table-cell office:value-type="float" office:value="0.0357463" calcext:value-type="float">
            <text:p>0.0357463</text:p>
          </table:table-cell>
          <table:table-cell table:number-columns-repeated="7"/>
        </table:table-row>
        <table:table-row table:style-name="ro1">
          <table:table-cell office:value-type="float" office:value="9.23" calcext:value-type="float">
            <text:p>9.23</text:p>
          </table:table-cell>
          <table:table-cell office:value-type="float" office:value="0.0367199" calcext:value-type="float">
            <text:p>0.0367199</text:p>
          </table:table-cell>
          <table:table-cell table:number-columns-repeated="7"/>
        </table:table-row>
        <table:table-row table:style-name="ro1">
          <table:table-cell office:value-type="float" office:value="9.23" calcext:value-type="float">
            <text:p>9.23</text:p>
          </table:table-cell>
          <table:table-cell office:value-type="float" office:value="0.0370292" calcext:value-type="float">
            <text:p>0.0370292</text:p>
          </table:table-cell>
          <table:table-cell table:number-columns-repeated="7"/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0.0381888" calcext:value-type="float">
            <text:p>0.0381888</text:p>
          </table:table-cell>
          <table:table-cell table:number-columns-repeated="7"/>
        </table:table-row>
        <table:table-row table:style-name="ro1">
          <table:table-cell office:value-type="float" office:value="9.28" calcext:value-type="float">
            <text:p>9.28</text:p>
          </table:table-cell>
          <table:table-cell office:value-type="float" office:value="0.0387225" calcext:value-type="float">
            <text:p>0.0387225</text:p>
          </table:table-cell>
          <table:table-cell table:number-columns-repeated="7"/>
        </table:table-row>
        <table:table-row table:style-name="ro1">
          <table:table-cell office:value-type="float" office:value="9.28" calcext:value-type="float">
            <text:p>9.28</text:p>
          </table:table-cell>
          <table:table-cell office:value-type="float" office:value="0.0394655" calcext:value-type="float">
            <text:p>0.0394655</text:p>
          </table:table-cell>
          <table:table-cell table:number-columns-repeated="7"/>
        </table:table-row>
        <table:table-row table:style-name="ro1">
          <table:table-cell office:value-type="float" office:value="9.33000000000001" calcext:value-type="float">
            <text:p>9.33000000000001</text:p>
          </table:table-cell>
          <table:table-cell office:value-type="float" office:value="0.0399236" calcext:value-type="float">
            <text:p>0.0399236</text:p>
          </table:table-cell>
          <table:table-cell table:number-columns-repeated="7"/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0.040556" calcext:value-type="float">
            <text:p>0.040556</text:p>
          </table:table-cell>
          <table:table-cell table:number-columns-repeated="7"/>
        </table:table-row>
        <table:table-row table:style-name="ro1">
          <table:table-cell office:value-type="float" office:value="9.38" calcext:value-type="float">
            <text:p>9.38</text:p>
          </table:table-cell>
          <table:table-cell office:value-type="float" office:value="0.0409429" calcext:value-type="float">
            <text:p>0.0409429</text:p>
          </table:table-cell>
          <table:table-cell table:number-columns-repeated="7"/>
        </table:table-row>
        <table:table-row table:style-name="ro1">
          <table:table-cell office:value-type="float" office:value="9.42" calcext:value-type="float">
            <text:p>9.42</text:p>
          </table:table-cell>
          <table:table-cell office:value-type="float" office:value="0.0414735" calcext:value-type="float">
            <text:p>0.0414735</text:p>
          </table:table-cell>
          <table:table-cell table:number-columns-repeated="7"/>
        </table:table-row>
        <table:table-row table:style-name="ro1">
          <table:table-cell office:value-type="float" office:value="9.42" calcext:value-type="float">
            <text:p>9.42</text:p>
          </table:table-cell>
          <table:table-cell office:value-type="float" office:value="0.0419479" calcext:value-type="float">
            <text:p>0.0419479</text:p>
          </table:table-cell>
          <table:table-cell table:number-columns-repeated="7"/>
        </table:table-row>
        <table:table-row table:style-name="ro1">
          <table:table-cell office:value-type="float" office:value="9.43" calcext:value-type="float">
            <text:p>9.43</text:p>
          </table:table-cell>
          <table:table-cell office:value-type="float" office:value="0.0420939" calcext:value-type="float">
            <text:p>0.0420939</text:p>
          </table:table-cell>
          <table:table-cell table:number-columns-repeated="7"/>
        </table:table-row>
        <table:table-row table:style-name="ro1">
          <table:table-cell office:value-type="float" office:value="9.47" calcext:value-type="float">
            <text:p>9.47</text:p>
          </table:table-cell>
          <table:table-cell office:value-type="float" office:value="0.0422344" calcext:value-type="float">
            <text:p>0.0422344</text:p>
          </table:table-cell>
          <table:table-cell table:number-columns-repeated="7"/>
        </table:table-row>
        <table:table-row table:style-name="ro1">
          <table:table-cell office:value-type="float" office:value="9.51000000000001" calcext:value-type="float">
            <text:p>9.51000000000001</text:p>
          </table:table-cell>
          <table:table-cell office:value-type="float" office:value="0.0423692" calcext:value-type="float">
            <text:p>0.0423692</text:p>
          </table:table-cell>
          <table:table-cell table:number-columns-repeated="7"/>
        </table:table-row>
        <table:table-row table:style-name="ro1">
          <table:table-cell office:value-type="float" office:value="9.55" calcext:value-type="float">
            <text:p>9.55</text:p>
          </table:table-cell>
          <table:table-cell office:value-type="float" office:value="0.042741" calcext:value-type="float">
            <text:p>0.042741</text:p>
          </table:table-cell>
          <table:table-cell table:number-columns-repeated="7"/>
        </table:table-row>
        <table:table-row table:style-name="ro1">
          <table:table-cell office:value-type="float" office:value="9.56" calcext:value-type="float">
            <text:p>9.56</text:p>
          </table:table-cell>
          <table:table-cell office:value-type="float" office:value="0.0428548" calcext:value-type="float">
            <text:p>0.0428548</text:p>
          </table:table-cell>
          <table:table-cell table:number-columns-repeated="7"/>
        </table:table-row>
        <table:table-row table:style-name="ro1">
          <table:table-cell office:value-type="float" office:value="9.56" calcext:value-type="float">
            <text:p>9.56</text:p>
          </table:table-cell>
          <table:table-cell office:value-type="float" office:value="0.0431668" calcext:value-type="float">
            <text:p>0.0431668</text:p>
          </table:table-cell>
          <table:table-cell table:number-columns-repeated="7"/>
        </table:table-row>
        <table:table-row table:style-name="ro1">
          <table:table-cell office:value-type="float" office:value="9.57" calcext:value-type="float">
            <text:p>9.57</text:p>
          </table:table-cell>
          <table:table-cell office:value-type="float" office:value="0.0433509" calcext:value-type="float">
            <text:p>0.0433509</text:p>
          </table:table-cell>
          <table:table-cell table:number-columns-repeated="7"/>
        </table:table-row>
        <table:table-row table:style-name="ro1">
          <table:table-cell office:value-type="float" office:value="9.61" calcext:value-type="float">
            <text:p>9.61</text:p>
          </table:table-cell>
          <table:table-cell office:value-type="float" office:value="0.0435931" calcext:value-type="float">
            <text:p>0.0435931</text:p>
          </table:table-cell>
          <table:table-cell table:number-columns-repeated="7"/>
        </table:table-row>
        <table:table-row table:style-name="ro1">
          <table:table-cell office:value-type="float" office:value="9.65000000000001" calcext:value-type="float">
            <text:p>9.65000000000001</text:p>
          </table:table-cell>
          <table:table-cell office:value-type="float" office:value="0.0437332" calcext:value-type="float">
            <text:p>0.0437332</text:p>
          </table:table-cell>
          <table:table-cell table:number-columns-repeated="7"/>
        </table:table-row>
        <table:table-row table:style-name="ro1">
          <table:table-cell office:value-type="float" office:value="9.69000000000001" calcext:value-type="float">
            <text:p>9.69000000000001</text:p>
          </table:table-cell>
          <table:table-cell office:value-type="float" office:value="0.0439655" calcext:value-type="float">
            <text:p>0.0439655</text:p>
          </table:table-cell>
          <table:table-cell table:number-columns-repeated="7"/>
        </table:table-row>
        <table:table-row table:style-name="ro1">
          <table:table-cell office:value-type="float" office:value="9.74" calcext:value-type="float">
            <text:p>9.74</text:p>
          </table:table-cell>
          <table:table-cell office:value-type="float" office:value="0.0440142" calcext:value-type="float">
            <text:p>0.0440142</text:p>
          </table:table-cell>
          <table:table-cell table:number-columns-repeated="7"/>
        </table:table-row>
        <table:table-row table:style-name="ro1">
          <table:table-cell office:value-type="float" office:value="9.74" calcext:value-type="float">
            <text:p>9.74</text:p>
          </table:table-cell>
          <table:table-cell office:value-type="float" office:value="0.0441012" calcext:value-type="float">
            <text:p>0.0441012</text:p>
          </table:table-cell>
          <table:table-cell table:number-columns-repeated="7"/>
        </table:table-row>
        <table:table-row table:style-name="ro1">
          <table:table-cell office:value-type="float" office:value="9.79" calcext:value-type="float">
            <text:p>9.79</text:p>
          </table:table-cell>
          <table:table-cell office:value-type="float" office:value="0.0441744" calcext:value-type="float">
            <text:p>0.0441744</text:p>
          </table:table-cell>
          <table:table-cell table:number-columns-repeated="7"/>
        </table:table-row>
        <table:table-row table:style-name="ro1">
          <table:table-cell office:value-type="float" office:value="9.83000000000001" calcext:value-type="float">
            <text:p>9.83000000000001</text:p>
          </table:table-cell>
          <table:table-cell office:value-type="float" office:value="0.0442063" calcext:value-type="float">
            <text:p>0.0442063</text:p>
          </table:table-cell>
          <table:table-cell table:number-columns-repeated="7"/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0.0442352" calcext:value-type="float">
            <text:p>0.0442352</text:p>
          </table:table-cell>
          <table:table-cell table:number-columns-repeated="7"/>
        </table:table-row>
        <table:table-row table:style-name="ro1">
          <table:table-cell office:value-type="float" office:value="9.85" calcext:value-type="float">
            <text:p>9.85</text:p>
          </table:table-cell>
          <table:table-cell office:value-type="float" office:value="0.0443037" calcext:value-type="float">
            <text:p>0.0443037</text:p>
          </table:table-cell>
          <table:table-cell table:number-columns-repeated="7"/>
        </table:table-row>
        <table:table-row table:style-name="ro1">
          <table:table-cell office:value-type="float" office:value="9.89" calcext:value-type="float">
            <text:p>9.89</text:p>
          </table:table-cell>
          <table:table-cell office:value-type="float" office:value="0.0443211" calcext:value-type="float">
            <text:p>0.0443211</text:p>
          </table:table-cell>
          <table:table-cell table:number-columns-repeated="7"/>
        </table:table-row>
        <table:table-row table:style-name="ro1">
          <table:table-cell office:value-type="float" office:value="9.94000000000001" calcext:value-type="float">
            <text:p>9.94000000000001</text:p>
          </table:table-cell>
          <table:table-cell office:value-type="float" office:value="0.0443653" calcext:value-type="float">
            <text:p>0.0443653</text:p>
          </table:table-cell>
          <table:table-cell table:number-columns-repeated="7"/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0.0443733" calcext:value-type="float">
            <text:p>0.0443733</text:p>
          </table:table-cell>
          <table:table-cell table:number-columns-repeated="7"/>
        </table:table-row>
        <table:table-row table:style-name="ro1">
          <table:table-cell office:value-type="float" office:value="9.99" calcext:value-type="float">
            <text:p>9.99</text:p>
          </table:table-cell>
          <table:table-cell office:value-type="float" office:value="0.0443687" calcext:value-type="float">
            <text:p>0.0443687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43459" calcext:value-type="float">
            <text:p>0.0443459</text:p>
          </table:table-cell>
          <table:table-cell table:number-columns-repeated="7"/>
        </table:table-row>
        <table:table-row table:style-name="ro1">
          <table:table-cell office:value-type="float" office:value="10.04" calcext:value-type="float">
            <text:p>10.04</text:p>
          </table:table-cell>
          <table:table-cell office:value-type="float" office:value="0.0443346" calcext:value-type="float">
            <text:p>0.0443346</text:p>
          </table:table-cell>
          <table:table-cell table:number-columns-repeated="7"/>
        </table:table-row>
        <table:table-row table:style-name="ro1">
          <table:table-cell office:value-type="float" office:value="10.04" calcext:value-type="float">
            <text:p>10.04</text:p>
          </table:table-cell>
          <table:table-cell office:value-type="float" office:value="0.0443216" calcext:value-type="float">
            <text:p>0.0443216</text:p>
          </table:table-cell>
          <table:table-cell table:number-columns-repeated="7"/>
        </table:table-row>
        <table:table-row table:style-name="ro1">
          <table:table-cell office:value-type="float" office:value="10.09" calcext:value-type="float">
            <text:p>10.09</text:p>
          </table:table-cell>
          <table:table-cell office:value-type="float" office:value="0.044307" calcext:value-type="float">
            <text:p>0.044307</text:p>
          </table:table-cell>
          <table:table-cell table:number-columns-repeated="7"/>
        </table:table-row>
        <table:table-row table:style-name="ro1">
          <table:table-cell office:value-type="float" office:value="10.13" calcext:value-type="float">
            <text:p>10.13</text:p>
          </table:table-cell>
          <table:table-cell office:value-type="float" office:value="0.0442333" calcext:value-type="float">
            <text:p>0.0442333</text:p>
          </table:table-cell>
          <table:table-cell table:number-columns-repeated="7"/>
        </table:table-row>
        <table:table-row table:style-name="ro1">
          <table:table-cell office:value-type="float" office:value="10.13" calcext:value-type="float">
            <text:p>10.13</text:p>
          </table:table-cell>
          <table:table-cell office:value-type="float" office:value="0.0441386" calcext:value-type="float">
            <text:p>0.0441386</text:p>
          </table:table-cell>
          <table:table-cell table:number-columns-repeated="7"/>
        </table:table-row>
        <table:table-row table:style-name="ro1">
          <table:table-cell office:value-type="float" office:value="10.14" calcext:value-type="float">
            <text:p>10.14</text:p>
          </table:table-cell>
          <table:table-cell office:value-type="float" office:value="0.044112" calcext:value-type="float">
            <text:p>0.044112</text:p>
          </table:table-cell>
          <table:table-cell table:number-columns-repeated="7"/>
        </table:table-row>
        <table:table-row table:style-name="ro1">
          <table:table-cell office:value-type="float" office:value="10.15" calcext:value-type="float">
            <text:p>10.15</text:p>
          </table:table-cell>
          <table:table-cell office:value-type="float" office:value="0.043995" calcext:value-type="float">
            <text:p>0.043995</text:p>
          </table:table-cell>
          <table:table-cell table:number-columns-repeated="7"/>
        </table:table-row>
        <table:table-row table:style-name="ro1">
          <table:table-cell office:value-type="float" office:value="10.19" calcext:value-type="float">
            <text:p>10.19</text:p>
          </table:table-cell>
          <table:table-cell office:value-type="float" office:value="0.0439633" calcext:value-type="float">
            <text:p>0.0439633</text:p>
          </table:table-cell>
          <table:table-cell table:number-columns-repeated="7"/>
        </table:table-row>
        <table:table-row table:style-name="ro1">
          <table:table-cell office:value-type="float" office:value="10.19" calcext:value-type="float">
            <text:p>10.19</text:p>
          </table:table-cell>
          <table:table-cell office:value-type="float" office:value="0.0438632" calcext:value-type="float">
            <text:p>0.0438632</text:p>
          </table:table-cell>
          <table:table-cell table:number-columns-repeated="7"/>
        </table:table-row>
        <table:table-row table:style-name="ro1">
          <table:table-cell office:value-type="float" office:value="10.23" calcext:value-type="float">
            <text:p>10.23</text:p>
          </table:table-cell>
          <table:table-cell office:value-type="float" office:value="0.0438283" calcext:value-type="float">
            <text:p>0.0438283</text:p>
          </table:table-cell>
          <table:table-cell table:number-columns-repeated="7"/>
        </table:table-row>
        <table:table-row table:style-name="ro1">
          <table:table-cell office:value-type="float" office:value="10.23" calcext:value-type="float">
            <text:p>10.23</text:p>
          </table:table-cell>
          <table:table-cell office:value-type="float" office:value="0.0437927" calcext:value-type="float">
            <text:p>0.0437927</text:p>
          </table:table-cell>
          <table:table-cell table:number-columns-repeated="7"/>
        </table:table-row>
        <table:table-row table:style-name="ro1">
          <table:table-cell office:value-type="float" office:value="10.28" calcext:value-type="float">
            <text:p>10.28</text:p>
          </table:table-cell>
          <table:table-cell office:value-type="float" office:value="0.0437564" calcext:value-type="float">
            <text:p>0.0437564</text:p>
          </table:table-cell>
          <table:table-cell table:number-columns-repeated="7"/>
        </table:table-row>
        <table:table-row table:style-name="ro1">
          <table:table-cell office:value-type="float" office:value="10.28" calcext:value-type="float">
            <text:p>10.28</text:p>
          </table:table-cell>
          <table:table-cell office:value-type="float" office:value="0.043682" calcext:value-type="float">
            <text:p>0.043682</text:p>
          </table:table-cell>
          <table:table-cell table:number-columns-repeated="7"/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0.043644" calcext:value-type="float">
            <text:p>0.043644</text:p>
          </table:table-cell>
          <table:table-cell table:number-columns-repeated="7"/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0.0434475" calcext:value-type="float">
            <text:p>0.0434475</text:p>
          </table:table-cell>
          <table:table-cell table:number-columns-repeated="7"/>
        </table:table-row>
        <table:table-row table:style-name="ro1">
          <table:table-cell office:value-type="float" office:value="10.33" calcext:value-type="float">
            <text:p>10.33</text:p>
          </table:table-cell>
          <table:table-cell office:value-type="float" office:value="0.0433663" calcext:value-type="float">
            <text:p>0.0433663</text:p>
          </table:table-cell>
          <table:table-cell table:number-columns-repeated="7"/>
        </table:table-row>
        <table:table-row table:style-name="ro1">
          <table:table-cell office:value-type="float" office:value="10.34" calcext:value-type="float">
            <text:p>10.34</text:p>
          </table:table-cell>
          <table:table-cell office:value-type="float" office:value="0.0432422" calcext:value-type="float">
            <text:p>0.0432422</text:p>
          </table:table-cell>
          <table:table-cell table:number-columns-repeated="7"/>
        </table:table-row>
        <table:table-row table:style-name="ro1">
          <table:table-cell office:value-type="float" office:value="10.38" calcext:value-type="float">
            <text:p>10.38</text:p>
          </table:table-cell>
          <table:table-cell office:value-type="float" office:value="0.0430316" calcext:value-type="float">
            <text:p>0.0430316</text:p>
          </table:table-cell>
          <table:table-cell table:number-columns-repeated="7"/>
        </table:table-row>
        <table:table-row table:style-name="ro1">
          <table:table-cell office:value-type="float" office:value="10.38" calcext:value-type="float">
            <text:p>10.38</text:p>
          </table:table-cell>
          <table:table-cell office:value-type="float" office:value="0.042904" calcext:value-type="float">
            <text:p>0.042904</text:p>
          </table:table-cell>
          <table:table-cell table:number-columns-repeated="7"/>
        </table:table-row>
        <table:table-row table:style-name="ro1">
          <table:table-cell office:value-type="float" office:value="10.43" calcext:value-type="float">
            <text:p>10.43</text:p>
          </table:table-cell>
          <table:table-cell office:value-type="float" office:value="0.0428613" calcext:value-type="float">
            <text:p>0.0428613</text:p>
          </table:table-cell>
          <table:table-cell table:number-columns-repeated="7"/>
        </table:table-row>
        <table:table-row table:style-name="ro1">
          <table:table-cell office:value-type="float" office:value="10.47" calcext:value-type="float">
            <text:p>10.47</text:p>
          </table:table-cell>
          <table:table-cell office:value-type="float" office:value="0.0428187" calcext:value-type="float">
            <text:p>0.0428187</text:p>
          </table:table-cell>
          <table:table-cell table:number-columns-repeated="7"/>
        </table:table-row>
        <table:table-row table:style-name="ro1">
          <table:table-cell office:value-type="float" office:value="10.47" calcext:value-type="float">
            <text:p>10.47</text:p>
          </table:table-cell>
          <table:table-cell office:value-type="float" office:value="0.0427762" calcext:value-type="float">
            <text:p>0.0427762</text:p>
          </table:table-cell>
          <table:table-cell table:number-columns-repeated="7"/>
        </table:table-row>
        <table:table-row table:style-name="ro1">
          <table:table-cell office:value-type="float" office:value="10.52" calcext:value-type="float">
            <text:p>10.52</text:p>
          </table:table-cell>
          <table:table-cell office:value-type="float" office:value="0.0426488" calcext:value-type="float">
            <text:p>0.0426488</text:p>
          </table:table-cell>
          <table:table-cell table:number-columns-repeated="7"/>
        </table:table-row>
        <table:table-row table:style-name="ro1">
          <table:table-cell office:value-type="float" office:value="10.52" calcext:value-type="float">
            <text:p>10.52</text:p>
          </table:table-cell>
          <table:table-cell office:value-type="float" office:value="0.0426065" calcext:value-type="float">
            <text:p>0.0426065</text:p>
          </table:table-cell>
          <table:table-cell table:number-columns-repeated="7"/>
        </table:table-row>
        <table:table-row table:style-name="ro1">
          <table:table-cell office:value-type="float" office:value="10.57" calcext:value-type="float">
            <text:p>10.57</text:p>
          </table:table-cell>
          <table:table-cell office:value-type="float" office:value="0.0424806" calcext:value-type="float">
            <text:p>0.0424806</text:p>
          </table:table-cell>
          <table:table-cell table:number-columns-repeated="7"/>
        </table:table-row>
        <table:table-row table:style-name="ro1">
          <table:table-cell office:value-type="float" office:value="10.57" calcext:value-type="float">
            <text:p>10.57</text:p>
          </table:table-cell>
          <table:table-cell office:value-type="float" office:value="0.042439" calcext:value-type="float">
            <text:p>0.042439</text:p>
          </table:table-cell>
          <table:table-cell table:number-columns-repeated="7"/>
        </table:table-row>
        <table:table-row table:style-name="ro1">
          <table:table-cell office:value-type="float" office:value="10.61" calcext:value-type="float">
            <text:p>10.61</text:p>
          </table:table-cell>
          <table:table-cell office:value-type="float" office:value="0.0423151" calcext:value-type="float">
            <text:p>0.0423151</text:p>
          </table:table-cell>
          <table:table-cell table:number-columns-repeated="7"/>
        </table:table-row>
        <table:table-row table:style-name="ro1">
          <table:table-cell office:value-type="float" office:value="10.61" calcext:value-type="float">
            <text:p>10.61</text:p>
          </table:table-cell>
          <table:table-cell office:value-type="float" office:value="0.0422336" calcext:value-type="float">
            <text:p>0.0422336</text:p>
          </table:table-cell>
          <table:table-cell table:number-columns-repeated="7"/>
        </table:table-row>
        <table:table-row table:style-name="ro1">
          <table:table-cell office:value-type="float" office:value="10.62" calcext:value-type="float">
            <text:p>10.62</text:p>
          </table:table-cell>
          <table:table-cell office:value-type="float" office:value="0.042153" calcext:value-type="float">
            <text:p>0.042153</text:p>
          </table:table-cell>
          <table:table-cell table:number-columns-repeated="7"/>
        </table:table-row>
        <table:table-row table:style-name="ro1">
          <table:table-cell office:value-type="float" office:value="10.63" calcext:value-type="float">
            <text:p>10.63</text:p>
          </table:table-cell>
          <table:table-cell office:value-type="float" office:value="0.042034" calcext:value-type="float">
            <text:p>0.042034</text:p>
          </table:table-cell>
          <table:table-cell table:number-columns-repeated="7"/>
        </table:table-row>
        <table:table-row table:style-name="ro1">
          <table:table-cell office:value-type="float" office:value="10.67" calcext:value-type="float">
            <text:p>10.67</text:p>
          </table:table-cell>
          <table:table-cell office:value-type="float" office:value="0.0418414" calcext:value-type="float">
            <text:p>0.0418414</text:p>
          </table:table-cell>
          <table:table-cell table:number-columns-repeated="7"/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0.0417297" calcext:value-type="float">
            <text:p>0.0417297</text:p>
          </table:table-cell>
          <table:table-cell table:number-columns-repeated="7"/>
        </table:table-row>
        <table:table-row table:style-name="ro1">
          <table:table-cell office:value-type="float" office:value="10.72" calcext:value-type="float">
            <text:p>10.72</text:p>
          </table:table-cell>
          <table:table-cell office:value-type="float" office:value="0.0416931" calcext:value-type="float">
            <text:p>0.0416931</text:p>
          </table:table-cell>
          <table:table-cell table:number-columns-repeated="7"/>
        </table:table-row>
        <table:table-row table:style-name="ro1">
          <table:table-cell office:value-type="float" office:value="10.72" calcext:value-type="float">
            <text:p>10.72</text:p>
          </table:table-cell>
          <table:table-cell office:value-type="float" office:value="0.0416569" calcext:value-type="float">
            <text:p>0.0416569</text:p>
          </table:table-cell>
          <table:table-cell table:number-columns-repeated="7"/>
        </table:table-row>
        <table:table-row table:style-name="ro1">
          <table:table-cell office:value-type="float" office:value="10.77" calcext:value-type="float">
            <text:p>10.77</text:p>
          </table:table-cell>
          <table:table-cell office:value-type="float" office:value="0.0416211" calcext:value-type="float">
            <text:p>0.0416211</text:p>
          </table:table-cell>
          <table:table-cell table:number-columns-repeated="7"/>
        </table:table-row>
        <table:table-row table:style-name="ro1">
          <table:table-cell office:value-type="float" office:value="10.77" calcext:value-type="float">
            <text:p>10.77</text:p>
          </table:table-cell>
          <table:table-cell office:value-type="float" office:value="0.0414813" calcext:value-type="float">
            <text:p>0.0414813</text:p>
          </table:table-cell>
          <table:table-cell table:number-columns-repeated="7"/>
        </table:table-row>
        <table:table-row table:style-name="ro1">
          <table:table-cell office:value-type="float" office:value="10.82" calcext:value-type="float">
            <text:p>10.82</text:p>
          </table:table-cell>
          <table:table-cell office:value-type="float" office:value="0.0414137" calcext:value-type="float">
            <text:p>0.0414137</text:p>
          </table:table-cell>
          <table:table-cell table:number-columns-repeated="7"/>
        </table:table-row>
        <table:table-row table:style-name="ro1">
          <table:table-cell office:value-type="float" office:value="10.82" calcext:value-type="float">
            <text:p>10.82</text:p>
          </table:table-cell>
          <table:table-cell office:value-type="float" office:value="0.0413476" calcext:value-type="float">
            <text:p>0.0413476</text:p>
          </table:table-cell>
          <table:table-cell table:number-columns-repeated="7"/>
        </table:table-row>
        <table:table-row table:style-name="ro1">
          <table:table-cell office:value-type="float" office:value="10.87" calcext:value-type="float">
            <text:p>10.87</text:p>
          </table:table-cell>
          <table:table-cell office:value-type="float" office:value="0.0413152" calcext:value-type="float">
            <text:p>0.0413152</text:p>
          </table:table-cell>
          <table:table-cell table:number-columns-repeated="7"/>
        </table:table-row>
        <table:table-row table:style-name="ro1">
          <table:table-cell office:value-type="float" office:value="10.87" calcext:value-type="float">
            <text:p>10.87</text:p>
          </table:table-cell>
          <table:table-cell office:value-type="float" office:value="0.0411894" calcext:value-type="float">
            <text:p>0.0411894</text:p>
          </table:table-cell>
          <table:table-cell table:number-columns-repeated="7"/>
        </table:table-row>
        <table:table-row table:style-name="ro1">
          <table:table-cell office:value-type="float" office:value="10.87" calcext:value-type="float">
            <text:p>10.87</text:p>
          </table:table-cell>
          <table:table-cell office:value-type="float" office:value="0.0410993" calcext:value-type="float">
            <text:p>0.0410993</text:p>
          </table:table-cell>
          <table:table-cell table:number-columns-repeated="7"/>
        </table:table-row>
        <table:table-row table:style-name="ro1">
          <table:table-cell office:value-type="float" office:value="10.88" calcext:value-type="float">
            <text:p>10.88</text:p>
          </table:table-cell>
          <table:table-cell office:value-type="float" office:value="0.04107" calcext:value-type="float">
            <text:p>0.04107</text:p>
          </table:table-cell>
          <table:table-cell table:number-columns-repeated="7"/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0.0410412" calcext:value-type="float">
            <text:p>0.0410412</text:p>
          </table:table-cell>
          <table:table-cell table:number-columns-repeated="7"/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0.0410128" calcext:value-type="float">
            <text:p>0.0410128</text:p>
          </table:table-cell>
          <table:table-cell table:number-columns-repeated="7"/>
        </table:table-row>
        <table:table-row table:style-name="ro1">
          <table:table-cell office:value-type="float" office:value="10.97" calcext:value-type="float">
            <text:p>10.97</text:p>
          </table:table-cell>
          <table:table-cell office:value-type="float" office:value="0.0409572" calcext:value-type="float">
            <text:p>0.040957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9">0000-00-00</text:date>, <text:time style:data-style-name="N2" text:time-value="14:33:07.9454884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29T15:45:30.881030909</dc:date>
    <meta:editing-duration>PT8M41S</meta:editing-duration>
    <meta:editing-cycles>2</meta:editing-cycles>
    <meta:generator>LibreOffice/6.0.7.3$Linux_X86_64 LibreOffice_project/00m0$Build-3</meta:generator>
    <meta:document-statistic meta:table-count="2" meta:cell-count="294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posErrorL10.A1:posErrorL10.B4668" svg:x="0.32cm" svg:y="0.18cm" svg:width="12.508cm" svg:height="8.64cm">
          <chartooo:coordinate-region svg:x="1.047cm" svg:y="0.38cm" svg:width="11.594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osErrorL10.B1:posErrorL10.B4668" chart:class="chart:scatter">
            <chart:domain table:cell-range-address="posErrorL10.A1:posErrorL10.A4668"/>
            <chart:data-point chart:repeated="466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.19">
                <text:p>53.19</text:p>
                <draw:g>
                  <svg:desc>posErrorL10.A1:posErrorL10.A4668</svg:desc>
                </draw:g>
              </table:table-cell>
              <table:table-cell office:value-type="float" office:value="0.0397876">
                <text:p>0.0397876</text:p>
                <draw:g>
                  <svg:desc>posErrorL10.B1:posErrorL10.B46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.24">
                <text:p>53.2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.24">
                <text:p>53.2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.28">
                <text:p>53.28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.28">
                <text:p>53.28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.29">
                <text:p>53.29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.3">
                <text:p>53.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.34">
                <text:p>53.3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.38">
                <text:p>53.38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.43">
                <text:p>53.4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.43">
                <text:p>53.4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.47">
                <text:p>53.47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.47">
                <text:p>53.47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.48">
                <text:p>53.48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3.49">
                <text:p>53.49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.53">
                <text:p>53.5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.53">
                <text:p>53.5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.58">
                <text:p>53.58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3.58">
                <text:p>53.58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.62">
                <text:p>53.6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.62">
                <text:p>53.6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.63">
                <text:p>53.6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3.64">
                <text:p>53.6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3.68">
                <text:p>53.68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.72">
                <text:p>53.7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.72">
                <text:p>53.7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.77">
                <text:p>53.77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3.77">
                <text:p>53.77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.81">
                <text:p>53.8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3.81">
                <text:p>53.8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.82">
                <text:p>53.8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.83">
                <text:p>53.8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3.87">
                <text:p>53.87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.87">
                <text:p>53.87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3.91">
                <text:p>53.9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.91">
                <text:p>53.9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3.96">
                <text:p>53.96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.96">
                <text:p>53.96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">
                <text:p>5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">
                <text:p>5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.01">
                <text:p>54.0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.02">
                <text:p>54.0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.06">
                <text:p>54.06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4.11">
                <text:p>54.1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.11">
                <text:p>54.1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.15">
                <text:p>54.1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.15">
                <text:p>54.1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4.16">
                <text:p>54.16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.17">
                <text:p>54.17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4.21">
                <text:p>54.2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.21">
                <text:p>54.2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.25">
                <text:p>54.2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.3">
                <text:p>54.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.3">
                <text:p>54.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.35">
                <text:p>54.3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.35">
                <text:p>54.3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4.39">
                <text:p>54.39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4.39">
                <text:p>54.39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4.43">
                <text:p>54.4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4.43">
                <text:p>54.4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4.44">
                <text:p>54.4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4.45">
                <text:p>54.4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4.49">
                <text:p>54.49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4.49">
                <text:p>54.49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4.53">
                <text:p>54.5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4.58">
                <text:p>54.58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4.58">
                <text:p>54.58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4.63">
                <text:p>54.6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4.63">
                <text:p>54.6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4.63">
                <text:p>54.6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4.64">
                <text:p>54.6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4.68">
                <text:p>54.68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4.72">
                <text:p>54.7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4.72">
                <text:p>54.7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4.77">
                <text:p>54.77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4.77">
                <text:p>54.77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4.81">
                <text:p>54.8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4.81">
                <text:p>54.8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4.82">
                <text:p>54.8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4.83">
                <text:p>54.8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4.87">
                <text:p>54.87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4.92">
                <text:p>54.9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4.92">
                <text:p>54.9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4.97">
                <text:p>54.97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4.97">
                <text:p>54.97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4.97">
                <text:p>54.97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4.98">
                <text:p>54.98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5.02">
                <text:p>55.0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5.07">
                <text:p>55.07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5.07">
                <text:p>55.07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5.11">
                <text:p>55.1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5.11">
                <text:p>55.1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5.12">
                <text:p>55.1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5.13">
                <text:p>55.1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5.17">
                <text:p>55.17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5.21">
                <text:p>55.2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5.26">
                <text:p>55.26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5.31">
                <text:p>55.3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5.35">
                <text:p>55.3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5.35">
                <text:p>55.3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5.36">
                <text:p>55.36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5.37">
                <text:p>55.37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5.41">
                <text:p>55.4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5.45">
                <text:p>55.4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5.45">
                <text:p>55.4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5.5">
                <text:p>55.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5.5">
                <text:p>55.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5.54">
                <text:p>55.5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5.54">
                <text:p>55.5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.55">
                <text:p>55.5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.56">
                <text:p>55.56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.61">
                <text:p>55.6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5.65">
                <text:p>55.6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.7">
                <text:p>55.7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5.75">
                <text:p>55.7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5.8">
                <text:p>55.8</text:p>
              </table:table-cell>
              <table:table-cell office:value-type="float" office:value="0.0445317">
                <text:p>0.04453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5.8">
                <text:p>55.8</text:p>
              </table:table-cell>
              <table:table-cell office:value-type="float" office:value="0.0445317">
                <text:p>0.04453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5.8">
                <text:p>55.8</text:p>
              </table:table-cell>
              <table:table-cell office:value-type="float" office:value="0.0445317">
                <text:p>0.04453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5.81">
                <text:p>55.81</text:p>
              </table:table-cell>
              <table:table-cell office:value-type="float" office:value="0.0479858">
                <text:p>0.04798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5.85">
                <text:p>55.85</text:p>
              </table:table-cell>
              <table:table-cell office:value-type="float" office:value="0.076014">
                <text:p>0.0760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5.89">
                <text:p>55.89</text:p>
              </table:table-cell>
              <table:table-cell office:value-type="float" office:value="0.126236">
                <text:p>0.1262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5.94">
                <text:p>55.94</text:p>
              </table:table-cell>
              <table:table-cell office:value-type="float" office:value="0.194015">
                <text:p>0.1940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5.98">
                <text:p>55.98</text:p>
              </table:table-cell>
              <table:table-cell office:value-type="float" office:value="0.275713">
                <text:p>0.2757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5.98">
                <text:p>55.98</text:p>
              </table:table-cell>
              <table:table-cell office:value-type="float" office:value="0.273918">
                <text:p>0.2739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6.03">
                <text:p>56.03</text:p>
              </table:table-cell>
              <table:table-cell office:value-type="float" office:value="0.395571">
                <text:p>0.3955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6.03">
                <text:p>56.03</text:p>
              </table:table-cell>
              <table:table-cell office:value-type="float" office:value="0.391321">
                <text:p>0.3913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6.03">
                <text:p>56.03</text:p>
              </table:table-cell>
              <table:table-cell office:value-type="float" office:value="0.386225">
                <text:p>0.3862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6.04">
                <text:p>56.04</text:p>
              </table:table-cell>
              <table:table-cell office:value-type="float" office:value="0.408986">
                <text:p>0.4089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6.09">
                <text:p>56.09</text:p>
              </table:table-cell>
              <table:table-cell office:value-type="float" office:value="0.53481">
                <text:p>0.534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6.09">
                <text:p>56.09</text:p>
              </table:table-cell>
              <table:table-cell office:value-type="float" office:value="0.522756">
                <text:p>0.5227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6.13">
                <text:p>56.13</text:p>
              </table:table-cell>
              <table:table-cell office:value-type="float" office:value="0.625293">
                <text:p>0.6252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6.13">
                <text:p>56.13</text:p>
              </table:table-cell>
              <table:table-cell office:value-type="float" office:value="0.607304">
                <text:p>0.6073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6.14">
                <text:p>56.14</text:p>
              </table:table-cell>
              <table:table-cell office:value-type="float" office:value="0.62654">
                <text:p>0.626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6.15">
                <text:p>56.15</text:p>
              </table:table-cell>
              <table:table-cell office:value-type="float" office:value="0.645124">
                <text:p>0.6451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6.19">
                <text:p>56.19</text:p>
              </table:table-cell>
              <table:table-cell office:value-type="float" office:value="0.742703">
                <text:p>0.7427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6.19">
                <text:p>56.19</text:p>
              </table:table-cell>
              <table:table-cell office:value-type="float" office:value="0.714616">
                <text:p>0.7146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6.23">
                <text:p>56.23</text:p>
              </table:table-cell>
              <table:table-cell office:value-type="float" office:value="0.771485">
                <text:p>0.77148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6.28">
                <text:p>56.28</text:p>
              </table:table-cell>
              <table:table-cell office:value-type="float" office:value="0.929574">
                <text:p>0.9295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6.28">
                <text:p>56.28</text:p>
              </table:table-cell>
              <table:table-cell office:value-type="float" office:value="0.842451">
                <text:p>0.8424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6.32">
                <text:p>56.32</text:p>
              </table:table-cell>
              <table:table-cell office:value-type="float" office:value="0.923931">
                <text:p>0.9239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6.32">
                <text:p>56.32</text:p>
              </table:table-cell>
              <table:table-cell office:value-type="float" office:value="0.8723">
                <text:p>0.87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6.33">
                <text:p>56.33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6.34">
                <text:p>56.34</text:p>
              </table:table-cell>
              <table:table-cell office:value-type="float" office:value="0.880955">
                <text:p>0.8809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6.38">
                <text:p>56.38</text:p>
              </table:table-cell>
              <table:table-cell office:value-type="float" office:value="0.892764">
                <text:p>0.8927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6.43">
                <text:p>56.43</text:p>
              </table:table-cell>
              <table:table-cell office:value-type="float" office:value="0.963339">
                <text:p>0.9633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6.47">
                <text:p>56.47</text:p>
              </table:table-cell>
              <table:table-cell office:value-type="float" office:value="0.896175">
                <text:p>0.8961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6.51">
                <text:p>56.51</text:p>
              </table:table-cell>
              <table:table-cell office:value-type="float" office:value="0.960837">
                <text:p>0.9608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6.51">
                <text:p>56.51</text:p>
              </table:table-cell>
              <table:table-cell office:value-type="float" office:value="0.879942">
                <text:p>0.8799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6.52">
                <text:p>56.52</text:p>
              </table:table-cell>
              <table:table-cell office:value-type="float" office:value="0.875018">
                <text:p>0.8750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6.53">
                <text:p>56.53</text:p>
              </table:table-cell>
              <table:table-cell office:value-type="float" office:value="0.799064">
                <text:p>0.7990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6.57">
                <text:p>56.57</text:p>
              </table:table-cell>
              <table:table-cell office:value-type="float" office:value="1.03431">
                <text:p>1.034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6.57">
                <text:p>56.57</text:p>
              </table:table-cell>
              <table:table-cell office:value-type="float" office:value="0.858692">
                <text:p>0.85869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6.62">
                <text:p>56.62</text:p>
              </table:table-cell>
              <table:table-cell office:value-type="float" office:value="1.10585">
                <text:p>1.105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6.62">
                <text:p>56.62</text:p>
              </table:table-cell>
              <table:table-cell office:value-type="float" office:value="0.92104">
                <text:p>0.921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6.66">
                <text:p>56.66</text:p>
              </table:table-cell>
              <table:table-cell office:value-type="float" office:value="0.813001">
                <text:p>0.8130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6.66">
                <text:p>56.66</text:p>
              </table:table-cell>
              <table:table-cell office:value-type="float" office:value="0.71481">
                <text:p>0.7148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.71">
                <text:p>56.71</text:p>
              </table:table-cell>
              <table:table-cell office:value-type="float" office:value="0.888206">
                <text:p>0.8882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6.71">
                <text:p>56.71</text:p>
              </table:table-cell>
              <table:table-cell office:value-type="float" office:value="0.682245">
                <text:p>0.6822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6.75">
                <text:p>56.75</text:p>
              </table:table-cell>
              <table:table-cell office:value-type="float" office:value="0.77347">
                <text:p>0.7734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6.75">
                <text:p>56.75</text:p>
              </table:table-cell>
              <table:table-cell office:value-type="float" office:value="0.66614">
                <text:p>0.666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6.76">
                <text:p>56.76</text:p>
              </table:table-cell>
              <table:table-cell office:value-type="float" office:value="0.658366">
                <text:p>0.6583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6.77">
                <text:p>56.77</text:p>
              </table:table-cell>
              <table:table-cell office:value-type="float" office:value="0.650637">
                <text:p>0.65063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6.81">
                <text:p>56.81</text:p>
              </table:table-cell>
              <table:table-cell office:value-type="float" office:value="0.850368">
                <text:p>0.8503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6.81">
                <text:p>56.81</text:p>
              </table:table-cell>
              <table:table-cell office:value-type="float" office:value="0.625525">
                <text:p>0.6255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6.85">
                <text:p>56.85</text:p>
              </table:table-cell>
              <table:table-cell office:value-type="float" office:value="0.836835">
                <text:p>0.8368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6.85">
                <text:p>56.85</text:p>
              </table:table-cell>
              <table:table-cell office:value-type="float" office:value="0.605064">
                <text:p>0.6050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6.9">
                <text:p>56.9</text:p>
              </table:table-cell>
              <table:table-cell office:value-type="float" office:value="0.955014">
                <text:p>0.9550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6.9">
                <text:p>56.9</text:p>
              </table:table-cell>
              <table:table-cell office:value-type="float" office:value="0.596454">
                <text:p>0.59645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6.94">
                <text:p>56.94</text:p>
              </table:table-cell>
              <table:table-cell office:value-type="float" office:value="0.82576">
                <text:p>0.825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6.94">
                <text:p>56.94</text:p>
              </table:table-cell>
              <table:table-cell office:value-type="float" office:value="0.580104">
                <text:p>0.5801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6.95">
                <text:p>56.95</text:p>
              </table:table-cell>
              <table:table-cell office:value-type="float" office:value="0.575458">
                <text:p>0.5754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6.96">
                <text:p>56.96</text:p>
              </table:table-cell>
              <table:table-cell office:value-type="float" office:value="0.571029">
                <text:p>0.5710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7">
                <text:p>57</text:p>
              </table:table-cell>
              <table:table-cell office:value-type="float" office:value="0.809168">
                <text:p>0.80916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7">
                <text:p>57</text:p>
              </table:table-cell>
              <table:table-cell office:value-type="float" office:value="0.556058">
                <text:p>0.5560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7.05">
                <text:p>57.05</text:p>
              </table:table-cell>
              <table:table-cell office:value-type="float" office:value="0.682249">
                <text:p>0.6822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7.05">
                <text:p>57.05</text:p>
              </table:table-cell>
              <table:table-cell office:value-type="float" office:value="0.427596">
                <text:p>0.4275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7.09">
                <text:p>57.09</text:p>
              </table:table-cell>
              <table:table-cell office:value-type="float" office:value="0.800591">
                <text:p>0.8005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7.09">
                <text:p>57.09</text:p>
              </table:table-cell>
              <table:table-cell office:value-type="float" office:value="0.541807">
                <text:p>0.5418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7.1">
                <text:p>57.1</text:p>
              </table:table-cell>
              <table:table-cell office:value-type="float" office:value="0.539043">
                <text:p>0.53904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7.11">
                <text:p>57.11</text:p>
              </table:table-cell>
              <table:table-cell office:value-type="float" office:value="0.536634">
                <text:p>0.5366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7.15">
                <text:p>57.15</text:p>
              </table:table-cell>
              <table:table-cell office:value-type="float" office:value="0.671134">
                <text:p>0.6711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7.15">
                <text:p>57.15</text:p>
              </table:table-cell>
              <table:table-cell office:value-type="float" office:value="0.423741">
                <text:p>0.42374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7.2">
                <text:p>57.2</text:p>
              </table:table-cell>
              <table:table-cell office:value-type="float" office:value="0.552697">
                <text:p>0.5526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7.24">
                <text:p>57.24</text:p>
              </table:table-cell>
              <table:table-cell office:value-type="float" office:value="0.670746">
                <text:p>0.67074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7.24">
                <text:p>57.24</text:p>
              </table:table-cell>
              <table:table-cell office:value-type="float" office:value="0.552096">
                <text:p>0.5520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7.25">
                <text:p>57.25</text:p>
              </table:table-cell>
              <table:table-cell office:value-type="float" office:value="0.551099">
                <text:p>0.5510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7.26">
                <text:p>57.26</text:p>
              </table:table-cell>
              <table:table-cell office:value-type="float" office:value="0.550103">
                <text:p>0.5501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7.3">
                <text:p>57.3</text:p>
              </table:table-cell>
              <table:table-cell office:value-type="float" office:value="0.780412">
                <text:p>0.7804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7.3">
                <text:p>57.3</text:p>
              </table:table-cell>
              <table:table-cell office:value-type="float" office:value="0.552608">
                <text:p>0.5526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7.35">
                <text:p>57.35</text:p>
              </table:table-cell>
              <table:table-cell office:value-type="float" office:value="0.830895">
                <text:p>0.8308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7.35">
                <text:p>57.35</text:p>
              </table:table-cell>
              <table:table-cell office:value-type="float" office:value="0.606897">
                <text:p>0.60689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7.39">
                <text:p>57.39</text:p>
              </table:table-cell>
              <table:table-cell office:value-type="float" office:value="0.939486">
                <text:p>0.9394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7.39">
                <text:p>57.39</text:p>
              </table:table-cell>
              <table:table-cell office:value-type="float" office:value="0.540671">
                <text:p>0.5406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7.44">
                <text:p>57.44</text:p>
              </table:table-cell>
              <table:table-cell office:value-type="float" office:value="0.9162">
                <text:p>0.91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7.44">
                <text:p>57.44</text:p>
              </table:table-cell>
              <table:table-cell office:value-type="float" office:value="0.570747">
                <text:p>0.57074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7.48">
                <text:p>57.48</text:p>
              </table:table-cell>
              <table:table-cell office:value-type="float" office:value="0.613552">
                <text:p>0.6135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7.48">
                <text:p>57.48</text:p>
              </table:table-cell>
              <table:table-cell office:value-type="float" office:value="0.587604">
                <text:p>0.5876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7.49">
                <text:p>57.49</text:p>
              </table:table-cell>
              <table:table-cell office:value-type="float" office:value="0.595948">
                <text:p>0.5959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7.5">
                <text:p>57.5</text:p>
              </table:table-cell>
              <table:table-cell office:value-type="float" office:value="0.604281">
                <text:p>0.6042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7.54">
                <text:p>57.54</text:p>
              </table:table-cell>
              <table:table-cell office:value-type="float" office:value="0.637784">
                <text:p>0.6377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7.59">
                <text:p>57.59</text:p>
              </table:table-cell>
              <table:table-cell office:value-type="float" office:value="0.736223">
                <text:p>0.73622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7.59">
                <text:p>57.59</text:p>
              </table:table-cell>
              <table:table-cell office:value-type="float" office:value="0.669213">
                <text:p>0.6692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7.63">
                <text:p>57.63</text:p>
              </table:table-cell>
              <table:table-cell office:value-type="float" office:value="0.707219">
                <text:p>0.7072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7.63">
                <text:p>57.63</text:p>
              </table:table-cell>
              <table:table-cell office:value-type="float" office:value="0.701199">
                <text:p>0.70119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7.67">
                <text:p>57.67</text:p>
              </table:table-cell>
              <table:table-cell office:value-type="float" office:value="0.723279">
                <text:p>0.72327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7.67">
                <text:p>57.67</text:p>
              </table:table-cell>
              <table:table-cell office:value-type="float" office:value="0.719285">
                <text:p>0.71928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7.68">
                <text:p>57.68</text:p>
              </table:table-cell>
              <table:table-cell office:value-type="float" office:value="0.723129">
                <text:p>0.72312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7.69">
                <text:p>57.69</text:p>
              </table:table-cell>
              <table:table-cell office:value-type="float" office:value="0.726598">
                <text:p>0.72659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7.73">
                <text:p>57.73</text:p>
              </table:table-cell>
              <table:table-cell office:value-type="float" office:value="0.739767">
                <text:p>0.7397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7.73">
                <text:p>57.73</text:p>
              </table:table-cell>
              <table:table-cell office:value-type="float" office:value="0.735641">
                <text:p>0.73564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7.77">
                <text:p>57.77</text:p>
              </table:table-cell>
              <table:table-cell office:value-type="float" office:value="0.733268">
                <text:p>0.7332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7.77">
                <text:p>57.77</text:p>
              </table:table-cell>
              <table:table-cell office:value-type="float" office:value="0.738874">
                <text:p>0.73887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7.82">
                <text:p>57.82</text:p>
              </table:table-cell>
              <table:table-cell office:value-type="float" office:value="0.752866">
                <text:p>0.75286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7.82">
                <text:p>57.82</text:p>
              </table:table-cell>
              <table:table-cell office:value-type="float" office:value="0.735007">
                <text:p>0.7350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7.86">
                <text:p>57.86</text:p>
              </table:table-cell>
              <table:table-cell office:value-type="float" office:value="0.731103">
                <text:p>0.73110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7.86">
                <text:p>57.86</text:p>
              </table:table-cell>
              <table:table-cell office:value-type="float" office:value="0.725676">
                <text:p>0.72567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7.87">
                <text:p>57.87</text:p>
              </table:table-cell>
              <table:table-cell office:value-type="float" office:value="0.722603">
                <text:p>0.7226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7.88">
                <text:p>57.88</text:p>
              </table:table-cell>
              <table:table-cell office:value-type="float" office:value="0.719203">
                <text:p>0.71920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7.92">
                <text:p>57.92</text:p>
              </table:table-cell>
              <table:table-cell office:value-type="float" office:value="0.7495">
                <text:p>0.74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7.92">
                <text:p>57.92</text:p>
              </table:table-cell>
              <table:table-cell office:value-type="float" office:value="0.702636">
                <text:p>0.7026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7.96">
                <text:p>57.96</text:p>
              </table:table-cell>
              <table:table-cell office:value-type="float" office:value="0.682185">
                <text:p>0.68218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8.01">
                <text:p>58.01</text:p>
              </table:table-cell>
              <table:table-cell office:value-type="float" office:value="0.792921">
                <text:p>0.7929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8.01">
                <text:p>58.01</text:p>
              </table:table-cell>
              <table:table-cell office:value-type="float" office:value="0.686057">
                <text:p>0.68605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8.05">
                <text:p>58.05</text:p>
              </table:table-cell>
              <table:table-cell office:value-type="float" office:value="0.786604">
                <text:p>0.78660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8.05">
                <text:p>58.05</text:p>
              </table:table-cell>
              <table:table-cell office:value-type="float" office:value="0.625951">
                <text:p>0.62595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8.09">
                <text:p>58.09</text:p>
              </table:table-cell>
              <table:table-cell office:value-type="float" office:value="0.649763">
                <text:p>0.64976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8.09">
                <text:p>58.09</text:p>
              </table:table-cell>
              <table:table-cell office:value-type="float" office:value="0.599803">
                <text:p>0.5998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8.1">
                <text:p>58.1</text:p>
              </table:table-cell>
              <table:table-cell office:value-type="float" office:value="0.592983">
                <text:p>0.59298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8.11">
                <text:p>58.11</text:p>
              </table:table-cell>
              <table:table-cell office:value-type="float" office:value="0.586209">
                <text:p>0.58620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8.15">
                <text:p>58.15</text:p>
              </table:table-cell>
              <table:table-cell office:value-type="float" office:value="0.70359">
                <text:p>0.7035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8.15">
                <text:p>58.15</text:p>
              </table:table-cell>
              <table:table-cell office:value-type="float" office:value="0.566046">
                <text:p>0.5660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8.19">
                <text:p>58.19</text:p>
              </table:table-cell>
              <table:table-cell office:value-type="float" office:value="0.492307">
                <text:p>0.49230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8.24">
                <text:p>58.24</text:p>
              </table:table-cell>
              <table:table-cell office:value-type="float" office:value="0.70118">
                <text:p>0.7011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8.24">
                <text:p>58.24</text:p>
              </table:table-cell>
              <table:table-cell office:value-type="float" office:value="0.533362">
                <text:p>0.53336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8.28">
                <text:p>58.28</text:p>
              </table:table-cell>
              <table:table-cell office:value-type="float" office:value="0.791526">
                <text:p>0.79152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8.28">
                <text:p>58.28</text:p>
              </table:table-cell>
              <table:table-cell office:value-type="float" office:value="0.437239">
                <text:p>0.4372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8.33">
                <text:p>58.33</text:p>
              </table:table-cell>
              <table:table-cell office:value-type="float" office:value="0.647828">
                <text:p>0.6478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8.33">
                <text:p>58.33</text:p>
              </table:table-cell>
              <table:table-cell office:value-type="float" office:value="0.457954">
                <text:p>0.45795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8.34">
                <text:p>58.34</text:p>
              </table:table-cell>
              <table:table-cell office:value-type="float" office:value="0.466118">
                <text:p>0.46611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8.38">
                <text:p>58.38</text:p>
              </table:table-cell>
              <table:table-cell office:value-type="float" office:value="0.557447">
                <text:p>0.55744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8.42">
                <text:p>58.42</text:p>
              </table:table-cell>
              <table:table-cell office:value-type="float" office:value="0.664504">
                <text:p>0.66450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8.42">
                <text:p>58.42</text:p>
              </table:table-cell>
              <table:table-cell office:value-type="float" office:value="0.457023">
                <text:p>0.45702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8.47">
                <text:p>58.47</text:p>
              </table:table-cell>
              <table:table-cell office:value-type="float" office:value="0.685138">
                <text:p>0.68513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8.47">
                <text:p>58.47</text:p>
              </table:table-cell>
              <table:table-cell office:value-type="float" office:value="0.578688">
                <text:p>0.57868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8.47">
                <text:p>58.47</text:p>
              </table:table-cell>
              <table:table-cell office:value-type="float" office:value="0.472353">
                <text:p>0.47235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8.48">
                <text:p>58.48</text:p>
              </table:table-cell>
              <table:table-cell office:value-type="float" office:value="0.472735">
                <text:p>0.4727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8.53">
                <text:p>58.53</text:p>
              </table:table-cell>
              <table:table-cell office:value-type="float" office:value="0.526856">
                <text:p>0.52685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8.57">
                <text:p>58.57</text:p>
              </table:table-cell>
              <table:table-cell office:value-type="float" office:value="0.682671">
                <text:p>0.68267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8.57">
                <text:p>58.57</text:p>
              </table:table-cell>
              <table:table-cell office:value-type="float" office:value="0.465495">
                <text:p>0.46549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8.61">
                <text:p>58.61</text:p>
              </table:table-cell>
              <table:table-cell office:value-type="float" office:value="0.488735">
                <text:p>0.48873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8.61">
                <text:p>58.61</text:p>
              </table:table-cell>
              <table:table-cell office:value-type="float" office:value="0.380214">
                <text:p>0.38021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8.62">
                <text:p>58.62</text:p>
              </table:table-cell>
              <table:table-cell office:value-type="float" office:value="0.381963">
                <text:p>0.38196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8.63">
                <text:p>58.63</text:p>
              </table:table-cell>
              <table:table-cell office:value-type="float" office:value="0.383794">
                <text:p>0.38379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8.67">
                <text:p>58.67</text:p>
              </table:table-cell>
              <table:table-cell office:value-type="float" office:value="0.497575">
                <text:p>0.4975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8.67">
                <text:p>58.67</text:p>
              </table:table-cell>
              <table:table-cell office:value-type="float" office:value="0.390156">
                <text:p>0.39015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8.71">
                <text:p>58.71</text:p>
              </table:table-cell>
              <table:table-cell office:value-type="float" office:value="0.612378">
                <text:p>0.61237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8.71">
                <text:p>58.71</text:p>
              </table:table-cell>
              <table:table-cell office:value-type="float" office:value="0.397875">
                <text:p>0.39787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8.76">
                <text:p>58.76</text:p>
              </table:table-cell>
              <table:table-cell office:value-type="float" office:value="0.646959">
                <text:p>0.64695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8.76">
                <text:p>58.76</text:p>
              </table:table-cell>
              <table:table-cell office:value-type="float" office:value="0.433392">
                <text:p>0.43339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8.81">
                <text:p>58.81</text:p>
              </table:table-cell>
              <table:table-cell office:value-type="float" office:value="0.692177">
                <text:p>0.69217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8.81">
                <text:p>58.81</text:p>
              </table:table-cell>
              <table:table-cell office:value-type="float" office:value="0.583928">
                <text:p>0.58392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8.81">
                <text:p>58.81</text:p>
              </table:table-cell>
              <table:table-cell office:value-type="float" office:value="0.47844">
                <text:p>0.4784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8.82">
                <text:p>58.82</text:p>
              </table:table-cell>
              <table:table-cell office:value-type="float" office:value="0.480185">
                <text:p>0.48018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8.86">
                <text:p>58.86</text:p>
              </table:table-cell>
              <table:table-cell office:value-type="float" office:value="0.73898">
                <text:p>0.7389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8.86">
                <text:p>58.86</text:p>
              </table:table-cell>
              <table:table-cell office:value-type="float" office:value="0.524358">
                <text:p>0.52435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8.91">
                <text:p>58.91</text:p>
              </table:table-cell>
              <table:table-cell office:value-type="float" office:value="0.643269">
                <text:p>0.64326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8.95">
                <text:p>58.95</text:p>
              </table:table-cell>
              <table:table-cell office:value-type="float" office:value="0.488824">
                <text:p>0.48882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9">
                <text:p>59</text:p>
              </table:table-cell>
              <table:table-cell office:value-type="float" office:value="0.871881">
                <text:p>0.87188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9">
                <text:p>59</text:p>
              </table:table-cell>
              <table:table-cell office:value-type="float" office:value="0.547042">
                <text:p>0.54704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9.05">
                <text:p>59.05</text:p>
              </table:table-cell>
              <table:table-cell office:value-type="float" office:value="0.667068">
                <text:p>0.66706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9.05">
                <text:p>59.05</text:p>
              </table:table-cell>
              <table:table-cell office:value-type="float" office:value="0.562298">
                <text:p>0.56229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9.1">
                <text:p>59.1</text:p>
              </table:table-cell>
              <table:table-cell office:value-type="float" office:value="0.90221">
                <text:p>0.9022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9.1">
                <text:p>59.1</text:p>
              </table:table-cell>
              <table:table-cell office:value-type="float" office:value="0.572898">
                <text:p>0.57289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9.15">
                <text:p>59.15</text:p>
              </table:table-cell>
              <table:table-cell office:value-type="float" office:value="0.795545">
                <text:p>0.79554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9.15">
                <text:p>59.15</text:p>
              </table:table-cell>
              <table:table-cell office:value-type="float" office:value="0.579148">
                <text:p>0.57914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9.16">
                <text:p>59.16</text:p>
              </table:table-cell>
              <table:table-cell office:value-type="float" office:value="0.553852">
                <text:p>0.55385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9.2">
                <text:p>59.2</text:p>
              </table:table-cell>
              <table:table-cell office:value-type="float" office:value="0.554316">
                <text:p>0.55431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9.24">
                <text:p>59.24</text:p>
              </table:table-cell>
              <table:table-cell office:value-type="float" office:value="0.562849">
                <text:p>0.56284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9.29">
                <text:p>59.29</text:p>
              </table:table-cell>
              <table:table-cell office:value-type="float" office:value="0.536085">
                <text:p>0.53608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9.33">
                <text:p>59.33</text:p>
              </table:table-cell>
              <table:table-cell office:value-type="float" office:value="0.643956">
                <text:p>0.64395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9.33">
                <text:p>59.33</text:p>
              </table:table-cell>
              <table:table-cell office:value-type="float" office:value="0.543067">
                <text:p>0.5430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9.34">
                <text:p>59.34</text:p>
              </table:table-cell>
              <table:table-cell office:value-type="float" office:value="0.5422">
                <text:p>0.542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9.35">
                <text:p>59.35</text:p>
              </table:table-cell>
              <table:table-cell office:value-type="float" office:value="0.541366">
                <text:p>0.54136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9.39">
                <text:p>59.39</text:p>
              </table:table-cell>
              <table:table-cell office:value-type="float" office:value="0.664658">
                <text:p>0.66465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9.39">
                <text:p>59.39</text:p>
              </table:table-cell>
              <table:table-cell office:value-type="float" office:value="0.474584">
                <text:p>0.47458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9.43">
                <text:p>59.43</text:p>
              </table:table-cell>
              <table:table-cell office:value-type="float" office:value="0.720445">
                <text:p>0.72044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9.43">
                <text:p>59.43</text:p>
              </table:table-cell>
              <table:table-cell office:value-type="float" office:value="0.514465">
                <text:p>0.51446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9.48">
                <text:p>59.48</text:p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9.48">
                <text:p>59.48</text:p>
              </table:table-cell>
              <table:table-cell office:value-type="float" office:value="0.4956">
                <text:p>0.495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9.52">
                <text:p>59.52</text:p>
              </table:table-cell>
              <table:table-cell office:value-type="float" office:value="0.513473">
                <text:p>0.51347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9.52">
                <text:p>59.52</text:p>
              </table:table-cell>
              <table:table-cell office:value-type="float" office:value="0.437037">
                <text:p>0.43703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9.53">
                <text:p>59.53</text:p>
              </table:table-cell>
              <table:table-cell office:value-type="float" office:value="0.432768">
                <text:p>0.43276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9.54">
                <text:p>59.54</text:p>
              </table:table-cell>
              <table:table-cell office:value-type="float" office:value="0.4357">
                <text:p>0.435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9.58">
                <text:p>59.58</text:p>
              </table:table-cell>
              <table:table-cell office:value-type="float" office:value="0.60825">
                <text:p>0.608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9.58">
                <text:p>59.58</text:p>
              </table:table-cell>
              <table:table-cell office:value-type="float" office:value="0.427455">
                <text:p>0.42745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.63">
                <text:p>59.63</text:p>
              </table:table-cell>
              <table:table-cell office:value-type="float" office:value="0.479517">
                <text:p>0.47951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.67">
                <text:p>59.67</text:p>
              </table:table-cell>
              <table:table-cell office:value-type="float" office:value="0.701377">
                <text:p>0.70137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.67">
                <text:p>59.67</text:p>
              </table:table-cell>
              <table:table-cell office:value-type="float" office:value="0.408786">
                <text:p>0.40878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.72">
                <text:p>59.72</text:p>
              </table:table-cell>
              <table:table-cell office:value-type="float" office:value="0.50372">
                <text:p>0.5037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9.72">
                <text:p>59.72</text:p>
              </table:table-cell>
              <table:table-cell office:value-type="float" office:value="0.372705">
                <text:p>0.37270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9.76">
                <text:p>59.76</text:p>
              </table:table-cell>
              <table:table-cell office:value-type="float" office:value="0.443416">
                <text:p>0.44341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9.76">
                <text:p>59.76</text:p>
              </table:table-cell>
              <table:table-cell office:value-type="float" office:value="0.36385">
                <text:p>0.3638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9.77">
                <text:p>59.77</text:p>
              </table:table-cell>
              <table:table-cell office:value-type="float" office:value="0.363752">
                <text:p>0.36375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9.78">
                <text:p>59.78</text:p>
              </table:table-cell>
              <table:table-cell office:value-type="float" office:value="0.364097">
                <text:p>0.36409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9.82">
                <text:p>59.82</text:p>
              </table:table-cell>
              <table:table-cell office:value-type="float" office:value="0.366982">
                <text:p>0.36698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9.87">
                <text:p>59.87</text:p>
              </table:table-cell>
              <table:table-cell office:value-type="float" office:value="0.392835">
                <text:p>0.39283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9.87">
                <text:p>59.87</text:p>
              </table:table-cell>
              <table:table-cell office:value-type="float" office:value="0.347817">
                <text:p>0.34781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9.91">
                <text:p>59.91</text:p>
              </table:table-cell>
              <table:table-cell office:value-type="float" office:value="0.341786">
                <text:p>0.34178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9.91">
                <text:p>59.91</text:p>
              </table:table-cell>
              <table:table-cell office:value-type="float" office:value="0.387959">
                <text:p>0.38795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9.92">
                <text:p>59.92</text:p>
              </table:table-cell>
              <table:table-cell office:value-type="float" office:value="0.397046">
                <text:p>0.39704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9.93">
                <text:p>59.93</text:p>
              </table:table-cell>
              <table:table-cell office:value-type="float" office:value="0.406892">
                <text:p>0.40689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9.97">
                <text:p>59.97</text:p>
              </table:table-cell>
              <table:table-cell office:value-type="float" office:value="0.364903">
                <text:p>0.36490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9.97">
                <text:p>59.97</text:p>
              </table:table-cell>
              <table:table-cell office:value-type="float" office:value="0.521913">
                <text:p>0.52191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0.01">
                <text:p>60.01</text:p>
              </table:table-cell>
              <table:table-cell office:value-type="float" office:value="0.342903">
                <text:p>0.34290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0.01">
                <text:p>60.01</text:p>
              </table:table-cell>
              <table:table-cell office:value-type="float" office:value="0.476435">
                <text:p>0.47643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0.06">
                <text:p>60.06</text:p>
              </table:table-cell>
              <table:table-cell office:value-type="float" office:value="0.45199">
                <text:p>0.4519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0.06">
                <text:p>60.06</text:p>
              </table:table-cell>
              <table:table-cell office:value-type="float" office:value="0.536126">
                <text:p>0.53612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0.1">
                <text:p>60.1</text:p>
              </table:table-cell>
              <table:table-cell office:value-type="float" office:value="0.475377">
                <text:p>0.47537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0.1">
                <text:p>60.1</text:p>
              </table:table-cell>
              <table:table-cell office:value-type="float" office:value="0.647933">
                <text:p>0.64793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0.11">
                <text:p>60.11</text:p>
              </table:table-cell>
              <table:table-cell office:value-type="float" office:value="0.657041">
                <text:p>0.65704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0.12">
                <text:p>60.12</text:p>
              </table:table-cell>
              <table:table-cell office:value-type="float" office:value="0.636163">
                <text:p>0.63616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0.16">
                <text:p>60.16</text:p>
              </table:table-cell>
              <table:table-cell office:value-type="float" office:value="0.586424">
                <text:p>0.58642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0.21">
                <text:p>60.21</text:p>
              </table:table-cell>
              <table:table-cell office:value-type="float" office:value="0.675838">
                <text:p>0.67583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0.25">
                <text:p>60.25</text:p>
              </table:table-cell>
              <table:table-cell office:value-type="float" office:value="0.545064">
                <text:p>0.54506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0.25">
                <text:p>60.25</text:p>
              </table:table-cell>
              <table:table-cell office:value-type="float" office:value="0.760761">
                <text:p>0.76076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0.3">
                <text:p>60.3</text:p>
              </table:table-cell>
              <table:table-cell office:value-type="float" office:value="0.690157">
                <text:p>0.69015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0.3">
                <text:p>60.3</text:p>
              </table:table-cell>
              <table:table-cell office:value-type="float" office:value="0.756275">
                <text:p>0.75627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0.31">
                <text:p>60.31</text:p>
              </table:table-cell>
              <table:table-cell office:value-type="float" office:value="0.755284">
                <text:p>0.75528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0.35">
                <text:p>60.35</text:p>
              </table:table-cell>
              <table:table-cell office:value-type="float" office:value="0.716333">
                <text:p>0.7163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0.4">
                <text:p>60.4</text:p>
              </table:table-cell>
              <table:table-cell office:value-type="float" office:value="0.580791">
                <text:p>0.58079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0.4">
                <text:p>60.4</text:p>
              </table:table-cell>
              <table:table-cell office:value-type="float" office:value="0.685938">
                <text:p>0.68593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0.45">
                <text:p>60.45</text:p>
              </table:table-cell>
              <table:table-cell office:value-type="float" office:value="0.583604">
                <text:p>0.58360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0.45">
                <text:p>60.45</text:p>
              </table:table-cell>
              <table:table-cell office:value-type="float" office:value="0.630655">
                <text:p>0.63065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0.45">
                <text:p>60.45</text:p>
              </table:table-cell>
              <table:table-cell office:value-type="float" office:value="0.677523">
                <text:p>0.67752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0.46">
                <text:p>60.46</text:p>
              </table:table-cell>
              <table:table-cell office:value-type="float" office:value="0.67181">
                <text:p>0.6718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0.5">
                <text:p>60.5</text:p>
              </table:table-cell>
              <table:table-cell office:value-type="float" office:value="0.643165">
                <text:p>0.64316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0.55">
                <text:p>60.55</text:p>
              </table:table-cell>
              <table:table-cell office:value-type="float" office:value="0.56831">
                <text:p>0.5683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0.59">
                <text:p>60.59</text:p>
              </table:table-cell>
              <table:table-cell office:value-type="float" office:value="0.567727">
                <text:p>0.56772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0.64">
                <text:p>60.64</text:p>
              </table:table-cell>
              <table:table-cell office:value-type="float" office:value="0.478952">
                <text:p>0.47895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0.64">
                <text:p>60.64</text:p>
              </table:table-cell>
              <table:table-cell office:value-type="float" office:value="0.505116">
                <text:p>0.50511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0.64">
                <text:p>60.64</text:p>
              </table:table-cell>
              <table:table-cell office:value-type="float" office:value="0.530888">
                <text:p>0.53088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0.65">
                <text:p>60.65</text:p>
              </table:table-cell>
              <table:table-cell office:value-type="float" office:value="0.552907">
                <text:p>0.55290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0.69">
                <text:p>60.69</text:p>
              </table:table-cell>
              <table:table-cell office:value-type="float" office:value="0.518194">
                <text:p>0.51819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0.74">
                <text:p>60.74</text:p>
              </table:table-cell>
              <table:table-cell office:value-type="float" office:value="0.461609">
                <text:p>0.46160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0.79">
                <text:p>60.79</text:p>
              </table:table-cell>
              <table:table-cell office:value-type="float" office:value="0.413459">
                <text:p>0.41345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0.79">
                <text:p>60.79</text:p>
              </table:table-cell>
              <table:table-cell office:value-type="float" office:value="0.42582">
                <text:p>0.4258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0.83">
                <text:p>60.83</text:p>
              </table:table-cell>
              <table:table-cell office:value-type="float" office:value="0.407238">
                <text:p>0.40723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0.88">
                <text:p>60.88</text:p>
              </table:table-cell>
              <table:table-cell office:value-type="float" office:value="0.366309">
                <text:p>0.36630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0.88">
                <text:p>60.88</text:p>
              </table:table-cell>
              <table:table-cell office:value-type="float" office:value="0.375862">
                <text:p>0.37586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0.92">
                <text:p>60.92</text:p>
              </table:table-cell>
              <table:table-cell office:value-type="float" office:value="0.351921">
                <text:p>0.35192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0.92">
                <text:p>60.92</text:p>
              </table:table-cell>
              <table:table-cell office:value-type="float" office:value="0.353657">
                <text:p>0.35365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0.93">
                <text:p>60.93</text:p>
              </table:table-cell>
              <table:table-cell office:value-type="float" office:value="0.348558">
                <text:p>0.34855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0.94">
                <text:p>60.94</text:p>
              </table:table-cell>
              <table:table-cell office:value-type="float" office:value="0.343593">
                <text:p>0.34359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0.99">
                <text:p>60.99</text:p>
              </table:table-cell>
              <table:table-cell office:value-type="float" office:value="0.322703">
                <text:p>0.32270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1.03">
                <text:p>61.03</text:p>
              </table:table-cell>
              <table:table-cell office:value-type="float" office:value="0.30818">
                <text:p>0.3081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1.03">
                <text:p>61.03</text:p>
              </table:table-cell>
              <table:table-cell office:value-type="float" office:value="0.304196">
                <text:p>0.30419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1.08">
                <text:p>61.08</text:p>
              </table:table-cell>
              <table:table-cell office:value-type="float" office:value="0.290105">
                <text:p>0.29010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1.08">
                <text:p>61.08</text:p>
              </table:table-cell>
              <table:table-cell office:value-type="float" office:value="0.284997">
                <text:p>0.28499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1.08">
                <text:p>61.08</text:p>
              </table:table-cell>
              <table:table-cell office:value-type="float" office:value="0.279782">
                <text:p>0.27978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1.09">
                <text:p>61.09</text:p>
              </table:table-cell>
              <table:table-cell office:value-type="float" office:value="0.274556">
                <text:p>0.27455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1.13">
                <text:p>61.13</text:p>
              </table:table-cell>
              <table:table-cell office:value-type="float" office:value="0.256485">
                <text:p>0.25648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1.18">
                <text:p>61.18</text:p>
              </table:table-cell>
              <table:table-cell office:value-type="float" office:value="0.251796">
                <text:p>0.25179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1.18">
                <text:p>61.18</text:p>
              </table:table-cell>
              <table:table-cell office:value-type="float" office:value="0.253701">
                <text:p>0.25370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1.22">
                <text:p>61.22</text:p>
              </table:table-cell>
              <table:table-cell office:value-type="float" office:value="0.267863">
                <text:p>0.26786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1.22">
                <text:p>61.22</text:p>
              </table:table-cell>
              <table:table-cell office:value-type="float" office:value="0.275417">
                <text:p>0.27541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1.23">
                <text:p>61.23</text:p>
              </table:table-cell>
              <table:table-cell office:value-type="float" office:value="0.284329">
                <text:p>0.28432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1.24">
                <text:p>61.24</text:p>
              </table:table-cell>
              <table:table-cell office:value-type="float" office:value="0.294526">
                <text:p>0.29452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1.28">
                <text:p>61.28</text:p>
              </table:table-cell>
              <table:table-cell office:value-type="float" office:value="0.346109">
                <text:p>0.34610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1.33">
                <text:p>61.33</text:p>
              </table:table-cell>
              <table:table-cell office:value-type="float" office:value="0.409358">
                <text:p>0.40935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1.37">
                <text:p>61.37</text:p>
              </table:table-cell>
              <table:table-cell office:value-type="float" office:value="0.494008">
                <text:p>0.49400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1.41">
                <text:p>61.41</text:p>
              </table:table-cell>
              <table:table-cell office:value-type="float" office:value="0.543249">
                <text:p>0.54324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1.41">
                <text:p>61.41</text:p>
              </table:table-cell>
              <table:table-cell office:value-type="float" office:value="0.55894">
                <text:p>0.5589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1.42">
                <text:p>61.42</text:p>
              </table:table-cell>
              <table:table-cell office:value-type="float" office:value="0.574162">
                <text:p>0.57416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1.43">
                <text:p>61.43</text:p>
              </table:table-cell>
              <table:table-cell office:value-type="float" office:value="0.588871">
                <text:p>0.58887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1.47">
                <text:p>61.47</text:p>
              </table:table-cell>
              <table:table-cell office:value-type="float" office:value="0.641858">
                <text:p>0.64185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1.51">
                <text:p>61.51</text:p>
              </table:table-cell>
              <table:table-cell office:value-type="float" office:value="0.684435">
                <text:p>0.68443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1.56">
                <text:p>61.56</text:p>
              </table:table-cell>
              <table:table-cell office:value-type="float" office:value="0.709279">
                <text:p>0.70927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1.56">
                <text:p>61.56</text:p>
              </table:table-cell>
              <table:table-cell office:value-type="float" office:value="0.722531">
                <text:p>0.72253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1.6">
                <text:p>61.6</text:p>
              </table:table-cell>
              <table:table-cell office:value-type="float" office:value="0.737645">
                <text:p>0.73764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1.6">
                <text:p>61.6</text:p>
              </table:table-cell>
              <table:table-cell office:value-type="float" office:value="0.741457">
                <text:p>0.74145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1.61">
                <text:p>61.61</text:p>
              </table:table-cell>
              <table:table-cell office:value-type="float" office:value="0.744684">
                <text:p>0.74468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1.62">
                <text:p>61.62</text:p>
              </table:table-cell>
              <table:table-cell office:value-type="float" office:value="0.74734">
                <text:p>0.7473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1.66">
                <text:p>61.66</text:p>
              </table:table-cell>
              <table:table-cell office:value-type="float" office:value="0.752572">
                <text:p>0.75257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1.71">
                <text:p>61.71</text:p>
              </table:table-cell>
              <table:table-cell office:value-type="float" office:value="0.752194">
                <text:p>0.75219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1.71">
                <text:p>61.71</text:p>
              </table:table-cell>
              <table:table-cell office:value-type="float" office:value="0.748211">
                <text:p>0.74821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1.75">
                <text:p>61.75</text:p>
              </table:table-cell>
              <table:table-cell office:value-type="float" office:value="0.73712">
                <text:p>0.7371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1.76">
                <text:p>61.76</text:p>
              </table:table-cell>
              <table:table-cell office:value-type="float" office:value="0.733406">
                <text:p>0.73340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1.77">
                <text:p>61.77</text:p>
              </table:table-cell>
              <table:table-cell office:value-type="float" office:value="0.729343">
                <text:p>0.72934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1.81">
                <text:p>61.81</text:p>
              </table:table-cell>
              <table:table-cell office:value-type="float" office:value="0.709873">
                <text:p>0.70987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1.85">
                <text:p>61.85</text:p>
              </table:table-cell>
              <table:table-cell office:value-type="float" office:value="0.685887">
                <text:p>0.68588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1.9">
                <text:p>61.9</text:p>
              </table:table-cell>
              <table:table-cell office:value-type="float" office:value="0.658167">
                <text:p>0.65816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1.94">
                <text:p>61.94</text:p>
              </table:table-cell>
              <table:table-cell office:value-type="float" office:value="0.635383">
                <text:p>0.63538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1.94">
                <text:p>61.94</text:p>
              </table:table-cell>
              <table:table-cell office:value-type="float" office:value="0.619414">
                <text:p>0.61941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1.99">
                <text:p>61.99</text:p>
              </table:table-cell>
              <table:table-cell office:value-type="float" office:value="0.602926">
                <text:p>0.60292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1.99">
                <text:p>61.99</text:p>
              </table:table-cell>
              <table:table-cell office:value-type="float" office:value="0.577402">
                <text:p>0.57740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2.03">
                <text:p>62.03</text:p>
              </table:table-cell>
              <table:table-cell office:value-type="float" office:value="0.551177">
                <text:p>0.55117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2.03">
                <text:p>62.03</text:p>
              </table:table-cell>
              <table:table-cell office:value-type="float" office:value="0.542326">
                <text:p>0.54232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2.04">
                <text:p>62.04</text:p>
              </table:table-cell>
              <table:table-cell office:value-type="float" office:value="0.533435">
                <text:p>0.53343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2.05">
                <text:p>62.05</text:p>
              </table:table-cell>
              <table:table-cell office:value-type="float" office:value="0.524515">
                <text:p>0.52451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2.09">
                <text:p>62.09</text:p>
              </table:table-cell>
              <table:table-cell office:value-type="float" office:value="0.488704">
                <text:p>0.48870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2.13">
                <text:p>62.13</text:p>
              </table:table-cell>
              <table:table-cell office:value-type="float" office:value="0.45306">
                <text:p>0.4530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2.18">
                <text:p>62.18</text:p>
              </table:table-cell>
              <table:table-cell office:value-type="float" office:value="0.426702">
                <text:p>0.42670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2.18">
                <text:p>62.18</text:p>
              </table:table-cell>
              <table:table-cell office:value-type="float" office:value="0.409396">
                <text:p>0.40939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2.22">
                <text:p>62.22</text:p>
              </table:table-cell>
              <table:table-cell office:value-type="float" office:value="0.383942">
                <text:p>0.38394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2.23">
                <text:p>62.23</text:p>
              </table:table-cell>
              <table:table-cell office:value-type="float" office:value="0.375609">
                <text:p>0.37560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2.23">
                <text:p>62.23</text:p>
              </table:table-cell>
              <table:table-cell office:value-type="float" office:value="0.367359">
                <text:p>0.36735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2.24">
                <text:p>62.24</text:p>
              </table:table-cell>
              <table:table-cell office:value-type="float" office:value="0.359196">
                <text:p>0.35919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2.28">
                <text:p>62.28</text:p>
              </table:table-cell>
              <table:table-cell office:value-type="float" office:value="0.335258">
                <text:p>0.33525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2.28">
                <text:p>62.28</text:p>
              </table:table-cell>
              <table:table-cell office:value-type="float" office:value="0.327473">
                <text:p>0.32747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2.32">
                <text:p>62.32</text:p>
              </table:table-cell>
              <table:table-cell office:value-type="float" office:value="0.304736">
                <text:p>0.30473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2.33">
                <text:p>62.33</text:p>
              </table:table-cell>
              <table:table-cell office:value-type="float" office:value="0.29737">
                <text:p>0.2973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2.37">
                <text:p>62.37</text:p>
              </table:table-cell>
              <table:table-cell office:value-type="float" office:value="0.262203">
                <text:p>0.26220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2.42">
                <text:p>62.42</text:p>
              </table:table-cell>
              <table:table-cell office:value-type="float" office:value="0.242465">
                <text:p>0.24246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2.42">
                <text:p>62.42</text:p>
              </table:table-cell>
              <table:table-cell office:value-type="float" office:value="0.236115">
                <text:p>0.23611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2.42">
                <text:p>62.42</text:p>
              </table:table-cell>
              <table:table-cell office:value-type="float" office:value="0.22988">
                <text:p>0.2298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2.43">
                <text:p>62.43</text:p>
              </table:table-cell>
              <table:table-cell office:value-type="float" office:value="0.223761">
                <text:p>0.22376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2.47">
                <text:p>62.47</text:p>
              </table:table-cell>
              <table:table-cell office:value-type="float" office:value="0.206089">
                <text:p>0.20608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2.47">
                <text:p>62.47</text:p>
              </table:table-cell>
              <table:table-cell office:value-type="float" office:value="0.200426">
                <text:p>0.20042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2.52">
                <text:p>62.52</text:p>
              </table:table-cell>
              <table:table-cell office:value-type="float" office:value="0.178889">
                <text:p>0.17888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2.56">
                <text:p>62.56</text:p>
              </table:table-cell>
              <table:table-cell office:value-type="float" office:value="0.159092">
                <text:p>0.15909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2.57">
                <text:p>62.57</text:p>
              </table:table-cell>
              <table:table-cell office:value-type="float" office:value="0.154405">
                <text:p>0.15440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2.61">
                <text:p>62.61</text:p>
              </table:table-cell>
              <table:table-cell office:value-type="float" office:value="0.136667">
                <text:p>0.13666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2.61">
                <text:p>62.61</text:p>
              </table:table-cell>
              <table:table-cell office:value-type="float" office:value="0.132478">
                <text:p>0.13247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2.62">
                <text:p>62.62</text:p>
              </table:table-cell>
              <table:table-cell office:value-type="float" office:value="0.128384">
                <text:p>0.12838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2.66">
                <text:p>62.66</text:p>
              </table:table-cell>
              <table:table-cell office:value-type="float" office:value="0.116661">
                <text:p>0.11666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2.7">
                <text:p>62.7</text:p>
              </table:table-cell>
              <table:table-cell office:value-type="float" office:value="0.0988986">
                <text:p>0.098898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2.74">
                <text:p>62.74</text:p>
              </table:table-cell>
              <table:table-cell office:value-type="float" office:value="0.0892491">
                <text:p>0.089249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2.75">
                <text:p>62.75</text:p>
              </table:table-cell>
              <table:table-cell office:value-type="float" office:value="0.0861927">
                <text:p>0.086192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2.75">
                <text:p>62.75</text:p>
              </table:table-cell>
              <table:table-cell office:value-type="float" office:value="0.0832144">
                <text:p>0.083214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2.76">
                <text:p>62.76</text:p>
              </table:table-cell>
              <table:table-cell office:value-type="float" office:value="0.0803131">
                <text:p>0.080313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2.8">
                <text:p>62.8</text:p>
              </table:table-cell>
              <table:table-cell office:value-type="float" office:value="0.0694568">
                <text:p>0.069456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2.84">
                <text:p>62.84</text:p>
              </table:table-cell>
              <table:table-cell office:value-type="float" office:value="0.0597536">
                <text:p>0.059753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2.88">
                <text:p>62.88</text:p>
              </table:table-cell>
              <table:table-cell office:value-type="float" office:value="0.0511579">
                <text:p>0.051157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2.93">
                <text:p>62.93</text:p>
              </table:table-cell>
              <table:table-cell office:value-type="float" office:value="0.0436444">
                <text:p>0.043644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2.93">
                <text:p>62.93</text:p>
              </table:table-cell>
              <table:table-cell office:value-type="float" office:value="0.0419347">
                <text:p>0.041934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2.98">
                <text:p>62.98</text:p>
              </table:table-cell>
              <table:table-cell office:value-type="float" office:value="0.0344138">
                <text:p>0.034413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3.02">
                <text:p>63.02</text:p>
              </table:table-cell>
              <table:table-cell office:value-type="float" office:value="0.0296759">
                <text:p>0.029675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3.03">
                <text:p>63.03</text:p>
              </table:table-cell>
              <table:table-cell office:value-type="float" office:value="0.0286773">
                <text:p>0.028677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3.04">
                <text:p>63.04</text:p>
              </table:table-cell>
              <table:table-cell office:value-type="float" office:value="0.0277553">
                <text:p>0.027755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3.08">
                <text:p>63.08</text:p>
              </table:table-cell>
              <table:table-cell office:value-type="float" office:value="0.0248474">
                <text:p>0.024847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3.13">
                <text:p>63.13</text:p>
              </table:table-cell>
              <table:table-cell office:value-type="float" office:value="0.0229569">
                <text:p>0.022956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3.17">
                <text:p>63.17</text:p>
              </table:table-cell>
              <table:table-cell office:value-type="float" office:value="0.0226984">
                <text:p>0.022698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3.18">
                <text:p>63.18</text:p>
              </table:table-cell>
              <table:table-cell office:value-type="float" office:value="0.0227791">
                <text:p>0.022779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3.19">
                <text:p>63.19</text:p>
              </table:table-cell>
              <table:table-cell office:value-type="float" office:value="0.0229094">
                <text:p>0.022909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3.23">
                <text:p>63.23</text:p>
              </table:table-cell>
              <table:table-cell office:value-type="float" office:value="0.0235535">
                <text:p>0.023553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3.23">
                <text:p>63.23</text:p>
              </table:table-cell>
              <table:table-cell office:value-type="float" office:value="0.0238386">
                <text:p>0.023838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3.28">
                <text:p>63.28</text:p>
              </table:table-cell>
              <table:table-cell office:value-type="float" office:value="0.02562">
                <text:p>0.0256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3.32">
                <text:p>63.32</text:p>
              </table:table-cell>
              <table:table-cell office:value-type="float" office:value="0.0268622">
                <text:p>0.026862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3.32">
                <text:p>63.32</text:p>
              </table:table-cell>
              <table:table-cell office:value-type="float" office:value="0.0272905">
                <text:p>0.027290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3.33">
                <text:p>63.33</text:p>
              </table:table-cell>
              <table:table-cell office:value-type="float" office:value="0.0277229">
                <text:p>0.027722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3.34">
                <text:p>63.34</text:p>
              </table:table-cell>
              <table:table-cell office:value-type="float" office:value="0.0281579">
                <text:p>0.028157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3.38">
                <text:p>63.38</text:p>
              </table:table-cell>
              <table:table-cell office:value-type="float" office:value="0.0294647">
                <text:p>0.029464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3.38">
                <text:p>63.38</text:p>
              </table:table-cell>
              <table:table-cell office:value-type="float" office:value="0.0298979">
                <text:p>0.029897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3.42">
                <text:p>63.42</text:p>
              </table:table-cell>
              <table:table-cell office:value-type="float" office:value="0.0311769">
                <text:p>0.031176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3.42">
                <text:p>63.42</text:p>
              </table:table-cell>
              <table:table-cell office:value-type="float" office:value="0.0315941">
                <text:p>0.031594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3.47">
                <text:p>63.47</text:p>
              </table:table-cell>
              <table:table-cell office:value-type="float" office:value="0.0332035">
                <text:p>0.033203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3.47">
                <text:p>63.47</text:p>
              </table:table-cell>
              <table:table-cell office:value-type="float" office:value="0.0335893">
                <text:p>0.033589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3.51">
                <text:p>63.51</text:p>
              </table:table-cell>
              <table:table-cell office:value-type="float" office:value="0.0347023">
                <text:p>0.034702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3.51">
                <text:p>63.51</text:p>
              </table:table-cell>
              <table:table-cell office:value-type="float" office:value="0.035058">
                <text:p>0.03505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3.52">
                <text:p>63.52</text:p>
              </table:table-cell>
              <table:table-cell office:value-type="float" office:value="0.035406">
                <text:p>0.03540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3.53">
                <text:p>63.53</text:p>
              </table:table-cell>
              <table:table-cell office:value-type="float" office:value="0.0357463">
                <text:p>0.035746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3.57">
                <text:p>63.57</text:p>
              </table:table-cell>
              <table:table-cell office:value-type="float" office:value="0.0367199">
                <text:p>0.036719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3.57">
                <text:p>63.57</text:p>
              </table:table-cell>
              <table:table-cell office:value-type="float" office:value="0.0370292">
                <text:p>0.037029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3.62">
                <text:p>63.62</text:p>
              </table:table-cell>
              <table:table-cell office:value-type="float" office:value="0.0381888">
                <text:p>0.038188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3.66">
                <text:p>63.66</text:p>
              </table:table-cell>
              <table:table-cell office:value-type="float" office:value="0.0387225">
                <text:p>0.038722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3.66">
                <text:p>63.66</text:p>
              </table:table-cell>
              <table:table-cell office:value-type="float" office:value="0.0394655">
                <text:p>0.039465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3.71">
                <text:p>63.71</text:p>
              </table:table-cell>
              <table:table-cell office:value-type="float" office:value="0.0399236">
                <text:p>0.039923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3.71">
                <text:p>63.71</text:p>
              </table:table-cell>
              <table:table-cell office:value-type="float" office:value="0.040556">
                <text:p>0.04055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3.76">
                <text:p>63.76</text:p>
              </table:table-cell>
              <table:table-cell office:value-type="float" office:value="0.0409429">
                <text:p>0.040942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3.76">
                <text:p>63.76</text:p>
              </table:table-cell>
              <table:table-cell office:value-type="float" office:value="0.0414735">
                <text:p>0.041473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3.8">
                <text:p>63.8</text:p>
              </table:table-cell>
              <table:table-cell office:value-type="float" office:value="0.0419479">
                <text:p>0.041947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3.8">
                <text:p>63.8</text:p>
              </table:table-cell>
              <table:table-cell office:value-type="float" office:value="0.0420939">
                <text:p>0.042093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3.81">
                <text:p>63.81</text:p>
              </table:table-cell>
              <table:table-cell office:value-type="float" office:value="0.0422344">
                <text:p>0.042234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3.82">
                <text:p>63.82</text:p>
              </table:table-cell>
              <table:table-cell office:value-type="float" office:value="0.0423692">
                <text:p>0.042369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3.86">
                <text:p>63.86</text:p>
              </table:table-cell>
              <table:table-cell office:value-type="float" office:value="0.042741">
                <text:p>0.04274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3.87">
                <text:p>63.87</text:p>
              </table:table-cell>
              <table:table-cell office:value-type="float" office:value="0.0428548">
                <text:p>0.042854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3.91">
                <text:p>63.91</text:p>
              </table:table-cell>
              <table:table-cell office:value-type="float" office:value="0.0431668">
                <text:p>0.043166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3.91">
                <text:p>63.91</text:p>
              </table:table-cell>
              <table:table-cell office:value-type="float" office:value="0.0433509">
                <text:p>0.043350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3.96">
                <text:p>63.96</text:p>
              </table:table-cell>
              <table:table-cell office:value-type="float" office:value="0.0435931">
                <text:p>0.043593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3.96">
                <text:p>63.96</text:p>
              </table:table-cell>
              <table:table-cell office:value-type="float" office:value="0.0437332">
                <text:p>0.043733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4.01">
                <text:p>64.01</text:p>
              </table:table-cell>
              <table:table-cell office:value-type="float" office:value="0.0439655">
                <text:p>0.043965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4.01">
                <text:p>64.01</text:p>
              </table:table-cell>
              <table:table-cell office:value-type="float" office:value="0.0440142">
                <text:p>0.044014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4.06">
                <text:p>64.06</text:p>
              </table:table-cell>
              <table:table-cell office:value-type="float" office:value="0.0441012">
                <text:p>0.044101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4.06">
                <text:p>64.06</text:p>
              </table:table-cell>
              <table:table-cell office:value-type="float" office:value="0.0441744">
                <text:p>0.044174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4.06">
                <text:p>64.06</text:p>
              </table:table-cell>
              <table:table-cell office:value-type="float" office:value="0.0442063">
                <text:p>0.044206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4.07">
                <text:p>64.07</text:p>
              </table:table-cell>
              <table:table-cell office:value-type="float" office:value="0.0442352">
                <text:p>0.044235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4.11">
                <text:p>64.11</text:p>
              </table:table-cell>
              <table:table-cell office:value-type="float" office:value="0.0443037">
                <text:p>0.044303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4.11">
                <text:p>64.11</text:p>
              </table:table-cell>
              <table:table-cell office:value-type="float" office:value="0.0443211">
                <text:p>0.044321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4.16">
                <text:p>64.16</text:p>
              </table:table-cell>
              <table:table-cell office:value-type="float" office:value="0.0443653">
                <text:p>0.044365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4.2">
                <text:p>64.2</text:p>
              </table:table-cell>
              <table:table-cell office:value-type="float" office:value="0.0443733">
                <text:p>0.044373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4.2">
                <text:p>64.2</text:p>
              </table:table-cell>
              <table:table-cell office:value-type="float" office:value="0.0443687">
                <text:p>0.044368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4.24">
                <text:p>64.24</text:p>
              </table:table-cell>
              <table:table-cell office:value-type="float" office:value="0.0443459">
                <text:p>0.044345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4.25">
                <text:p>64.25</text:p>
              </table:table-cell>
              <table:table-cell office:value-type="float" office:value="0.0443346">
                <text:p>0.044334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4.25">
                <text:p>64.25</text:p>
              </table:table-cell>
              <table:table-cell office:value-type="float" office:value="0.0443216">
                <text:p>0.044321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4.26">
                <text:p>64.26</text:p>
              </table:table-cell>
              <table:table-cell office:value-type="float" office:value="0.044307">
                <text:p>0.04430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4.3">
                <text:p>64.3</text:p>
              </table:table-cell>
              <table:table-cell office:value-type="float" office:value="0.0442333">
                <text:p>0.044233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4.35">
                <text:p>64.35</text:p>
              </table:table-cell>
              <table:table-cell office:value-type="float" office:value="0.0441386">
                <text:p>0.044138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4.35">
                <text:p>64.35</text:p>
              </table:table-cell>
              <table:table-cell office:value-type="float" office:value="0.044112">
                <text:p>0.04411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4.4">
                <text:p>64.4</text:p>
              </table:table-cell>
              <table:table-cell office:value-type="float" office:value="0.043995">
                <text:p>0.04399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4.4">
                <text:p>64.4</text:p>
              </table:table-cell>
              <table:table-cell office:value-type="float" office:value="0.0439633">
                <text:p>0.043963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4.44">
                <text:p>64.44</text:p>
              </table:table-cell>
              <table:table-cell office:value-type="float" office:value="0.0438632">
                <text:p>0.043863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4.45">
                <text:p>64.45</text:p>
              </table:table-cell>
              <table:table-cell office:value-type="float" office:value="0.0438283">
                <text:p>0.043828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4.45">
                <text:p>64.45</text:p>
              </table:table-cell>
              <table:table-cell office:value-type="float" office:value="0.0437927">
                <text:p>0.043792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4.46">
                <text:p>64.46</text:p>
              </table:table-cell>
              <table:table-cell office:value-type="float" office:value="0.0437564">
                <text:p>0.043756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4.5">
                <text:p>64.5</text:p>
              </table:table-cell>
              <table:table-cell office:value-type="float" office:value="0.043682">
                <text:p>0.04368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4.5">
                <text:p>64.5</text:p>
              </table:table-cell>
              <table:table-cell office:value-type="float" office:value="0.043644">
                <text:p>0.04364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4.54">
                <text:p>64.54</text:p>
              </table:table-cell>
              <table:table-cell office:value-type="float" office:value="0.0434475">
                <text:p>0.043447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4.59">
                <text:p>64.59</text:p>
              </table:table-cell>
              <table:table-cell office:value-type="float" office:value="0.0433663">
                <text:p>0.043366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4.59">
                <text:p>64.59</text:p>
              </table:table-cell>
              <table:table-cell office:value-type="float" office:value="0.0432422">
                <text:p>0.043242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4.64">
                <text:p>64.64</text:p>
              </table:table-cell>
              <table:table-cell office:value-type="float" office:value="0.0430316">
                <text:p>0.043031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4.68">
                <text:p>64.68</text:p>
              </table:table-cell>
              <table:table-cell office:value-type="float" office:value="0.042904">
                <text:p>0.04290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4.68">
                <text:p>64.68</text:p>
              </table:table-cell>
              <table:table-cell office:value-type="float" office:value="0.0428613">
                <text:p>0.042861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4.69">
                <text:p>64.69</text:p>
              </table:table-cell>
              <table:table-cell office:value-type="float" office:value="0.0428187">
                <text:p>0.042818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4.7">
                <text:p>64.7</text:p>
              </table:table-cell>
              <table:table-cell office:value-type="float" office:value="0.0427762">
                <text:p>0.042776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4.74">
                <text:p>64.74</text:p>
              </table:table-cell>
              <table:table-cell office:value-type="float" office:value="0.0426488">
                <text:p>0.042648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4.74">
                <text:p>64.74</text:p>
              </table:table-cell>
              <table:table-cell office:value-type="float" office:value="0.0426065">
                <text:p>0.042606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4.78">
                <text:p>64.78</text:p>
              </table:table-cell>
              <table:table-cell office:value-type="float" office:value="0.0424806">
                <text:p>0.042480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4.78">
                <text:p>64.78</text:p>
              </table:table-cell>
              <table:table-cell office:value-type="float" office:value="0.042439">
                <text:p>0.04243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4.83">
                <text:p>64.83</text:p>
              </table:table-cell>
              <table:table-cell office:value-type="float" office:value="0.0423151">
                <text:p>0.042315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4.83">
                <text:p>64.83</text:p>
              </table:table-cell>
              <table:table-cell office:value-type="float" office:value="0.0422336">
                <text:p>0.042233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4.88">
                <text:p>64.88</text:p>
              </table:table-cell>
              <table:table-cell office:value-type="float" office:value="0.042153">
                <text:p>0.04215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4.88">
                <text:p>64.88</text:p>
              </table:table-cell>
              <table:table-cell office:value-type="float" office:value="0.042034">
                <text:p>0.04203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4.93">
                <text:p>64.93</text:p>
              </table:table-cell>
              <table:table-cell office:value-type="float" office:value="0.0418414">
                <text:p>0.041841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4.98">
                <text:p>64.98</text:p>
              </table:table-cell>
              <table:table-cell office:value-type="float" office:value="0.0417297">
                <text:p>0.041729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4.98">
                <text:p>64.98</text:p>
              </table:table-cell>
              <table:table-cell office:value-type="float" office:value="0.0416931">
                <text:p>0.041693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4.98">
                <text:p>64.98</text:p>
              </table:table-cell>
              <table:table-cell office:value-type="float" office:value="0.0416569">
                <text:p>0.041656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4.99">
                <text:p>64.99</text:p>
              </table:table-cell>
              <table:table-cell office:value-type="float" office:value="0.0416211">
                <text:p>0.041621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5.03">
                <text:p>65.03</text:p>
              </table:table-cell>
              <table:table-cell office:value-type="float" office:value="0.0414813">
                <text:p>0.041481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5.08">
                <text:p>65.08</text:p>
              </table:table-cell>
              <table:table-cell office:value-type="float" office:value="0.0414137">
                <text:p>0.041413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5.08">
                <text:p>65.08</text:p>
              </table:table-cell>
              <table:table-cell office:value-type="float" office:value="0.0413476">
                <text:p>0.041347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5.12">
                <text:p>65.12</text:p>
              </table:table-cell>
              <table:table-cell office:value-type="float" office:value="0.0413152">
                <text:p>0.041315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5.12">
                <text:p>65.12</text:p>
              </table:table-cell>
              <table:table-cell office:value-type="float" office:value="0.0411894">
                <text:p>0.041189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5.16">
                <text:p>65.16</text:p>
              </table:table-cell>
              <table:table-cell office:value-type="float" office:value="0.0410993">
                <text:p>0.041099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5.16">
                <text:p>65.16</text:p>
              </table:table-cell>
              <table:table-cell office:value-type="float" office:value="0.04107">
                <text:p>0.0410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5.17">
                <text:p>65.17</text:p>
              </table:table-cell>
              <table:table-cell office:value-type="float" office:value="0.0410412">
                <text:p>0.041041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5.18">
                <text:p>65.18</text:p>
              </table:table-cell>
              <table:table-cell office:value-type="float" office:value="0.0410128">
                <text:p>0.041012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5.22">
                <text:p>65.22</text:p>
              </table:table-cell>
              <table:table-cell office:value-type="float" office:value="0.0409572">
                <text:p>0.040957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5.22">
                <text:p>65.22</text:p>
              </table:table-cell>
              <table:table-cell office:value-type="float" office:value="0.0409032">
                <text:p>0.040903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5.26">
                <text:p>65.26</text:p>
              </table:table-cell>
              <table:table-cell office:value-type="float" office:value="0.0408769">
                <text:p>0.040876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5.26">
                <text:p>65.26</text:p>
              </table:table-cell>
              <table:table-cell office:value-type="float" office:value="0.0408002">
                <text:p>0.040800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5.31">
                <text:p>65.31</text:p>
              </table:table-cell>
              <table:table-cell office:value-type="float" office:value="0.040751">
                <text:p>0.04075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5.31">
                <text:p>65.31</text:p>
              </table:table-cell>
              <table:table-cell office:value-type="float" office:value="0.0406803">
                <text:p>0.040680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5.35">
                <text:p>65.35</text:p>
              </table:table-cell>
              <table:table-cell office:value-type="float" office:value="0.040613">
                <text:p>0.04061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5.35">
                <text:p>65.35</text:p>
              </table:table-cell>
              <table:table-cell office:value-type="float" office:value="0.0405914">
                <text:p>0.040591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5.36">
                <text:p>65.36</text:p>
              </table:table-cell>
              <table:table-cell office:value-type="float" office:value="0.0405701">
                <text:p>0.040570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5.37">
                <text:p>65.37</text:p>
              </table:table-cell>
              <table:table-cell office:value-type="float" office:value="0.0405492">
                <text:p>0.040549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5.41">
                <text:p>65.41</text:p>
              </table:table-cell>
              <table:table-cell office:value-type="float" office:value="0.0404694">
                <text:p>0.040469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5.45">
                <text:p>65.45</text:p>
              </table:table-cell>
              <table:table-cell office:value-type="float" office:value="0.0404134">
                <text:p>0.040413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5.45">
                <text:p>65.45</text:p>
              </table:table-cell>
              <table:table-cell office:value-type="float" office:value="0.0403954">
                <text:p>0.040395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5.5">
                <text:p>65.5</text:p>
              </table:table-cell>
              <table:table-cell office:value-type="float" office:value="0.040327">
                <text:p>0.04032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5.54">
                <text:p>65.54</text:p>
              </table:table-cell>
              <table:table-cell office:value-type="float" office:value="0.0402948">
                <text:p>0.040294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5.54">
                <text:p>65.54</text:p>
              </table:table-cell>
              <table:table-cell office:value-type="float" office:value="0.0402489">
                <text:p>0.040248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5.58">
                <text:p>65.58</text:p>
              </table:table-cell>
              <table:table-cell office:value-type="float" office:value="0.0402199">
                <text:p>0.040219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5.58">
                <text:p>65.58</text:p>
              </table:table-cell>
              <table:table-cell office:value-type="float" office:value="0.0401922">
                <text:p>0.040192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5.59">
                <text:p>65.59</text:p>
              </table:table-cell>
              <table:table-cell office:value-type="float" office:value="0.0401788">
                <text:p>0.040178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5.6">
                <text:p>65.6</text:p>
              </table:table-cell>
              <table:table-cell office:value-type="float" office:value="0.0401657">
                <text:p>0.040165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5.64">
                <text:p>65.64</text:p>
              </table:table-cell>
              <table:table-cell office:value-type="float" office:value="0.0401281">
                <text:p>0.040128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5.64">
                <text:p>65.64</text:p>
              </table:table-cell>
              <table:table-cell office:value-type="float" office:value="0.0401162">
                <text:p>0.040116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5.69">
                <text:p>65.69</text:p>
              </table:table-cell>
              <table:table-cell office:value-type="float" office:value="0.0400605">
                <text:p>0.040060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5.73">
                <text:p>65.73</text:p>
              </table:table-cell>
              <table:table-cell office:value-type="float" office:value="0.0400401">
                <text:p>0.040040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5.73">
                <text:p>65.73</text:p>
              </table:table-cell>
              <table:table-cell office:value-type="float" office:value="0.0400207">
                <text:p>0.040020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5.74">
                <text:p>65.74</text:p>
              </table:table-cell>
              <table:table-cell office:value-type="float" office:value="0.0400113">
                <text:p>0.040011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5.75">
                <text:p>65.75</text:p>
              </table:table-cell>
              <table:table-cell office:value-type="float" office:value="0.0400022">
                <text:p>0.040002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276cm" svg:height="13.415cm" xlink:href=".." xlink:type="simple" chart:class="chart:scatter" chart:style-name="ch1">
        <chart:title svg:x="8.515cm" svg:y="0.404cm" chart:style-name="ch2">
          <text:p>Position Error Along Time</text:p>
        </chart:title>
        <chart:plot-area chart:style-name="ch3" table:cell-range-address="Sheet2.A1:Sheet2.B563" svg:x="1.456cm" svg:y="1.451cm" svg:width="20.375cm" svg:height="10.715cm">
          <chartooo:coordinate-region svg:x="2.183cm" svg:y="1.651cm" svg:width="19.461cm" svg:height="9.868cm"/>
          <chart:axis chart:dimension="x" chart:name="primary-x" chart:style-name="ch4">
            <chart:title svg:x="10.474cm" svg:y="12.434cm" chart:style-name="ch5">
              <text:p>Time (seconds)</text:p>
            </chart:title>
          </chart:axis>
          <chart:axis chart:dimension="y" chart:name="primary-y" chart:style-name="ch4">
            <chart:title svg:x="0.451cm" svg:y="7.857cm" chart:style-name="ch6">
              <text:p>Error (meters)</text:p>
            </chart:title>
            <chart:grid chart:style-name="ch7" chart:class="major"/>
          </chart:axis>
          <chart:series chart:style-name="ch8" chart:values-cell-range-address="Sheet2.B1:Sheet2.B563" chart:class="chart:scatter">
            <chart:domain table:cell-range-address="Sheet2.A1:Sheet2.A563"/>
            <chart:data-point chart:repeated="56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1:Sheet2.A563</svg:desc>
                </draw:g>
              </table:table-cell>
              <table:table-cell office:value-type="float" office:value="0.0397876">
                <text:p>0.0397876</text:p>
                <draw:g>
                  <svg:desc>Sheet2.B1:Sheet2.B5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00000000000043">
                <text:p>0.050000000000004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00000000000043">
                <text:p>0.050000000000004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00000000000034">
                <text:p>0.090000000000003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00000000000034">
                <text:p>0.090000000000003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9999999999999">
                <text:p>0.109999999999999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50000000000006">
                <text:p>0.150000000000006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90000000000005">
                <text:p>0.19000000000000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40000000000002">
                <text:p>0.24000000000000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40000000000002">
                <text:p>0.24000000000000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80000000000001">
                <text:p>0.28000000000000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80000000000001">
                <text:p>0.28000000000000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89999999999999">
                <text:p>0.289999999999999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00000000000004">
                <text:p>0.30000000000000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40000000000003">
                <text:p>0.34000000000000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40000000000003">
                <text:p>0.34000000000000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90000000000001">
                <text:p>0.39000000000000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90000000000001">
                <text:p>0.39000000000000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3">
                <text:p>0.4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3">
                <text:p>0.4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40000000000005">
                <text:p>0.44000000000000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50000000000003">
                <text:p>0.45000000000000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90000000000002">
                <text:p>0.49000000000000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30000000000001">
                <text:p>0.53000000000000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30000000000001">
                <text:p>0.53000000000000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80000000000005">
                <text:p>0.58000000000000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80000000000005">
                <text:p>0.58000000000000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20000000000005">
                <text:p>0.62000000000000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20000000000005">
                <text:p>0.62000000000000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30000000000003">
                <text:p>0.63000000000000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40000000000001">
                <text:p>0.64000000000000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8">
                <text:p>0.68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8">
                <text:p>0.68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19999999999999">
                <text:p>0.719999999999999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19999999999999">
                <text:p>0.719999999999999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70000000000003">
                <text:p>0.77000000000000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70000000000003">
                <text:p>0.77000000000000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10000000000002">
                <text:p>0.81000000000000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10000000000002">
                <text:p>0.81000000000000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2">
                <text:p>0.8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30000000000005">
                <text:p>0.83000000000000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70000000000005">
                <text:p>0.87000000000000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20000000000002">
                <text:p>0.92000000000000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20000000000002">
                <text:p>0.92000000000000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69999999999999">
                <text:p>0.969999999999999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500000000000043">
                <text:p>0.050000000000004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00000000000043">
                <text:p>0.050000000000004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00000000000034">
                <text:p>0.090000000000003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900000000000034">
                <text:p>0.090000000000003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09999999999999">
                <text:p>0.109999999999999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50000000000006">
                <text:p>0.150000000000006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90000000000005">
                <text:p>0.19000000000000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40000000000002">
                <text:p>0.24000000000000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40000000000002">
                <text:p>0.24000000000000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80000000000001">
                <text:p>0.28000000000000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80000000000001">
                <text:p>0.28000000000000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89999999999999">
                <text:p>0.289999999999999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00000000000004">
                <text:p>0.30000000000000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40000000000003">
                <text:p>0.34000000000000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40000000000003">
                <text:p>0.34000000000000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90000000000001">
                <text:p>0.39000000000000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90000000000001">
                <text:p>0.39000000000000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3">
                <text:p>0.4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3">
                <text:p>0.4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40000000000005">
                <text:p>0.44000000000000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50000000000003">
                <text:p>0.45000000000000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90000000000002">
                <text:p>0.49000000000000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30000000000001">
                <text:p>0.53000000000000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30000000000001">
                <text:p>0.53000000000000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80000000000005">
                <text:p>0.58000000000000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80000000000005">
                <text:p>0.58000000000000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20000000000005">
                <text:p>0.62000000000000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20000000000005">
                <text:p>0.62000000000000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30000000000003">
                <text:p>0.63000000000000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40000000000001">
                <text:p>0.64000000000000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8">
                <text:p>0.68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8">
                <text:p>0.68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19999999999999">
                <text:p>0.719999999999999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19999999999999">
                <text:p>0.719999999999999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70000000000003">
                <text:p>0.77000000000000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70000000000003">
                <text:p>0.77000000000000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10000000000002">
                <text:p>0.81000000000000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10000000000002">
                <text:p>0.81000000000000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2">
                <text:p>0.8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30000000000005">
                <text:p>0.83000000000000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70000000000005">
                <text:p>0.87000000000000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0000000000002">
                <text:p>0.92000000000000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0000000000002">
                <text:p>0.92000000000000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9999999999999">
                <text:p>0.969999999999999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80000000000004">
                <text:p>0.98000000000000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2">
                <text:p>1.0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02">
                <text:p>1.0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06">
                <text:p>1.06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11">
                <text:p>1.1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11">
                <text:p>1.1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16">
                <text:p>1.16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16">
                <text:p>1.16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2">
                <text:p>1.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2">
                <text:p>1.2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24">
                <text:p>1.2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24">
                <text:p>1.2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25">
                <text:p>1.25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26000000000001">
                <text:p>1.26000000000001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3">
                <text:p>1.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3">
                <text:p>1.3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34">
                <text:p>1.34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39">
                <text:p>1.39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39">
                <text:p>1.39</text:p>
              </table:table-cell>
              <table:table-cell office:value-type="float" office:value="0.0397876">
                <text:p>0.03978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44">
                <text:p>1.44</text:p>
              </table:table-cell>
              <table:table-cell office:value-type="float" office:value="0.0445317">
                <text:p>0.04453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44">
                <text:p>1.44</text:p>
              </table:table-cell>
              <table:table-cell office:value-type="float" office:value="0.0445317">
                <text:p>0.04453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44">
                <text:p>1.44</text:p>
              </table:table-cell>
              <table:table-cell office:value-type="float" office:value="0.0445317">
                <text:p>0.04453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45">
                <text:p>1.45</text:p>
              </table:table-cell>
              <table:table-cell office:value-type="float" office:value="0.0479858">
                <text:p>0.04798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49">
                <text:p>1.49</text:p>
              </table:table-cell>
              <table:table-cell office:value-type="float" office:value="0.076014">
                <text:p>0.0760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53">
                <text:p>1.53</text:p>
              </table:table-cell>
              <table:table-cell office:value-type="float" office:value="0.126236">
                <text:p>0.1262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53">
                <text:p>1.53</text:p>
              </table:table-cell>
              <table:table-cell office:value-type="float" office:value="0.194015">
                <text:p>0.1940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58000000000001">
                <text:p>1.58000000000001</text:p>
              </table:table-cell>
              <table:table-cell office:value-type="float" office:value="0.275713">
                <text:p>0.2757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58000000000001">
                <text:p>1.58000000000001</text:p>
              </table:table-cell>
              <table:table-cell office:value-type="float" office:value="0.273918">
                <text:p>0.2739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62">
                <text:p>1.62</text:p>
              </table:table-cell>
              <table:table-cell office:value-type="float" office:value="0.395571">
                <text:p>0.3955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62">
                <text:p>1.62</text:p>
              </table:table-cell>
              <table:table-cell office:value-type="float" office:value="0.391321">
                <text:p>0.3913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63">
                <text:p>1.63</text:p>
              </table:table-cell>
              <table:table-cell office:value-type="float" office:value="0.386225">
                <text:p>0.3862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64">
                <text:p>1.64</text:p>
              </table:table-cell>
              <table:table-cell office:value-type="float" office:value="0.408986">
                <text:p>0.4089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68">
                <text:p>1.68</text:p>
              </table:table-cell>
              <table:table-cell office:value-type="float" office:value="0.53481">
                <text:p>0.534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73">
                <text:p>1.73</text:p>
              </table:table-cell>
              <table:table-cell office:value-type="float" office:value="0.522756">
                <text:p>0.5227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73">
                <text:p>1.73</text:p>
              </table:table-cell>
              <table:table-cell office:value-type="float" office:value="0.625293">
                <text:p>0.6252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78">
                <text:p>1.78</text:p>
              </table:table-cell>
              <table:table-cell office:value-type="float" office:value="0.607304">
                <text:p>0.6073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78">
                <text:p>1.78</text:p>
              </table:table-cell>
              <table:table-cell office:value-type="float" office:value="0.62654">
                <text:p>0.626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78">
                <text:p>1.78</text:p>
              </table:table-cell>
              <table:table-cell office:value-type="float" office:value="0.645124">
                <text:p>0.6451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79">
                <text:p>1.79</text:p>
              </table:table-cell>
              <table:table-cell office:value-type="float" office:value="0.742703">
                <text:p>0.7427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83000000000001">
                <text:p>1.83000000000001</text:p>
              </table:table-cell>
              <table:table-cell office:value-type="float" office:value="0.714616">
                <text:p>0.7146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88">
                <text:p>1.88</text:p>
              </table:table-cell>
              <table:table-cell office:value-type="float" office:value="0.771485">
                <text:p>0.77148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88">
                <text:p>1.88</text:p>
              </table:table-cell>
              <table:table-cell office:value-type="float" office:value="0.929574">
                <text:p>0.9295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92">
                <text:p>1.92</text:p>
              </table:table-cell>
              <table:table-cell office:value-type="float" office:value="0.842451">
                <text:p>0.8424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92">
                <text:p>1.92</text:p>
              </table:table-cell>
              <table:table-cell office:value-type="float" office:value="0.923931">
                <text:p>0.9239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93">
                <text:p>1.93</text:p>
              </table:table-cell>
              <table:table-cell office:value-type="float" office:value="0.8723">
                <text:p>0.87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94">
                <text:p>1.94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98">
                <text:p>1.98</text:p>
              </table:table-cell>
              <table:table-cell office:value-type="float" office:value="0.880955">
                <text:p>0.8809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02">
                <text:p>2.02</text:p>
              </table:table-cell>
              <table:table-cell office:value-type="float" office:value="0.892764">
                <text:p>0.8927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07">
                <text:p>2.07</text:p>
              </table:table-cell>
              <table:table-cell office:value-type="float" office:value="0.963339">
                <text:p>0.9633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12">
                <text:p>2.12</text:p>
              </table:table-cell>
              <table:table-cell office:value-type="float" office:value="0.896175">
                <text:p>0.8961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16">
                <text:p>2.16</text:p>
              </table:table-cell>
              <table:table-cell office:value-type="float" office:value="0.960837">
                <text:p>0.9608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16">
                <text:p>2.16</text:p>
              </table:table-cell>
              <table:table-cell office:value-type="float" office:value="0.879942">
                <text:p>0.8799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17">
                <text:p>2.17</text:p>
              </table:table-cell>
              <table:table-cell office:value-type="float" office:value="0.875018">
                <text:p>0.8750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18">
                <text:p>2.18</text:p>
              </table:table-cell>
              <table:table-cell office:value-type="float" office:value="0.799064">
                <text:p>0.7990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22">
                <text:p>2.22</text:p>
              </table:table-cell>
              <table:table-cell office:value-type="float" office:value="1.03431">
                <text:p>1.034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26000000000001">
                <text:p>2.26000000000001</text:p>
              </table:table-cell>
              <table:table-cell office:value-type="float" office:value="0.858692">
                <text:p>0.85869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26000000000001">
                <text:p>2.26000000000001</text:p>
              </table:table-cell>
              <table:table-cell office:value-type="float" office:value="1.10585">
                <text:p>1.105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31">
                <text:p>2.31</text:p>
              </table:table-cell>
              <table:table-cell office:value-type="float" office:value="0.92104">
                <text:p>0.921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31">
                <text:p>2.31</text:p>
              </table:table-cell>
              <table:table-cell office:value-type="float" office:value="0.813001">
                <text:p>0.8130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35">
                <text:p>2.35</text:p>
              </table:table-cell>
              <table:table-cell office:value-type="float" office:value="0.71481">
                <text:p>0.7148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35">
                <text:p>2.35</text:p>
              </table:table-cell>
              <table:table-cell office:value-type="float" office:value="0.888206">
                <text:p>0.8882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36">
                <text:p>2.36</text:p>
              </table:table-cell>
              <table:table-cell office:value-type="float" office:value="0.682245">
                <text:p>0.6822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37">
                <text:p>2.37</text:p>
              </table:table-cell>
              <table:table-cell office:value-type="float" office:value="0.77347">
                <text:p>0.7734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42">
                <text:p>2.42</text:p>
              </table:table-cell>
              <table:table-cell office:value-type="float" office:value="0.66614">
                <text:p>0.666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46">
                <text:p>2.46</text:p>
              </table:table-cell>
              <table:table-cell office:value-type="float" office:value="0.658366">
                <text:p>0.6583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51000000000001">
                <text:p>2.51000000000001</text:p>
              </table:table-cell>
              <table:table-cell office:value-type="float" office:value="0.650637">
                <text:p>0.65063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56">
                <text:p>2.56</text:p>
              </table:table-cell>
              <table:table-cell office:value-type="float" office:value="0.850368">
                <text:p>0.8503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61">
                <text:p>2.61</text:p>
              </table:table-cell>
              <table:table-cell office:value-type="float" office:value="0.625525">
                <text:p>0.6255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61">
                <text:p>2.61</text:p>
              </table:table-cell>
              <table:table-cell office:value-type="float" office:value="0.836835">
                <text:p>0.8368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61">
                <text:p>2.61</text:p>
              </table:table-cell>
              <table:table-cell office:value-type="float" office:value="0.605064">
                <text:p>0.6050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62">
                <text:p>2.62</text:p>
              </table:table-cell>
              <table:table-cell office:value-type="float" office:value="0.955014">
                <text:p>0.9550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66">
                <text:p>2.66</text:p>
              </table:table-cell>
              <table:table-cell office:value-type="float" office:value="0.596454">
                <text:p>0.59645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7">
                <text:p>2.7</text:p>
              </table:table-cell>
              <table:table-cell office:value-type="float" office:value="0.82576">
                <text:p>0.825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75">
                <text:p>2.75</text:p>
              </table:table-cell>
              <table:table-cell office:value-type="float" office:value="0.580104">
                <text:p>0.5801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79">
                <text:p>2.79</text:p>
              </table:table-cell>
              <table:table-cell office:value-type="float" office:value="0.575458">
                <text:p>0.5754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79">
                <text:p>2.79</text:p>
              </table:table-cell>
              <table:table-cell office:value-type="float" office:value="0.571029">
                <text:p>0.5710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84">
                <text:p>2.84</text:p>
              </table:table-cell>
              <table:table-cell office:value-type="float" office:value="0.809168">
                <text:p>0.80916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84">
                <text:p>2.84</text:p>
              </table:table-cell>
              <table:table-cell office:value-type="float" office:value="0.556058">
                <text:p>0.5560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84">
                <text:p>2.84</text:p>
              </table:table-cell>
              <table:table-cell office:value-type="float" office:value="0.682249">
                <text:p>0.6822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85">
                <text:p>2.85</text:p>
              </table:table-cell>
              <table:table-cell office:value-type="float" office:value="0.427596">
                <text:p>0.4275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90000000000001">
                <text:p>2.90000000000001</text:p>
              </table:table-cell>
              <table:table-cell office:value-type="float" office:value="0.800591">
                <text:p>0.8005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90000000000001">
                <text:p>2.90000000000001</text:p>
              </table:table-cell>
              <table:table-cell office:value-type="float" office:value="0.541807">
                <text:p>0.5418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94">
                <text:p>2.94</text:p>
              </table:table-cell>
              <table:table-cell office:value-type="float" office:value="0.539043">
                <text:p>0.53904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94">
                <text:p>2.94</text:p>
              </table:table-cell>
              <table:table-cell office:value-type="float" office:value="0.536634">
                <text:p>0.5366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95">
                <text:p>2.95</text:p>
              </table:table-cell>
              <table:table-cell office:value-type="float" office:value="0.671134">
                <text:p>0.6711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96">
                <text:p>2.96</text:p>
              </table:table-cell>
              <table:table-cell office:value-type="float" office:value="0.423741">
                <text:p>0.42374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">
                <text:p>3</text:p>
              </table:table-cell>
              <table:table-cell office:value-type="float" office:value="0.552697">
                <text:p>0.5526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">
                <text:p>3</text:p>
              </table:table-cell>
              <table:table-cell office:value-type="float" office:value="0.670746">
                <text:p>0.67074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04">
                <text:p>3.04</text:p>
              </table:table-cell>
              <table:table-cell office:value-type="float" office:value="0.552096">
                <text:p>0.5520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09">
                <text:p>3.09</text:p>
              </table:table-cell>
              <table:table-cell office:value-type="float" office:value="0.551099">
                <text:p>0.5510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09">
                <text:p>3.09</text:p>
              </table:table-cell>
              <table:table-cell office:value-type="float" office:value="0.550103">
                <text:p>0.5501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13">
                <text:p>3.13</text:p>
              </table:table-cell>
              <table:table-cell office:value-type="float" office:value="0.780412">
                <text:p>0.7804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13">
                <text:p>3.13</text:p>
              </table:table-cell>
              <table:table-cell office:value-type="float" office:value="0.552608">
                <text:p>0.5526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14">
                <text:p>3.14</text:p>
              </table:table-cell>
              <table:table-cell office:value-type="float" office:value="0.830895">
                <text:p>0.8308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15000000000001">
                <text:p>3.15000000000001</text:p>
              </table:table-cell>
              <table:table-cell office:value-type="float" office:value="0.606897">
                <text:p>0.60689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19">
                <text:p>3.19</text:p>
              </table:table-cell>
              <table:table-cell office:value-type="float" office:value="0.939486">
                <text:p>0.9394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24">
                <text:p>3.24</text:p>
              </table:table-cell>
              <table:table-cell office:value-type="float" office:value="0.540671">
                <text:p>0.5406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28">
                <text:p>3.28</text:p>
              </table:table-cell>
              <table:table-cell office:value-type="float" office:value="0.9162">
                <text:p>0.91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32">
                <text:p>3.32</text:p>
              </table:table-cell>
              <table:table-cell office:value-type="float" office:value="0.570747">
                <text:p>0.57074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32">
                <text:p>3.32</text:p>
              </table:table-cell>
              <table:table-cell office:value-type="float" office:value="0.613552">
                <text:p>0.6135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33000000000001">
                <text:p>3.33000000000001</text:p>
              </table:table-cell>
              <table:table-cell office:value-type="float" office:value="0.587604">
                <text:p>0.5876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34">
                <text:p>3.34</text:p>
              </table:table-cell>
              <table:table-cell office:value-type="float" office:value="0.595948">
                <text:p>0.5959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38">
                <text:p>3.38</text:p>
              </table:table-cell>
              <table:table-cell office:value-type="float" office:value="0.604281">
                <text:p>0.6042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38">
                <text:p>3.38</text:p>
              </table:table-cell>
              <table:table-cell office:value-type="float" office:value="0.637784">
                <text:p>0.6377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43">
                <text:p>3.43</text:p>
              </table:table-cell>
              <table:table-cell office:value-type="float" office:value="0.736223">
                <text:p>0.73622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43">
                <text:p>3.43</text:p>
              </table:table-cell>
              <table:table-cell office:value-type="float" office:value="0.669213">
                <text:p>0.6692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47">
                <text:p>3.47</text:p>
              </table:table-cell>
              <table:table-cell office:value-type="float" office:value="0.707219">
                <text:p>0.7072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47">
                <text:p>3.47</text:p>
              </table:table-cell>
              <table:table-cell office:value-type="float" office:value="0.701199">
                <text:p>0.70119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52">
                <text:p>3.52</text:p>
              </table:table-cell>
              <table:table-cell office:value-type="float" office:value="0.723279">
                <text:p>0.72327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52">
                <text:p>3.52</text:p>
              </table:table-cell>
              <table:table-cell office:value-type="float" office:value="0.719285">
                <text:p>0.71928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56">
                <text:p>3.56</text:p>
              </table:table-cell>
              <table:table-cell office:value-type="float" office:value="0.723129">
                <text:p>0.72312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56">
                <text:p>3.56</text:p>
              </table:table-cell>
              <table:table-cell office:value-type="float" office:value="0.726598">
                <text:p>0.72659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57">
                <text:p>3.57</text:p>
              </table:table-cell>
              <table:table-cell office:value-type="float" office:value="0.739767">
                <text:p>0.7397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58000000000001">
                <text:p>3.58000000000001</text:p>
              </table:table-cell>
              <table:table-cell office:value-type="float" office:value="0.735641">
                <text:p>0.73564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62">
                <text:p>3.62</text:p>
              </table:table-cell>
              <table:table-cell office:value-type="float" office:value="0.733268">
                <text:p>0.7332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62">
                <text:p>3.62</text:p>
              </table:table-cell>
              <table:table-cell office:value-type="float" office:value="0.738874">
                <text:p>0.73887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66">
                <text:p>3.66</text:p>
              </table:table-cell>
              <table:table-cell office:value-type="float" office:value="0.752866">
                <text:p>0.75286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66">
                <text:p>3.66</text:p>
              </table:table-cell>
              <table:table-cell office:value-type="float" office:value="0.735007">
                <text:p>0.7350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71">
                <text:p>3.71</text:p>
              </table:table-cell>
              <table:table-cell office:value-type="float" office:value="0.731103">
                <text:p>0.73110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71">
                <text:p>3.71</text:p>
              </table:table-cell>
              <table:table-cell office:value-type="float" office:value="0.725676">
                <text:p>0.72567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75">
                <text:p>3.75</text:p>
              </table:table-cell>
              <table:table-cell office:value-type="float" office:value="0.722603">
                <text:p>0.7226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75">
                <text:p>3.75</text:p>
              </table:table-cell>
              <table:table-cell office:value-type="float" office:value="0.719203">
                <text:p>0.71920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76000000000001">
                <text:p>3.76000000000001</text:p>
              </table:table-cell>
              <table:table-cell office:value-type="float" office:value="0.7495">
                <text:p>0.74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77">
                <text:p>3.77</text:p>
              </table:table-cell>
              <table:table-cell office:value-type="float" office:value="0.702636">
                <text:p>0.7026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81">
                <text:p>3.81</text:p>
              </table:table-cell>
              <table:table-cell office:value-type="float" office:value="0.682185">
                <text:p>0.68218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81">
                <text:p>3.81</text:p>
              </table:table-cell>
              <table:table-cell office:value-type="float" office:value="0.792921">
                <text:p>0.7929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86">
                <text:p>3.86</text:p>
              </table:table-cell>
              <table:table-cell office:value-type="float" office:value="0.686057">
                <text:p>0.68605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86">
                <text:p>3.86</text:p>
              </table:table-cell>
              <table:table-cell office:value-type="float" office:value="0.786604">
                <text:p>0.78660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90000000000001">
                <text:p>3.90000000000001</text:p>
              </table:table-cell>
              <table:table-cell office:value-type="float" office:value="0.625951">
                <text:p>0.62595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90000000000001">
                <text:p>3.90000000000001</text:p>
              </table:table-cell>
              <table:table-cell office:value-type="float" office:value="0.649763">
                <text:p>0.64976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91">
                <text:p>3.91</text:p>
              </table:table-cell>
              <table:table-cell office:value-type="float" office:value="0.599803">
                <text:p>0.5998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92">
                <text:p>3.92</text:p>
              </table:table-cell>
              <table:table-cell office:value-type="float" office:value="0.592983">
                <text:p>0.59298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96">
                <text:p>3.96</text:p>
              </table:table-cell>
              <table:table-cell office:value-type="float" office:value="0.586209">
                <text:p>0.58620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96">
                <text:p>3.96</text:p>
              </table:table-cell>
              <table:table-cell office:value-type="float" office:value="0.70359">
                <text:p>0.7035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01000000000001">
                <text:p>4.01000000000001</text:p>
              </table:table-cell>
              <table:table-cell office:value-type="float" office:value="0.566046">
                <text:p>0.5660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.05">
                <text:p>4.05</text:p>
              </table:table-cell>
              <table:table-cell office:value-type="float" office:value="0.492307">
                <text:p>0.49230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.05">
                <text:p>4.05</text:p>
              </table:table-cell>
              <table:table-cell office:value-type="float" office:value="0.70118">
                <text:p>0.7011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06">
                <text:p>4.06</text:p>
              </table:table-cell>
              <table:table-cell office:value-type="float" office:value="0.533362">
                <text:p>0.53336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07">
                <text:p>4.07</text:p>
              </table:table-cell>
              <table:table-cell office:value-type="float" office:value="0.791526">
                <text:p>0.79152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11">
                <text:p>4.11</text:p>
              </table:table-cell>
              <table:table-cell office:value-type="float" office:value="0.437239">
                <text:p>0.4372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11">
                <text:p>4.11</text:p>
              </table:table-cell>
              <table:table-cell office:value-type="float" office:value="0.647828">
                <text:p>0.6478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16">
                <text:p>4.16</text:p>
              </table:table-cell>
              <table:table-cell office:value-type="float" office:value="0.457954">
                <text:p>0.45795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.16">
                <text:p>4.16</text:p>
              </table:table-cell>
              <table:table-cell office:value-type="float" office:value="0.466118">
                <text:p>0.46611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2">
                <text:p>4.2</text:p>
              </table:table-cell>
              <table:table-cell office:value-type="float" office:value="0.557447">
                <text:p>0.55744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.2">
                <text:p>4.2</text:p>
              </table:table-cell>
              <table:table-cell office:value-type="float" office:value="0.664504">
                <text:p>0.66450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25">
                <text:p>4.25</text:p>
              </table:table-cell>
              <table:table-cell office:value-type="float" office:value="0.457023">
                <text:p>0.45702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25">
                <text:p>4.25</text:p>
              </table:table-cell>
              <table:table-cell office:value-type="float" office:value="0.685138">
                <text:p>0.68513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29">
                <text:p>4.29</text:p>
              </table:table-cell>
              <table:table-cell office:value-type="float" office:value="0.578688">
                <text:p>0.57868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29">
                <text:p>4.29</text:p>
              </table:table-cell>
              <table:table-cell office:value-type="float" office:value="0.472353">
                <text:p>0.47235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3">
                <text:p>4.3</text:p>
              </table:table-cell>
              <table:table-cell office:value-type="float" office:value="0.472735">
                <text:p>0.4727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31">
                <text:p>4.31</text:p>
              </table:table-cell>
              <table:table-cell office:value-type="float" office:value="0.526856">
                <text:p>0.52685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35">
                <text:p>4.35</text:p>
              </table:table-cell>
              <table:table-cell office:value-type="float" office:value="0.682671">
                <text:p>0.68267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40000000000001">
                <text:p>4.40000000000001</text:p>
              </table:table-cell>
              <table:table-cell office:value-type="float" office:value="0.465495">
                <text:p>0.46549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40000000000001">
                <text:p>4.40000000000001</text:p>
              </table:table-cell>
              <table:table-cell office:value-type="float" office:value="0.488735">
                <text:p>0.48873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.44000000000001">
                <text:p>4.44000000000001</text:p>
              </table:table-cell>
              <table:table-cell office:value-type="float" office:value="0.380214">
                <text:p>0.38021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.44000000000001">
                <text:p>4.44000000000001</text:p>
              </table:table-cell>
              <table:table-cell office:value-type="float" office:value="0.381963">
                <text:p>0.38196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.48">
                <text:p>4.48</text:p>
              </table:table-cell>
              <table:table-cell office:value-type="float" office:value="0.383794">
                <text:p>0.38379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.48">
                <text:p>4.48</text:p>
              </table:table-cell>
              <table:table-cell office:value-type="float" office:value="0.497575">
                <text:p>0.4975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.49">
                <text:p>4.49</text:p>
              </table:table-cell>
              <table:table-cell office:value-type="float" office:value="0.390156">
                <text:p>0.39015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.5">
                <text:p>4.5</text:p>
              </table:table-cell>
              <table:table-cell office:value-type="float" office:value="0.612378">
                <text:p>0.61237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.54">
                <text:p>4.54</text:p>
              </table:table-cell>
              <table:table-cell office:value-type="float" office:value="0.397875">
                <text:p>0.39787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54">
                <text:p>4.54</text:p>
              </table:table-cell>
              <table:table-cell office:value-type="float" office:value="0.646959">
                <text:p>0.64695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.58000000000001">
                <text:p>4.58000000000001</text:p>
              </table:table-cell>
              <table:table-cell office:value-type="float" office:value="0.433392">
                <text:p>0.43339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.58000000000001">
                <text:p>4.58000000000001</text:p>
              </table:table-cell>
              <table:table-cell office:value-type="float" office:value="0.692177">
                <text:p>0.69217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63">
                <text:p>4.63</text:p>
              </table:table-cell>
              <table:table-cell office:value-type="float" office:value="0.583928">
                <text:p>0.58392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.63">
                <text:p>4.63</text:p>
              </table:table-cell>
              <table:table-cell office:value-type="float" office:value="0.47844">
                <text:p>0.4784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.67">
                <text:p>4.67</text:p>
              </table:table-cell>
              <table:table-cell office:value-type="float" office:value="0.480185">
                <text:p>0.48018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.67">
                <text:p>4.67</text:p>
              </table:table-cell>
              <table:table-cell office:value-type="float" office:value="0.73898">
                <text:p>0.7389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.68">
                <text:p>4.68</text:p>
              </table:table-cell>
              <table:table-cell office:value-type="float" office:value="0.524358">
                <text:p>0.52435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.69000000000001">
                <text:p>4.69000000000001</text:p>
              </table:table-cell>
              <table:table-cell office:value-type="float" office:value="0.643269">
                <text:p>0.64326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.73">
                <text:p>4.73</text:p>
              </table:table-cell>
              <table:table-cell office:value-type="float" office:value="0.488824">
                <text:p>0.48882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.73">
                <text:p>4.73</text:p>
              </table:table-cell>
              <table:table-cell office:value-type="float" office:value="0.871881">
                <text:p>0.87188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.77">
                <text:p>4.77</text:p>
              </table:table-cell>
              <table:table-cell office:value-type="float" office:value="0.547042">
                <text:p>0.54704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.82">
                <text:p>4.82</text:p>
              </table:table-cell>
              <table:table-cell office:value-type="float" office:value="0.667068">
                <text:p>0.66706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.82">
                <text:p>4.82</text:p>
              </table:table-cell>
              <table:table-cell office:value-type="float" office:value="0.562298">
                <text:p>0.56229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.86">
                <text:p>4.86</text:p>
              </table:table-cell>
              <table:table-cell office:value-type="float" office:value="0.90221">
                <text:p>0.9022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.86">
                <text:p>4.86</text:p>
              </table:table-cell>
              <table:table-cell office:value-type="float" office:value="0.572898">
                <text:p>0.57289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.90000000000001">
                <text:p>4.90000000000001</text:p>
              </table:table-cell>
              <table:table-cell office:value-type="float" office:value="0.795545">
                <text:p>0.79554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.90000000000001">
                <text:p>4.90000000000001</text:p>
              </table:table-cell>
              <table:table-cell office:value-type="float" office:value="0.579148">
                <text:p>0.57914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.91">
                <text:p>4.91</text:p>
              </table:table-cell>
              <table:table-cell office:value-type="float" office:value="0.553852">
                <text:p>0.55385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92">
                <text:p>4.92</text:p>
              </table:table-cell>
              <table:table-cell office:value-type="float" office:value="0.554316">
                <text:p>0.55431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.96">
                <text:p>4.96</text:p>
              </table:table-cell>
              <table:table-cell office:value-type="float" office:value="0.562849">
                <text:p>0.56284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.96">
                <text:p>4.96</text:p>
              </table:table-cell>
              <table:table-cell office:value-type="float" office:value="0.536085">
                <text:p>0.53608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">
                <text:p>5</text:p>
              </table:table-cell>
              <table:table-cell office:value-type="float" office:value="0.643956">
                <text:p>0.64395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.05">
                <text:p>5.05</text:p>
              </table:table-cell>
              <table:table-cell office:value-type="float" office:value="0.543067">
                <text:p>0.5430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.05">
                <text:p>5.05</text:p>
              </table:table-cell>
              <table:table-cell office:value-type="float" office:value="0.5422">
                <text:p>0.542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.09">
                <text:p>5.09</text:p>
              </table:table-cell>
              <table:table-cell office:value-type="float" office:value="0.541366">
                <text:p>0.54136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.09">
                <text:p>5.09</text:p>
              </table:table-cell>
              <table:table-cell office:value-type="float" office:value="0.664658">
                <text:p>0.66465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.14">
                <text:p>5.14</text:p>
              </table:table-cell>
              <table:table-cell office:value-type="float" office:value="0.474584">
                <text:p>0.47458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.14">
                <text:p>5.14</text:p>
              </table:table-cell>
              <table:table-cell office:value-type="float" office:value="0.720445">
                <text:p>0.72044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.15000000000001">
                <text:p>5.15000000000001</text:p>
              </table:table-cell>
              <table:table-cell office:value-type="float" office:value="0.514465">
                <text:p>0.51446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.19000000000001">
                <text:p>5.19000000000001</text:p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.23">
                <text:p>5.23</text:p>
              </table:table-cell>
              <table:table-cell office:value-type="float" office:value="0.4956">
                <text:p>0.495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.23">
                <text:p>5.23</text:p>
              </table:table-cell>
              <table:table-cell office:value-type="float" office:value="0.513473">
                <text:p>0.51347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.28">
                <text:p>5.28</text:p>
              </table:table-cell>
              <table:table-cell office:value-type="float" office:value="0.437037">
                <text:p>0.43703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.28">
                <text:p>5.28</text:p>
              </table:table-cell>
              <table:table-cell office:value-type="float" office:value="0.432768">
                <text:p>0.43276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.28">
                <text:p>5.28</text:p>
              </table:table-cell>
              <table:table-cell office:value-type="float" office:value="0.4357">
                <text:p>0.435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.29">
                <text:p>5.29</text:p>
              </table:table-cell>
              <table:table-cell office:value-type="float" office:value="0.60825">
                <text:p>0.608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.34">
                <text:p>5.34</text:p>
              </table:table-cell>
              <table:table-cell office:value-type="float" office:value="0.427455">
                <text:p>0.42745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.38">
                <text:p>5.38</text:p>
              </table:table-cell>
              <table:table-cell office:value-type="float" office:value="0.479517">
                <text:p>0.47951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.38">
                <text:p>5.38</text:p>
              </table:table-cell>
              <table:table-cell office:value-type="float" office:value="0.701377">
                <text:p>0.70137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.42">
                <text:p>5.42</text:p>
              </table:table-cell>
              <table:table-cell office:value-type="float" office:value="0.408786">
                <text:p>0.40878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.42">
                <text:p>5.42</text:p>
              </table:table-cell>
              <table:table-cell office:value-type="float" office:value="0.50372">
                <text:p>0.5037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.43">
                <text:p>5.43</text:p>
              </table:table-cell>
              <table:table-cell office:value-type="float" office:value="0.372705">
                <text:p>0.37270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.44000000000001">
                <text:p>5.44000000000001</text:p>
              </table:table-cell>
              <table:table-cell office:value-type="float" office:value="0.443416">
                <text:p>0.44341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.48">
                <text:p>5.48</text:p>
              </table:table-cell>
              <table:table-cell office:value-type="float" office:value="0.36385">
                <text:p>0.3638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.48">
                <text:p>5.48</text:p>
              </table:table-cell>
              <table:table-cell office:value-type="float" office:value="0.363752">
                <text:p>0.36375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.52">
                <text:p>5.52</text:p>
              </table:table-cell>
              <table:table-cell office:value-type="float" office:value="0.364097">
                <text:p>0.36409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.52">
                <text:p>5.52</text:p>
              </table:table-cell>
              <table:table-cell office:value-type="float" office:value="0.366982">
                <text:p>0.36698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.57">
                <text:p>5.57</text:p>
              </table:table-cell>
              <table:table-cell office:value-type="float" office:value="0.392835">
                <text:p>0.39283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.57">
                <text:p>5.57</text:p>
              </table:table-cell>
              <table:table-cell office:value-type="float" office:value="0.347817">
                <text:p>0.34781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.62">
                <text:p>5.62</text:p>
              </table:table-cell>
              <table:table-cell office:value-type="float" office:value="0.341786">
                <text:p>0.34178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.62">
                <text:p>5.62</text:p>
              </table:table-cell>
              <table:table-cell office:value-type="float" office:value="0.387959">
                <text:p>0.38795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.62">
                <text:p>5.62</text:p>
              </table:table-cell>
              <table:table-cell office:value-type="float" office:value="0.397046">
                <text:p>0.39704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.63">
                <text:p>5.63</text:p>
              </table:table-cell>
              <table:table-cell office:value-type="float" office:value="0.406892">
                <text:p>0.40689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.67">
                <text:p>5.67</text:p>
              </table:table-cell>
              <table:table-cell office:value-type="float" office:value="0.364903">
                <text:p>0.36490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.67">
                <text:p>5.67</text:p>
              </table:table-cell>
              <table:table-cell office:value-type="float" office:value="0.521913">
                <text:p>0.52191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.72">
                <text:p>5.72</text:p>
              </table:table-cell>
              <table:table-cell office:value-type="float" office:value="0.342903">
                <text:p>0.34290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.76000000000001">
                <text:p>5.76000000000001</text:p>
              </table:table-cell>
              <table:table-cell office:value-type="float" office:value="0.476435">
                <text:p>0.47643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.81">
                <text:p>5.81</text:p>
              </table:table-cell>
              <table:table-cell office:value-type="float" office:value="0.45199">
                <text:p>0.4519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.81">
                <text:p>5.81</text:p>
              </table:table-cell>
              <table:table-cell office:value-type="float" office:value="0.536126">
                <text:p>0.53612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.86">
                <text:p>5.86</text:p>
              </table:table-cell>
              <table:table-cell office:value-type="float" office:value="0.475377">
                <text:p>0.47537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.86">
                <text:p>5.86</text:p>
              </table:table-cell>
              <table:table-cell office:value-type="float" office:value="0.647933">
                <text:p>0.64793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.91">
                <text:p>5.91</text:p>
              </table:table-cell>
              <table:table-cell office:value-type="float" office:value="0.657041">
                <text:p>0.65704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.91">
                <text:p>5.91</text:p>
              </table:table-cell>
              <table:table-cell office:value-type="float" office:value="0.636163">
                <text:p>0.63616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.96">
                <text:p>5.96</text:p>
              </table:table-cell>
              <table:table-cell office:value-type="float" office:value="0.586424">
                <text:p>0.58642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.96">
                <text:p>5.96</text:p>
              </table:table-cell>
              <table:table-cell office:value-type="float" office:value="0.675838">
                <text:p>0.67583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.97">
                <text:p>5.97</text:p>
              </table:table-cell>
              <table:table-cell office:value-type="float" office:value="0.545064">
                <text:p>0.54506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.01000000000001">
                <text:p>6.01000000000001</text:p>
              </table:table-cell>
              <table:table-cell office:value-type="float" office:value="0.760761">
                <text:p>0.76076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.05">
                <text:p>6.05</text:p>
              </table:table-cell>
              <table:table-cell office:value-type="float" office:value="0.690157">
                <text:p>0.69015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.1">
                <text:p>6.1</text:p>
              </table:table-cell>
              <table:table-cell office:value-type="float" office:value="0.756275">
                <text:p>0.75627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.14">
                <text:p>6.14</text:p>
              </table:table-cell>
              <table:table-cell office:value-type="float" office:value="0.755284">
                <text:p>0.75528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.14">
                <text:p>6.14</text:p>
              </table:table-cell>
              <table:table-cell office:value-type="float" office:value="0.716333">
                <text:p>0.7163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.15000000000001">
                <text:p>6.15000000000001</text:p>
              </table:table-cell>
              <table:table-cell office:value-type="float" office:value="0.580791">
                <text:p>0.58079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.16">
                <text:p>6.16</text:p>
              </table:table-cell>
              <table:table-cell office:value-type="float" office:value="0.685938">
                <text:p>0.68593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.2">
                <text:p>6.2</text:p>
              </table:table-cell>
              <table:table-cell office:value-type="float" office:value="0.583604">
                <text:p>0.58360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.2">
                <text:p>6.2</text:p>
              </table:table-cell>
              <table:table-cell office:value-type="float" office:value="0.630655">
                <text:p>0.63065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.24">
                <text:p>6.24</text:p>
              </table:table-cell>
              <table:table-cell office:value-type="float" office:value="0.677523">
                <text:p>0.67752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.24">
                <text:p>6.24</text:p>
              </table:table-cell>
              <table:table-cell office:value-type="float" office:value="0.67181">
                <text:p>0.6718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.29">
                <text:p>6.29</text:p>
              </table:table-cell>
              <table:table-cell office:value-type="float" office:value="0.643165">
                <text:p>0.64316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.29">
                <text:p>6.29</text:p>
              </table:table-cell>
              <table:table-cell office:value-type="float" office:value="0.56831">
                <text:p>0.5683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.33000000000001">
                <text:p>6.33000000000001</text:p>
              </table:table-cell>
              <table:table-cell office:value-type="float" office:value="0.567727">
                <text:p>0.56772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.33000000000001">
                <text:p>6.33000000000001</text:p>
              </table:table-cell>
              <table:table-cell office:value-type="float" office:value="0.478952">
                <text:p>0.47895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.34">
                <text:p>6.34</text:p>
              </table:table-cell>
              <table:table-cell office:value-type="float" office:value="0.505116">
                <text:p>0.50511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.35">
                <text:p>6.35</text:p>
              </table:table-cell>
              <table:table-cell office:value-type="float" office:value="0.530888">
                <text:p>0.53088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.39">
                <text:p>6.39</text:p>
              </table:table-cell>
              <table:table-cell office:value-type="float" office:value="0.552907">
                <text:p>0.55290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.39">
                <text:p>6.39</text:p>
              </table:table-cell>
              <table:table-cell office:value-type="float" office:value="0.518194">
                <text:p>0.51819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.44000000000001">
                <text:p>6.44000000000001</text:p>
              </table:table-cell>
              <table:table-cell office:value-type="float" office:value="0.461609">
                <text:p>0.46160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.48">
                <text:p>6.48</text:p>
              </table:table-cell>
              <table:table-cell office:value-type="float" office:value="0.413459">
                <text:p>0.41345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.48">
                <text:p>6.48</text:p>
              </table:table-cell>
              <table:table-cell office:value-type="float" office:value="0.42582">
                <text:p>0.4258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.53">
                <text:p>6.53</text:p>
              </table:table-cell>
              <table:table-cell office:value-type="float" office:value="0.407238">
                <text:p>0.40723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.53">
                <text:p>6.53</text:p>
              </table:table-cell>
              <table:table-cell office:value-type="float" office:value="0.366309">
                <text:p>0.36630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.57">
                <text:p>6.57</text:p>
              </table:table-cell>
              <table:table-cell office:value-type="float" office:value="0.375862">
                <text:p>0.37586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.57">
                <text:p>6.57</text:p>
              </table:table-cell>
              <table:table-cell office:value-type="float" office:value="0.351921">
                <text:p>0.35192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.58000000000001">
                <text:p>6.58000000000001</text:p>
              </table:table-cell>
              <table:table-cell office:value-type="float" office:value="0.353657">
                <text:p>0.35365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.59">
                <text:p>6.59</text:p>
              </table:table-cell>
              <table:table-cell office:value-type="float" office:value="0.348558">
                <text:p>0.34855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.63">
                <text:p>6.63</text:p>
              </table:table-cell>
              <table:table-cell office:value-type="float" office:value="0.343593">
                <text:p>0.34359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.68">
                <text:p>6.68</text:p>
              </table:table-cell>
              <table:table-cell office:value-type="float" office:value="0.322703">
                <text:p>0.32270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.68">
                <text:p>6.68</text:p>
              </table:table-cell>
              <table:table-cell office:value-type="float" office:value="0.30818">
                <text:p>0.3081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.72">
                <text:p>6.72</text:p>
              </table:table-cell>
              <table:table-cell office:value-type="float" office:value="0.304196">
                <text:p>0.30419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.72">
                <text:p>6.72</text:p>
              </table:table-cell>
              <table:table-cell office:value-type="float" office:value="0.290105">
                <text:p>0.29010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.73">
                <text:p>6.73</text:p>
              </table:table-cell>
              <table:table-cell office:value-type="float" office:value="0.284997">
                <text:p>0.28499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.74">
                <text:p>6.74</text:p>
              </table:table-cell>
              <table:table-cell office:value-type="float" office:value="0.279782">
                <text:p>0.27978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.78">
                <text:p>6.78</text:p>
              </table:table-cell>
              <table:table-cell office:value-type="float" office:value="0.274556">
                <text:p>0.27455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.78">
                <text:p>6.78</text:p>
              </table:table-cell>
              <table:table-cell office:value-type="float" office:value="0.256485">
                <text:p>0.25648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.82">
                <text:p>6.82</text:p>
              </table:table-cell>
              <table:table-cell office:value-type="float" office:value="0.251796">
                <text:p>0.25179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.82">
                <text:p>6.82</text:p>
              </table:table-cell>
              <table:table-cell office:value-type="float" office:value="0.253701">
                <text:p>0.25370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.87">
                <text:p>6.87</text:p>
              </table:table-cell>
              <table:table-cell office:value-type="float" office:value="0.267863">
                <text:p>0.26786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.87">
                <text:p>6.87</text:p>
              </table:table-cell>
              <table:table-cell office:value-type="float" office:value="0.275417">
                <text:p>0.27541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.91">
                <text:p>6.91</text:p>
              </table:table-cell>
              <table:table-cell office:value-type="float" office:value="0.284329">
                <text:p>0.28432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.91">
                <text:p>6.91</text:p>
              </table:table-cell>
              <table:table-cell office:value-type="float" office:value="0.294526">
                <text:p>0.29452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.92">
                <text:p>6.92</text:p>
              </table:table-cell>
              <table:table-cell office:value-type="float" office:value="0.346109">
                <text:p>0.34610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.93">
                <text:p>6.93</text:p>
              </table:table-cell>
              <table:table-cell office:value-type="float" office:value="0.409358">
                <text:p>0.40935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.97">
                <text:p>6.97</text:p>
              </table:table-cell>
              <table:table-cell office:value-type="float" office:value="0.494008">
                <text:p>0.49400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.02">
                <text:p>7.02</text:p>
              </table:table-cell>
              <table:table-cell office:value-type="float" office:value="0.543249">
                <text:p>0.54324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.06">
                <text:p>7.06</text:p>
              </table:table-cell>
              <table:table-cell office:value-type="float" office:value="0.55894">
                <text:p>0.5589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.06">
                <text:p>7.06</text:p>
              </table:table-cell>
              <table:table-cell office:value-type="float" office:value="0.574162">
                <text:p>0.57416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.11">
                <text:p>7.11</text:p>
              </table:table-cell>
              <table:table-cell office:value-type="float" office:value="0.588871">
                <text:p>0.58887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.11">
                <text:p>7.11</text:p>
              </table:table-cell>
              <table:table-cell office:value-type="float" office:value="0.641858">
                <text:p>0.64185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.12">
                <text:p>7.12</text:p>
              </table:table-cell>
              <table:table-cell office:value-type="float" office:value="0.684435">
                <text:p>0.68443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.16">
                <text:p>7.16</text:p>
              </table:table-cell>
              <table:table-cell office:value-type="float" office:value="0.709279">
                <text:p>0.70927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.21">
                <text:p>7.21</text:p>
              </table:table-cell>
              <table:table-cell office:value-type="float" office:value="0.722531">
                <text:p>0.72253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.21">
                <text:p>7.21</text:p>
              </table:table-cell>
              <table:table-cell office:value-type="float" office:value="0.737645">
                <text:p>0.73764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.26000000000001">
                <text:p>7.26000000000001</text:p>
              </table:table-cell>
              <table:table-cell office:value-type="float" office:value="0.741457">
                <text:p>0.74145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.26000000000001">
                <text:p>7.26000000000001</text:p>
              </table:table-cell>
              <table:table-cell office:value-type="float" office:value="0.744684">
                <text:p>0.74468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.26000000000001">
                <text:p>7.26000000000001</text:p>
              </table:table-cell>
              <table:table-cell office:value-type="float" office:value="0.74734">
                <text:p>0.7473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.27">
                <text:p>7.27</text:p>
              </table:table-cell>
              <table:table-cell office:value-type="float" office:value="0.752572">
                <text:p>0.75257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.31">
                <text:p>7.31</text:p>
              </table:table-cell>
              <table:table-cell office:value-type="float" office:value="0.752194">
                <text:p>0.75219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.36">
                <text:p>7.36</text:p>
              </table:table-cell>
              <table:table-cell office:value-type="float" office:value="0.748211">
                <text:p>0.74821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.40000000000001">
                <text:p>7.40000000000001</text:p>
              </table:table-cell>
              <table:table-cell office:value-type="float" office:value="0.73712">
                <text:p>0.7371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.45">
                <text:p>7.45</text:p>
              </table:table-cell>
              <table:table-cell office:value-type="float" office:value="0.733406">
                <text:p>0.73340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.45">
                <text:p>7.45</text:p>
              </table:table-cell>
              <table:table-cell office:value-type="float" office:value="0.729343">
                <text:p>0.72934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.45">
                <text:p>7.45</text:p>
              </table:table-cell>
              <table:table-cell office:value-type="float" office:value="0.709873">
                <text:p>0.70987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.46">
                <text:p>7.46</text:p>
              </table:table-cell>
              <table:table-cell office:value-type="float" office:value="0.685887">
                <text:p>0.68588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.5">
                <text:p>7.5</text:p>
              </table:table-cell>
              <table:table-cell office:value-type="float" office:value="0.658167">
                <text:p>0.65816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.55">
                <text:p>7.55</text:p>
              </table:table-cell>
              <table:table-cell office:value-type="float" office:value="0.635383">
                <text:p>0.63538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.6">
                <text:p>7.6</text:p>
              </table:table-cell>
              <table:table-cell office:value-type="float" office:value="0.619414">
                <text:p>0.61941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.6">
                <text:p>7.6</text:p>
              </table:table-cell>
              <table:table-cell office:value-type="float" office:value="0.602926">
                <text:p>0.60292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.64">
                <text:p>7.64</text:p>
              </table:table-cell>
              <table:table-cell office:value-type="float" office:value="0.577402">
                <text:p>0.57740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.69000000000001">
                <text:p>7.69000000000001</text:p>
              </table:table-cell>
              <table:table-cell office:value-type="float" office:value="0.551177">
                <text:p>0.55117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.69000000000001">
                <text:p>7.69000000000001</text:p>
              </table:table-cell>
              <table:table-cell office:value-type="float" office:value="0.542326">
                <text:p>0.54232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.73">
                <text:p>7.73</text:p>
              </table:table-cell>
              <table:table-cell office:value-type="float" office:value="0.533435">
                <text:p>0.53343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.73">
                <text:p>7.73</text:p>
              </table:table-cell>
              <table:table-cell office:value-type="float" office:value="0.524515">
                <text:p>0.52451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.74">
                <text:p>7.74</text:p>
              </table:table-cell>
              <table:table-cell office:value-type="float" office:value="0.488704">
                <text:p>0.48870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.75">
                <text:p>7.75</text:p>
              </table:table-cell>
              <table:table-cell office:value-type="float" office:value="0.45306">
                <text:p>0.4530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.8">
                <text:p>7.8</text:p>
              </table:table-cell>
              <table:table-cell office:value-type="float" office:value="0.426702">
                <text:p>0.42670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.84">
                <text:p>7.84</text:p>
              </table:table-cell>
              <table:table-cell office:value-type="float" office:value="0.409396">
                <text:p>0.40939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.84">
                <text:p>7.84</text:p>
              </table:table-cell>
              <table:table-cell office:value-type="float" office:value="0.383942">
                <text:p>0.38394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.89">
                <text:p>7.89</text:p>
              </table:table-cell>
              <table:table-cell office:value-type="float" office:value="0.375609">
                <text:p>0.37560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.89">
                <text:p>7.89</text:p>
              </table:table-cell>
              <table:table-cell office:value-type="float" office:value="0.367359">
                <text:p>0.36735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.89">
                <text:p>7.89</text:p>
              </table:table-cell>
              <table:table-cell office:value-type="float" office:value="0.359196">
                <text:p>0.35919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.90000000000001">
                <text:p>7.90000000000001</text:p>
              </table:table-cell>
              <table:table-cell office:value-type="float" office:value="0.335258">
                <text:p>0.33525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.94000000000001">
                <text:p>7.94000000000001</text:p>
              </table:table-cell>
              <table:table-cell office:value-type="float" office:value="0.327473">
                <text:p>0.32747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.99">
                <text:p>7.99</text:p>
              </table:table-cell>
              <table:table-cell office:value-type="float" office:value="0.304736">
                <text:p>0.30473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.99">
                <text:p>7.99</text:p>
              </table:table-cell>
              <table:table-cell office:value-type="float" office:value="0.29737">
                <text:p>0.2973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.03">
                <text:p>8.03</text:p>
              </table:table-cell>
              <table:table-cell office:value-type="float" office:value="0.262203">
                <text:p>0.26220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.03">
                <text:p>8.03</text:p>
              </table:table-cell>
              <table:table-cell office:value-type="float" office:value="0.242465">
                <text:p>0.24246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.04">
                <text:p>8.04</text:p>
              </table:table-cell>
              <table:table-cell office:value-type="float" office:value="0.236115">
                <text:p>0.23611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.05">
                <text:p>8.05</text:p>
              </table:table-cell>
              <table:table-cell office:value-type="float" office:value="0.22988">
                <text:p>0.2298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.09">
                <text:p>8.09</text:p>
              </table:table-cell>
              <table:table-cell office:value-type="float" office:value="0.223761">
                <text:p>0.22376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.14">
                <text:p>8.14</text:p>
              </table:table-cell>
              <table:table-cell office:value-type="float" office:value="0.206089">
                <text:p>0.20608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.18">
                <text:p>8.18</text:p>
              </table:table-cell>
              <table:table-cell office:value-type="float" office:value="0.200426">
                <text:p>0.20042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.22">
                <text:p>8.22</text:p>
              </table:table-cell>
              <table:table-cell office:value-type="float" office:value="0.178889">
                <text:p>0.17888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.22">
                <text:p>8.22</text:p>
              </table:table-cell>
              <table:table-cell office:value-type="float" office:value="0.159092">
                <text:p>0.15909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.23">
                <text:p>8.23</text:p>
              </table:table-cell>
              <table:table-cell office:value-type="float" office:value="0.154405">
                <text:p>0.15440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.24">
                <text:p>8.24</text:p>
              </table:table-cell>
              <table:table-cell office:value-type="float" office:value="0.136667">
                <text:p>0.13666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.28">
                <text:p>8.28</text:p>
              </table:table-cell>
              <table:table-cell office:value-type="float" office:value="0.132478">
                <text:p>0.13247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.32">
                <text:p>8.32</text:p>
              </table:table-cell>
              <table:table-cell office:value-type="float" office:value="0.128384">
                <text:p>0.12838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.37">
                <text:p>8.37</text:p>
              </table:table-cell>
              <table:table-cell office:value-type="float" office:value="0.116661">
                <text:p>0.11666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.37">
                <text:p>8.37</text:p>
              </table:table-cell>
              <table:table-cell office:value-type="float" office:value="0.0988986">
                <text:p>0.098898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.41">
                <text:p>8.41</text:p>
              </table:table-cell>
              <table:table-cell office:value-type="float" office:value="0.0892491">
                <text:p>0.089249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.41">
                <text:p>8.41</text:p>
              </table:table-cell>
              <table:table-cell office:value-type="float" office:value="0.0861927">
                <text:p>0.086192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.42">
                <text:p>8.42</text:p>
              </table:table-cell>
              <table:table-cell office:value-type="float" office:value="0.0832144">
                <text:p>0.083214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.43">
                <text:p>8.43</text:p>
              </table:table-cell>
              <table:table-cell office:value-type="float" office:value="0.0803131">
                <text:p>0.080313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.47">
                <text:p>8.47</text:p>
              </table:table-cell>
              <table:table-cell office:value-type="float" office:value="0.0694568">
                <text:p>0.069456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.52">
                <text:p>8.52</text:p>
              </table:table-cell>
              <table:table-cell office:value-type="float" office:value="0.0597536">
                <text:p>0.059753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.52">
                <text:p>8.52</text:p>
              </table:table-cell>
              <table:table-cell office:value-type="float" office:value="0.0511579">
                <text:p>0.051157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.56">
                <text:p>8.56</text:p>
              </table:table-cell>
              <table:table-cell office:value-type="float" office:value="0.0436444">
                <text:p>0.043644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.57">
                <text:p>8.57</text:p>
              </table:table-cell>
              <table:table-cell office:value-type="float" office:value="0.0419347">
                <text:p>0.041934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.58000000000001">
                <text:p>8.58000000000001</text:p>
              </table:table-cell>
              <table:table-cell office:value-type="float" office:value="0.0344138">
                <text:p>0.034413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.62">
                <text:p>8.62</text:p>
              </table:table-cell>
              <table:table-cell office:value-type="float" office:value="0.0296759">
                <text:p>0.029675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.66">
                <text:p>8.66</text:p>
              </table:table-cell>
              <table:table-cell office:value-type="float" office:value="0.0286773">
                <text:p>0.028677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.71">
                <text:p>8.71</text:p>
              </table:table-cell>
              <table:table-cell office:value-type="float" office:value="0.0277553">
                <text:p>0.027755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.75">
                <text:p>8.75</text:p>
              </table:table-cell>
              <table:table-cell office:value-type="float" office:value="0.0248474">
                <text:p>0.024847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.75">
                <text:p>8.75</text:p>
              </table:table-cell>
              <table:table-cell office:value-type="float" office:value="0.0229569">
                <text:p>0.022956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.8">
                <text:p>8.8</text:p>
              </table:table-cell>
              <table:table-cell office:value-type="float" office:value="0.0226984">
                <text:p>0.022698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.8">
                <text:p>8.8</text:p>
              </table:table-cell>
              <table:table-cell office:value-type="float" office:value="0.0227791">
                <text:p>0.022779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.84">
                <text:p>8.84</text:p>
              </table:table-cell>
              <table:table-cell office:value-type="float" office:value="0.0229094">
                <text:p>0.022909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.84">
                <text:p>8.84</text:p>
              </table:table-cell>
              <table:table-cell office:value-type="float" office:value="0.0235535">
                <text:p>0.023553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.85">
                <text:p>8.85</text:p>
              </table:table-cell>
              <table:table-cell office:value-type="float" office:value="0.0238386">
                <text:p>0.023838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.86">
                <text:p>8.86</text:p>
              </table:table-cell>
              <table:table-cell office:value-type="float" office:value="0.02562">
                <text:p>0.0256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.90000000000001">
                <text:p>8.90000000000001</text:p>
              </table:table-cell>
              <table:table-cell office:value-type="float" office:value="0.0268622">
                <text:p>0.026862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.94000000000001">
                <text:p>8.94000000000001</text:p>
              </table:table-cell>
              <table:table-cell office:value-type="float" office:value="0.0272905">
                <text:p>0.027290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.99">
                <text:p>8.99</text:p>
              </table:table-cell>
              <table:table-cell office:value-type="float" office:value="0.0277229">
                <text:p>0.027722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.99">
                <text:p>8.99</text:p>
              </table:table-cell>
              <table:table-cell office:value-type="float" office:value="0.0281579">
                <text:p>0.028157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.03">
                <text:p>9.03</text:p>
              </table:table-cell>
              <table:table-cell office:value-type="float" office:value="0.0294647">
                <text:p>0.029464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.04">
                <text:p>9.04</text:p>
              </table:table-cell>
              <table:table-cell office:value-type="float" office:value="0.0298979">
                <text:p>0.029897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.04">
                <text:p>9.04</text:p>
              </table:table-cell>
              <table:table-cell office:value-type="float" office:value="0.0311769">
                <text:p>0.031176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.05">
                <text:p>9.05</text:p>
              </table:table-cell>
              <table:table-cell office:value-type="float" office:value="0.0315941">
                <text:p>0.031594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.09">
                <text:p>9.09</text:p>
              </table:table-cell>
              <table:table-cell office:value-type="float" office:value="0.0332035">
                <text:p>0.033203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.09">
                <text:p>9.09</text:p>
              </table:table-cell>
              <table:table-cell office:value-type="float" office:value="0.0335893">
                <text:p>0.033589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.13">
                <text:p>9.13</text:p>
              </table:table-cell>
              <table:table-cell office:value-type="float" office:value="0.0347023">
                <text:p>0.034702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.14">
                <text:p>9.14</text:p>
              </table:table-cell>
              <table:table-cell office:value-type="float" office:value="0.035058">
                <text:p>0.03505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.18">
                <text:p>9.18</text:p>
              </table:table-cell>
              <table:table-cell office:value-type="float" office:value="0.035406">
                <text:p>0.03540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.23">
                <text:p>9.23</text:p>
              </table:table-cell>
              <table:table-cell office:value-type="float" office:value="0.0357463">
                <text:p>0.035746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.23">
                <text:p>9.23</text:p>
              </table:table-cell>
              <table:table-cell office:value-type="float" office:value="0.0367199">
                <text:p>0.036719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.23">
                <text:p>9.23</text:p>
              </table:table-cell>
              <table:table-cell office:value-type="float" office:value="0.0370292">
                <text:p>0.037029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.24">
                <text:p>9.24</text:p>
              </table:table-cell>
              <table:table-cell office:value-type="float" office:value="0.0381888">
                <text:p>0.038188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.28">
                <text:p>9.28</text:p>
              </table:table-cell>
              <table:table-cell office:value-type="float" office:value="0.0387225">
                <text:p>0.038722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.28">
                <text:p>9.28</text:p>
              </table:table-cell>
              <table:table-cell office:value-type="float" office:value="0.0394655">
                <text:p>0.039465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.33000000000001">
                <text:p>9.33000000000001</text:p>
              </table:table-cell>
              <table:table-cell office:value-type="float" office:value="0.0399236">
                <text:p>0.039923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.37">
                <text:p>9.37</text:p>
              </table:table-cell>
              <table:table-cell office:value-type="float" office:value="0.040556">
                <text:p>0.04055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.38">
                <text:p>9.38</text:p>
              </table:table-cell>
              <table:table-cell office:value-type="float" office:value="0.0409429">
                <text:p>0.040942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.42">
                <text:p>9.42</text:p>
              </table:table-cell>
              <table:table-cell office:value-type="float" office:value="0.0414735">
                <text:p>0.041473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.42">
                <text:p>9.42</text:p>
              </table:table-cell>
              <table:table-cell office:value-type="float" office:value="0.0419479">
                <text:p>0.041947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.43">
                <text:p>9.43</text:p>
              </table:table-cell>
              <table:table-cell office:value-type="float" office:value="0.0420939">
                <text:p>0.042093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.47">
                <text:p>9.47</text:p>
              </table:table-cell>
              <table:table-cell office:value-type="float" office:value="0.0422344">
                <text:p>0.042234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.51000000000001">
                <text:p>9.51000000000001</text:p>
              </table:table-cell>
              <table:table-cell office:value-type="float" office:value="0.0423692">
                <text:p>0.042369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.55">
                <text:p>9.55</text:p>
              </table:table-cell>
              <table:table-cell office:value-type="float" office:value="0.042741">
                <text:p>0.04274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.56">
                <text:p>9.56</text:p>
              </table:table-cell>
              <table:table-cell office:value-type="float" office:value="0.0428548">
                <text:p>0.042854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.56">
                <text:p>9.56</text:p>
              </table:table-cell>
              <table:table-cell office:value-type="float" office:value="0.0431668">
                <text:p>0.043166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.57">
                <text:p>9.57</text:p>
              </table:table-cell>
              <table:table-cell office:value-type="float" office:value="0.0433509">
                <text:p>0.043350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.61">
                <text:p>9.61</text:p>
              </table:table-cell>
              <table:table-cell office:value-type="float" office:value="0.0435931">
                <text:p>0.043593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.65000000000001">
                <text:p>9.65000000000001</text:p>
              </table:table-cell>
              <table:table-cell office:value-type="float" office:value="0.0437332">
                <text:p>0.043733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.69000000000001">
                <text:p>9.69000000000001</text:p>
              </table:table-cell>
              <table:table-cell office:value-type="float" office:value="0.0439655">
                <text:p>0.043965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.74">
                <text:p>9.74</text:p>
              </table:table-cell>
              <table:table-cell office:value-type="float" office:value="0.0440142">
                <text:p>0.044014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.74">
                <text:p>9.74</text:p>
              </table:table-cell>
              <table:table-cell office:value-type="float" office:value="0.0441012">
                <text:p>0.044101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.79">
                <text:p>9.79</text:p>
              </table:table-cell>
              <table:table-cell office:value-type="float" office:value="0.0441744">
                <text:p>0.044174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.83000000000001">
                <text:p>9.83000000000001</text:p>
              </table:table-cell>
              <table:table-cell office:value-type="float" office:value="0.0442063">
                <text:p>0.044206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.84">
                <text:p>9.84</text:p>
              </table:table-cell>
              <table:table-cell office:value-type="float" office:value="0.0442352">
                <text:p>0.044235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.85">
                <text:p>9.85</text:p>
              </table:table-cell>
              <table:table-cell office:value-type="float" office:value="0.0443037">
                <text:p>0.044303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.89">
                <text:p>9.89</text:p>
              </table:table-cell>
              <table:table-cell office:value-type="float" office:value="0.0443211">
                <text:p>0.044321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.94000000000001">
                <text:p>9.94000000000001</text:p>
              </table:table-cell>
              <table:table-cell office:value-type="float" office:value="0.0443653">
                <text:p>0.044365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.98">
                <text:p>9.98</text:p>
              </table:table-cell>
              <table:table-cell office:value-type="float" office:value="0.0443733">
                <text:p>0.044373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.99">
                <text:p>9.99</text:p>
              </table:table-cell>
              <table:table-cell office:value-type="float" office:value="0.0443687">
                <text:p>0.044368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">
                <text:p>10</text:p>
              </table:table-cell>
              <table:table-cell office:value-type="float" office:value="0.0443459">
                <text:p>0.044345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.04">
                <text:p>10.04</text:p>
              </table:table-cell>
              <table:table-cell office:value-type="float" office:value="0.0443346">
                <text:p>0.044334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.04">
                <text:p>10.04</text:p>
              </table:table-cell>
              <table:table-cell office:value-type="float" office:value="0.0443216">
                <text:p>0.044321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.09">
                <text:p>10.09</text:p>
              </table:table-cell>
              <table:table-cell office:value-type="float" office:value="0.044307">
                <text:p>0.04430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.13">
                <text:p>10.13</text:p>
              </table:table-cell>
              <table:table-cell office:value-type="float" office:value="0.0442333">
                <text:p>0.044233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.13">
                <text:p>10.13</text:p>
              </table:table-cell>
              <table:table-cell office:value-type="float" office:value="0.0441386">
                <text:p>0.044138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.14">
                <text:p>10.14</text:p>
              </table:table-cell>
              <table:table-cell office:value-type="float" office:value="0.044112">
                <text:p>0.04411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.15">
                <text:p>10.15</text:p>
              </table:table-cell>
              <table:table-cell office:value-type="float" office:value="0.043995">
                <text:p>0.04399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.19">
                <text:p>10.19</text:p>
              </table:table-cell>
              <table:table-cell office:value-type="float" office:value="0.0439633">
                <text:p>0.043963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.19">
                <text:p>10.19</text:p>
              </table:table-cell>
              <table:table-cell office:value-type="float" office:value="0.0438632">
                <text:p>0.043863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.23">
                <text:p>10.23</text:p>
              </table:table-cell>
              <table:table-cell office:value-type="float" office:value="0.0438283">
                <text:p>0.043828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.23">
                <text:p>10.23</text:p>
              </table:table-cell>
              <table:table-cell office:value-type="float" office:value="0.0437927">
                <text:p>0.043792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.28">
                <text:p>10.28</text:p>
              </table:table-cell>
              <table:table-cell office:value-type="float" office:value="0.0437564">
                <text:p>0.043756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.28">
                <text:p>10.28</text:p>
              </table:table-cell>
              <table:table-cell office:value-type="float" office:value="0.043682">
                <text:p>0.04368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.32">
                <text:p>10.32</text:p>
              </table:table-cell>
              <table:table-cell office:value-type="float" office:value="0.043644">
                <text:p>0.04364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.32">
                <text:p>10.32</text:p>
              </table:table-cell>
              <table:table-cell office:value-type="float" office:value="0.0434475">
                <text:p>0.043447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.33">
                <text:p>10.33</text:p>
              </table:table-cell>
              <table:table-cell office:value-type="float" office:value="0.0433663">
                <text:p>0.043366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.34">
                <text:p>10.34</text:p>
              </table:table-cell>
              <table:table-cell office:value-type="float" office:value="0.0432422">
                <text:p>0.043242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.38">
                <text:p>10.38</text:p>
              </table:table-cell>
              <table:table-cell office:value-type="float" office:value="0.0430316">
                <text:p>0.043031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.38">
                <text:p>10.38</text:p>
              </table:table-cell>
              <table:table-cell office:value-type="float" office:value="0.042904">
                <text:p>0.04290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.43">
                <text:p>10.43</text:p>
              </table:table-cell>
              <table:table-cell office:value-type="float" office:value="0.0428613">
                <text:p>0.042861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.47">
                <text:p>10.47</text:p>
              </table:table-cell>
              <table:table-cell office:value-type="float" office:value="0.0428187">
                <text:p>0.042818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.47">
                <text:p>10.47</text:p>
              </table:table-cell>
              <table:table-cell office:value-type="float" office:value="0.0427762">
                <text:p>0.042776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.52">
                <text:p>10.52</text:p>
              </table:table-cell>
              <table:table-cell office:value-type="float" office:value="0.0426488">
                <text:p>0.042648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.52">
                <text:p>10.52</text:p>
              </table:table-cell>
              <table:table-cell office:value-type="float" office:value="0.0426065">
                <text:p>0.042606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.57">
                <text:p>10.57</text:p>
              </table:table-cell>
              <table:table-cell office:value-type="float" office:value="0.0424806">
                <text:p>0.042480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.57">
                <text:p>10.57</text:p>
              </table:table-cell>
              <table:table-cell office:value-type="float" office:value="0.042439">
                <text:p>0.04243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.61">
                <text:p>10.61</text:p>
              </table:table-cell>
              <table:table-cell office:value-type="float" office:value="0.0423151">
                <text:p>0.042315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.61">
                <text:p>10.61</text:p>
              </table:table-cell>
              <table:table-cell office:value-type="float" office:value="0.0422336">
                <text:p>0.042233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.62">
                <text:p>10.62</text:p>
              </table:table-cell>
              <table:table-cell office:value-type="float" office:value="0.042153">
                <text:p>0.04215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.63">
                <text:p>10.63</text:p>
              </table:table-cell>
              <table:table-cell office:value-type="float" office:value="0.042034">
                <text:p>0.04203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.67">
                <text:p>10.67</text:p>
              </table:table-cell>
              <table:table-cell office:value-type="float" office:value="0.0418414">
                <text:p>0.041841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.68">
                <text:p>10.68</text:p>
              </table:table-cell>
              <table:table-cell office:value-type="float" office:value="0.0417297">
                <text:p>0.041729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.72">
                <text:p>10.72</text:p>
              </table:table-cell>
              <table:table-cell office:value-type="float" office:value="0.0416931">
                <text:p>0.041693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.72">
                <text:p>10.72</text:p>
              </table:table-cell>
              <table:table-cell office:value-type="float" office:value="0.0416569">
                <text:p>0.041656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.77">
                <text:p>10.77</text:p>
              </table:table-cell>
              <table:table-cell office:value-type="float" office:value="0.0416211">
                <text:p>0.041621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.77">
                <text:p>10.77</text:p>
              </table:table-cell>
              <table:table-cell office:value-type="float" office:value="0.0414813">
                <text:p>0.041481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.82">
                <text:p>10.82</text:p>
              </table:table-cell>
              <table:table-cell office:value-type="float" office:value="0.0414137">
                <text:p>0.041413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.82">
                <text:p>10.82</text:p>
              </table:table-cell>
              <table:table-cell office:value-type="float" office:value="0.0413476">
                <text:p>0.041347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.87">
                <text:p>10.87</text:p>
              </table:table-cell>
              <table:table-cell office:value-type="float" office:value="0.0413152">
                <text:p>0.041315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.87">
                <text:p>10.87</text:p>
              </table:table-cell>
              <table:table-cell office:value-type="float" office:value="0.0411894">
                <text:p>0.041189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.87">
                <text:p>10.87</text:p>
              </table:table-cell>
              <table:table-cell office:value-type="float" office:value="0.0410993">
                <text:p>0.041099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.88">
                <text:p>10.88</text:p>
              </table:table-cell>
              <table:table-cell office:value-type="float" office:value="0.04107">
                <text:p>0.0410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.92">
                <text:p>10.92</text:p>
              </table:table-cell>
              <table:table-cell office:value-type="float" office:value="0.0410412">
                <text:p>0.041041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.92">
                <text:p>10.92</text:p>
              </table:table-cell>
              <table:table-cell office:value-type="float" office:value="0.0410128">
                <text:p>0.041012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.97">
                <text:p>10.97</text:p>
              </table:table-cell>
              <table:table-cell office:value-type="float" office:value="0.0409572">
                <text:p>0.040957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422cm" svg:height="13.362cm" xlink:href=".." xlink:type="simple" chart:class="chart:bar" chart:style-name="ch1">
        <chart:title svg:x="8.881cm" svg:y="0.403cm" chart:style-name="ch2">
          <text:p>Error Distribuition</text:p>
        </chart:title>
        <chart:plot-area chart:style-name="ch3" table:cell-range-address="Sheet2.H37:Sheet2.I100" chart:data-source-has-labels="column" svg:x="1.439cm" svg:y="1.449cm" svg:width="19.555cm" svg:height="10.665cm">
          <chartooo:coordinate-region svg:x="2.246cm" svg:y="1.601cm" svg:width="18.748cm" svg:height="9.468cm"/>
          <chart:axis chart:dimension="x" chart:name="primary-x" chart:style-name="ch4" chartooo:axis-type="auto">
            <chartooo:date-scale/>
            <chart:title svg:x="10.047cm" svg:y="12.381cm" chart:style-name="ch5">
              <text:p>Time (seconds)</text:p>
            </chart:title>
            <chart:categories table:cell-range-address="Sheet2.H37:Sheet2.H100"/>
          </chart:axis>
          <chart:axis chart:dimension="y" chart:name="primary-y" chart:style-name="ch6">
            <chart:title svg:x="0.451cm" svg:y="8.333cm" chart:style-name="ch7">
              <text:p>Number of Readings</text:p>
            </chart:title>
            <chart:grid chart:style-name="ch8" chart:class="major"/>
          </chart:axis>
          <chart:series chart:style-name="ch9" chart:values-cell-range-address="Sheet2.I37:Sheet2.I100" chart:class="chart:bar">
            <chart:data-point chart:repeated="6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2.H37:Sheet2.H100</svg:desc>
                </draw:g>
              </table:table-cell>
              <table:table-cell office:value-type="float" office:value="0">
                <text:p>0</text:p>
                <draw:g>
                  <svg:desc>Sheet2.I37:Sheet2.I100</svg:desc>
                </draw:g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